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2437in" fo:break-before="auto" style:use-optimal-row-height="true"/>
    </style:style>
    <style:style style:name="ro15" style:family="table-row">
      <style:table-row-properties style:row-height="1.3992in" fo:break-before="auto" style:use-optimal-row-height="false"/>
    </style:style>
    <style:style style:name="ro16" style:family="table-row">
      <style:table-row-properties style:row-height="0.498in" fo:break-before="auto" style:use-optimal-row-height="fals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 style:data-style-name="N60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99" fo:border="0.0008in solid #000000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7" style:family="table-cell" style:parent-style-name="Default"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border="0.0008in solid #000000" fo:padding="0.028in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0" style:family="table-cell" style:parent-style-name="Default"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1" style:family="table-cell" style:parent-style-name="Default"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1.0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4" office:value-type="string">
            <text:p>Remove MinhP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7">
            <text:p>1.7</text:p>
          </table:table-cell>
          <table:table-cell table:style-name="ce34" office:value-type="string">
            <text:p>Remove ThoaiVK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8">
            <text:p>1.8</text:p>
          </table:table-cell>
          <table:table-cell table:style-name="ce34" office:value-type="string">
            <text:p>Remove HungNDT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9">
            <text:p>1.9</text:p>
          </table:table-cell>
          <table:table-cell table:style-name="ce34" office:value-type="string">
            <text:p>Remove PhuocNC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0</text:p>
          </table:table-cell>
          <table:table-cell table:style-name="ce34" office:value-type="string">
            <text:p>Remove TuanTQP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1</text:p>
          </table:table-cell>
          <table:table-cell table:style-name="ce34" office:value-type="string">
            <text:p>Remove HuyHQ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2</text:p>
          </table:table-cell>
          <table:table-cell table:style-name="ce34" office:value-type="string">
            <text:p>Remove AnhT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7">
            <text:p>November 1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3</text:p>
          </table:table-cell>
          <table:table-cell table:style-name="ce34" office:value-type="string">
            <text:p>Remove DoanLC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24">
            <text:p>November 2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string">
            <text:p>2.4</text:p>
          </table:table-cell>
          <table:table-cell table:style-name="ce34" office:value-type="string">
            <text:p>Remove TruyenLVC, Phuong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01">
            <text:p>Dec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2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0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0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0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063in" draw:caption-point-x="-0.7689in" draw:caption-point-y="0.957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039in" draw:caption-point-x="-0.2402in" draw:caption-point-y="0.659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039in" draw:caption-point-x="-0.2622in" draw:caption-point-y="0.659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039in" draw:caption-point-x="-0.2402in" draw:caption-point-y="0.659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039in" draw:caption-point-x="-0.2402in" draw:caption-point-y="0.659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1.0091in" draw:caption-point-x="-1.4484in" draw:caption-point-y="0.354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12-19T14:14:17.13">
            <text:p>12/19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55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7.5">
            <text:p>7.5</text:p>
          </table:table-cell>
          <table:table-cell table:style-name="ce60" table:formula="of:=SUMPRODUCT([Thong_Tin_Ngay_Nghi_201701.$B$3:.$B$61]=[.$B7];[Thong_Tin_Ngay_Nghi_201701.$C$3:.$C$61])+SUMPRODUCT([Thong_Tin_Ngay_Nghi_201702.$B$3:.$B$62]=[.$B7];[Thong_Tin_Ngay_Nghi_201702.$C$3:.$C$62])+SUMPRODUCT([Thong_Tin_Ngay_Nghi_201703.$B$3:.$B$63]=[.$B7];[Thong_Tin_Ngay_Nghi_201703.$C$3:.$C$63])+SUMPRODUCT([Thong_Tin_Ngay_Nghi_201704.$B$3:.$B$63]=[.$B7];[Thong_Tin_Ngay_Nghi_201704.$C$3:.$C$63])+SUMPRODUCT([Thong_Tin_Ngay_Nghi_201705.$B$3:.$B$62]=[.$B7];[Thong_Tin_Ngay_Nghi_201705.$C$3:.$C$62])+SUMPRODUCT([Thong_Tin_Ngay_Nghi_201706.$B$3:.$B$64]=[.$B7];[Thong_Tin_Ngay_Nghi_201706.$C$3:.$C$64])+SUMPRODUCT([Thong_Tin_Ngay_Nghi_201707.$B$3:.$B$66]=[.$B7];[Thong_Tin_Ngay_Nghi_201707.$C$3:.$C$66])+SUMPRODUCT([Thong_Tin_Ngay_Nghi_201708.$B$3:.$B$66]=[.$B7];[Thong_Tin_Ngay_Nghi_201708.$C$3:.$C$66])+SUMPRODUCT([Thong_Tin_Ngay_Nghi_201709.$B$3:.$B$64]=[.$B7];[Thong_Tin_Ngay_Nghi_201709.$C$3:.$C$64])+SUMPRODUCT([Thong_Tin_Ngay_Nghi_201710.$B$3:.$B$64]=[.$B7];[Thong_Tin_Ngay_Nghi_201710.$C$3:.$C$64])+SUMPRODUCT([Thong_Tin_Ngay_Nghi_201711.$B$3:.$B$66]=[.$B7];[Thong_Tin_Ngay_Nghi_201711.$C$3:.$C$66])+ SUMPRODUCT([Thong_Tin_Ngay_Nghi_201712.$B$3:.$B$69]=[.$B7];[Thong_Tin_Ngay_Nghi_201712.$C$3:.$C$69])" office:value-type="float" office:value="22.5">
            <text:p>22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-9.5">
            <text:p>-9.5</text:p>
          </table:table-cell>
          <table:table-cell table:number-columns-repeated="2" table:style-name="ce48"/>
          <table:table-cell table:style-name="ce48" table:formula="of:=[.I7]+[.K7] +[.J7]" office:value-type="float" office:value="-9.5">
            <text:p>-9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7">
            <text:p>06/27/17</text:p>
          </table:table-cell>
          <table:table-cell table:style-name="ce50" table:formula="of:=IF(YEAR(NOW())&gt;YEAR([.D8]);DATE(YEAR([.D8]);12;31);NOW())" office:value-type="date" office:date-value="2017-12-19T14:14:17.13">
            <text:p>12/19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6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0">
            <text:p>0</text:p>
          </table:table-cell>
          <table:table-cell table:style-name="ce61" table:formula="of:=SUMPRODUCT([Thong_Tin_Ngay_Nghi_201701.$B$3:.$B$61]=[.$B8];[Thong_Tin_Ngay_Nghi_201701.$C$3:.$C$61])+SUMPRODUCT([Thong_Tin_Ngay_Nghi_201702.$B$3:.$B$62]=[.$B8];[Thong_Tin_Ngay_Nghi_201702.$C$3:.$C$62])+SUMPRODUCT([Thong_Tin_Ngay_Nghi_201703.$B$3:.$B$63]=[.$B8];[Thong_Tin_Ngay_Nghi_201703.$C$3:.$C$63])+SUMPRODUCT([Thong_Tin_Ngay_Nghi_201704.$B$3:.$B$63]=[.$B8];[Thong_Tin_Ngay_Nghi_201704.$C$3:.$C$63])+SUMPRODUCT([Thong_Tin_Ngay_Nghi_201705.$B$3:.$B$62]=[.$B8];[Thong_Tin_Ngay_Nghi_201705.$C$3:.$C$62])+SUMPRODUCT([Thong_Tin_Ngay_Nghi_201706.$B$3:.$B$64]=[.$B8];[Thong_Tin_Ngay_Nghi_201706.$C$3:.$C$64])+SUMPRODUCT([Thong_Tin_Ngay_Nghi_201707.$B$3:.$B$66]=[.$B8];[Thong_Tin_Ngay_Nghi_201707.$C$3:.$C$66])+SUMPRODUCT([Thong_Tin_Ngay_Nghi_201708.$B$3:.$B$66]=[.$B8];[Thong_Tin_Ngay_Nghi_201708.$C$3:.$C$66])+SUMPRODUCT([Thong_Tin_Ngay_Nghi_201709.$B$3:.$B$64]=[.$B8];[Thong_Tin_Ngay_Nghi_201709.$C$3:.$C$64])+SUMPRODUCT([Thong_Tin_Ngay_Nghi_201710.$B$3:.$B$64]=[.$B8];[Thong_Tin_Ngay_Nghi_201710.$C$3:.$C$64])+SUMPRODUCT([Thong_Tin_Ngay_Nghi_201711.$B$3:.$B$66]=[.$B8];[Thong_Tin_Ngay_Nghi_201711.$C$3:.$C$66])+ SUMPRODUCT([Thong_Tin_Ngay_Nghi_201712.$B$3:.$B$69]=[.$B8];[Thong_Tin_Ngay_Nghi_201712.$C$3:.$C$69])" office:value-type="float" office:value="6">
            <text:p>6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8"/>
          <table:table-cell table:style-name="ce48" table:formula="of:=[.I8]+[.K8] +[.J8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12-19T14:14:17.14">
            <text:p>12/19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56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5">
            <text:p>5</text:p>
          </table:table-cell>
          <table:table-cell table:style-name="ce61" table:formula="of:=SUMPRODUCT([Thong_Tin_Ngay_Nghi_201701.$B$3:.$B$61]=[.$B9];[Thong_Tin_Ngay_Nghi_201701.$C$3:.$C$61])+SUMPRODUCT([Thong_Tin_Ngay_Nghi_201702.$B$3:.$B$62]=[.$B9];[Thong_Tin_Ngay_Nghi_201702.$C$3:.$C$62])+SUMPRODUCT([Thong_Tin_Ngay_Nghi_201703.$B$3:.$B$63]=[.$B9];[Thong_Tin_Ngay_Nghi_201703.$C$3:.$C$63])+SUMPRODUCT([Thong_Tin_Ngay_Nghi_201704.$B$3:.$B$63]=[.$B9];[Thong_Tin_Ngay_Nghi_201704.$C$3:.$C$63])+SUMPRODUCT([Thong_Tin_Ngay_Nghi_201705.$B$3:.$B$62]=[.$B9];[Thong_Tin_Ngay_Nghi_201705.$C$3:.$C$62])+SUMPRODUCT([Thong_Tin_Ngay_Nghi_201706.$B$3:.$B$64]=[.$B9];[Thong_Tin_Ngay_Nghi_201706.$C$3:.$C$64])+SUMPRODUCT([Thong_Tin_Ngay_Nghi_201707.$B$3:.$B$66]=[.$B9];[Thong_Tin_Ngay_Nghi_201707.$C$3:.$C$66])+SUMPRODUCT([Thong_Tin_Ngay_Nghi_201708.$B$3:.$B$66]=[.$B9];[Thong_Tin_Ngay_Nghi_201708.$C$3:.$C$66])+SUMPRODUCT([Thong_Tin_Ngay_Nghi_201709.$B$3:.$B$64]=[.$B9];[Thong_Tin_Ngay_Nghi_201709.$C$3:.$C$64])+SUMPRODUCT([Thong_Tin_Ngay_Nghi_201710.$B$3:.$B$64]=[.$B9];[Thong_Tin_Ngay_Nghi_201710.$C$3:.$C$64])+SUMPRODUCT([Thong_Tin_Ngay_Nghi_201711.$B$3:.$B$66]=[.$B9];[Thong_Tin_Ngay_Nghi_201711.$C$3:.$C$66])+ SUMPRODUCT([Thong_Tin_Ngay_Nghi_201712.$B$3:.$B$69]=[.$B9];[Thong_Tin_Ngay_Nghi_201712.$C$3:.$C$69])" office:value-type="float" office:value="13.5">
            <text:p>13.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8"/>
          <table:table-cell table:style-name="ce48" table:formula="of:=[.I9]+[.K9] +[.J9]" office:value-type="float" office:value="2.5">
            <text:p>2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01">
            <text:p>07/01/17</text:p>
          </table:table-cell>
          <table:table-cell table:style-name="ce50" table:formula="of:=IF(YEAR(NOW())&gt;YEAR([.D10]);DATE(YEAR([.D10]);12;31);NOW())" office:value-type="date" office:date-value="2017-12-19T14:14:17.14">
            <text:p>12/19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6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0">
            <text:p>0</text:p>
          </table:table-cell>
          <table:table-cell table:style-name="ce61" table:formula="of:=SUMPRODUCT([Thong_Tin_Ngay_Nghi_201701.$B$3:.$B$61]=[.$B10];[Thong_Tin_Ngay_Nghi_201701.$C$3:.$C$61])+SUMPRODUCT([Thong_Tin_Ngay_Nghi_201702.$B$3:.$B$62]=[.$B10];[Thong_Tin_Ngay_Nghi_201702.$C$3:.$C$62])+SUMPRODUCT([Thong_Tin_Ngay_Nghi_201703.$B$3:.$B$63]=[.$B10];[Thong_Tin_Ngay_Nghi_201703.$C$3:.$C$63])+SUMPRODUCT([Thong_Tin_Ngay_Nghi_201704.$B$3:.$B$63]=[.$B10];[Thong_Tin_Ngay_Nghi_201704.$C$3:.$C$63])+SUMPRODUCT([Thong_Tin_Ngay_Nghi_201705.$B$3:.$B$62]=[.$B10];[Thong_Tin_Ngay_Nghi_201705.$C$3:.$C$62])+SUMPRODUCT([Thong_Tin_Ngay_Nghi_201706.$B$3:.$B$64]=[.$B10];[Thong_Tin_Ngay_Nghi_201706.$C$3:.$C$64])+SUMPRODUCT([Thong_Tin_Ngay_Nghi_201707.$B$3:.$B$66]=[.$B10];[Thong_Tin_Ngay_Nghi_201707.$C$3:.$C$66])+SUMPRODUCT([Thong_Tin_Ngay_Nghi_201708.$B$3:.$B$66]=[.$B10];[Thong_Tin_Ngay_Nghi_201708.$C$3:.$C$66])+SUMPRODUCT([Thong_Tin_Ngay_Nghi_201709.$B$3:.$B$64]=[.$B10];[Thong_Tin_Ngay_Nghi_201709.$C$3:.$C$64])+SUMPRODUCT([Thong_Tin_Ngay_Nghi_201710.$B$3:.$B$64]=[.$B10];[Thong_Tin_Ngay_Nghi_201710.$C$3:.$C$64])+SUMPRODUCT([Thong_Tin_Ngay_Nghi_201711.$B$3:.$B$66]=[.$B10];[Thong_Tin_Ngay_Nghi_201711.$C$3:.$C$66])+ SUMPRODUCT([Thong_Tin_Ngay_Nghi_201712.$B$3:.$B$69]=[.$B10];[Thong_Tin_Ngay_Nghi_201712.$C$3:.$C$69])" office:value-type="float" office:value="14">
            <text:p>14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8">
            <text:p>-8</text:p>
          </table:table-cell>
          <table:table-cell table:number-columns-repeated="2" table:style-name="ce48"/>
          <table:table-cell table:style-name="ce48" table:formula="of:=[.I10]+[.K10] +[.J10]" office:value-type="float" office:value="-8">
            <text:p>-8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12-19T14:14:17.14">
            <text:p>12/19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56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5">
            <text:p>5</text:p>
          </table:table-cell>
          <table:table-cell table:style-name="ce61" table:formula="of:=SUMPRODUCT([Thong_Tin_Ngay_Nghi_201701.$B$3:.$B$61]=[.$B11];[Thong_Tin_Ngay_Nghi_201701.$C$3:.$C$61])+SUMPRODUCT([Thong_Tin_Ngay_Nghi_201702.$B$3:.$B$62]=[.$B11];[Thong_Tin_Ngay_Nghi_201702.$C$3:.$C$62])+SUMPRODUCT([Thong_Tin_Ngay_Nghi_201703.$B$3:.$B$63]=[.$B11];[Thong_Tin_Ngay_Nghi_201703.$C$3:.$C$63])+SUMPRODUCT([Thong_Tin_Ngay_Nghi_201704.$B$3:.$B$63]=[.$B11];[Thong_Tin_Ngay_Nghi_201704.$C$3:.$C$63])+SUMPRODUCT([Thong_Tin_Ngay_Nghi_201705.$B$3:.$B$62]=[.$B11];[Thong_Tin_Ngay_Nghi_201705.$C$3:.$C$62])+SUMPRODUCT([Thong_Tin_Ngay_Nghi_201706.$B$3:.$B$64]=[.$B11];[Thong_Tin_Ngay_Nghi_201706.$C$3:.$C$64])+SUMPRODUCT([Thong_Tin_Ngay_Nghi_201707.$B$3:.$B$66]=[.$B11];[Thong_Tin_Ngay_Nghi_201707.$C$3:.$C$66])+SUMPRODUCT([Thong_Tin_Ngay_Nghi_201708.$B$3:.$B$66]=[.$B11];[Thong_Tin_Ngay_Nghi_201708.$C$3:.$C$66])+SUMPRODUCT([Thong_Tin_Ngay_Nghi_201709.$B$3:.$B$64]=[.$B11];[Thong_Tin_Ngay_Nghi_201709.$C$3:.$C$64])+SUMPRODUCT([Thong_Tin_Ngay_Nghi_201710.$B$3:.$B$64]=[.$B11];[Thong_Tin_Ngay_Nghi_201710.$C$3:.$C$64])+SUMPRODUCT([Thong_Tin_Ngay_Nghi_201711.$B$3:.$B$66]=[.$B11];[Thong_Tin_Ngay_Nghi_201711.$C$3:.$C$66])+ SUMPRODUCT([Thong_Tin_Ngay_Nghi_201712.$B$3:.$B$69]=[.$B11];[Thong_Tin_Ngay_Nghi_201712.$C$3:.$C$69])" office:value-type="float" office:value="8">
            <text:p>8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4">
            <text:p>4</text:p>
          </table:table-cell>
          <table:table-cell table:number-columns-repeated="2" table:style-name="ce48"/>
          <table:table-cell table:style-name="ce48" table:formula="of:=[.I11]+[.K11] +[.J11]" office:value-type="float" office:value="4">
            <text:p>4</text:p>
          </table:table-cell>
          <table:table-cell table:style-name="ce62"/>
          <table:table-cell table:number-columns-repeated="1010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12-19T14:14:17.14">
            <text:p>12/19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2">
            <text:p>12</text:p>
          </table:table-cell>
          <table:table-cell table:style-name="ce56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11.5">
            <text:p>11.5</text:p>
          </table:table-cell>
          <table:table-cell table:style-name="ce61" table:formula="of:=SUMPRODUCT([Thong_Tin_Ngay_Nghi_201701.$B$3:.$B$61]=[.$B12];[Thong_Tin_Ngay_Nghi_201701.$C$3:.$C$61])+SUMPRODUCT([Thong_Tin_Ngay_Nghi_201702.$B$3:.$B$62]=[.$B12];[Thong_Tin_Ngay_Nghi_201702.$C$3:.$C$62])+SUMPRODUCT([Thong_Tin_Ngay_Nghi_201703.$B$3:.$B$63]=[.$B12];[Thong_Tin_Ngay_Nghi_201703.$C$3:.$C$63])+SUMPRODUCT([Thong_Tin_Ngay_Nghi_201704.$B$3:.$B$63]=[.$B12];[Thong_Tin_Ngay_Nghi_201704.$C$3:.$C$63])+SUMPRODUCT([Thong_Tin_Ngay_Nghi_201705.$B$3:.$B$62]=[.$B12];[Thong_Tin_Ngay_Nghi_201705.$C$3:.$C$62])+SUMPRODUCT([Thong_Tin_Ngay_Nghi_201706.$B$3:.$B$64]=[.$B12];[Thong_Tin_Ngay_Nghi_201706.$C$3:.$C$64])+SUMPRODUCT([Thong_Tin_Ngay_Nghi_201707.$B$3:.$B$66]=[.$B12];[Thong_Tin_Ngay_Nghi_201707.$C$3:.$C$66])+SUMPRODUCT([Thong_Tin_Ngay_Nghi_201708.$B$3:.$B$66]=[.$B12];[Thong_Tin_Ngay_Nghi_201708.$C$3:.$C$66])+SUMPRODUCT([Thong_Tin_Ngay_Nghi_201709.$B$3:.$B$64]=[.$B12];[Thong_Tin_Ngay_Nghi_201709.$C$3:.$C$64])+SUMPRODUCT([Thong_Tin_Ngay_Nghi_201710.$B$3:.$B$64]=[.$B12];[Thong_Tin_Ngay_Nghi_201710.$C$3:.$C$64])+SUMPRODUCT([Thong_Tin_Ngay_Nghi_201711.$B$3:.$B$66]=[.$B12];[Thong_Tin_Ngay_Nghi_201711.$C$3:.$C$66])+ SUMPRODUCT([Thong_Tin_Ngay_Nghi_201712.$B$3:.$B$69]=[.$B12];[Thong_Tin_Ngay_Nghi_201712.$C$3:.$C$69])" office:value-type="float" office:value="24.5">
            <text:p>24.5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-7.5">
            <text:p>-7.5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48" table:formula="of:=[.I12]+[.K12] +[.J12]" office:value-type="float" office:value="-2">
            <text:p>-2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2-19T14:14:17.14">
            <text:p>12/19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56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13];[Thong_Tin_Ngay_Nghi_201701.$C$3:.$C$61])+SUMPRODUCT([Thong_Tin_Ngay_Nghi_201702.$B$3:.$B$62]=[.$B13];[Thong_Tin_Ngay_Nghi_201702.$C$3:.$C$62])+SUMPRODUCT([Thong_Tin_Ngay_Nghi_201703.$B$3:.$B$63]=[.$B13];[Thong_Tin_Ngay_Nghi_201703.$C$3:.$C$63])+SUMPRODUCT([Thong_Tin_Ngay_Nghi_201704.$B$3:.$B$63]=[.$B13];[Thong_Tin_Ngay_Nghi_201704.$C$3:.$C$63])+SUMPRODUCT([Thong_Tin_Ngay_Nghi_201705.$B$3:.$B$62]=[.$B13];[Thong_Tin_Ngay_Nghi_201705.$C$3:.$C$62])+SUMPRODUCT([Thong_Tin_Ngay_Nghi_201706.$B$3:.$B$64]=[.$B13];[Thong_Tin_Ngay_Nghi_201706.$C$3:.$C$64])+SUMPRODUCT([Thong_Tin_Ngay_Nghi_201707.$B$3:.$B$66]=[.$B13];[Thong_Tin_Ngay_Nghi_201707.$C$3:.$C$66])+SUMPRODUCT([Thong_Tin_Ngay_Nghi_201708.$B$3:.$B$66]=[.$B13];[Thong_Tin_Ngay_Nghi_201708.$C$3:.$C$66])+SUMPRODUCT([Thong_Tin_Ngay_Nghi_201709.$B$3:.$B$64]=[.$B13];[Thong_Tin_Ngay_Nghi_201709.$C$3:.$C$64])+SUMPRODUCT([Thong_Tin_Ngay_Nghi_201710.$B$3:.$B$64]=[.$B13];[Thong_Tin_Ngay_Nghi_201710.$C$3:.$C$64])+SUMPRODUCT([Thong_Tin_Ngay_Nghi_201711.$B$3:.$B$66]=[.$B13];[Thong_Tin_Ngay_Nghi_201711.$C$3:.$C$66])+ SUMPRODUCT([Thong_Tin_Ngay_Nghi_201712.$B$3:.$B$69]=[.$B13];[Thong_Tin_Ngay_Nghi_201712.$C$3:.$C$69])" office:value-type="float" office:value="14">
            <text:p>14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9"/>
          <table:table-cell table:style-name="ce49" table:formula="of:=[.I13]+[.K13] +[.J13]" office:value-type="float" office:value="-2">
            <text:p>-2</text:p>
          </table:table-cell>
          <table:table-cell table:style-name="ce63"/>
          <table:table-cell table:style-name="ce65" table:number-columns-repeated="101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4]);DATE(YEAR([.D14]);12;31);NOW())" office:value-type="date" office:date-value="2017-12-19T14:14:17.14">
            <text:p>12/19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56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5.5">
            <text:p>5.5</text:p>
          </table:table-cell>
          <table:table-cell table:style-name="ce61" table:formula="of:=SUMPRODUCT([Thong_Tin_Ngay_Nghi_201701.$B$3:.$B$61]=[.$B14];[Thong_Tin_Ngay_Nghi_201701.$C$3:.$C$61])+SUMPRODUCT([Thong_Tin_Ngay_Nghi_201702.$B$3:.$B$62]=[.$B14];[Thong_Tin_Ngay_Nghi_201702.$C$3:.$C$62])+SUMPRODUCT([Thong_Tin_Ngay_Nghi_201703.$B$3:.$B$63]=[.$B14];[Thong_Tin_Ngay_Nghi_201703.$C$3:.$C$63])+SUMPRODUCT([Thong_Tin_Ngay_Nghi_201704.$B$3:.$B$63]=[.$B14];[Thong_Tin_Ngay_Nghi_201704.$C$3:.$C$63])+SUMPRODUCT([Thong_Tin_Ngay_Nghi_201705.$B$3:.$B$62]=[.$B14];[Thong_Tin_Ngay_Nghi_201705.$C$3:.$C$62])+SUMPRODUCT([Thong_Tin_Ngay_Nghi_201706.$B$3:.$B$64]=[.$B14];[Thong_Tin_Ngay_Nghi_201706.$C$3:.$C$64])+SUMPRODUCT([Thong_Tin_Ngay_Nghi_201707.$B$3:.$B$66]=[.$B14];[Thong_Tin_Ngay_Nghi_201707.$C$3:.$C$66])+SUMPRODUCT([Thong_Tin_Ngay_Nghi_201708.$B$3:.$B$66]=[.$B14];[Thong_Tin_Ngay_Nghi_201708.$C$3:.$C$66])+SUMPRODUCT([Thong_Tin_Ngay_Nghi_201709.$B$3:.$B$64]=[.$B14];[Thong_Tin_Ngay_Nghi_201709.$C$3:.$C$64])+SUMPRODUCT([Thong_Tin_Ngay_Nghi_201710.$B$3:.$B$64]=[.$B14];[Thong_Tin_Ngay_Nghi_201710.$C$3:.$C$64])+SUMPRODUCT([Thong_Tin_Ngay_Nghi_201711.$B$3:.$B$66]=[.$B14];[Thong_Tin_Ngay_Nghi_201711.$C$3:.$C$66])+ SUMPRODUCT([Thong_Tin_Ngay_Nghi_201712.$B$3:.$B$69]=[.$B14];[Thong_Tin_Ngay_Nghi_201712.$C$3:.$C$69])" office:value-type="float" office:value="14">
            <text:p>14</text:p>
          </table:table-cell>
          <table:table-cell table:style-name="ce48" table:formula="of:=IF(DATE(YEAR([.E14]);MONTH([.E14]);DAY([.E14]))&lt;=DATE(YEAR([.E14]);3;31); [.C14]-[.G14] + [.F14]; IF([.G14]-[.C14]&lt;0;[.G14] + [.F14] -[.H14];[.F14]+[.C14]-[.H14]))" office:value-type="float" office:value="-1">
            <text:p>-1</text:p>
          </table:table-cell>
          <table:table-cell table:number-columns-repeated="2" table:style-name="ce48"/>
          <table:table-cell table:style-name="ce48" table:formula="of:=[.I14]+[.K14] +[.J14]" office:value-type="float" office:value="-1">
            <text:p>-1</text:p>
          </table:table-cell>
          <table:table-cell table:style-name="ce62"/>
          <table:table-cell table:number-columns-repeated="1010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2-19T14:14:17.14">
            <text:p>12/19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56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15];[Thong_Tin_Ngay_Nghi_201701.$C$3:.$C$61])+SUMPRODUCT([Thong_Tin_Ngay_Nghi_201702.$B$3:.$B$62]=[.$B15];[Thong_Tin_Ngay_Nghi_201702.$C$3:.$C$62])+SUMPRODUCT([Thong_Tin_Ngay_Nghi_201703.$B$3:.$B$63]=[.$B15];[Thong_Tin_Ngay_Nghi_201703.$C$3:.$C$63])+SUMPRODUCT([Thong_Tin_Ngay_Nghi_201704.$B$3:.$B$63]=[.$B15];[Thong_Tin_Ngay_Nghi_201704.$C$3:.$C$63])+SUMPRODUCT([Thong_Tin_Ngay_Nghi_201705.$B$3:.$B$62]=[.$B15];[Thong_Tin_Ngay_Nghi_201705.$C$3:.$C$62])+SUMPRODUCT([Thong_Tin_Ngay_Nghi_201706.$B$3:.$B$64]=[.$B15];[Thong_Tin_Ngay_Nghi_201706.$C$3:.$C$64])+SUMPRODUCT([Thong_Tin_Ngay_Nghi_201707.$B$3:.$B$66]=[.$B15];[Thong_Tin_Ngay_Nghi_201707.$C$3:.$C$66])+SUMPRODUCT([Thong_Tin_Ngay_Nghi_201708.$B$3:.$B$66]=[.$B15];[Thong_Tin_Ngay_Nghi_201708.$C$3:.$C$66])+SUMPRODUCT([Thong_Tin_Ngay_Nghi_201709.$B$3:.$B$64]=[.$B15];[Thong_Tin_Ngay_Nghi_201709.$C$3:.$C$64])+SUMPRODUCT([Thong_Tin_Ngay_Nghi_201710.$B$3:.$B$64]=[.$B15];[Thong_Tin_Ngay_Nghi_201710.$C$3:.$C$64])+SUMPRODUCT([Thong_Tin_Ngay_Nghi_201711.$B$3:.$B$66]=[.$B15];[Thong_Tin_Ngay_Nghi_201711.$C$3:.$C$66])+ SUMPRODUCT([Thong_Tin_Ngay_Nghi_201712.$B$3:.$B$69]=[.$B15];[Thong_Tin_Ngay_Nghi_201712.$C$3:.$C$69])" office:value-type="float" office:value="20.5">
            <text:p>20.5</text:p>
          </table:table-cell>
          <table:table-cell table:style-name="ce48" table:formula="of:=IF(DATE(YEAR([.E15]);MONTH([.E15]);DAY([.E15]))&lt;=DATE(YEAR([.E15]);3;31); [.C15]-[.G15] + [.F15]; IF([.G15]-[.C15]&lt;0;[.G15] + [.F15] -[.H15];[.F15]+[.C15]-[.H15]))" office:value-type="float" office:value="-5.5">
            <text:p>-5.5</text:p>
          </table:table-cell>
          <table:table-cell table:style-name="ce49"/>
          <table:table-cell table:style-name="ce49" table:formula="of:=6" office:value-type="float" office:value="6">
            <text:p>6</text:p>
          </table:table-cell>
          <table:table-cell table:style-name="ce48" table:formula="of:=[.I15]+[.K15] +[.J15]" office:value-type="float" office:value="0.5">
            <text:p>0.5</text:p>
          </table:table-cell>
          <table:table-cell table:style-name="ce62" office:value-type="string">
            <text:p>Những ngày nghỉ này đã trừ vào lương → sẽ ko trừ vào phép nữa:</text:p>
            <text:p>- Tháng 7 6 ngày</text:p>
          </table:table-cell>
          <table:table-cell table:style-name="ce65" table:number-columns-repeated="1010"/>
        </table:table-row>
        <table:table-row table:style-name="ro13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12-19T14:14:17.14">
            <text:p>12/19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56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3">
            <text:p>3</text:p>
          </table:table-cell>
          <table:table-cell table:style-name="ce61" table:formula="of:=SUMPRODUCT([Thong_Tin_Ngay_Nghi_201701.$B$3:.$B$61]=[.$B16];[Thong_Tin_Ngay_Nghi_201701.$C$3:.$C$61])+SUMPRODUCT([Thong_Tin_Ngay_Nghi_201702.$B$3:.$B$62]=[.$B16];[Thong_Tin_Ngay_Nghi_201702.$C$3:.$C$62])+SUMPRODUCT([Thong_Tin_Ngay_Nghi_201703.$B$3:.$B$63]=[.$B16];[Thong_Tin_Ngay_Nghi_201703.$C$3:.$C$63])+SUMPRODUCT([Thong_Tin_Ngay_Nghi_201704.$B$3:.$B$63]=[.$B16];[Thong_Tin_Ngay_Nghi_201704.$C$3:.$C$63])+SUMPRODUCT([Thong_Tin_Ngay_Nghi_201705.$B$3:.$B$62]=[.$B16];[Thong_Tin_Ngay_Nghi_201705.$C$3:.$C$62])+SUMPRODUCT([Thong_Tin_Ngay_Nghi_201706.$B$3:.$B$64]=[.$B16];[Thong_Tin_Ngay_Nghi_201706.$C$3:.$C$64])+SUMPRODUCT([Thong_Tin_Ngay_Nghi_201707.$B$3:.$B$66]=[.$B16];[Thong_Tin_Ngay_Nghi_201707.$C$3:.$C$66])+SUMPRODUCT([Thong_Tin_Ngay_Nghi_201708.$B$3:.$B$66]=[.$B16];[Thong_Tin_Ngay_Nghi_201708.$C$3:.$C$66])+SUMPRODUCT([Thong_Tin_Ngay_Nghi_201709.$B$3:.$B$64]=[.$B16];[Thong_Tin_Ngay_Nghi_201709.$C$3:.$C$64])+SUMPRODUCT([Thong_Tin_Ngay_Nghi_201710.$B$3:.$B$64]=[.$B16];[Thong_Tin_Ngay_Nghi_201710.$C$3:.$C$64])+SUMPRODUCT([Thong_Tin_Ngay_Nghi_201711.$B$3:.$B$66]=[.$B16];[Thong_Tin_Ngay_Nghi_201711.$C$3:.$C$66])+ SUMPRODUCT([Thong_Tin_Ngay_Nghi_201712.$B$3:.$B$69]=[.$B16];[Thong_Tin_Ngay_Nghi_201712.$C$3:.$C$69])" office:value-type="float" office:value="8.5">
            <text:p>8.5</text:p>
          </table:table-cell>
          <table:table-cell table:style-name="ce48" table:formula="of:=IF(DATE(YEAR([.E16]);MONTH([.E16]);DAY([.E16]))&lt;=DATE(YEAR([.E16]);3;31); [.C16]-[.G16] + [.F16]; IF([.G16]-[.C15]&lt;0;[.G16] + [.F16] -[.H16];[.F16]+[.C16]-[.H16]))" office:value-type="float" office:value="3.5">
            <text:p>3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6]+[.K16] +[.J16]" office:value-type="float" office:value="6.5">
            <text:p>6.5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HaVH</text:p>
          </table:table-cell>
          <table:table-cell table:style-name="ce48"/>
          <table:table-cell table:style-name="ce50" office:value-type="date" office:date-value="2017-12-14">
            <text:p>12/14/17</text:p>
          </table:table-cell>
          <table:table-cell table:style-name="ce50"/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0">
            <text:p>0</text:p>
          </table:table-cell>
          <table:table-cell table:style-name="ce56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0">
            <text:p>0</text:p>
          </table:table-cell>
          <table:table-cell table:style-name="ce61" table:formula="of:=SUMPRODUCT([Thong_Tin_Ngay_Nghi_201701.$B$3:.$B$61]=[.$B17];[Thong_Tin_Ngay_Nghi_201701.$C$3:.$C$61])+SUMPRODUCT([Thong_Tin_Ngay_Nghi_201702.$B$3:.$B$62]=[.$B17];[Thong_Tin_Ngay_Nghi_201702.$C$3:.$C$62])+SUMPRODUCT([Thong_Tin_Ngay_Nghi_201703.$B$3:.$B$63]=[.$B17];[Thong_Tin_Ngay_Nghi_201703.$C$3:.$C$63])+SUMPRODUCT([Thong_Tin_Ngay_Nghi_201704.$B$3:.$B$63]=[.$B17];[Thong_Tin_Ngay_Nghi_201704.$C$3:.$C$63])+SUMPRODUCT([Thong_Tin_Ngay_Nghi_201705.$B$3:.$B$62]=[.$B17];[Thong_Tin_Ngay_Nghi_201705.$C$3:.$C$62])+SUMPRODUCT([Thong_Tin_Ngay_Nghi_201706.$B$3:.$B$64]=[.$B17];[Thong_Tin_Ngay_Nghi_201706.$C$3:.$C$64])+SUMPRODUCT([Thong_Tin_Ngay_Nghi_201707.$B$3:.$B$66]=[.$B17];[Thong_Tin_Ngay_Nghi_201707.$C$3:.$C$66])+SUMPRODUCT([Thong_Tin_Ngay_Nghi_201708.$B$3:.$B$66]=[.$B17];[Thong_Tin_Ngay_Nghi_201708.$C$3:.$C$66])+SUMPRODUCT([Thong_Tin_Ngay_Nghi_201709.$B$3:.$B$64]=[.$B17];[Thong_Tin_Ngay_Nghi_201709.$C$3:.$C$64])+SUMPRODUCT([Thong_Tin_Ngay_Nghi_201710.$B$3:.$B$64]=[.$B17];[Thong_Tin_Ngay_Nghi_201710.$C$3:.$C$64])+SUMPRODUCT([Thong_Tin_Ngay_Nghi_201711.$B$3:.$B$66]=[.$B17];[Thong_Tin_Ngay_Nghi_201711.$C$3:.$C$66])+ SUMPRODUCT([Thong_Tin_Ngay_Nghi_201712.$B$3:.$B$69]=[.$B17];[Thong_Tin_Ngay_Nghi_201712.$C$3:.$C$69])" office:value-type="float" office:value="0">
            <text:p>0</text:p>
          </table:table-cell>
          <table:table-cell table:style-name="ce48" table:formula="of:=IF(DATE(YEAR([.E17]);MONTH([.E17]);DAY([.E17]))&lt;=DATE(YEAR([.E17]);3;31); [.C17]-[.G17] + [.F17]; IF([.G17]-[.C16]&lt;0;[.G17] + [.F17] -[.H17];[.F17]+[.C17]-[.H17]))" office:value-type="float" office:value="0">
            <text:p>0</text:p>
          </table:table-cell>
          <table:table-cell table:number-columns-repeated="2" table:style-name="ce48"/>
          <table:table-cell table:style-name="ce48" table:formula="of:=[.I17]+[.K17] +[.J17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4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12-19T14:14:17.15">
            <text:p>12/19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2">
            <text:p>12</text:p>
          </table:table-cell>
          <table:table-cell table:style-name="ce56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1" table:formula="of:=SUMPRODUCT([Thong_Tin_Ngay_Nghi_201701.$B$3:.$B$61]=[.$B18];[Thong_Tin_Ngay_Nghi_201701.$C$3:.$C$61])+SUMPRODUCT([Thong_Tin_Ngay_Nghi_201702.$B$3:.$B$62]=[.$B18];[Thong_Tin_Ngay_Nghi_201702.$C$3:.$C$62])+SUMPRODUCT([Thong_Tin_Ngay_Nghi_201703.$B$3:.$B$63]=[.$B18];[Thong_Tin_Ngay_Nghi_201703.$C$3:.$C$63])+SUMPRODUCT([Thong_Tin_Ngay_Nghi_201704.$B$3:.$B$63]=[.$B18];[Thong_Tin_Ngay_Nghi_201704.$C$3:.$C$63])+SUMPRODUCT([Thong_Tin_Ngay_Nghi_201705.$B$3:.$B$62]=[.$B18];[Thong_Tin_Ngay_Nghi_201705.$C$3:.$C$62])+SUMPRODUCT([Thong_Tin_Ngay_Nghi_201706.$B$3:.$B$64]=[.$B18];[Thong_Tin_Ngay_Nghi_201706.$C$3:.$C$64])+SUMPRODUCT([Thong_Tin_Ngay_Nghi_201707.$B$3:.$B$66]=[.$B18];[Thong_Tin_Ngay_Nghi_201707.$C$3:.$C$66])+SUMPRODUCT([Thong_Tin_Ngay_Nghi_201708.$B$3:.$B$66]=[.$B18];[Thong_Tin_Ngay_Nghi_201708.$C$3:.$C$66])+SUMPRODUCT([Thong_Tin_Ngay_Nghi_201709.$B$3:.$B$64]=[.$B18];[Thong_Tin_Ngay_Nghi_201709.$C$3:.$C$64])+SUMPRODUCT([Thong_Tin_Ngay_Nghi_201710.$B$3:.$B$64]=[.$B18];[Thong_Tin_Ngay_Nghi_201710.$C$3:.$C$64])+SUMPRODUCT([Thong_Tin_Ngay_Nghi_201711.$B$3:.$B$66]=[.$B18];[Thong_Tin_Ngay_Nghi_201711.$C$3:.$C$66])+ SUMPRODUCT([Thong_Tin_Ngay_Nghi_201712.$B$3:.$B$69]=[.$B18];[Thong_Tin_Ngay_Nghi_201712.$C$3:.$C$69])" office:value-type="float" office:value="27.5">
            <text:p>27.5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-15.5">
            <text:p>-15.5</text:p>
          </table:table-cell>
          <table:table-cell table:style-name="ce48"/>
          <table:table-cell table:style-name="ce48" table:formula="of:=1.5+3.5+6+5.5" office:value-type="float" office:value="16.5">
            <text:p>16.5</text:p>
          </table:table-cell>
          <table:table-cell table:style-name="ce48" table:formula="of:=[.I18]+[.K18] +[.J18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  <text:p>- Tháng 11 5.5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20">
            <text:p>07/20/17</text:p>
          </table:table-cell>
          <table:table-cell table:style-name="ce50" table:formula="of:=IF(YEAR(NOW())&gt;YEAR([.D19]);DATE(YEAR([.D19]);12;31);NOW())" office:value-type="date" office:date-value="2017-12-19T14:14:17.15">
            <text:p>12/19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6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1" table:formula="of:=SUMPRODUCT([Thong_Tin_Ngay_Nghi_201701.$B$3:.$B$61]=[.$B19];[Thong_Tin_Ngay_Nghi_201701.$C$3:.$C$61])+SUMPRODUCT([Thong_Tin_Ngay_Nghi_201702.$B$3:.$B$62]=[.$B19];[Thong_Tin_Ngay_Nghi_201702.$C$3:.$C$62])+SUMPRODUCT([Thong_Tin_Ngay_Nghi_201703.$B$3:.$B$63]=[.$B19];[Thong_Tin_Ngay_Nghi_201703.$C$3:.$C$63])+SUMPRODUCT([Thong_Tin_Ngay_Nghi_201704.$B$3:.$B$63]=[.$B19];[Thong_Tin_Ngay_Nghi_201704.$C$3:.$C$63])+SUMPRODUCT([Thong_Tin_Ngay_Nghi_201705.$B$3:.$B$62]=[.$B19];[Thong_Tin_Ngay_Nghi_201705.$C$3:.$C$62])+SUMPRODUCT([Thong_Tin_Ngay_Nghi_201706.$B$3:.$B$64]=[.$B19];[Thong_Tin_Ngay_Nghi_201706.$C$3:.$C$64])+SUMPRODUCT([Thong_Tin_Ngay_Nghi_201707.$B$3:.$B$66]=[.$B19];[Thong_Tin_Ngay_Nghi_201707.$C$3:.$C$66])+SUMPRODUCT([Thong_Tin_Ngay_Nghi_201708.$B$3:.$B$66]=[.$B19];[Thong_Tin_Ngay_Nghi_201708.$C$3:.$C$66])+SUMPRODUCT([Thong_Tin_Ngay_Nghi_201709.$B$3:.$B$64]=[.$B19];[Thong_Tin_Ngay_Nghi_201709.$C$3:.$C$64])+SUMPRODUCT([Thong_Tin_Ngay_Nghi_201710.$B$3:.$B$64]=[.$B19];[Thong_Tin_Ngay_Nghi_201710.$C$3:.$C$64])+SUMPRODUCT([Thong_Tin_Ngay_Nghi_201711.$B$3:.$B$66]=[.$B19];[Thong_Tin_Ngay_Nghi_201711.$C$3:.$C$66])+ SUMPRODUCT([Thong_Tin_Ngay_Nghi_201712.$B$3:.$B$69]=[.$B19];[Thong_Tin_Ngay_Nghi_201712.$C$3:.$C$69])" office:value-type="float" office:value="2">
            <text:p>2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3">
            <text:p>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19]+[.K19] +[.J19]" office:value-type="float" office:value="3.5">
            <text:p>3.5</text:p>
          </table:table-cell>
          <table:table-cell table:style-name="ce62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12-19T14:14:17.15">
            <text:p>12/19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56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20];[Thong_Tin_Ngay_Nghi_201701.$C$3:.$C$61])+SUMPRODUCT([Thong_Tin_Ngay_Nghi_201702.$B$3:.$B$62]=[.$B20];[Thong_Tin_Ngay_Nghi_201702.$C$3:.$C$62])+SUMPRODUCT([Thong_Tin_Ngay_Nghi_201703.$B$3:.$B$63]=[.$B20];[Thong_Tin_Ngay_Nghi_201703.$C$3:.$C$63])+SUMPRODUCT([Thong_Tin_Ngay_Nghi_201704.$B$3:.$B$63]=[.$B20];[Thong_Tin_Ngay_Nghi_201704.$C$3:.$C$63])+SUMPRODUCT([Thong_Tin_Ngay_Nghi_201705.$B$3:.$B$62]=[.$B20];[Thong_Tin_Ngay_Nghi_201705.$C$3:.$C$62])+SUMPRODUCT([Thong_Tin_Ngay_Nghi_201706.$B$3:.$B$64]=[.$B20];[Thong_Tin_Ngay_Nghi_201706.$C$3:.$C$64])+SUMPRODUCT([Thong_Tin_Ngay_Nghi_201707.$B$3:.$B$66]=[.$B20];[Thong_Tin_Ngay_Nghi_201707.$C$3:.$C$66])+SUMPRODUCT([Thong_Tin_Ngay_Nghi_201708.$B$3:.$B$66]=[.$B20];[Thong_Tin_Ngay_Nghi_201708.$C$3:.$C$66])+SUMPRODUCT([Thong_Tin_Ngay_Nghi_201709.$B$3:.$B$64]=[.$B20];[Thong_Tin_Ngay_Nghi_201709.$C$3:.$C$64])+SUMPRODUCT([Thong_Tin_Ngay_Nghi_201710.$B$3:.$B$64]=[.$B20];[Thong_Tin_Ngay_Nghi_201710.$C$3:.$C$64])+SUMPRODUCT([Thong_Tin_Ngay_Nghi_201711.$B$3:.$B$66]=[.$B20];[Thong_Tin_Ngay_Nghi_201711.$C$3:.$C$66])+ SUMPRODUCT([Thong_Tin_Ngay_Nghi_201712.$B$3:.$B$69]=[.$B20];[Thong_Tin_Ngay_Nghi_201712.$C$3:.$C$69])" office:value-type="float" office:value="61.5">
            <text:p>61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-49.5">
            <text:p>-49.5</text:p>
          </table:table-cell>
          <table:table-cell table:number-columns-repeated="2" table:style-name="ce48"/>
          <table:table-cell table:style-name="ce48" table:formula="of:=[.I20]+[.K20] +[.J20]" office:value-type="float" office:value="-49.5">
            <text:p>-49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12-19T14:14:17.15">
            <text:p>12/19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2">
            <text:p>12</text:p>
          </table:table-cell>
          <table:table-cell table:style-name="ce56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1" table:formula="of:=SUMPRODUCT([Thong_Tin_Ngay_Nghi_201701.$B$3:.$B$61]=[.$B21];[Thong_Tin_Ngay_Nghi_201701.$C$3:.$C$61])+SUMPRODUCT([Thong_Tin_Ngay_Nghi_201702.$B$3:.$B$62]=[.$B21];[Thong_Tin_Ngay_Nghi_201702.$C$3:.$C$62])+SUMPRODUCT([Thong_Tin_Ngay_Nghi_201703.$B$3:.$B$63]=[.$B21];[Thong_Tin_Ngay_Nghi_201703.$C$3:.$C$63])+SUMPRODUCT([Thong_Tin_Ngay_Nghi_201704.$B$3:.$B$63]=[.$B21];[Thong_Tin_Ngay_Nghi_201704.$C$3:.$C$63])+SUMPRODUCT([Thong_Tin_Ngay_Nghi_201705.$B$3:.$B$62]=[.$B21];[Thong_Tin_Ngay_Nghi_201705.$C$3:.$C$62])+SUMPRODUCT([Thong_Tin_Ngay_Nghi_201706.$B$3:.$B$64]=[.$B21];[Thong_Tin_Ngay_Nghi_201706.$C$3:.$C$64])+SUMPRODUCT([Thong_Tin_Ngay_Nghi_201707.$B$3:.$B$66]=[.$B21];[Thong_Tin_Ngay_Nghi_201707.$C$3:.$C$66])+SUMPRODUCT([Thong_Tin_Ngay_Nghi_201708.$B$3:.$B$66]=[.$B21];[Thong_Tin_Ngay_Nghi_201708.$C$3:.$C$66])+SUMPRODUCT([Thong_Tin_Ngay_Nghi_201709.$B$3:.$B$64]=[.$B21];[Thong_Tin_Ngay_Nghi_201709.$C$3:.$C$64])+SUMPRODUCT([Thong_Tin_Ngay_Nghi_201710.$B$3:.$B$64]=[.$B21];[Thong_Tin_Ngay_Nghi_201710.$C$3:.$C$64])+SUMPRODUCT([Thong_Tin_Ngay_Nghi_201711.$B$3:.$B$66]=[.$B21];[Thong_Tin_Ngay_Nghi_201711.$C$3:.$C$66])+ SUMPRODUCT([Thong_Tin_Ngay_Nghi_201712.$B$3:.$B$69]=[.$B21];[Thong_Tin_Ngay_Nghi_201712.$C$3:.$C$69])" office:value-type="float" office:value="11.5">
            <text:p>11.5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8"/>
          <table:table-cell table:style-name="ce48" table:formula="of:=[.I21]+[.K21] +[.J21]" office:value-type="float" office:value="3">
            <text:p>3</text:p>
          </table:table-cell>
          <table:table-cell table:style-name="ce62"/>
          <table:table-cell table:number-columns-repeated="1010"/>
        </table:table-row>
        <table:table-row table:style-name="ro13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2]);DATE(YEAR([.D22]);12;31);NOW())" office:value-type="date" office:date-value="2017-12-19T14:14:17.15">
            <text:p>12/19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1">
            <text:p>11</text:p>
          </table:table-cell>
          <table:table-cell table:style-name="ce56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2];[Thong_Tin_Ngay_Nghi_201701.$C$3:.$C$61])+SUMPRODUCT([Thong_Tin_Ngay_Nghi_201702.$B$3:.$B$62]=[.$B22];[Thong_Tin_Ngay_Nghi_201702.$C$3:.$C$62])+SUMPRODUCT([Thong_Tin_Ngay_Nghi_201703.$B$3:.$B$63]=[.$B22];[Thong_Tin_Ngay_Nghi_201703.$C$3:.$C$63])+SUMPRODUCT([Thong_Tin_Ngay_Nghi_201704.$B$3:.$B$63]=[.$B22];[Thong_Tin_Ngay_Nghi_201704.$C$3:.$C$63])+SUMPRODUCT([Thong_Tin_Ngay_Nghi_201705.$B$3:.$B$62]=[.$B22];[Thong_Tin_Ngay_Nghi_201705.$C$3:.$C$62])+SUMPRODUCT([Thong_Tin_Ngay_Nghi_201706.$B$3:.$B$64]=[.$B22];[Thong_Tin_Ngay_Nghi_201706.$C$3:.$C$64])+SUMPRODUCT([Thong_Tin_Ngay_Nghi_201707.$B$3:.$B$66]=[.$B22];[Thong_Tin_Ngay_Nghi_201707.$C$3:.$C$66])+SUMPRODUCT([Thong_Tin_Ngay_Nghi_201708.$B$3:.$B$66]=[.$B22];[Thong_Tin_Ngay_Nghi_201708.$C$3:.$C$66])+SUMPRODUCT([Thong_Tin_Ngay_Nghi_201709.$B$3:.$B$64]=[.$B22];[Thong_Tin_Ngay_Nghi_201709.$C$3:.$C$64])+SUMPRODUCT([Thong_Tin_Ngay_Nghi_201710.$B$3:.$B$64]=[.$B22];[Thong_Tin_Ngay_Nghi_201710.$C$3:.$C$64])+SUMPRODUCT([Thong_Tin_Ngay_Nghi_201711.$B$3:.$B$66]=[.$B22];[Thong_Tin_Ngay_Nghi_201711.$C$3:.$C$66])+ SUMPRODUCT([Thong_Tin_Ngay_Nghi_201712.$B$3:.$B$69]=[.$B22];[Thong_Tin_Ngay_Nghi_201712.$C$3:.$C$69])" office:value-type="float" office:value="7">
            <text:p>7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22]+[.K22] +[.J22]" office:value-type="float" office:value="4.5">
            <text:p>4.5</text:p>
          </table:table-cell>
          <table:table-cell table:style-name="ce64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12-19T14:14:17.15">
            <text:p>12/19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56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1" table:formula="of:=SUMPRODUCT([Thong_Tin_Ngay_Nghi_201701.$B$3:.$B$61]=[.$B23];[Thong_Tin_Ngay_Nghi_201701.$C$3:.$C$61])+SUMPRODUCT([Thong_Tin_Ngay_Nghi_201702.$B$3:.$B$62]=[.$B23];[Thong_Tin_Ngay_Nghi_201702.$C$3:.$C$62])+SUMPRODUCT([Thong_Tin_Ngay_Nghi_201703.$B$3:.$B$63]=[.$B23];[Thong_Tin_Ngay_Nghi_201703.$C$3:.$C$63])+SUMPRODUCT([Thong_Tin_Ngay_Nghi_201704.$B$3:.$B$63]=[.$B23];[Thong_Tin_Ngay_Nghi_201704.$C$3:.$C$63])+SUMPRODUCT([Thong_Tin_Ngay_Nghi_201705.$B$3:.$B$62]=[.$B23];[Thong_Tin_Ngay_Nghi_201705.$C$3:.$C$62])+SUMPRODUCT([Thong_Tin_Ngay_Nghi_201706.$B$3:.$B$64]=[.$B23];[Thong_Tin_Ngay_Nghi_201706.$C$3:.$C$64])+SUMPRODUCT([Thong_Tin_Ngay_Nghi_201707.$B$3:.$B$66]=[.$B23];[Thong_Tin_Ngay_Nghi_201707.$C$3:.$C$66])+SUMPRODUCT([Thong_Tin_Ngay_Nghi_201708.$B$3:.$B$66]=[.$B23];[Thong_Tin_Ngay_Nghi_201708.$C$3:.$C$66])+SUMPRODUCT([Thong_Tin_Ngay_Nghi_201709.$B$3:.$B$64]=[.$B23];[Thong_Tin_Ngay_Nghi_201709.$C$3:.$C$64])+SUMPRODUCT([Thong_Tin_Ngay_Nghi_201710.$B$3:.$B$64]=[.$B23];[Thong_Tin_Ngay_Nghi_201710.$C$3:.$C$64])+SUMPRODUCT([Thong_Tin_Ngay_Nghi_201711.$B$3:.$B$66]=[.$B23];[Thong_Tin_Ngay_Nghi_201711.$C$3:.$C$66])+ SUMPRODUCT([Thong_Tin_Ngay_Nghi_201712.$B$3:.$B$69]=[.$B23];[Thong_Tin_Ngay_Nghi_201712.$C$3:.$C$69])" office:value-type="float" office:value="8">
            <text:p>8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4">
            <text:p>4</text:p>
          </table:table-cell>
          <table:table-cell table:number-columns-repeated="2" table:style-name="ce48"/>
          <table:table-cell table:style-name="ce48" table:formula="of:=[.I23]+[.K23] +[.J23]" office:value-type="float" office:value="4">
            <text:p>4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12-19T14:14:17.15">
            <text:p>12/19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2">
            <text:p>12</text:p>
          </table:table-cell>
          <table:table-cell table:style-name="ce56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1" table:formula="of:=SUMPRODUCT([Thong_Tin_Ngay_Nghi_201701.$B$3:.$B$61]=[.$B24];[Thong_Tin_Ngay_Nghi_201701.$C$3:.$C$61])+SUMPRODUCT([Thong_Tin_Ngay_Nghi_201702.$B$3:.$B$62]=[.$B24];[Thong_Tin_Ngay_Nghi_201702.$C$3:.$C$62])+SUMPRODUCT([Thong_Tin_Ngay_Nghi_201703.$B$3:.$B$63]=[.$B24];[Thong_Tin_Ngay_Nghi_201703.$C$3:.$C$63])+SUMPRODUCT([Thong_Tin_Ngay_Nghi_201704.$B$3:.$B$63]=[.$B24];[Thong_Tin_Ngay_Nghi_201704.$C$3:.$C$63])+SUMPRODUCT([Thong_Tin_Ngay_Nghi_201705.$B$3:.$B$62]=[.$B24];[Thong_Tin_Ngay_Nghi_201705.$C$3:.$C$62])+SUMPRODUCT([Thong_Tin_Ngay_Nghi_201706.$B$3:.$B$64]=[.$B24];[Thong_Tin_Ngay_Nghi_201706.$C$3:.$C$64])+SUMPRODUCT([Thong_Tin_Ngay_Nghi_201707.$B$3:.$B$66]=[.$B24];[Thong_Tin_Ngay_Nghi_201707.$C$3:.$C$66])+SUMPRODUCT([Thong_Tin_Ngay_Nghi_201708.$B$3:.$B$66]=[.$B24];[Thong_Tin_Ngay_Nghi_201708.$C$3:.$C$66])+SUMPRODUCT([Thong_Tin_Ngay_Nghi_201709.$B$3:.$B$64]=[.$B24];[Thong_Tin_Ngay_Nghi_201709.$C$3:.$C$64])+SUMPRODUCT([Thong_Tin_Ngay_Nghi_201710.$B$3:.$B$64]=[.$B24];[Thong_Tin_Ngay_Nghi_201710.$C$3:.$C$64])+SUMPRODUCT([Thong_Tin_Ngay_Nghi_201711.$B$3:.$B$66]=[.$B24];[Thong_Tin_Ngay_Nghi_201711.$C$3:.$C$66])+ SUMPRODUCT([Thong_Tin_Ngay_Nghi_201712.$B$3:.$B$69]=[.$B24];[Thong_Tin_Ngay_Nghi_201712.$C$3:.$C$69])" office:value-type="float" office:value="9">
            <text:p>9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6">
            <text:p>6</text:p>
          </table:table-cell>
          <table:table-cell table:number-columns-repeated="2" table:style-name="ce48"/>
          <table:table-cell table:style-name="ce48" table:formula="of:=[.I24]+[.K24] +[.J24]" office:value-type="float" office:value="6">
            <text:p>6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12-19T14:14:17.16">
            <text:p>12/19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56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1" table:formula="of:=SUMPRODUCT([Thong_Tin_Ngay_Nghi_201701.$B$3:.$B$61]=[.$B25];[Thong_Tin_Ngay_Nghi_201701.$C$3:.$C$61])+SUMPRODUCT([Thong_Tin_Ngay_Nghi_201702.$B$3:.$B$62]=[.$B25];[Thong_Tin_Ngay_Nghi_201702.$C$3:.$C$62])+SUMPRODUCT([Thong_Tin_Ngay_Nghi_201703.$B$3:.$B$63]=[.$B25];[Thong_Tin_Ngay_Nghi_201703.$C$3:.$C$63])+SUMPRODUCT([Thong_Tin_Ngay_Nghi_201704.$B$3:.$B$63]=[.$B25];[Thong_Tin_Ngay_Nghi_201704.$C$3:.$C$63])+SUMPRODUCT([Thong_Tin_Ngay_Nghi_201705.$B$3:.$B$62]=[.$B25];[Thong_Tin_Ngay_Nghi_201705.$C$3:.$C$62])+SUMPRODUCT([Thong_Tin_Ngay_Nghi_201706.$B$3:.$B$64]=[.$B25];[Thong_Tin_Ngay_Nghi_201706.$C$3:.$C$64])+SUMPRODUCT([Thong_Tin_Ngay_Nghi_201707.$B$3:.$B$66]=[.$B25];[Thong_Tin_Ngay_Nghi_201707.$C$3:.$C$66])+SUMPRODUCT([Thong_Tin_Ngay_Nghi_201708.$B$3:.$B$66]=[.$B25];[Thong_Tin_Ngay_Nghi_201708.$C$3:.$C$66])+SUMPRODUCT([Thong_Tin_Ngay_Nghi_201709.$B$3:.$B$64]=[.$B25];[Thong_Tin_Ngay_Nghi_201709.$C$3:.$C$64])+SUMPRODUCT([Thong_Tin_Ngay_Nghi_201710.$B$3:.$B$64]=[.$B25];[Thong_Tin_Ngay_Nghi_201710.$C$3:.$C$64])+SUMPRODUCT([Thong_Tin_Ngay_Nghi_201711.$B$3:.$B$66]=[.$B25];[Thong_Tin_Ngay_Nghi_201711.$C$3:.$C$66])+ SUMPRODUCT([Thong_Tin_Ngay_Nghi_201712.$B$3:.$B$69]=[.$B25];[Thong_Tin_Ngay_Nghi_201712.$C$3:.$C$69])" office:value-type="float" office:value="12.5">
            <text:p>12.5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0.5">
            <text:p>-0.5</text:p>
          </table:table-cell>
          <table:table-cell table:number-columns-repeated="2" table:style-name="ce48"/>
          <table:table-cell table:style-name="ce48" table:formula="of:=[.I25]+[.K25] +[.J25]" office:value-type="float" office:value="-0.5">
            <text:p>-0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12-19T14:14:17.16">
            <text:p>12/19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56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6];[Thong_Tin_Ngay_Nghi_201701.$C$3:.$C$61])+SUMPRODUCT([Thong_Tin_Ngay_Nghi_201702.$B$3:.$B$62]=[.$B26];[Thong_Tin_Ngay_Nghi_201702.$C$3:.$C$62])+SUMPRODUCT([Thong_Tin_Ngay_Nghi_201703.$B$3:.$B$63]=[.$B26];[Thong_Tin_Ngay_Nghi_201703.$C$3:.$C$63])+SUMPRODUCT([Thong_Tin_Ngay_Nghi_201704.$B$3:.$B$63]=[.$B26];[Thong_Tin_Ngay_Nghi_201704.$C$3:.$C$63])+SUMPRODUCT([Thong_Tin_Ngay_Nghi_201705.$B$3:.$B$62]=[.$B26];[Thong_Tin_Ngay_Nghi_201705.$C$3:.$C$62])+SUMPRODUCT([Thong_Tin_Ngay_Nghi_201706.$B$3:.$B$64]=[.$B26];[Thong_Tin_Ngay_Nghi_201706.$C$3:.$C$64])+SUMPRODUCT([Thong_Tin_Ngay_Nghi_201707.$B$3:.$B$66]=[.$B26];[Thong_Tin_Ngay_Nghi_201707.$C$3:.$C$66])+SUMPRODUCT([Thong_Tin_Ngay_Nghi_201708.$B$3:.$B$66]=[.$B26];[Thong_Tin_Ngay_Nghi_201708.$C$3:.$C$66])+SUMPRODUCT([Thong_Tin_Ngay_Nghi_201709.$B$3:.$B$64]=[.$B26];[Thong_Tin_Ngay_Nghi_201709.$C$3:.$C$64])+SUMPRODUCT([Thong_Tin_Ngay_Nghi_201710.$B$3:.$B$64]=[.$B26];[Thong_Tin_Ngay_Nghi_201710.$C$3:.$C$64])+SUMPRODUCT([Thong_Tin_Ngay_Nghi_201711.$B$3:.$B$66]=[.$B26];[Thong_Tin_Ngay_Nghi_201711.$C$3:.$C$66])+ SUMPRODUCT([Thong_Tin_Ngay_Nghi_201712.$B$3:.$B$69]=[.$B26];[Thong_Tin_Ngay_Nghi_201712.$C$3:.$C$69])" office:value-type="float" office:value="15">
            <text:p>15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-2.5">
            <text:p>-2.5</text:p>
          </table:table-cell>
          <table:table-cell table:number-columns-repeated="2" table:style-name="ce48"/>
          <table:table-cell table:style-name="ce48" table:formula="of:=[.I26]+[.K26] +[.J26]" office:value-type="float" office:value="-2.5">
            <text:p>-2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DNN</text:p>
          </table:table-cell>
          <table:table-cell table:style-name="ce48"/>
          <table:table-cell table:style-name="ce50" office:value-type="date" office:date-value="2017-12-14">
            <text:p>12/14/17</text:p>
          </table:table-cell>
          <table:table-cell table:style-name="ce50" table:formula="of:=IF(YEAR(NOW())&gt;YEAR([.D27]);DATE(YEAR([.D27]);12;31);NOW())" office:value-type="date" office:date-value="2017-12-19T14:14:17.16">
            <text:p>12/19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0">
            <text:p>0</text:p>
          </table:table-cell>
          <table:table-cell table:style-name="ce56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">
            <text:p>0</text:p>
          </table:table-cell>
          <table:table-cell table:style-name="ce61" table:formula="of:=SUMPRODUCT([Thong_Tin_Ngay_Nghi_201701.$B$3:.$B$61]=[.$B27];[Thong_Tin_Ngay_Nghi_201701.$C$3:.$C$61])+SUMPRODUCT([Thong_Tin_Ngay_Nghi_201702.$B$3:.$B$62]=[.$B27];[Thong_Tin_Ngay_Nghi_201702.$C$3:.$C$62])+SUMPRODUCT([Thong_Tin_Ngay_Nghi_201703.$B$3:.$B$63]=[.$B27];[Thong_Tin_Ngay_Nghi_201703.$C$3:.$C$63])+SUMPRODUCT([Thong_Tin_Ngay_Nghi_201704.$B$3:.$B$63]=[.$B27];[Thong_Tin_Ngay_Nghi_201704.$C$3:.$C$63])+SUMPRODUCT([Thong_Tin_Ngay_Nghi_201705.$B$3:.$B$62]=[.$B27];[Thong_Tin_Ngay_Nghi_201705.$C$3:.$C$62])+SUMPRODUCT([Thong_Tin_Ngay_Nghi_201706.$B$3:.$B$64]=[.$B27];[Thong_Tin_Ngay_Nghi_201706.$C$3:.$C$64])+SUMPRODUCT([Thong_Tin_Ngay_Nghi_201707.$B$3:.$B$66]=[.$B27];[Thong_Tin_Ngay_Nghi_201707.$C$3:.$C$66])+SUMPRODUCT([Thong_Tin_Ngay_Nghi_201708.$B$3:.$B$66]=[.$B27];[Thong_Tin_Ngay_Nghi_201708.$C$3:.$C$66])+SUMPRODUCT([Thong_Tin_Ngay_Nghi_201709.$B$3:.$B$64]=[.$B27];[Thong_Tin_Ngay_Nghi_201709.$C$3:.$C$64])+SUMPRODUCT([Thong_Tin_Ngay_Nghi_201710.$B$3:.$B$64]=[.$B27];[Thong_Tin_Ngay_Nghi_201710.$C$3:.$C$64])+SUMPRODUCT([Thong_Tin_Ngay_Nghi_201711.$B$3:.$B$66]=[.$B27];[Thong_Tin_Ngay_Nghi_201711.$C$3:.$C$66])+ SUMPRODUCT([Thong_Tin_Ngay_Nghi_201712.$B$3:.$B$69]=[.$B27];[Thong_Tin_Ngay_Nghi_201712.$C$3:.$C$69])" office:value-type="float" office:value="0">
            <text:p>0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0">
            <text:p>0</text:p>
          </table:table-cell>
          <table:table-cell table:number-columns-repeated="2" table:style-name="ce48"/>
          <table:table-cell table:style-name="ce48" table:formula="of:=[.I27]+[.K27] +[.J27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12-19T14:14:17.16">
            <text:p>12/19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56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1" table:formula="of:=SUMPRODUCT([Thong_Tin_Ngay_Nghi_201701.$B$3:.$B$61]=[.$B28];[Thong_Tin_Ngay_Nghi_201701.$C$3:.$C$61])+SUMPRODUCT([Thong_Tin_Ngay_Nghi_201702.$B$3:.$B$62]=[.$B28];[Thong_Tin_Ngay_Nghi_201702.$C$3:.$C$62])+SUMPRODUCT([Thong_Tin_Ngay_Nghi_201703.$B$3:.$B$63]=[.$B28];[Thong_Tin_Ngay_Nghi_201703.$C$3:.$C$63])+SUMPRODUCT([Thong_Tin_Ngay_Nghi_201704.$B$3:.$B$63]=[.$B28];[Thong_Tin_Ngay_Nghi_201704.$C$3:.$C$63])+SUMPRODUCT([Thong_Tin_Ngay_Nghi_201705.$B$3:.$B$62]=[.$B28];[Thong_Tin_Ngay_Nghi_201705.$C$3:.$C$62])+SUMPRODUCT([Thong_Tin_Ngay_Nghi_201706.$B$3:.$B$64]=[.$B28];[Thong_Tin_Ngay_Nghi_201706.$C$3:.$C$64])+SUMPRODUCT([Thong_Tin_Ngay_Nghi_201707.$B$3:.$B$66]=[.$B28];[Thong_Tin_Ngay_Nghi_201707.$C$3:.$C$66])+SUMPRODUCT([Thong_Tin_Ngay_Nghi_201708.$B$3:.$B$66]=[.$B28];[Thong_Tin_Ngay_Nghi_201708.$C$3:.$C$66])+SUMPRODUCT([Thong_Tin_Ngay_Nghi_201709.$B$3:.$B$64]=[.$B28];[Thong_Tin_Ngay_Nghi_201709.$C$3:.$C$64])+SUMPRODUCT([Thong_Tin_Ngay_Nghi_201710.$B$3:.$B$64]=[.$B28];[Thong_Tin_Ngay_Nghi_201710.$C$3:.$C$64])+SUMPRODUCT([Thong_Tin_Ngay_Nghi_201711.$B$3:.$B$66]=[.$B28];[Thong_Tin_Ngay_Nghi_201711.$C$3:.$C$66])+ SUMPRODUCT([Thong_Tin_Ngay_Nghi_201712.$B$3:.$B$69]=[.$B28];[Thong_Tin_Ngay_Nghi_201712.$C$3:.$C$69])" office:value-type="float" office:value="13">
            <text:p>13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0">
            <text:p>0</text:p>
          </table:table-cell>
          <table:table-cell table:number-columns-repeated="2" table:style-name="ce48"/>
          <table:table-cell table:style-name="ce48" table:formula="of:=[.I28]+[.K28] +[.J28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12-19T14:14:17.16">
            <text:p>12/19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56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1" table:formula="of:=SUMPRODUCT([Thong_Tin_Ngay_Nghi_201701.$B$3:.$B$61]=[.$B29];[Thong_Tin_Ngay_Nghi_201701.$C$3:.$C$61])+SUMPRODUCT([Thong_Tin_Ngay_Nghi_201702.$B$3:.$B$62]=[.$B29];[Thong_Tin_Ngay_Nghi_201702.$C$3:.$C$62])+SUMPRODUCT([Thong_Tin_Ngay_Nghi_201703.$B$3:.$B$63]=[.$B29];[Thong_Tin_Ngay_Nghi_201703.$C$3:.$C$63])+SUMPRODUCT([Thong_Tin_Ngay_Nghi_201704.$B$3:.$B$63]=[.$B29];[Thong_Tin_Ngay_Nghi_201704.$C$3:.$C$63])+SUMPRODUCT([Thong_Tin_Ngay_Nghi_201705.$B$3:.$B$62]=[.$B29];[Thong_Tin_Ngay_Nghi_201705.$C$3:.$C$62])+SUMPRODUCT([Thong_Tin_Ngay_Nghi_201706.$B$3:.$B$64]=[.$B29];[Thong_Tin_Ngay_Nghi_201706.$C$3:.$C$64])+SUMPRODUCT([Thong_Tin_Ngay_Nghi_201707.$B$3:.$B$66]=[.$B29];[Thong_Tin_Ngay_Nghi_201707.$C$3:.$C$66])+SUMPRODUCT([Thong_Tin_Ngay_Nghi_201708.$B$3:.$B$66]=[.$B29];[Thong_Tin_Ngay_Nghi_201708.$C$3:.$C$66])+SUMPRODUCT([Thong_Tin_Ngay_Nghi_201709.$B$3:.$B$64]=[.$B29];[Thong_Tin_Ngay_Nghi_201709.$C$3:.$C$64])+SUMPRODUCT([Thong_Tin_Ngay_Nghi_201710.$B$3:.$B$64]=[.$B29];[Thong_Tin_Ngay_Nghi_201710.$C$3:.$C$64])+SUMPRODUCT([Thong_Tin_Ngay_Nghi_201711.$B$3:.$B$66]=[.$B29];[Thong_Tin_Ngay_Nghi_201711.$C$3:.$C$66])+ SUMPRODUCT([Thong_Tin_Ngay_Nghi_201712.$B$3:.$B$69]=[.$B29];[Thong_Tin_Ngay_Nghi_201712.$C$3:.$C$69])" office:value-type="float" office:value="7.5">
            <text:p>7.5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6.5">
            <text:p>6.5</text:p>
          </table:table-cell>
          <table:table-cell table:number-columns-repeated="2" table:style-name="ce48"/>
          <table:table-cell table:style-name="ce48" table:formula="of:=[.I29]+[.K29] +[.J29]" office:value-type="float" office:value="6.5">
            <text:p>6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12-19T14:14:17.16">
            <text:p>12/19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56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61" table:formula="of:=SUMPRODUCT([Thong_Tin_Ngay_Nghi_201701.$B$3:.$B$61]=[.$B30];[Thong_Tin_Ngay_Nghi_201701.$C$3:.$C$61])+SUMPRODUCT([Thong_Tin_Ngay_Nghi_201702.$B$3:.$B$62]=[.$B30];[Thong_Tin_Ngay_Nghi_201702.$C$3:.$C$62])+SUMPRODUCT([Thong_Tin_Ngay_Nghi_201703.$B$3:.$B$63]=[.$B30];[Thong_Tin_Ngay_Nghi_201703.$C$3:.$C$63])+SUMPRODUCT([Thong_Tin_Ngay_Nghi_201704.$B$3:.$B$63]=[.$B30];[Thong_Tin_Ngay_Nghi_201704.$C$3:.$C$63])+SUMPRODUCT([Thong_Tin_Ngay_Nghi_201705.$B$3:.$B$62]=[.$B30];[Thong_Tin_Ngay_Nghi_201705.$C$3:.$C$62])+SUMPRODUCT([Thong_Tin_Ngay_Nghi_201706.$B$3:.$B$64]=[.$B30];[Thong_Tin_Ngay_Nghi_201706.$C$3:.$C$64])+SUMPRODUCT([Thong_Tin_Ngay_Nghi_201707.$B$3:.$B$66]=[.$B30];[Thong_Tin_Ngay_Nghi_201707.$C$3:.$C$66])+SUMPRODUCT([Thong_Tin_Ngay_Nghi_201708.$B$3:.$B$66]=[.$B30];[Thong_Tin_Ngay_Nghi_201708.$C$3:.$C$66])+SUMPRODUCT([Thong_Tin_Ngay_Nghi_201709.$B$3:.$B$64]=[.$B30];[Thong_Tin_Ngay_Nghi_201709.$C$3:.$C$64])+SUMPRODUCT([Thong_Tin_Ngay_Nghi_201710.$B$3:.$B$64]=[.$B30];[Thong_Tin_Ngay_Nghi_201710.$C$3:.$C$64])+SUMPRODUCT([Thong_Tin_Ngay_Nghi_201711.$B$3:.$B$66]=[.$B30];[Thong_Tin_Ngay_Nghi_201711.$C$3:.$C$66])+ SUMPRODUCT([Thong_Tin_Ngay_Nghi_201712.$B$3:.$B$69]=[.$B30];[Thong_Tin_Ngay_Nghi_201712.$C$3:.$C$69])" office:value-type="float" office:value="0.5">
            <text:p>0.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11.5">
            <text:p>11.5</text:p>
          </table:table-cell>
          <table:table-cell table:number-columns-repeated="2" table:style-name="ce48"/>
          <table:table-cell table:style-name="ce48" table:formula="of:=[.I30]+[.K30] +[.J30]" office:value-type="float" office:value="11.5">
            <text:p>11.5</text:p>
          </table:table-cell>
          <table:table-cell table:style-name="ce62"/>
          <table:table-cell table:number-columns-repeated="1010"/>
        </table:table-row>
        <table:table-row table:style-name="ro15">
          <table:table-cell table:style-name="ce42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12-19T14:14:17.16">
            <text:p>12/19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56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61" table:formula="of:=SUMPRODUCT([Thong_Tin_Ngay_Nghi_201701.$B$3:.$B$61]=[.$B31];[Thong_Tin_Ngay_Nghi_201701.$C$3:.$C$61])+SUMPRODUCT([Thong_Tin_Ngay_Nghi_201702.$B$3:.$B$62]=[.$B31];[Thong_Tin_Ngay_Nghi_201702.$C$3:.$C$62])+SUMPRODUCT([Thong_Tin_Ngay_Nghi_201703.$B$3:.$B$63]=[.$B31];[Thong_Tin_Ngay_Nghi_201703.$C$3:.$C$63])+SUMPRODUCT([Thong_Tin_Ngay_Nghi_201704.$B$3:.$B$63]=[.$B31];[Thong_Tin_Ngay_Nghi_201704.$C$3:.$C$63])+SUMPRODUCT([Thong_Tin_Ngay_Nghi_201705.$B$3:.$B$62]=[.$B31];[Thong_Tin_Ngay_Nghi_201705.$C$3:.$C$62])+SUMPRODUCT([Thong_Tin_Ngay_Nghi_201706.$B$3:.$B$64]=[.$B31];[Thong_Tin_Ngay_Nghi_201706.$C$3:.$C$64])+SUMPRODUCT([Thong_Tin_Ngay_Nghi_201707.$B$3:.$B$66]=[.$B31];[Thong_Tin_Ngay_Nghi_201707.$C$3:.$C$66])+SUMPRODUCT([Thong_Tin_Ngay_Nghi_201708.$B$3:.$B$66]=[.$B31];[Thong_Tin_Ngay_Nghi_201708.$C$3:.$C$66])+SUMPRODUCT([Thong_Tin_Ngay_Nghi_201709.$B$3:.$B$64]=[.$B31];[Thong_Tin_Ngay_Nghi_201709.$C$3:.$C$64])+SUMPRODUCT([Thong_Tin_Ngay_Nghi_201710.$B$3:.$B$64]=[.$B31];[Thong_Tin_Ngay_Nghi_201710.$C$3:.$C$64])+SUMPRODUCT([Thong_Tin_Ngay_Nghi_201711.$B$3:.$B$66]=[.$B31];[Thong_Tin_Ngay_Nghi_201711.$C$3:.$C$66])+ SUMPRODUCT([Thong_Tin_Ngay_Nghi_201712.$B$3:.$B$69]=[.$B31];[Thong_Tin_Ngay_Nghi_201712.$C$3:.$C$69])" office:value-type="float" office:value="24">
            <text:p>24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7.5">
            <text:p>-7.5</text:p>
          </table:table-cell>
          <table:table-cell table:style-name="ce48"/>
          <table:table-cell table:style-name="ce48" table:formula="of:=5+5.5" office:value-type="float" office:value="10.5">
            <text:p>10.5</text:p>
          </table:table-cell>
          <table:table-cell table:style-name="ce48" table:formula="of:=[.I31]+[.K31] +[.J31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0"/>
        </table:table-row>
        <table:table-row table:style-name="ro16">
          <table:table-cell table:style-name="ce42" office:value-type="float" office:value="26">
            <text:p>26</text:p>
          </table:table-cell>
          <table:table-cell table:style-name="ce44" office:value-type="string">
            <text:p>KienTT</text:p>
          </table:table-cell>
          <table:table-cell table:style-name="ce48"/>
          <table:table-cell table:style-name="ce50" office:value-type="date" office:date-value="2017-12-18">
            <text:p>12/18/17</text:p>
          </table:table-cell>
          <table:table-cell table:style-name="ce50" table:formula="of:=IF(YEAR(NOW())&gt;YEAR([.D32]);DATE(YEAR([.D32]);12;31);NOW())" office:value-type="date" office:date-value="2017-12-19T14:14:17.16">
            <text:p>12/19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6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0">
            <text:p>0</text:p>
          </table:table-cell>
          <table:table-cell table:style-name="ce61" table:formula="of:=SUMPRODUCT([Thong_Tin_Ngay_Nghi_201701.$B$3:.$B$61]=[.$B32];[Thong_Tin_Ngay_Nghi_201701.$C$3:.$C$61])+SUMPRODUCT([Thong_Tin_Ngay_Nghi_201702.$B$3:.$B$62]=[.$B32];[Thong_Tin_Ngay_Nghi_201702.$C$3:.$C$62])+SUMPRODUCT([Thong_Tin_Ngay_Nghi_201703.$B$3:.$B$63]=[.$B32];[Thong_Tin_Ngay_Nghi_201703.$C$3:.$C$63])+SUMPRODUCT([Thong_Tin_Ngay_Nghi_201704.$B$3:.$B$63]=[.$B32];[Thong_Tin_Ngay_Nghi_201704.$C$3:.$C$63])+SUMPRODUCT([Thong_Tin_Ngay_Nghi_201705.$B$3:.$B$62]=[.$B32];[Thong_Tin_Ngay_Nghi_201705.$C$3:.$C$62])+SUMPRODUCT([Thong_Tin_Ngay_Nghi_201706.$B$3:.$B$64]=[.$B32];[Thong_Tin_Ngay_Nghi_201706.$C$3:.$C$64])+SUMPRODUCT([Thong_Tin_Ngay_Nghi_201707.$B$3:.$B$66]=[.$B32];[Thong_Tin_Ngay_Nghi_201707.$C$3:.$C$66])+SUMPRODUCT([Thong_Tin_Ngay_Nghi_201708.$B$3:.$B$66]=[.$B32];[Thong_Tin_Ngay_Nghi_201708.$C$3:.$C$66])+SUMPRODUCT([Thong_Tin_Ngay_Nghi_201709.$B$3:.$B$64]=[.$B32];[Thong_Tin_Ngay_Nghi_201709.$C$3:.$C$64])+SUMPRODUCT([Thong_Tin_Ngay_Nghi_201710.$B$3:.$B$64]=[.$B32];[Thong_Tin_Ngay_Nghi_201710.$C$3:.$C$64])+SUMPRODUCT([Thong_Tin_Ngay_Nghi_201711.$B$3:.$B$66]=[.$B32];[Thong_Tin_Ngay_Nghi_201711.$C$3:.$C$66])+ SUMPRODUCT([Thong_Tin_Ngay_Nghi_201712.$B$3:.$B$69]=[.$B32];[Thong_Tin_Ngay_Nghi_201712.$C$3:.$C$69])" office:value-type="float" office:value="0">
            <text:p>0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style-name="ce48" table:number-columns-repeated="3"/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12-19T14:14:17.16">
            <text:p>12/19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56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33];[Thong_Tin_Ngay_Nghi_201701.$C$3:.$C$61])+SUMPRODUCT([Thong_Tin_Ngay_Nghi_201702.$B$3:.$B$62]=[.$B33];[Thong_Tin_Ngay_Nghi_201702.$C$3:.$C$62])+SUMPRODUCT([Thong_Tin_Ngay_Nghi_201703.$B$3:.$B$63]=[.$B33];[Thong_Tin_Ngay_Nghi_201703.$C$3:.$C$63])+SUMPRODUCT([Thong_Tin_Ngay_Nghi_201704.$B$3:.$B$63]=[.$B33];[Thong_Tin_Ngay_Nghi_201704.$C$3:.$C$63])+SUMPRODUCT([Thong_Tin_Ngay_Nghi_201705.$B$3:.$B$62]=[.$B33];[Thong_Tin_Ngay_Nghi_201705.$C$3:.$C$62])+SUMPRODUCT([Thong_Tin_Ngay_Nghi_201706.$B$3:.$B$64]=[.$B33];[Thong_Tin_Ngay_Nghi_201706.$C$3:.$C$64])+SUMPRODUCT([Thong_Tin_Ngay_Nghi_201707.$B$3:.$B$66]=[.$B33];[Thong_Tin_Ngay_Nghi_201707.$C$3:.$C$66])+SUMPRODUCT([Thong_Tin_Ngay_Nghi_201708.$B$3:.$B$66]=[.$B33];[Thong_Tin_Ngay_Nghi_201708.$C$3:.$C$66])+SUMPRODUCT([Thong_Tin_Ngay_Nghi_201709.$B$3:.$B$64]=[.$B33];[Thong_Tin_Ngay_Nghi_201709.$C$3:.$C$64])+SUMPRODUCT([Thong_Tin_Ngay_Nghi_201710.$B$3:.$B$64]=[.$B33];[Thong_Tin_Ngay_Nghi_201710.$C$3:.$C$64])+SUMPRODUCT([Thong_Tin_Ngay_Nghi_201711.$B$3:.$B$66]=[.$B33];[Thong_Tin_Ngay_Nghi_201711.$C$3:.$C$66])+ SUMPRODUCT([Thong_Tin_Ngay_Nghi_201712.$B$3:.$B$69]=[.$B33];[Thong_Tin_Ngay_Nghi_201712.$C$3:.$C$69])" office:value-type="float" office:value="16.5">
            <text:p>16.5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-3">
            <text:p>-3</text:p>
          </table:table-cell>
          <table:table-cell table:number-columns-repeated="2" table:style-name="ce48"/>
          <table:table-cell table:style-name="ce48" table:formula="of:=[.I33]+[.K33] +[.J33]" office:value-type="float" office:value="-3">
            <text:p>-3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12-19T14:14:17.16">
            <text:p>12/19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56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2">
            <text:p>2</text:p>
          </table:table-cell>
          <table:table-cell table:style-name="ce61" table:formula="of:=SUMPRODUCT([Thong_Tin_Ngay_Nghi_201701.$B$3:.$B$61]=[.$B34];[Thong_Tin_Ngay_Nghi_201701.$C$3:.$C$61])+SUMPRODUCT([Thong_Tin_Ngay_Nghi_201702.$B$3:.$B$62]=[.$B34];[Thong_Tin_Ngay_Nghi_201702.$C$3:.$C$62])+SUMPRODUCT([Thong_Tin_Ngay_Nghi_201703.$B$3:.$B$63]=[.$B34];[Thong_Tin_Ngay_Nghi_201703.$C$3:.$C$63])+SUMPRODUCT([Thong_Tin_Ngay_Nghi_201704.$B$3:.$B$63]=[.$B34];[Thong_Tin_Ngay_Nghi_201704.$C$3:.$C$63])+SUMPRODUCT([Thong_Tin_Ngay_Nghi_201705.$B$3:.$B$62]=[.$B34];[Thong_Tin_Ngay_Nghi_201705.$C$3:.$C$62])+SUMPRODUCT([Thong_Tin_Ngay_Nghi_201706.$B$3:.$B$64]=[.$B34];[Thong_Tin_Ngay_Nghi_201706.$C$3:.$C$64])+SUMPRODUCT([Thong_Tin_Ngay_Nghi_201707.$B$3:.$B$66]=[.$B34];[Thong_Tin_Ngay_Nghi_201707.$C$3:.$C$66])+SUMPRODUCT([Thong_Tin_Ngay_Nghi_201708.$B$3:.$B$66]=[.$B34];[Thong_Tin_Ngay_Nghi_201708.$C$3:.$C$66])+SUMPRODUCT([Thong_Tin_Ngay_Nghi_201709.$B$3:.$B$64]=[.$B34];[Thong_Tin_Ngay_Nghi_201709.$C$3:.$C$64])+SUMPRODUCT([Thong_Tin_Ngay_Nghi_201710.$B$3:.$B$64]=[.$B34];[Thong_Tin_Ngay_Nghi_201710.$C$3:.$C$64])+SUMPRODUCT([Thong_Tin_Ngay_Nghi_201711.$B$3:.$B$66]=[.$B34];[Thong_Tin_Ngay_Nghi_201711.$C$3:.$C$66])+ SUMPRODUCT([Thong_Tin_Ngay_Nghi_201712.$B$3:.$B$69]=[.$B34];[Thong_Tin_Ngay_Nghi_201712.$C$3:.$C$69])" office:value-type="float" office:value="12">
            <text:p>12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8"/>
          <table:table-cell table:style-name="ce48" table:formula="of:=[.I34]+[.K34] +[.J34]" office:value-type="float" office:value="2">
            <text:p>2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LyNV</text:p>
          </table:table-cell>
          <table:table-cell table:style-name="ce48"/>
          <table:table-cell table:style-name="ce50" office:value-type="date" office:date-value="2017-12-18">
            <text:p>12/18/17</text:p>
          </table:table-cell>
          <table:table-cell table:style-name="ce50" table:formula="of:=IF(YEAR(NOW())&gt;YEAR([.D35]);DATE(YEAR([.D35]);12;31);NOW())" office:value-type="date" office:date-value="2017-12-19T14:14:17.17">
            <text:p>12/19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56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0">
            <text:p>0</text:p>
          </table:table-cell>
          <table:table-cell table:style-name="ce61" table:formula="of:=SUMPRODUCT([Thong_Tin_Ngay_Nghi_201701.$B$3:.$B$61]=[.$B35];[Thong_Tin_Ngay_Nghi_201701.$C$3:.$C$61])+SUMPRODUCT([Thong_Tin_Ngay_Nghi_201702.$B$3:.$B$62]=[.$B35];[Thong_Tin_Ngay_Nghi_201702.$C$3:.$C$62])+SUMPRODUCT([Thong_Tin_Ngay_Nghi_201703.$B$3:.$B$63]=[.$B35];[Thong_Tin_Ngay_Nghi_201703.$C$3:.$C$63])+SUMPRODUCT([Thong_Tin_Ngay_Nghi_201704.$B$3:.$B$63]=[.$B35];[Thong_Tin_Ngay_Nghi_201704.$C$3:.$C$63])+SUMPRODUCT([Thong_Tin_Ngay_Nghi_201705.$B$3:.$B$62]=[.$B35];[Thong_Tin_Ngay_Nghi_201705.$C$3:.$C$62])+SUMPRODUCT([Thong_Tin_Ngay_Nghi_201706.$B$3:.$B$64]=[.$B35];[Thong_Tin_Ngay_Nghi_201706.$C$3:.$C$64])+SUMPRODUCT([Thong_Tin_Ngay_Nghi_201707.$B$3:.$B$66]=[.$B35];[Thong_Tin_Ngay_Nghi_201707.$C$3:.$C$66])+SUMPRODUCT([Thong_Tin_Ngay_Nghi_201708.$B$3:.$B$66]=[.$B35];[Thong_Tin_Ngay_Nghi_201708.$C$3:.$C$66])+SUMPRODUCT([Thong_Tin_Ngay_Nghi_201709.$B$3:.$B$64]=[.$B35];[Thong_Tin_Ngay_Nghi_201709.$C$3:.$C$64])+SUMPRODUCT([Thong_Tin_Ngay_Nghi_201710.$B$3:.$B$64]=[.$B35];[Thong_Tin_Ngay_Nghi_201710.$C$3:.$C$64])+SUMPRODUCT([Thong_Tin_Ngay_Nghi_201711.$B$3:.$B$66]=[.$B35];[Thong_Tin_Ngay_Nghi_201711.$C$3:.$C$66])+ SUMPRODUCT([Thong_Tin_Ngay_Nghi_201712.$B$3:.$B$69]=[.$B35];[Thong_Tin_Ngay_Nghi_201712.$C$3:.$C$69])" office:value-type="float" office:value="0">
            <text:p>0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number-columns-repeated="2" table:style-name="ce48"/>
          <table:table-cell table:style-name="ce48" table:formula="of:=[.I35]+[.K35] +[.J35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3">
          <table:table-cell table:style-name="ce42" office:value-type="float" office:value="30">
            <text:p>30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12-19T14:14:17.17">
            <text:p>12/19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56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">
            <text:p>6</text:p>
          </table:table-cell>
          <table:table-cell table:style-name="ce61" table:formula="of:=SUMPRODUCT([Thong_Tin_Ngay_Nghi_201701.$B$3:.$B$61]=[.$B36];[Thong_Tin_Ngay_Nghi_201701.$C$3:.$C$61])+SUMPRODUCT([Thong_Tin_Ngay_Nghi_201702.$B$3:.$B$62]=[.$B36];[Thong_Tin_Ngay_Nghi_201702.$C$3:.$C$62])+SUMPRODUCT([Thong_Tin_Ngay_Nghi_201703.$B$3:.$B$63]=[.$B36];[Thong_Tin_Ngay_Nghi_201703.$C$3:.$C$63])+SUMPRODUCT([Thong_Tin_Ngay_Nghi_201704.$B$3:.$B$63]=[.$B36];[Thong_Tin_Ngay_Nghi_201704.$C$3:.$C$63])+SUMPRODUCT([Thong_Tin_Ngay_Nghi_201705.$B$3:.$B$62]=[.$B36];[Thong_Tin_Ngay_Nghi_201705.$C$3:.$C$62])+SUMPRODUCT([Thong_Tin_Ngay_Nghi_201706.$B$3:.$B$64]=[.$B36];[Thong_Tin_Ngay_Nghi_201706.$C$3:.$C$64])+SUMPRODUCT([Thong_Tin_Ngay_Nghi_201707.$B$3:.$B$66]=[.$B36];[Thong_Tin_Ngay_Nghi_201707.$C$3:.$C$66])+SUMPRODUCT([Thong_Tin_Ngay_Nghi_201708.$B$3:.$B$66]=[.$B36];[Thong_Tin_Ngay_Nghi_201708.$C$3:.$C$66])+SUMPRODUCT([Thong_Tin_Ngay_Nghi_201709.$B$3:.$B$64]=[.$B36];[Thong_Tin_Ngay_Nghi_201709.$C$3:.$C$64])+SUMPRODUCT([Thong_Tin_Ngay_Nghi_201710.$B$3:.$B$64]=[.$B36];[Thong_Tin_Ngay_Nghi_201710.$C$3:.$C$64])+SUMPRODUCT([Thong_Tin_Ngay_Nghi_201711.$B$3:.$B$66]=[.$B36];[Thong_Tin_Ngay_Nghi_201711.$C$3:.$C$66])+ SUMPRODUCT([Thong_Tin_Ngay_Nghi_201712.$B$3:.$B$69]=[.$B36];[Thong_Tin_Ngay_Nghi_201712.$C$3:.$C$69])" office:value-type="float" office:value="15.5">
            <text:p>15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-1.5">
            <text:p>-1.5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6]+[.K36] +[.J36]" office:value-type="float" office:value="1.5">
            <text:p>1.5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31">
            <text:p>31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12-19T14:14:17.17">
            <text:p>12/19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56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1" table:formula="of:=SUMPRODUCT([Thong_Tin_Ngay_Nghi_201701.$B$3:.$B$61]=[.$B37];[Thong_Tin_Ngay_Nghi_201701.$C$3:.$C$61])+SUMPRODUCT([Thong_Tin_Ngay_Nghi_201702.$B$3:.$B$62]=[.$B37];[Thong_Tin_Ngay_Nghi_201702.$C$3:.$C$62])+SUMPRODUCT([Thong_Tin_Ngay_Nghi_201703.$B$3:.$B$63]=[.$B37];[Thong_Tin_Ngay_Nghi_201703.$C$3:.$C$63])+SUMPRODUCT([Thong_Tin_Ngay_Nghi_201704.$B$3:.$B$63]=[.$B37];[Thong_Tin_Ngay_Nghi_201704.$C$3:.$C$63])+SUMPRODUCT([Thong_Tin_Ngay_Nghi_201705.$B$3:.$B$62]=[.$B37];[Thong_Tin_Ngay_Nghi_201705.$C$3:.$C$62])+SUMPRODUCT([Thong_Tin_Ngay_Nghi_201706.$B$3:.$B$64]=[.$B37];[Thong_Tin_Ngay_Nghi_201706.$C$3:.$C$64])+SUMPRODUCT([Thong_Tin_Ngay_Nghi_201707.$B$3:.$B$66]=[.$B37];[Thong_Tin_Ngay_Nghi_201707.$C$3:.$C$66])+SUMPRODUCT([Thong_Tin_Ngay_Nghi_201708.$B$3:.$B$66]=[.$B37];[Thong_Tin_Ngay_Nghi_201708.$C$3:.$C$66])+SUMPRODUCT([Thong_Tin_Ngay_Nghi_201709.$B$3:.$B$64]=[.$B37];[Thong_Tin_Ngay_Nghi_201709.$C$3:.$C$64])+SUMPRODUCT([Thong_Tin_Ngay_Nghi_201710.$B$3:.$B$64]=[.$B37];[Thong_Tin_Ngay_Nghi_201710.$C$3:.$C$64])+SUMPRODUCT([Thong_Tin_Ngay_Nghi_201711.$B$3:.$B$66]=[.$B37];[Thong_Tin_Ngay_Nghi_201711.$C$3:.$C$66])+ SUMPRODUCT([Thong_Tin_Ngay_Nghi_201712.$B$3:.$B$69]=[.$B37];[Thong_Tin_Ngay_Nghi_201712.$C$3:.$C$69])" office:value-type="float" office:value="15.5">
            <text:p>15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-0.5">
            <text:p>-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48" table:formula="of:=[.I37]+[.K37] +[.J37]" office:value-type="float" office:value="4.5">
            <text:p>4.5</text:p>
          </table:table-cell>
          <table:table-cell table:style-name="ce62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12-19T14:14:17.17">
            <text:p>12/19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2">
            <text:p>12</text:p>
          </table:table-cell>
          <table:table-cell table:style-name="ce56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3">
            <text:p>3</text:p>
          </table:table-cell>
          <table:table-cell table:style-name="ce61" table:formula="of:=SUMPRODUCT([Thong_Tin_Ngay_Nghi_201701.$B$3:.$B$61]=[.$B38];[Thong_Tin_Ngay_Nghi_201701.$C$3:.$C$61])+SUMPRODUCT([Thong_Tin_Ngay_Nghi_201702.$B$3:.$B$62]=[.$B38];[Thong_Tin_Ngay_Nghi_201702.$C$3:.$C$62])+SUMPRODUCT([Thong_Tin_Ngay_Nghi_201703.$B$3:.$B$63]=[.$B38];[Thong_Tin_Ngay_Nghi_201703.$C$3:.$C$63])+SUMPRODUCT([Thong_Tin_Ngay_Nghi_201704.$B$3:.$B$63]=[.$B38];[Thong_Tin_Ngay_Nghi_201704.$C$3:.$C$63])+SUMPRODUCT([Thong_Tin_Ngay_Nghi_201705.$B$3:.$B$62]=[.$B38];[Thong_Tin_Ngay_Nghi_201705.$C$3:.$C$62])+SUMPRODUCT([Thong_Tin_Ngay_Nghi_201706.$B$3:.$B$64]=[.$B38];[Thong_Tin_Ngay_Nghi_201706.$C$3:.$C$64])+SUMPRODUCT([Thong_Tin_Ngay_Nghi_201707.$B$3:.$B$66]=[.$B38];[Thong_Tin_Ngay_Nghi_201707.$C$3:.$C$66])+SUMPRODUCT([Thong_Tin_Ngay_Nghi_201708.$B$3:.$B$66]=[.$B38];[Thong_Tin_Ngay_Nghi_201708.$C$3:.$C$66])+SUMPRODUCT([Thong_Tin_Ngay_Nghi_201709.$B$3:.$B$64]=[.$B38];[Thong_Tin_Ngay_Nghi_201709.$C$3:.$C$64])+SUMPRODUCT([Thong_Tin_Ngay_Nghi_201710.$B$3:.$B$64]=[.$B38];[Thong_Tin_Ngay_Nghi_201710.$C$3:.$C$64])+SUMPRODUCT([Thong_Tin_Ngay_Nghi_201711.$B$3:.$B$66]=[.$B38];[Thong_Tin_Ngay_Nghi_201711.$C$3:.$C$66])+ SUMPRODUCT([Thong_Tin_Ngay_Nghi_201712.$B$3:.$B$69]=[.$B38];[Thong_Tin_Ngay_Nghi_201712.$C$3:.$C$69])" office:value-type="float" office:value="12.5">
            <text:p>12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1">
            <text:p>1</text:p>
          </table:table-cell>
          <table:table-cell table:number-columns-repeated="2" table:style-name="ce48"/>
          <table:table-cell table:style-name="ce48" table:formula="of:=[.I38]+[.K38] +[.J38]" office:value-type="float" office:value="1">
            <text:p>1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12-19T14:14:17.17">
            <text:p>12/19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56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39];[Thong_Tin_Ngay_Nghi_201701.$C$3:.$C$61])+SUMPRODUCT([Thong_Tin_Ngay_Nghi_201702.$B$3:.$B$62]=[.$B39];[Thong_Tin_Ngay_Nghi_201702.$C$3:.$C$62])+SUMPRODUCT([Thong_Tin_Ngay_Nghi_201703.$B$3:.$B$63]=[.$B39];[Thong_Tin_Ngay_Nghi_201703.$C$3:.$C$63])+SUMPRODUCT([Thong_Tin_Ngay_Nghi_201704.$B$3:.$B$63]=[.$B39];[Thong_Tin_Ngay_Nghi_201704.$C$3:.$C$63])+SUMPRODUCT([Thong_Tin_Ngay_Nghi_201705.$B$3:.$B$62]=[.$B39];[Thong_Tin_Ngay_Nghi_201705.$C$3:.$C$62])+SUMPRODUCT([Thong_Tin_Ngay_Nghi_201706.$B$3:.$B$64]=[.$B39];[Thong_Tin_Ngay_Nghi_201706.$C$3:.$C$64])+SUMPRODUCT([Thong_Tin_Ngay_Nghi_201707.$B$3:.$B$66]=[.$B39];[Thong_Tin_Ngay_Nghi_201707.$C$3:.$C$66])+SUMPRODUCT([Thong_Tin_Ngay_Nghi_201708.$B$3:.$B$66]=[.$B39];[Thong_Tin_Ngay_Nghi_201708.$C$3:.$C$66])+SUMPRODUCT([Thong_Tin_Ngay_Nghi_201709.$B$3:.$B$64]=[.$B39];[Thong_Tin_Ngay_Nghi_201709.$C$3:.$C$64])+SUMPRODUCT([Thong_Tin_Ngay_Nghi_201710.$B$3:.$B$64]=[.$B39];[Thong_Tin_Ngay_Nghi_201710.$C$3:.$C$64])+SUMPRODUCT([Thong_Tin_Ngay_Nghi_201711.$B$3:.$B$66]=[.$B39];[Thong_Tin_Ngay_Nghi_201711.$C$3:.$C$66])+ SUMPRODUCT([Thong_Tin_Ngay_Nghi_201712.$B$3:.$B$69]=[.$B39];[Thong_Tin_Ngay_Nghi_201712.$C$3:.$C$69])" office:value-type="float" office:value="12.5">
            <text:p>12.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number-columns-repeated="2" table:style-name="ce48"/>
          <table:table-cell table:style-name="ce48" table:formula="of:=[.I39]+[.K39] +[.J39]" office:value-type="float" office:value="2.5">
            <text:p>2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12-19T14:14:17.17">
            <text:p>12/19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2">
            <text:p>12</text:p>
          </table:table-cell>
          <table:table-cell table:style-name="ce56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5">
            <text:p>5</text:p>
          </table:table-cell>
          <table:table-cell table:style-name="ce61" table:formula="of:=SUMPRODUCT([Thong_Tin_Ngay_Nghi_201701.$B$3:.$B$61]=[.$B40];[Thong_Tin_Ngay_Nghi_201701.$C$3:.$C$61])+SUMPRODUCT([Thong_Tin_Ngay_Nghi_201702.$B$3:.$B$62]=[.$B40];[Thong_Tin_Ngay_Nghi_201702.$C$3:.$C$62])+SUMPRODUCT([Thong_Tin_Ngay_Nghi_201703.$B$3:.$B$63]=[.$B40];[Thong_Tin_Ngay_Nghi_201703.$C$3:.$C$63])+SUMPRODUCT([Thong_Tin_Ngay_Nghi_201704.$B$3:.$B$63]=[.$B40];[Thong_Tin_Ngay_Nghi_201704.$C$3:.$C$63])+SUMPRODUCT([Thong_Tin_Ngay_Nghi_201705.$B$3:.$B$62]=[.$B40];[Thong_Tin_Ngay_Nghi_201705.$C$3:.$C$62])+SUMPRODUCT([Thong_Tin_Ngay_Nghi_201706.$B$3:.$B$64]=[.$B40];[Thong_Tin_Ngay_Nghi_201706.$C$3:.$C$64])+SUMPRODUCT([Thong_Tin_Ngay_Nghi_201707.$B$3:.$B$66]=[.$B40];[Thong_Tin_Ngay_Nghi_201707.$C$3:.$C$66])+SUMPRODUCT([Thong_Tin_Ngay_Nghi_201708.$B$3:.$B$66]=[.$B40];[Thong_Tin_Ngay_Nghi_201708.$C$3:.$C$66])+SUMPRODUCT([Thong_Tin_Ngay_Nghi_201709.$B$3:.$B$64]=[.$B40];[Thong_Tin_Ngay_Nghi_201709.$C$3:.$C$64])+SUMPRODUCT([Thong_Tin_Ngay_Nghi_201710.$B$3:.$B$64]=[.$B40];[Thong_Tin_Ngay_Nghi_201710.$C$3:.$C$64])+SUMPRODUCT([Thong_Tin_Ngay_Nghi_201711.$B$3:.$B$66]=[.$B40];[Thong_Tin_Ngay_Nghi_201711.$C$3:.$C$66])+ SUMPRODUCT([Thong_Tin_Ngay_Nghi_201712.$B$3:.$B$69]=[.$B40];[Thong_Tin_Ngay_Nghi_201712.$C$3:.$C$69])" office:value-type="float" office:value="11.5">
            <text:p>11.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5.5">
            <text:p>5.5</text:p>
          </table:table-cell>
          <table:table-cell table:number-columns-repeated="2" table:style-name="ce48"/>
          <table:table-cell table:style-name="ce48" table:formula="of:=[.I40]+[.K40] +[.J40]" office:value-type="float" office:value="5.5">
            <text:p>5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12-19T14:14:17.17">
            <text:p>12/19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2">
            <text:p>12</text:p>
          </table:table-cell>
          <table:table-cell table:style-name="ce56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">
            <text:p>1</text:p>
          </table:table-cell>
          <table:table-cell table:style-name="ce61" table:formula="of:=SUMPRODUCT([Thong_Tin_Ngay_Nghi_201701.$B$3:.$B$61]=[.$B41];[Thong_Tin_Ngay_Nghi_201701.$C$3:.$C$61])+SUMPRODUCT([Thong_Tin_Ngay_Nghi_201702.$B$3:.$B$62]=[.$B41];[Thong_Tin_Ngay_Nghi_201702.$C$3:.$C$62])+SUMPRODUCT([Thong_Tin_Ngay_Nghi_201703.$B$3:.$B$63]=[.$B41];[Thong_Tin_Ngay_Nghi_201703.$C$3:.$C$63])+SUMPRODUCT([Thong_Tin_Ngay_Nghi_201704.$B$3:.$B$63]=[.$B41];[Thong_Tin_Ngay_Nghi_201704.$C$3:.$C$63])+SUMPRODUCT([Thong_Tin_Ngay_Nghi_201705.$B$3:.$B$62]=[.$B41];[Thong_Tin_Ngay_Nghi_201705.$C$3:.$C$62])+SUMPRODUCT([Thong_Tin_Ngay_Nghi_201706.$B$3:.$B$64]=[.$B41];[Thong_Tin_Ngay_Nghi_201706.$C$3:.$C$64])+SUMPRODUCT([Thong_Tin_Ngay_Nghi_201707.$B$3:.$B$66]=[.$B41];[Thong_Tin_Ngay_Nghi_201707.$C$3:.$C$66])+SUMPRODUCT([Thong_Tin_Ngay_Nghi_201708.$B$3:.$B$66]=[.$B41];[Thong_Tin_Ngay_Nghi_201708.$C$3:.$C$66])+SUMPRODUCT([Thong_Tin_Ngay_Nghi_201709.$B$3:.$B$64]=[.$B41];[Thong_Tin_Ngay_Nghi_201709.$C$3:.$C$64])+SUMPRODUCT([Thong_Tin_Ngay_Nghi_201710.$B$3:.$B$64]=[.$B41];[Thong_Tin_Ngay_Nghi_201710.$C$3:.$C$64])+SUMPRODUCT([Thong_Tin_Ngay_Nghi_201711.$B$3:.$B$66]=[.$B41];[Thong_Tin_Ngay_Nghi_201711.$C$3:.$C$66])+ SUMPRODUCT([Thong_Tin_Ngay_Nghi_201712.$B$3:.$B$69]=[.$B41];[Thong_Tin_Ngay_Nghi_201712.$C$3:.$C$69])" office:value-type="float" office:value="3.5">
            <text:p>3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9.5">
            <text:p>9.5</text:p>
          </table:table-cell>
          <table:table-cell table:number-columns-repeated="2" table:style-name="ce48"/>
          <table:table-cell table:style-name="ce48" table:formula="of:=[.I41]+[.K41] +[.J41]" office:value-type="float" office:value="9.5">
            <text:p>9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12-19T14:14:17.17">
            <text:p>12/19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2">
            <text:p>12</text:p>
          </table:table-cell>
          <table:table-cell table:style-name="ce56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2];[Thong_Tin_Ngay_Nghi_201701.$C$3:.$C$61])+SUMPRODUCT([Thong_Tin_Ngay_Nghi_201702.$B$3:.$B$62]=[.$B42];[Thong_Tin_Ngay_Nghi_201702.$C$3:.$C$62])+SUMPRODUCT([Thong_Tin_Ngay_Nghi_201703.$B$3:.$B$63]=[.$B42];[Thong_Tin_Ngay_Nghi_201703.$C$3:.$C$63])+SUMPRODUCT([Thong_Tin_Ngay_Nghi_201704.$B$3:.$B$63]=[.$B42];[Thong_Tin_Ngay_Nghi_201704.$C$3:.$C$63])+SUMPRODUCT([Thong_Tin_Ngay_Nghi_201705.$B$3:.$B$62]=[.$B42];[Thong_Tin_Ngay_Nghi_201705.$C$3:.$C$62])+SUMPRODUCT([Thong_Tin_Ngay_Nghi_201706.$B$3:.$B$64]=[.$B42];[Thong_Tin_Ngay_Nghi_201706.$C$3:.$C$64])+SUMPRODUCT([Thong_Tin_Ngay_Nghi_201707.$B$3:.$B$66]=[.$B42];[Thong_Tin_Ngay_Nghi_201707.$C$3:.$C$66])+SUMPRODUCT([Thong_Tin_Ngay_Nghi_201708.$B$3:.$B$66]=[.$B42];[Thong_Tin_Ngay_Nghi_201708.$C$3:.$C$66])+SUMPRODUCT([Thong_Tin_Ngay_Nghi_201709.$B$3:.$B$64]=[.$B42];[Thong_Tin_Ngay_Nghi_201709.$C$3:.$C$64])+SUMPRODUCT([Thong_Tin_Ngay_Nghi_201710.$B$3:.$B$64]=[.$B42];[Thong_Tin_Ngay_Nghi_201710.$C$3:.$C$64])+SUMPRODUCT([Thong_Tin_Ngay_Nghi_201711.$B$3:.$B$66]=[.$B42];[Thong_Tin_Ngay_Nghi_201711.$C$3:.$C$66])+ SUMPRODUCT([Thong_Tin_Ngay_Nghi_201712.$B$3:.$B$69]=[.$B42];[Thong_Tin_Ngay_Nghi_201712.$C$3:.$C$69])" office:value-type="float" office:value="12.5">
            <text:p>12.5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4">
            <text:p>4</text:p>
          </table:table-cell>
          <table:table-cell table:number-columns-repeated="2" table:style-name="ce48"/>
          <table:table-cell table:style-name="ce48" table:formula="of:=[.I42]+[.K42] +[.J42]" office:value-type="float" office:value="4">
            <text:p>4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12-19T14:14:17.17">
            <text:p>12/19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2">
            <text:p>12</text:p>
          </table:table-cell>
          <table:table-cell table:style-name="ce56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.5">
            <text:p>1.5</text:p>
          </table:table-cell>
          <table:table-cell table:style-name="ce61" table:formula="of:=SUMPRODUCT([Thong_Tin_Ngay_Nghi_201701.$B$3:.$B$61]=[.$B43];[Thong_Tin_Ngay_Nghi_201701.$C$3:.$C$61])+SUMPRODUCT([Thong_Tin_Ngay_Nghi_201702.$B$3:.$B$62]=[.$B43];[Thong_Tin_Ngay_Nghi_201702.$C$3:.$C$62])+SUMPRODUCT([Thong_Tin_Ngay_Nghi_201703.$B$3:.$B$63]=[.$B43];[Thong_Tin_Ngay_Nghi_201703.$C$3:.$C$63])+SUMPRODUCT([Thong_Tin_Ngay_Nghi_201704.$B$3:.$B$63]=[.$B43];[Thong_Tin_Ngay_Nghi_201704.$C$3:.$C$63])+SUMPRODUCT([Thong_Tin_Ngay_Nghi_201705.$B$3:.$B$62]=[.$B43];[Thong_Tin_Ngay_Nghi_201705.$C$3:.$C$62])+SUMPRODUCT([Thong_Tin_Ngay_Nghi_201706.$B$3:.$B$64]=[.$B43];[Thong_Tin_Ngay_Nghi_201706.$C$3:.$C$64])+SUMPRODUCT([Thong_Tin_Ngay_Nghi_201707.$B$3:.$B$66]=[.$B43];[Thong_Tin_Ngay_Nghi_201707.$C$3:.$C$66])+SUMPRODUCT([Thong_Tin_Ngay_Nghi_201708.$B$3:.$B$66]=[.$B43];[Thong_Tin_Ngay_Nghi_201708.$C$3:.$C$66])+SUMPRODUCT([Thong_Tin_Ngay_Nghi_201709.$B$3:.$B$64]=[.$B43];[Thong_Tin_Ngay_Nghi_201709.$C$3:.$C$64])+SUMPRODUCT([Thong_Tin_Ngay_Nghi_201710.$B$3:.$B$64]=[.$B43];[Thong_Tin_Ngay_Nghi_201710.$C$3:.$C$64])+SUMPRODUCT([Thong_Tin_Ngay_Nghi_201711.$B$3:.$B$66]=[.$B43];[Thong_Tin_Ngay_Nghi_201711.$C$3:.$C$66])+ SUMPRODUCT([Thong_Tin_Ngay_Nghi_201712.$B$3:.$B$69]=[.$B43];[Thong_Tin_Ngay_Nghi_201712.$C$3:.$C$69])" office:value-type="float" office:value="13">
            <text:p>13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0.5">
            <text:p>0.5</text:p>
          </table:table-cell>
          <table:table-cell table:number-columns-repeated="2" table:style-name="ce48"/>
          <table:table-cell table:style-name="ce48" table:formula="of:=[.I43]+[.K43] +[.J43]" office:value-type="float" office:value="0.5">
            <text:p>0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4]);DATE(YEAR([.D44]);12;31);NOW())" office:value-type="date" office:date-value="2017-12-19T14:14:17.17">
            <text:p>12/19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2">
            <text:p>12</text:p>
          </table:table-cell>
          <table:table-cell table:style-name="ce56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2">
            <text:p>2</text:p>
          </table:table-cell>
          <table:table-cell table:style-name="ce61" table:formula="of:=SUMPRODUCT([Thong_Tin_Ngay_Nghi_201701.$B$3:.$B$61]=[.$B44];[Thong_Tin_Ngay_Nghi_201701.$C$3:.$C$61])+SUMPRODUCT([Thong_Tin_Ngay_Nghi_201702.$B$3:.$B$62]=[.$B44];[Thong_Tin_Ngay_Nghi_201702.$C$3:.$C$62])+SUMPRODUCT([Thong_Tin_Ngay_Nghi_201703.$B$3:.$B$63]=[.$B44];[Thong_Tin_Ngay_Nghi_201703.$C$3:.$C$63])+SUMPRODUCT([Thong_Tin_Ngay_Nghi_201704.$B$3:.$B$63]=[.$B44];[Thong_Tin_Ngay_Nghi_201704.$C$3:.$C$63])+SUMPRODUCT([Thong_Tin_Ngay_Nghi_201705.$B$3:.$B$62]=[.$B44];[Thong_Tin_Ngay_Nghi_201705.$C$3:.$C$62])+SUMPRODUCT([Thong_Tin_Ngay_Nghi_201706.$B$3:.$B$64]=[.$B44];[Thong_Tin_Ngay_Nghi_201706.$C$3:.$C$64])+SUMPRODUCT([Thong_Tin_Ngay_Nghi_201707.$B$3:.$B$66]=[.$B44];[Thong_Tin_Ngay_Nghi_201707.$C$3:.$C$66])+SUMPRODUCT([Thong_Tin_Ngay_Nghi_201708.$B$3:.$B$66]=[.$B44];[Thong_Tin_Ngay_Nghi_201708.$C$3:.$C$66])+SUMPRODUCT([Thong_Tin_Ngay_Nghi_201709.$B$3:.$B$64]=[.$B44];[Thong_Tin_Ngay_Nghi_201709.$C$3:.$C$64])+SUMPRODUCT([Thong_Tin_Ngay_Nghi_201710.$B$3:.$B$64]=[.$B44];[Thong_Tin_Ngay_Nghi_201710.$C$3:.$C$64])+SUMPRODUCT([Thong_Tin_Ngay_Nghi_201711.$B$3:.$B$66]=[.$B44];[Thong_Tin_Ngay_Nghi_201711.$C$3:.$C$66])+ SUMPRODUCT([Thong_Tin_Ngay_Nghi_201712.$B$3:.$B$69]=[.$B44];[Thong_Tin_Ngay_Nghi_201712.$C$3:.$C$69])" office:value-type="float" office:value="6">
            <text:p>6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6.5">
            <text:p>6.5</text:p>
          </table:table-cell>
          <table:table-cell table:number-columns-repeated="2" table:style-name="ce48"/>
          <table:table-cell table:style-name="ce48" table:formula="of:=[.I44]+[.K44] +[.J44]" office:value-type="float" office:value="6.5">
            <text:p>6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PhatHDT</text:p>
          </table:table-cell>
          <table:table-cell table:style-name="ce48"/>
          <table:table-cell table:style-name="ce50" office:value-type="date" office:date-value="2017-12-01">
            <text:p>12/01/17</text:p>
          </table:table-cell>
          <table:table-cell table:style-name="ce50" table:formula="of:=IF(YEAR(NOW())&gt;YEAR([.D45]);DATE(YEAR([.D45]);12;31);NOW())" office:value-type="date" office:date-value="2017-12-19T14:14:17.18">
            <text:p>12/19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0">
            <text:p>0</text:p>
          </table:table-cell>
          <table:table-cell table:style-name="ce56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61" table:formula="of:=SUMPRODUCT([Thong_Tin_Ngay_Nghi_201701.$B$3:.$B$61]=[.$B45];[Thong_Tin_Ngay_Nghi_201701.$C$3:.$C$61])+SUMPRODUCT([Thong_Tin_Ngay_Nghi_201702.$B$3:.$B$62]=[.$B45];[Thong_Tin_Ngay_Nghi_201702.$C$3:.$C$62])+SUMPRODUCT([Thong_Tin_Ngay_Nghi_201703.$B$3:.$B$63]=[.$B45];[Thong_Tin_Ngay_Nghi_201703.$C$3:.$C$63])+SUMPRODUCT([Thong_Tin_Ngay_Nghi_201704.$B$3:.$B$63]=[.$B45];[Thong_Tin_Ngay_Nghi_201704.$C$3:.$C$63])+SUMPRODUCT([Thong_Tin_Ngay_Nghi_201705.$B$3:.$B$62]=[.$B45];[Thong_Tin_Ngay_Nghi_201705.$C$3:.$C$62])+SUMPRODUCT([Thong_Tin_Ngay_Nghi_201706.$B$3:.$B$64]=[.$B45];[Thong_Tin_Ngay_Nghi_201706.$C$3:.$C$64])+SUMPRODUCT([Thong_Tin_Ngay_Nghi_201707.$B$3:.$B$66]=[.$B45];[Thong_Tin_Ngay_Nghi_201707.$C$3:.$C$66])+SUMPRODUCT([Thong_Tin_Ngay_Nghi_201708.$B$3:.$B$66]=[.$B45];[Thong_Tin_Ngay_Nghi_201708.$C$3:.$C$66])+SUMPRODUCT([Thong_Tin_Ngay_Nghi_201709.$B$3:.$B$64]=[.$B45];[Thong_Tin_Ngay_Nghi_201709.$C$3:.$C$64])+SUMPRODUCT([Thong_Tin_Ngay_Nghi_201710.$B$3:.$B$64]=[.$B45];[Thong_Tin_Ngay_Nghi_201710.$C$3:.$C$64])+SUMPRODUCT([Thong_Tin_Ngay_Nghi_201711.$B$3:.$B$66]=[.$B45];[Thong_Tin_Ngay_Nghi_201711.$C$3:.$C$66])+ SUMPRODUCT([Thong_Tin_Ngay_Nghi_201712.$B$3:.$B$69]=[.$B45];[Thong_Tin_Ngay_Nghi_201712.$C$3:.$C$69])" office:value-type="float" office:value="7">
            <text:p>7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-7">
            <text:p>-7</text:p>
          </table:table-cell>
          <table:table-cell table:number-columns-repeated="2" table:style-name="ce48"/>
          <table:table-cell table:style-name="ce48" table:formula="of:=[.I45]+[.K45] +[.J45]" office:value-type="float" office:value="-7">
            <text:p>-7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48"/>
          <table:table-cell table:style-name="ce50" office:value-type="date" office:date-value="2017-12-11">
            <text:p>12/11/17</text:p>
          </table:table-cell>
          <table:table-cell table:style-name="ce50" table:formula="of:=IF(YEAR(NOW())&gt;YEAR([.D46]);DATE(YEAR([.D46]);12;31);NOW())" office:value-type="date" office:date-value="2017-12-19T14:14:17.18">
            <text:p>12/19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0">
            <text:p>0</text:p>
          </table:table-cell>
          <table:table-cell table:style-name="ce56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1" table:formula="of:=SUMPRODUCT([Thong_Tin_Ngay_Nghi_201701.$B$3:.$B$61]=[.$B46];[Thong_Tin_Ngay_Nghi_201701.$C$3:.$C$61])+SUMPRODUCT([Thong_Tin_Ngay_Nghi_201702.$B$3:.$B$62]=[.$B46];[Thong_Tin_Ngay_Nghi_201702.$C$3:.$C$62])+SUMPRODUCT([Thong_Tin_Ngay_Nghi_201703.$B$3:.$B$63]=[.$B46];[Thong_Tin_Ngay_Nghi_201703.$C$3:.$C$63])+SUMPRODUCT([Thong_Tin_Ngay_Nghi_201704.$B$3:.$B$63]=[.$B46];[Thong_Tin_Ngay_Nghi_201704.$C$3:.$C$63])+SUMPRODUCT([Thong_Tin_Ngay_Nghi_201705.$B$3:.$B$62]=[.$B46];[Thong_Tin_Ngay_Nghi_201705.$C$3:.$C$62])+SUMPRODUCT([Thong_Tin_Ngay_Nghi_201706.$B$3:.$B$64]=[.$B46];[Thong_Tin_Ngay_Nghi_201706.$C$3:.$C$64])+SUMPRODUCT([Thong_Tin_Ngay_Nghi_201707.$B$3:.$B$66]=[.$B46];[Thong_Tin_Ngay_Nghi_201707.$C$3:.$C$66])+SUMPRODUCT([Thong_Tin_Ngay_Nghi_201708.$B$3:.$B$66]=[.$B46];[Thong_Tin_Ngay_Nghi_201708.$C$3:.$C$66])+SUMPRODUCT([Thong_Tin_Ngay_Nghi_201709.$B$3:.$B$64]=[.$B46];[Thong_Tin_Ngay_Nghi_201709.$C$3:.$C$64])+SUMPRODUCT([Thong_Tin_Ngay_Nghi_201710.$B$3:.$B$64]=[.$B46];[Thong_Tin_Ngay_Nghi_201710.$C$3:.$C$64])+SUMPRODUCT([Thong_Tin_Ngay_Nghi_201711.$B$3:.$B$66]=[.$B46];[Thong_Tin_Ngay_Nghi_201711.$C$3:.$C$66])+ SUMPRODUCT([Thong_Tin_Ngay_Nghi_201712.$B$3:.$B$69]=[.$B46];[Thong_Tin_Ngay_Nghi_201712.$C$3:.$C$69])" office:value-type="float" office:value="0">
            <text:p>0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0">
            <text:p>0</text:p>
          </table:table-cell>
          <table:table-cell table:number-columns-repeated="2" table:style-name="ce48"/>
          <table:table-cell table:style-name="ce48" table:formula="of:=[.I46]+[.K46] +[.J46]" office:value-type="float" office:value="0">
            <text:p>0</text:p>
          </table:table-cell>
          <table:table-cell table:style-name="ce62"/>
          <table:table-cell table:number-columns-repeated="1010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PhongP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2">
            <text:p>06/22/17</text:p>
          </table:table-cell>
          <table:table-cell table:style-name="ce50" table:formula="of:=IF(YEAR(NOW())&gt;YEAR([.D47]);DATE(YEAR([.D47]);12;31);NOW())" office:value-type="date" office:date-value="2017-12-19T14:14:17.18">
            <text:p>12/19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6">
            <text:p>6</text:p>
          </table:table-cell>
          <table:table-cell table:style-name="ce56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61" table:formula="of:=SUMPRODUCT([Thong_Tin_Ngay_Nghi_201701.$B$3:.$B$61]=[.$B47];[Thong_Tin_Ngay_Nghi_201701.$C$3:.$C$61])+SUMPRODUCT([Thong_Tin_Ngay_Nghi_201702.$B$3:.$B$62]=[.$B47];[Thong_Tin_Ngay_Nghi_201702.$C$3:.$C$62])+SUMPRODUCT([Thong_Tin_Ngay_Nghi_201703.$B$3:.$B$63]=[.$B47];[Thong_Tin_Ngay_Nghi_201703.$C$3:.$C$63])+SUMPRODUCT([Thong_Tin_Ngay_Nghi_201704.$B$3:.$B$63]=[.$B47];[Thong_Tin_Ngay_Nghi_201704.$C$3:.$C$63])+SUMPRODUCT([Thong_Tin_Ngay_Nghi_201705.$B$3:.$B$62]=[.$B47];[Thong_Tin_Ngay_Nghi_201705.$C$3:.$C$62])+SUMPRODUCT([Thong_Tin_Ngay_Nghi_201706.$B$3:.$B$64]=[.$B47];[Thong_Tin_Ngay_Nghi_201706.$C$3:.$C$64])+SUMPRODUCT([Thong_Tin_Ngay_Nghi_201707.$B$3:.$B$66]=[.$B47];[Thong_Tin_Ngay_Nghi_201707.$C$3:.$C$66])+SUMPRODUCT([Thong_Tin_Ngay_Nghi_201708.$B$3:.$B$66]=[.$B47];[Thong_Tin_Ngay_Nghi_201708.$C$3:.$C$66])+SUMPRODUCT([Thong_Tin_Ngay_Nghi_201709.$B$3:.$B$64]=[.$B47];[Thong_Tin_Ngay_Nghi_201709.$C$3:.$C$64])+SUMPRODUCT([Thong_Tin_Ngay_Nghi_201710.$B$3:.$B$64]=[.$B47];[Thong_Tin_Ngay_Nghi_201710.$C$3:.$C$64])+SUMPRODUCT([Thong_Tin_Ngay_Nghi_201711.$B$3:.$B$66]=[.$B47];[Thong_Tin_Ngay_Nghi_201711.$C$3:.$C$66])+ SUMPRODUCT([Thong_Tin_Ngay_Nghi_201712.$B$3:.$B$69]=[.$B47];[Thong_Tin_Ngay_Nghi_201712.$C$3:.$C$69])" office:value-type="float" office:value="10">
            <text:p>10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4">
            <text:p>-4</text:p>
          </table:table-cell>
          <table:table-cell table:style-name="ce48"/>
          <table:table-cell table:style-name="ce48" table:formula="of:=1+0.5" office:value-type="float" office:value="1.5">
            <text:p>1.5</text:p>
          </table:table-cell>
          <table:table-cell table:style-name="ce48" table:formula="of:=[.I47]+[.K47] +[.J47]" office:value-type="float" office:value="-2.5">
            <text:p>-2.5</text:p>
          </table:table-cell>
          <table:table-cell table:style-name="ce62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0"/>
        </table:table-row>
        <table:table-row table:style-name="ro17">
          <table:table-cell table:style-name="ce42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8]);DATE(YEAR([.D48]);12;31);NOW())" office:value-type="date" office:date-value="2017-12-19T14:14:17.2">
            <text:p>12/19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2">
            <text:p>12</text:p>
          </table:table-cell>
          <table:table-cell table:style-name="ce56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5">
            <text:p>5</text:p>
          </table:table-cell>
          <table:table-cell table:style-name="ce61" table:formula="of:=SUMPRODUCT([Thong_Tin_Ngay_Nghi_201701.$B$3:.$B$61]=[.$B48];[Thong_Tin_Ngay_Nghi_201701.$C$3:.$C$61])+SUMPRODUCT([Thong_Tin_Ngay_Nghi_201702.$B$3:.$B$62]=[.$B48];[Thong_Tin_Ngay_Nghi_201702.$C$3:.$C$62])+SUMPRODUCT([Thong_Tin_Ngay_Nghi_201703.$B$3:.$B$63]=[.$B48];[Thong_Tin_Ngay_Nghi_201703.$C$3:.$C$63])+SUMPRODUCT([Thong_Tin_Ngay_Nghi_201704.$B$3:.$B$63]=[.$B48];[Thong_Tin_Ngay_Nghi_201704.$C$3:.$C$63])+SUMPRODUCT([Thong_Tin_Ngay_Nghi_201705.$B$3:.$B$62]=[.$B48];[Thong_Tin_Ngay_Nghi_201705.$C$3:.$C$62])+SUMPRODUCT([Thong_Tin_Ngay_Nghi_201706.$B$3:.$B$64]=[.$B48];[Thong_Tin_Ngay_Nghi_201706.$C$3:.$C$64])+SUMPRODUCT([Thong_Tin_Ngay_Nghi_201707.$B$3:.$B$66]=[.$B48];[Thong_Tin_Ngay_Nghi_201707.$C$3:.$C$66])+SUMPRODUCT([Thong_Tin_Ngay_Nghi_201708.$B$3:.$B$66]=[.$B48];[Thong_Tin_Ngay_Nghi_201708.$C$3:.$C$66])+SUMPRODUCT([Thong_Tin_Ngay_Nghi_201709.$B$3:.$B$64]=[.$B48];[Thong_Tin_Ngay_Nghi_201709.$C$3:.$C$64])+SUMPRODUCT([Thong_Tin_Ngay_Nghi_201710.$B$3:.$B$64]=[.$B48];[Thong_Tin_Ngay_Nghi_201710.$C$3:.$C$64])+SUMPRODUCT([Thong_Tin_Ngay_Nghi_201711.$B$3:.$B$66]=[.$B48];[Thong_Tin_Ngay_Nghi_201711.$C$3:.$C$66])+ SUMPRODUCT([Thong_Tin_Ngay_Nghi_201712.$B$3:.$B$69]=[.$B48];[Thong_Tin_Ngay_Nghi_201712.$C$3:.$C$69])" office:value-type="float" office:value="19">
            <text:p>19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-7">
            <text:p>-7</text:p>
          </table:table-cell>
          <table:table-cell table:style-name="ce48"/>
          <table:table-cell table:style-name="ce48" table:formula="of:=1+1.5+1.5+2+1+1.5" office:value-type="float" office:value="8.5">
            <text:p>8.5</text:p>
          </table:table-cell>
          <table:table-cell table:style-name="ce48" table:formula="of:=[.I48]+[.K48] +[.J48]" office:value-type="float" office:value="1.5">
            <text:p>1.5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QuangVD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49]);DATE(YEAR([.D49]);12;31);NOW())" office:value-type="date" office:date-value="2017-12-19T14:14:17.2">
            <text:p>12/19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2">
            <text:p>2</text:p>
          </table:table-cell>
          <table:table-cell table:style-name="ce56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1" table:formula="of:=SUMPRODUCT([Thong_Tin_Ngay_Nghi_201701.$B$3:.$B$61]=[.$B49];[Thong_Tin_Ngay_Nghi_201701.$C$3:.$C$61])+SUMPRODUCT([Thong_Tin_Ngay_Nghi_201702.$B$3:.$B$62]=[.$B49];[Thong_Tin_Ngay_Nghi_201702.$C$3:.$C$62])+SUMPRODUCT([Thong_Tin_Ngay_Nghi_201703.$B$3:.$B$63]=[.$B49];[Thong_Tin_Ngay_Nghi_201703.$C$3:.$C$63])+SUMPRODUCT([Thong_Tin_Ngay_Nghi_201704.$B$3:.$B$63]=[.$B49];[Thong_Tin_Ngay_Nghi_201704.$C$3:.$C$63])+SUMPRODUCT([Thong_Tin_Ngay_Nghi_201705.$B$3:.$B$62]=[.$B49];[Thong_Tin_Ngay_Nghi_201705.$C$3:.$C$62])+SUMPRODUCT([Thong_Tin_Ngay_Nghi_201706.$B$3:.$B$64]=[.$B49];[Thong_Tin_Ngay_Nghi_201706.$C$3:.$C$64])+SUMPRODUCT([Thong_Tin_Ngay_Nghi_201707.$B$3:.$B$66]=[.$B49];[Thong_Tin_Ngay_Nghi_201707.$C$3:.$C$66])+SUMPRODUCT([Thong_Tin_Ngay_Nghi_201708.$B$3:.$B$66]=[.$B49];[Thong_Tin_Ngay_Nghi_201708.$C$3:.$C$66])+SUMPRODUCT([Thong_Tin_Ngay_Nghi_201709.$B$3:.$B$64]=[.$B49];[Thong_Tin_Ngay_Nghi_201709.$C$3:.$C$64])+SUMPRODUCT([Thong_Tin_Ngay_Nghi_201710.$B$3:.$B$64]=[.$B49];[Thong_Tin_Ngay_Nghi_201710.$C$3:.$C$64])+SUMPRODUCT([Thong_Tin_Ngay_Nghi_201711.$B$3:.$B$66]=[.$B49];[Thong_Tin_Ngay_Nghi_201711.$C$3:.$C$66])+ SUMPRODUCT([Thong_Tin_Ngay_Nghi_201712.$B$3:.$B$69]=[.$B49];[Thong_Tin_Ngay_Nghi_201712.$C$3:.$C$69])" office:value-type="float" office:value="0.5">
            <text:p>0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1.5">
            <text:p>1.5</text:p>
          </table:table-cell>
          <table:table-cell table:number-columns-repeated="2" table:style-name="ce48"/>
          <table:table-cell table:style-name="ce48" table:formula="of:=[.I49]+[.K49] +[.J49]" office:value-type="float" office:value="1.5">
            <text:p>1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12-19T14:14:17.2">
            <text:p>12/19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2">
            <text:p>12</text:p>
          </table:table-cell>
          <table:table-cell table:style-name="ce56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50];[Thong_Tin_Ngay_Nghi_201701.$C$3:.$C$61])+SUMPRODUCT([Thong_Tin_Ngay_Nghi_201702.$B$3:.$B$62]=[.$B50];[Thong_Tin_Ngay_Nghi_201702.$C$3:.$C$62])+SUMPRODUCT([Thong_Tin_Ngay_Nghi_201703.$B$3:.$B$63]=[.$B50];[Thong_Tin_Ngay_Nghi_201703.$C$3:.$C$63])+SUMPRODUCT([Thong_Tin_Ngay_Nghi_201704.$B$3:.$B$63]=[.$B50];[Thong_Tin_Ngay_Nghi_201704.$C$3:.$C$63])+SUMPRODUCT([Thong_Tin_Ngay_Nghi_201705.$B$3:.$B$62]=[.$B50];[Thong_Tin_Ngay_Nghi_201705.$C$3:.$C$62])+SUMPRODUCT([Thong_Tin_Ngay_Nghi_201706.$B$3:.$B$64]=[.$B50];[Thong_Tin_Ngay_Nghi_201706.$C$3:.$C$64])+SUMPRODUCT([Thong_Tin_Ngay_Nghi_201707.$B$3:.$B$66]=[.$B50];[Thong_Tin_Ngay_Nghi_201707.$C$3:.$C$66])+SUMPRODUCT([Thong_Tin_Ngay_Nghi_201708.$B$3:.$B$66]=[.$B50];[Thong_Tin_Ngay_Nghi_201708.$C$3:.$C$66])+SUMPRODUCT([Thong_Tin_Ngay_Nghi_201709.$B$3:.$B$64]=[.$B50];[Thong_Tin_Ngay_Nghi_201709.$C$3:.$C$64])+SUMPRODUCT([Thong_Tin_Ngay_Nghi_201710.$B$3:.$B$64]=[.$B50];[Thong_Tin_Ngay_Nghi_201710.$C$3:.$C$64])+SUMPRODUCT([Thong_Tin_Ngay_Nghi_201711.$B$3:.$B$66]=[.$B50];[Thong_Tin_Ngay_Nghi_201711.$C$3:.$C$66])+ SUMPRODUCT([Thong_Tin_Ngay_Nghi_201712.$B$3:.$B$69]=[.$B50];[Thong_Tin_Ngay_Nghi_201712.$C$3:.$C$69])" office:value-type="float" office:value="14">
            <text:p>14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2">
            <text:p>2</text:p>
          </table:table-cell>
          <table:table-cell table:number-columns-repeated="2" table:style-name="ce48"/>
          <table:table-cell table:style-name="ce48" table:formula="of:=[.I50]+[.K50] +[.J50]" office:value-type="float" office:value="2">
            <text:p>2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48"/>
          <table:table-cell table:style-name="ce50" office:value-type="date" office:date-value="2017-11-17">
            <text:p>11/17/17</text:p>
          </table:table-cell>
          <table:table-cell table:style-name="ce50" table:formula="of:=IF(YEAR(NOW())&gt;YEAR([.D51]);DATE(YEAR([.D51]);12;31);NOW())" office:value-type="date" office:date-value="2017-12-19T14:14:17.2">
            <text:p>12/19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">
            <text:p>1</text:p>
          </table:table-cell>
          <table:table-cell table:style-name="ce56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0">
            <text:p>0</text:p>
          </table:table-cell>
          <table:table-cell table:style-name="ce61" table:formula="of:=SUMPRODUCT([Thong_Tin_Ngay_Nghi_201701.$B$3:.$B$61]=[.$B51];[Thong_Tin_Ngay_Nghi_201701.$C$3:.$C$61])+SUMPRODUCT([Thong_Tin_Ngay_Nghi_201702.$B$3:.$B$62]=[.$B51];[Thong_Tin_Ngay_Nghi_201702.$C$3:.$C$62])+SUMPRODUCT([Thong_Tin_Ngay_Nghi_201703.$B$3:.$B$63]=[.$B51];[Thong_Tin_Ngay_Nghi_201703.$C$3:.$C$63])+SUMPRODUCT([Thong_Tin_Ngay_Nghi_201704.$B$3:.$B$63]=[.$B51];[Thong_Tin_Ngay_Nghi_201704.$C$3:.$C$63])+SUMPRODUCT([Thong_Tin_Ngay_Nghi_201705.$B$3:.$B$62]=[.$B51];[Thong_Tin_Ngay_Nghi_201705.$C$3:.$C$62])+SUMPRODUCT([Thong_Tin_Ngay_Nghi_201706.$B$3:.$B$64]=[.$B51];[Thong_Tin_Ngay_Nghi_201706.$C$3:.$C$64])+SUMPRODUCT([Thong_Tin_Ngay_Nghi_201707.$B$3:.$B$66]=[.$B51];[Thong_Tin_Ngay_Nghi_201707.$C$3:.$C$66])+SUMPRODUCT([Thong_Tin_Ngay_Nghi_201708.$B$3:.$B$66]=[.$B51];[Thong_Tin_Ngay_Nghi_201708.$C$3:.$C$66])+SUMPRODUCT([Thong_Tin_Ngay_Nghi_201709.$B$3:.$B$64]=[.$B51];[Thong_Tin_Ngay_Nghi_201709.$C$3:.$C$64])+SUMPRODUCT([Thong_Tin_Ngay_Nghi_201710.$B$3:.$B$64]=[.$B51];[Thong_Tin_Ngay_Nghi_201710.$C$3:.$C$64])+SUMPRODUCT([Thong_Tin_Ngay_Nghi_201711.$B$3:.$B$66]=[.$B51];[Thong_Tin_Ngay_Nghi_201711.$C$3:.$C$66])+ SUMPRODUCT([Thong_Tin_Ngay_Nghi_201712.$B$3:.$B$69]=[.$B51];[Thong_Tin_Ngay_Nghi_201712.$C$3:.$C$69])" office:value-type="float" office:value="0">
            <text:p>0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1">
            <text:p>1</text:p>
          </table:table-cell>
          <table:table-cell table:number-columns-repeated="2" table:style-name="ce48"/>
          <table:table-cell table:style-name="ce48" table:formula="of:=[.I51]+[.K51] +[.J51]" office:value-type="float" office:value="1">
            <text:p>1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2]);DATE(YEAR([.D52]);12;31);NOW())" office:value-type="date" office:date-value="2017-12-19T14:14:17.2">
            <text:p>12/19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2">
            <text:p>12</text:p>
          </table:table-cell>
          <table:table-cell table:style-name="ce56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8.5">
            <text:p>8.5</text:p>
          </table:table-cell>
          <table:table-cell table:style-name="ce61" table:formula="of:=SUMPRODUCT([Thong_Tin_Ngay_Nghi_201701.$B$3:.$B$61]=[.$B52];[Thong_Tin_Ngay_Nghi_201701.$C$3:.$C$61])+SUMPRODUCT([Thong_Tin_Ngay_Nghi_201702.$B$3:.$B$62]=[.$B52];[Thong_Tin_Ngay_Nghi_201702.$C$3:.$C$62])+SUMPRODUCT([Thong_Tin_Ngay_Nghi_201703.$B$3:.$B$63]=[.$B52];[Thong_Tin_Ngay_Nghi_201703.$C$3:.$C$63])+SUMPRODUCT([Thong_Tin_Ngay_Nghi_201704.$B$3:.$B$63]=[.$B52];[Thong_Tin_Ngay_Nghi_201704.$C$3:.$C$63])+SUMPRODUCT([Thong_Tin_Ngay_Nghi_201705.$B$3:.$B$62]=[.$B52];[Thong_Tin_Ngay_Nghi_201705.$C$3:.$C$62])+SUMPRODUCT([Thong_Tin_Ngay_Nghi_201706.$B$3:.$B$64]=[.$B52];[Thong_Tin_Ngay_Nghi_201706.$C$3:.$C$64])+SUMPRODUCT([Thong_Tin_Ngay_Nghi_201707.$B$3:.$B$66]=[.$B52];[Thong_Tin_Ngay_Nghi_201707.$C$3:.$C$66])+SUMPRODUCT([Thong_Tin_Ngay_Nghi_201708.$B$3:.$B$66]=[.$B52];[Thong_Tin_Ngay_Nghi_201708.$C$3:.$C$66])+SUMPRODUCT([Thong_Tin_Ngay_Nghi_201709.$B$3:.$B$64]=[.$B52];[Thong_Tin_Ngay_Nghi_201709.$C$3:.$C$64])+SUMPRODUCT([Thong_Tin_Ngay_Nghi_201710.$B$3:.$B$64]=[.$B52];[Thong_Tin_Ngay_Nghi_201710.$C$3:.$C$64])+SUMPRODUCT([Thong_Tin_Ngay_Nghi_201711.$B$3:.$B$66]=[.$B52];[Thong_Tin_Ngay_Nghi_201711.$C$3:.$C$66])+ SUMPRODUCT([Thong_Tin_Ngay_Nghi_201712.$B$3:.$B$69]=[.$B52];[Thong_Tin_Ngay_Nghi_201712.$C$3:.$C$69])" office:value-type="float" office:value="24.5">
            <text:p>24.5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-10.5">
            <text:p>-10.5</text:p>
          </table:table-cell>
          <table:table-cell table:number-columns-repeated="2" table:style-name="ce48"/>
          <table:table-cell table:style-name="ce48" table:formula="of:=[.I52]+[.K52] +[.J52]" office:value-type="float" office:value="-10.5">
            <text:p>-10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3]);DATE(YEAR([.D53]);12;31);NOW())" office:value-type="date" office:date-value="2017-12-19T14:14:17.21">
            <text:p>12/19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0">
            <text:p>10</text:p>
          </table:table-cell>
          <table:table-cell table:style-name="ce56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1" table:formula="of:=SUMPRODUCT([Thong_Tin_Ngay_Nghi_201701.$B$3:.$B$61]=[.$B53];[Thong_Tin_Ngay_Nghi_201701.$C$3:.$C$61])+SUMPRODUCT([Thong_Tin_Ngay_Nghi_201702.$B$3:.$B$62]=[.$B53];[Thong_Tin_Ngay_Nghi_201702.$C$3:.$C$62])+SUMPRODUCT([Thong_Tin_Ngay_Nghi_201703.$B$3:.$B$63]=[.$B53];[Thong_Tin_Ngay_Nghi_201703.$C$3:.$C$63])+SUMPRODUCT([Thong_Tin_Ngay_Nghi_201704.$B$3:.$B$63]=[.$B53];[Thong_Tin_Ngay_Nghi_201704.$C$3:.$C$63])+SUMPRODUCT([Thong_Tin_Ngay_Nghi_201705.$B$3:.$B$62]=[.$B53];[Thong_Tin_Ngay_Nghi_201705.$C$3:.$C$62])+SUMPRODUCT([Thong_Tin_Ngay_Nghi_201706.$B$3:.$B$64]=[.$B53];[Thong_Tin_Ngay_Nghi_201706.$C$3:.$C$64])+SUMPRODUCT([Thong_Tin_Ngay_Nghi_201707.$B$3:.$B$66]=[.$B53];[Thong_Tin_Ngay_Nghi_201707.$C$3:.$C$66])+SUMPRODUCT([Thong_Tin_Ngay_Nghi_201708.$B$3:.$B$66]=[.$B53];[Thong_Tin_Ngay_Nghi_201708.$C$3:.$C$66])+SUMPRODUCT([Thong_Tin_Ngay_Nghi_201709.$B$3:.$B$64]=[.$B53];[Thong_Tin_Ngay_Nghi_201709.$C$3:.$C$64])+SUMPRODUCT([Thong_Tin_Ngay_Nghi_201710.$B$3:.$B$64]=[.$B53];[Thong_Tin_Ngay_Nghi_201710.$C$3:.$C$64])+SUMPRODUCT([Thong_Tin_Ngay_Nghi_201711.$B$3:.$B$66]=[.$B53];[Thong_Tin_Ngay_Nghi_201711.$C$3:.$C$66])+ SUMPRODUCT([Thong_Tin_Ngay_Nghi_201712.$B$3:.$B$69]=[.$B53];[Thong_Tin_Ngay_Nghi_201712.$C$3:.$C$69])" office:value-type="float" office:value="3">
            <text:p>3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7">
            <text:p>7</text:p>
          </table:table-cell>
          <table:table-cell table:number-columns-repeated="2" table:style-name="ce48"/>
          <table:table-cell table:style-name="ce48" table:formula="of:=[.I53]+[.K53] +[.J53]" office:value-type="float" office:value="7">
            <text:p>7</text:p>
          </table:table-cell>
          <table:table-cell table:style-name="ce62"/>
          <table:table-cell table:number-columns-repeated="1010"/>
        </table:table-row>
        <table:table-row table:style-name="ro13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12-19T14:14:17.21">
            <text:p>12/19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2">
            <text:p>12</text:p>
          </table:table-cell>
          <table:table-cell table:style-name="ce56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20.5">
            <text:p>20.5</text:p>
          </table:table-cell>
          <table:table-cell table:style-name="ce61" table:formula="of:=SUMPRODUCT([Thong_Tin_Ngay_Nghi_201701.$B$3:.$B$61]=[.$B54];[Thong_Tin_Ngay_Nghi_201701.$C$3:.$C$61])+SUMPRODUCT([Thong_Tin_Ngay_Nghi_201702.$B$3:.$B$62]=[.$B54];[Thong_Tin_Ngay_Nghi_201702.$C$3:.$C$62])+SUMPRODUCT([Thong_Tin_Ngay_Nghi_201703.$B$3:.$B$63]=[.$B54];[Thong_Tin_Ngay_Nghi_201703.$C$3:.$C$63])+SUMPRODUCT([Thong_Tin_Ngay_Nghi_201704.$B$3:.$B$63]=[.$B54];[Thong_Tin_Ngay_Nghi_201704.$C$3:.$C$63])+SUMPRODUCT([Thong_Tin_Ngay_Nghi_201705.$B$3:.$B$62]=[.$B54];[Thong_Tin_Ngay_Nghi_201705.$C$3:.$C$62])+SUMPRODUCT([Thong_Tin_Ngay_Nghi_201706.$B$3:.$B$64]=[.$B54];[Thong_Tin_Ngay_Nghi_201706.$C$3:.$C$64])+SUMPRODUCT([Thong_Tin_Ngay_Nghi_201707.$B$3:.$B$66]=[.$B54];[Thong_Tin_Ngay_Nghi_201707.$C$3:.$C$66])+SUMPRODUCT([Thong_Tin_Ngay_Nghi_201708.$B$3:.$B$66]=[.$B54];[Thong_Tin_Ngay_Nghi_201708.$C$3:.$C$66])+SUMPRODUCT([Thong_Tin_Ngay_Nghi_201709.$B$3:.$B$64]=[.$B54];[Thong_Tin_Ngay_Nghi_201709.$C$3:.$C$64])+SUMPRODUCT([Thong_Tin_Ngay_Nghi_201710.$B$3:.$B$64]=[.$B54];[Thong_Tin_Ngay_Nghi_201710.$C$3:.$C$64])+SUMPRODUCT([Thong_Tin_Ngay_Nghi_201711.$B$3:.$B$66]=[.$B54];[Thong_Tin_Ngay_Nghi_201711.$C$3:.$C$66])+ SUMPRODUCT([Thong_Tin_Ngay_Nghi_201712.$B$3:.$B$69]=[.$B54];[Thong_Tin_Ngay_Nghi_201712.$C$3:.$C$69])" office:value-type="float" office:value="31.5">
            <text:p>31.5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17">
            <text:p>-17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54]+[.K54] +[.J54]" office:value-type="float" office:value="-2">
            <text:p>-2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0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5]);DATE(YEAR([.D55]);12;31);NOW())" office:value-type="date" office:date-value="2017-12-19T14:14:17.21">
            <text:p>12/19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8">
            <text:p>8</text:p>
          </table:table-cell>
          <table:table-cell table:style-name="ce56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0">
            <text:p>0</text:p>
          </table:table-cell>
          <table:table-cell table:style-name="ce61" table:formula="of:=SUMPRODUCT([Thong_Tin_Ngay_Nghi_201701.$B$3:.$B$61]=[.$B55];[Thong_Tin_Ngay_Nghi_201701.$C$3:.$C$61])+SUMPRODUCT([Thong_Tin_Ngay_Nghi_201702.$B$3:.$B$62]=[.$B55];[Thong_Tin_Ngay_Nghi_201702.$C$3:.$C$62])+SUMPRODUCT([Thong_Tin_Ngay_Nghi_201703.$B$3:.$B$63]=[.$B55];[Thong_Tin_Ngay_Nghi_201703.$C$3:.$C$63])+SUMPRODUCT([Thong_Tin_Ngay_Nghi_201704.$B$3:.$B$63]=[.$B55];[Thong_Tin_Ngay_Nghi_201704.$C$3:.$C$63])+SUMPRODUCT([Thong_Tin_Ngay_Nghi_201705.$B$3:.$B$62]=[.$B55];[Thong_Tin_Ngay_Nghi_201705.$C$3:.$C$62])+SUMPRODUCT([Thong_Tin_Ngay_Nghi_201706.$B$3:.$B$64]=[.$B55];[Thong_Tin_Ngay_Nghi_201706.$C$3:.$C$64])+SUMPRODUCT([Thong_Tin_Ngay_Nghi_201707.$B$3:.$B$66]=[.$B55];[Thong_Tin_Ngay_Nghi_201707.$C$3:.$C$66])+SUMPRODUCT([Thong_Tin_Ngay_Nghi_201708.$B$3:.$B$66]=[.$B55];[Thong_Tin_Ngay_Nghi_201708.$C$3:.$C$66])+SUMPRODUCT([Thong_Tin_Ngay_Nghi_201709.$B$3:.$B$64]=[.$B55];[Thong_Tin_Ngay_Nghi_201709.$C$3:.$C$64])+SUMPRODUCT([Thong_Tin_Ngay_Nghi_201710.$B$3:.$B$64]=[.$B55];[Thong_Tin_Ngay_Nghi_201710.$C$3:.$C$64])+SUMPRODUCT([Thong_Tin_Ngay_Nghi_201711.$B$3:.$B$66]=[.$B55];[Thong_Tin_Ngay_Nghi_201711.$C$3:.$C$66])+ SUMPRODUCT([Thong_Tin_Ngay_Nghi_201712.$B$3:.$B$69]=[.$B55];[Thong_Tin_Ngay_Nghi_201712.$C$3:.$C$69])" office:value-type="float" office:value="6">
            <text:p>6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2">
            <text:p>2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48" table:formula="of:=[.I55]+[.K55] +[.J55]" office:value-type="float" office:value="3.5">
            <text:p>3.5</text:p>
          </table:table-cell>
          <table:table-cell table:style-name="ce62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12-19T14:14:17.21">
            <text:p>12/19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2">
            <text:p>12</text:p>
          </table:table-cell>
          <table:table-cell table:style-name="ce56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56];[Thong_Tin_Ngay_Nghi_201701.$C$3:.$C$61])+SUMPRODUCT([Thong_Tin_Ngay_Nghi_201702.$B$3:.$B$62]=[.$B56];[Thong_Tin_Ngay_Nghi_201702.$C$3:.$C$62])+SUMPRODUCT([Thong_Tin_Ngay_Nghi_201703.$B$3:.$B$63]=[.$B56];[Thong_Tin_Ngay_Nghi_201703.$C$3:.$C$63])+SUMPRODUCT([Thong_Tin_Ngay_Nghi_201704.$B$3:.$B$63]=[.$B56];[Thong_Tin_Ngay_Nghi_201704.$C$3:.$C$63])+SUMPRODUCT([Thong_Tin_Ngay_Nghi_201705.$B$3:.$B$62]=[.$B56];[Thong_Tin_Ngay_Nghi_201705.$C$3:.$C$62])+SUMPRODUCT([Thong_Tin_Ngay_Nghi_201706.$B$3:.$B$64]=[.$B56];[Thong_Tin_Ngay_Nghi_201706.$C$3:.$C$64])+SUMPRODUCT([Thong_Tin_Ngay_Nghi_201707.$B$3:.$B$66]=[.$B56];[Thong_Tin_Ngay_Nghi_201707.$C$3:.$C$66])+SUMPRODUCT([Thong_Tin_Ngay_Nghi_201708.$B$3:.$B$66]=[.$B56];[Thong_Tin_Ngay_Nghi_201708.$C$3:.$C$66])+SUMPRODUCT([Thong_Tin_Ngay_Nghi_201709.$B$3:.$B$64]=[.$B56];[Thong_Tin_Ngay_Nghi_201709.$C$3:.$C$64])+SUMPRODUCT([Thong_Tin_Ngay_Nghi_201710.$B$3:.$B$64]=[.$B56];[Thong_Tin_Ngay_Nghi_201710.$C$3:.$C$64])+SUMPRODUCT([Thong_Tin_Ngay_Nghi_201711.$B$3:.$B$66]=[.$B56];[Thong_Tin_Ngay_Nghi_201711.$C$3:.$C$66])+ SUMPRODUCT([Thong_Tin_Ngay_Nghi_201712.$B$3:.$B$69]=[.$B56];[Thong_Tin_Ngay_Nghi_201712.$C$3:.$C$69])" office:value-type="float" office:value="40">
            <text:p>40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-28">
            <text:p>-28</text:p>
          </table:table-cell>
          <table:table-cell table:number-columns-repeated="2" table:style-name="ce48"/>
          <table:table-cell table:style-name="ce48" table:formula="of:=[.I56]+[.K56] +[.J56]" office:value-type="float" office:value="-28">
            <text:p>-28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57]);DATE(YEAR([.D57]);12;31);NOW())" office:value-type="date" office:date-value="2017-12-19T14:14:17.21">
            <text:p>12/19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2">
            <text:p>2</text:p>
          </table:table-cell>
          <table:table-cell table:style-name="ce56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0">
            <text:p>0</text:p>
          </table:table-cell>
          <table:table-cell table:style-name="ce61" table:formula="of:=SUMPRODUCT([Thong_Tin_Ngay_Nghi_201701.$B$3:.$B$61]=[.$B57];[Thong_Tin_Ngay_Nghi_201701.$C$3:.$C$61])+SUMPRODUCT([Thong_Tin_Ngay_Nghi_201702.$B$3:.$B$62]=[.$B57];[Thong_Tin_Ngay_Nghi_201702.$C$3:.$C$62])+SUMPRODUCT([Thong_Tin_Ngay_Nghi_201703.$B$3:.$B$63]=[.$B57];[Thong_Tin_Ngay_Nghi_201703.$C$3:.$C$63])+SUMPRODUCT([Thong_Tin_Ngay_Nghi_201704.$B$3:.$B$63]=[.$B57];[Thong_Tin_Ngay_Nghi_201704.$C$3:.$C$63])+SUMPRODUCT([Thong_Tin_Ngay_Nghi_201705.$B$3:.$B$62]=[.$B57];[Thong_Tin_Ngay_Nghi_201705.$C$3:.$C$62])+SUMPRODUCT([Thong_Tin_Ngay_Nghi_201706.$B$3:.$B$64]=[.$B57];[Thong_Tin_Ngay_Nghi_201706.$C$3:.$C$64])+SUMPRODUCT([Thong_Tin_Ngay_Nghi_201707.$B$3:.$B$66]=[.$B57];[Thong_Tin_Ngay_Nghi_201707.$C$3:.$C$66])+SUMPRODUCT([Thong_Tin_Ngay_Nghi_201708.$B$3:.$B$66]=[.$B57];[Thong_Tin_Ngay_Nghi_201708.$C$3:.$C$66])+SUMPRODUCT([Thong_Tin_Ngay_Nghi_201709.$B$3:.$B$64]=[.$B57];[Thong_Tin_Ngay_Nghi_201709.$C$3:.$C$64])+SUMPRODUCT([Thong_Tin_Ngay_Nghi_201710.$B$3:.$B$64]=[.$B57];[Thong_Tin_Ngay_Nghi_201710.$C$3:.$C$64])+SUMPRODUCT([Thong_Tin_Ngay_Nghi_201711.$B$3:.$B$66]=[.$B57];[Thong_Tin_Ngay_Nghi_201711.$C$3:.$C$66])+ SUMPRODUCT([Thong_Tin_Ngay_Nghi_201712.$B$3:.$B$69]=[.$B57];[Thong_Tin_Ngay_Nghi_201712.$C$3:.$C$69])" office:value-type="float" office:value="0">
            <text:p>0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2">
            <text:p>2</text:p>
          </table:table-cell>
          <table:table-cell table:number-columns-repeated="2" table:style-name="ce48"/>
          <table:table-cell table:style-name="ce48" table:formula="of:=[.I57]+[.K57] +[.J57]" office:value-type="float" office:value="2">
            <text:p>2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12-19T14:14:17.21">
            <text:p>12/19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12">
            <text:p>12</text:p>
          </table:table-cell>
          <table:table-cell table:style-name="ce56" table:formula="of:=SUMPRODUCT([Thong_Tin_Ngay_Nghi_201701.$B$3:.$B$60]=[.$B58];[Thong_Tin_Ngay_Nghi_201701.$C$3:.$C$60]) +  SUMPRODUCT([Thong_Tin_Ngay_Nghi_201702.$B$3:.$B$61]=[.$B58];[Thong_Tin_Ngay_Nghi_201702.$C$3:.$C$61]) + SUMPRODUCT([Thong_Tin_Ngay_Nghi_201703.$B$3:.$B$62]=[.$B58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8];[Thong_Tin_Ngay_Nghi_201701.$C$3:.$C$61])+SUMPRODUCT([Thong_Tin_Ngay_Nghi_201702.$B$3:.$B$62]=[.$B58];[Thong_Tin_Ngay_Nghi_201702.$C$3:.$C$62])+SUMPRODUCT([Thong_Tin_Ngay_Nghi_201703.$B$3:.$B$63]=[.$B58];[Thong_Tin_Ngay_Nghi_201703.$C$3:.$C$63])+SUMPRODUCT([Thong_Tin_Ngay_Nghi_201704.$B$3:.$B$63]=[.$B58];[Thong_Tin_Ngay_Nghi_201704.$C$3:.$C$63])+SUMPRODUCT([Thong_Tin_Ngay_Nghi_201705.$B$3:.$B$62]=[.$B58];[Thong_Tin_Ngay_Nghi_201705.$C$3:.$C$62])+SUMPRODUCT([Thong_Tin_Ngay_Nghi_201706.$B$3:.$B$64]=[.$B58];[Thong_Tin_Ngay_Nghi_201706.$C$3:.$C$64])+SUMPRODUCT([Thong_Tin_Ngay_Nghi_201707.$B$3:.$B$66]=[.$B58];[Thong_Tin_Ngay_Nghi_201707.$C$3:.$C$66])+SUMPRODUCT([Thong_Tin_Ngay_Nghi_201708.$B$3:.$B$66]=[.$B58];[Thong_Tin_Ngay_Nghi_201708.$C$3:.$C$66])+SUMPRODUCT([Thong_Tin_Ngay_Nghi_201709.$B$3:.$B$64]=[.$B58];[Thong_Tin_Ngay_Nghi_201709.$C$3:.$C$64])+SUMPRODUCT([Thong_Tin_Ngay_Nghi_201710.$B$3:.$B$64]=[.$B58];[Thong_Tin_Ngay_Nghi_201710.$C$3:.$C$64])+SUMPRODUCT([Thong_Tin_Ngay_Nghi_201711.$B$3:.$B$66]=[.$B58];[Thong_Tin_Ngay_Nghi_201711.$C$3:.$C$66])+ SUMPRODUCT([Thong_Tin_Ngay_Nghi_201712.$B$3:.$B$69]=[.$B58];[Thong_Tin_Ngay_Nghi_201712.$C$3:.$C$69])" office:value-type="float" office:value="17">
            <text:p>17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1.5">
            <text:p>1.5</text:p>
          </table:table-cell>
          <table:table-cell table:number-columns-repeated="2" table:style-name="ce48"/>
          <table:table-cell table:style-name="ce48" table:formula="of:=[.I58]+[.K58] +[.J58]" office:value-type="float" office:value="1.5">
            <text:p>1.5</text:p>
          </table:table-cell>
          <table:table-cell table:style-name="ce62"/>
          <table:table-cell table:number-columns-repeated="1010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9]);DATE(YEAR([.D59]);12;31);NOW())" office:value-type="date" office:date-value="2017-12-19T14:14:17.21">
            <text:p>12/19/17</text:p>
          </table:table-cell>
          <table:table-cell table:style-name="ce52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12">
            <text:p>12</text:p>
          </table:table-cell>
          <table:table-cell table:style-name="ce56" table:formula="of:=SUMPRODUCT([Thong_Tin_Ngay_Nghi_201701.$B$3:.$B$60]=[.$B59];[Thong_Tin_Ngay_Nghi_201701.$C$3:.$C$60]) +  SUMPRODUCT([Thong_Tin_Ngay_Nghi_201702.$B$3:.$B$61]=[.$B59];[Thong_Tin_Ngay_Nghi_201702.$C$3:.$C$61]) + SUMPRODUCT([Thong_Tin_Ngay_Nghi_201703.$B$3:.$B$62]=[.$B59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9];[Thong_Tin_Ngay_Nghi_201701.$C$3:.$C$61])+SUMPRODUCT([Thong_Tin_Ngay_Nghi_201702.$B$3:.$B$62]=[.$B59];[Thong_Tin_Ngay_Nghi_201702.$C$3:.$C$62])+SUMPRODUCT([Thong_Tin_Ngay_Nghi_201703.$B$3:.$B$63]=[.$B59];[Thong_Tin_Ngay_Nghi_201703.$C$3:.$C$63])+SUMPRODUCT([Thong_Tin_Ngay_Nghi_201704.$B$3:.$B$63]=[.$B59];[Thong_Tin_Ngay_Nghi_201704.$C$3:.$C$63])+SUMPRODUCT([Thong_Tin_Ngay_Nghi_201705.$B$3:.$B$62]=[.$B59];[Thong_Tin_Ngay_Nghi_201705.$C$3:.$C$62])+SUMPRODUCT([Thong_Tin_Ngay_Nghi_201706.$B$3:.$B$64]=[.$B59];[Thong_Tin_Ngay_Nghi_201706.$C$3:.$C$64])+SUMPRODUCT([Thong_Tin_Ngay_Nghi_201707.$B$3:.$B$66]=[.$B59];[Thong_Tin_Ngay_Nghi_201707.$C$3:.$C$66])+SUMPRODUCT([Thong_Tin_Ngay_Nghi_201708.$B$3:.$B$66]=[.$B59];[Thong_Tin_Ngay_Nghi_201708.$C$3:.$C$66])+SUMPRODUCT([Thong_Tin_Ngay_Nghi_201709.$B$3:.$B$64]=[.$B59];[Thong_Tin_Ngay_Nghi_201709.$C$3:.$C$64])+SUMPRODUCT([Thong_Tin_Ngay_Nghi_201710.$B$3:.$B$64]=[.$B59];[Thong_Tin_Ngay_Nghi_201710.$C$3:.$C$64])+SUMPRODUCT([Thong_Tin_Ngay_Nghi_201711.$B$3:.$B$66]=[.$B59];[Thong_Tin_Ngay_Nghi_201711.$C$3:.$C$66])+ SUMPRODUCT([Thong_Tin_Ngay_Nghi_201712.$B$3:.$B$69]=[.$B59];[Thong_Tin_Ngay_Nghi_201712.$C$3:.$C$69])" office:value-type="float" office:value="10">
            <text:p>10</text:p>
          </table:table-cell>
          <table:table-cell table:style-name="ce48" table:formula="of:=IF(DATE(YEAR([.E59]);MONTH([.E59]);DAY([.E59]))&lt;=DATE(YEAR([.E59]);3;31); [.C59]-[.G59] + [.F59]; IF([.G59]-[.C59]&lt;0;[.G59] + [.F59] -[.H59];[.F59]+[.C59]-[.H59]))" office:value-type="float" office:value="2.5">
            <text:p>2.5</text:p>
          </table:table-cell>
          <table:table-cell table:number-columns-repeated="2" table:style-name="ce48"/>
          <table:table-cell table:style-name="ce48" table:formula="of:=[.I59]+[.K59] +[.J59]" office:value-type="float" office:value="2.5">
            <text:p>2.5</text:p>
          </table:table-cell>
          <table:table-cell table:style-name="ce62"/>
          <table:table-cell table:number-columns-repeated="1010"/>
        </table:table-row>
        <table:table-row table:style-name="ro10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61"/>
          <table:table-cell table:number-columns-repeated="1015"/>
        </table:table-row>
        <table:table-row table:style-name="ro2" table:number-rows-repeated="10">
          <table:table-cell table:number-columns-repeated="1023"/>
        </table:table-row>
        <table:table-row table:style-name="ro18">
          <table:table-cell table:number-columns-repeated="1023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6"/>
        <table:table-column table:style-name="co26" table:number-columns-repeated="7" table:default-cell-style-name="ce76"/>
        <table:table-column table:style-name="co25" table:number-columns-repeated="16" table:default-cell-style-name="ce7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71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1" table:number-columns-spanned="2" table:number-rows-spanned="1">
            <text:p>1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7" table:number-columns-spanned="2" table:number-rows-spanned="1">
            <text:p>2017</text:p>
          </table:table-cell>
          <table:covered-table-cell table:style-name="ce82"/>
          <table:table-cell table:style-name="ce7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72" table:formula="of:=DATE([.$R$1];[.N1];1)" office:value-type="date" office:date-value="2017-01-01">
            <text:p>01</text:p>
          </table:table-cell>
          <table:table-cell table:style-name="ce72" table:formula="of:=[.D2]+1" office:value-type="date" office:date-value="2017-01-02">
            <text:p>02</text:p>
          </table:table-cell>
          <table:table-cell table:style-name="ce72" table:formula="of:=[.E2]+1" office:value-type="date" office:date-value="2017-01-03">
            <text:p>03</text:p>
          </table:table-cell>
          <table:table-cell table:style-name="ce72" table:formula="of:=[.F2]+1" office:value-type="date" office:date-value="2017-01-04">
            <text:p>04</text:p>
          </table:table-cell>
          <table:table-cell table:style-name="ce72" table:formula="of:=[.G2]+1" office:value-type="date" office:date-value="2017-01-05">
            <text:p>05</text:p>
          </table:table-cell>
          <table:table-cell table:style-name="ce72" table:formula="of:=[.H2]+1" office:value-type="date" office:date-value="2017-01-06">
            <text:p>06</text:p>
          </table:table-cell>
          <table:table-cell table:style-name="ce72" table:formula="of:=[.I2]+1" office:value-type="date" office:date-value="2017-01-07">
            <text:p>07</text:p>
          </table:table-cell>
          <table:table-cell table:style-name="ce72" table:formula="of:=[.J2]+1" office:value-type="date" office:date-value="2017-01-08">
            <text:p>08</text:p>
          </table:table-cell>
          <table:table-cell table:style-name="ce72" table:formula="of:=[.K2]+1" office:value-type="date" office:date-value="2017-01-09">
            <text:p>09</text:p>
          </table:table-cell>
          <table:table-cell table:style-name="ce72" table:formula="of:=[.L2]+1" office:value-type="date" office:date-value="2017-01-10">
            <text:p>10</text:p>
          </table:table-cell>
          <table:table-cell table:style-name="ce72" table:formula="of:=[.M2]+1" office:value-type="date" office:date-value="2017-01-11">
            <text:p>11</text:p>
          </table:table-cell>
          <table:table-cell table:style-name="ce72" table:formula="of:=[.N2]+1" office:value-type="date" office:date-value="2017-01-12">
            <text:p>12</text:p>
          </table:table-cell>
          <table:table-cell table:style-name="ce72" table:formula="of:=[.O2]+1" office:value-type="date" office:date-value="2017-01-13">
            <text:p>13</text:p>
          </table:table-cell>
          <table:table-cell table:style-name="ce72" table:formula="of:=[.P2]+1" office:value-type="date" office:date-value="2017-01-14">
            <text:p>14</text:p>
          </table:table-cell>
          <table:table-cell table:style-name="ce72" table:formula="of:=[.Q2]+1" office:value-type="date" office:date-value="2017-01-15">
            <text:p>15</text:p>
          </table:table-cell>
          <table:table-cell table:style-name="ce72" table:formula="of:=[.R2]+1" office:value-type="date" office:date-value="2017-01-16">
            <text:p>16</text:p>
          </table:table-cell>
          <table:table-cell table:style-name="ce72" table:formula="of:=[.S2]+1" office:value-type="date" office:date-value="2017-01-17">
            <text:p>17</text:p>
          </table:table-cell>
          <table:table-cell table:style-name="ce72" table:formula="of:=[.T2]+1" office:value-type="date" office:date-value="2017-01-18">
            <text:p>18</text:p>
          </table:table-cell>
          <table:table-cell table:style-name="ce72" table:formula="of:=[.U2]+1" office:value-type="date" office:date-value="2017-01-19">
            <text:p>19</text:p>
          </table:table-cell>
          <table:table-cell table:style-name="ce72" table:formula="of:=[.V2]+1" office:value-type="date" office:date-value="2017-01-20">
            <text:p>20</text:p>
          </table:table-cell>
          <table:table-cell table:style-name="ce72" table:formula="of:=[.W2]+1" office:value-type="date" office:date-value="2017-01-21">
            <text:p>21</text:p>
          </table:table-cell>
          <table:table-cell table:style-name="ce72" table:formula="of:=[.X2]+1" office:value-type="date" office:date-value="2017-01-22">
            <text:p>22</text:p>
          </table:table-cell>
          <table:table-cell table:style-name="ce72" table:formula="of:=[.Y2]+1" office:value-type="date" office:date-value="2017-01-23">
            <text:p>23</text:p>
          </table:table-cell>
          <table:table-cell table:style-name="ce72" table:formula="of:=[.Z2]+1" office:value-type="date" office:date-value="2017-01-24">
            <text:p>24</text:p>
          </table:table-cell>
          <table:table-cell table:style-name="ce72" table:formula="of:=[.AA2]+1" office:value-type="date" office:date-value="2017-01-25">
            <text:p>25</text:p>
          </table:table-cell>
          <table:table-cell table:style-name="ce72" table:formula="of:=[.AB2]+1" office:value-type="date" office:date-value="2017-01-26">
            <text:p>26</text:p>
          </table:table-cell>
          <table:table-cell table:style-name="ce72" table:formula="of:=[.AC2]+1" office:value-type="date" office:date-value="2017-01-27">
            <text:p>27</text:p>
          </table:table-cell>
          <table:table-cell table:style-name="ce72" table:formula="of:=[.AD2]+1" office:value-type="date" office:date-value="2017-01-28">
            <text:p>28</text:p>
          </table:table-cell>
          <table:table-cell table:style-name="ce72" table:formula="of:=[.AE2]+1" office:value-type="date" office:date-value="2017-01-29">
            <text:p>29</text:p>
          </table:table-cell>
          <table:table-cell table:style-name="ce72" table:formula="of:=[.AF2]+1" office:value-type="date" office:date-value="2017-01-30">
            <text:p>30</text:p>
          </table:table-cell>
          <table:table-cell table:style-name="ce72" table:formula="of:=[.AG2]+1" office:value-type="date" office:date-value="2017-01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7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3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3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0" table:formula="of:=SUM([.D4:.AH4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3.5591in" svg:y="0.1043in" draw:caption-point-x="-0.2402in" draw:caption-point-y="0.6138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1047in" draw:caption-point-x="-0.2402in" draw:caption-point-y="0.6134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0.1055in" draw:caption-point-x="-0.2402in" draw:caption-point-y="0.6126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1075in" draw:caption-point-x="-0.2402in" draw:caption-point-y="0.6106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0.1106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1.5492in" svg:y="0.1114in" draw:caption-point-x="-0.2402in" draw:caption-point-y="0.6067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1654in" draw:caption-point-x="-0.2402in" draw:caption-point-y="0.5528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0" table:formula="of:=SUM([.D5:.AH5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7" draw:text-style-name="P1" svg:width="1.1413in" svg:height="1.0122in" svg:x="4.0157in" svg:y="0.3524in" draw:caption-point-x="-0.2402in" draw:caption-point-y="0.6134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3528in" draw:caption-point-x="-0.2402in" draw:caption-point-y="0.613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0.3539in" draw:caption-point-x="-0.2402in" draw:caption-point-y="0.6118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2" draw:text-style-name="P1" svg:width="1.1413in" svg:height="0.5457in" svg:x="9.7228in" svg:y="0.3575in" draw:caption-point-x="-0.2402in" draw:caption-point-y="0.6083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0.3583in" draw:caption-point-x="-0.2402in" draw:caption-point-y="0.6075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0.3587in" draw:caption-point-x="-0.2402in" draw:caption-point-y="0.6071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0.3591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0.6067in" draw:caption-point-x="-0.2402in" draw:caption-point-y="0.6067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0.6087in" draw:caption-point-x="-0.2402in" draw:caption-point-y="0.6047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0" table:formula="of:=SUM([.D7:.AH7])" office:value-type="float" office:value="4">
            <text:p>4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0.8484in" draw:caption-point-x="-0.2402in" draw:caption-point-y="0.6126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8504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0.8543in" draw:caption-point-x="-0.2402in" draw:caption-point-y="0.6067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0" table:formula="of:=SUM([.D8:.AH8])" office:value-type="float" office:value="3">
            <text:p>3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.0961in" draw:caption-point-x="-0.2402in" draw:caption-point-y="0.6126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1.1008in" draw:caption-point-x="-0.2402in" draw:caption-point-y="0.6079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1.102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0" table:formula="of:=SUM([.D9:.AH9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1.3429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3094in" svg:y="1.3461in" draw:caption-point-x="-0.2402in" draw:caption-point-y="0.6106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1.3492in" draw:caption-point-x="-0.2402in" draw:caption-point-y="0.6075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0" table:formula="of:=SUM([.D10:.AH10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70" table:formula="of:=SUM([.D11:.AH1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1.841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1.8449in" draw:caption-point-x="-0.2402in" draw:caption-point-y="0.6071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1.8453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/>
          <table:table-cell table:style-name="ce84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0" table:formula="of:=SUM([.D12:.AH12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086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086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091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091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2.0921in" draw:caption-point-x="-0.2402in" draw:caption-point-y="0.6075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0" table:formula="of:=SUM([.D13:.AH13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2.3339in" draw:caption-point-x="-0.2402in" draw:caption-point-y="0.6134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6.8205in" svg:y="2.3362in" draw:caption-point-x="-0.2402in" draw:caption-point-y="0.611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2.337in" draw:caption-point-x="-0.2402in" draw:caption-point-y="0.6102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2.3374in" draw:caption-point-x="-0.2402in" draw:caption-point-y="0.6098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9.7228in" svg:y="2.339in" draw:caption-point-x="-0.2402in" draw:caption-point-y="0.6083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0.6358in" svg:y="2.3398in" draw:caption-point-x="-0.2402in" draw:caption-point-y="0.6075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0" table:formula="of:=SUM([.D14:.AH14])" office:value-type="float" office:value="3.5">
            <text:p>3.5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472in" svg:y="2.5823in" draw:caption-point-x="-0.2402in" draw:caption-point-y="0.6126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text:p>1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0.1791in" svg:y="2.5874in" draw:caption-point-x="-0.2402in" draw:caption-point-y="0.6075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1.0925in" svg:y="2.5878in" draw:caption-point-x="-0.2402in" draw:caption-point-y="0.6071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0" table:formula="of:=SUM([.D15:.AH15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2.8287in" draw:caption-point-x="-0.2402in" draw:caption-point-y="0.6138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2.8299in" draw:caption-point-x="-0.2402in" draw:caption-point-y="0.6126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3.0835in" draw:caption-point-x="-0.2402in" draw:caption-point-y="0.6067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0" table:formula="of:=SUM([.D17:.AH17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0" table:formula="of:=SUM([.D18:.AH18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3.5724in" draw:caption-point-x="-0.2402in" draw:caption-point-y="0.6134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9287in" svg:y="3.5732in" draw:caption-point-x="-0.2402in" draw:caption-point-y="0.6126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3.5756in" draw:caption-point-x="-0.2402in" draw:caption-point-y="0.6102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3.578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3.5811in" draw:caption-point-x="-0.2402in" draw:caption-point-y="0.6047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0" table:formula="of:=SUM([.D19:.AH19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6.8205in" svg:y="3.8224in" draw:caption-point-x="-0.2402in" draw:caption-point-y="0.611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7.3094in" svg:y="3.8228in" draw:caption-point-x="-0.2402in" draw:caption-point-y="0.6106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3.8264in" draw:caption-point-x="-0.2402in" draw:caption-point-y="0.6071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12.9189in" svg:y="3.8276in" draw:caption-point-x="-0.2402in" draw:caption-point-y="0.6059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0" table:formula="of:=SUM([.D20:.AH20])" office:value-type="float" office:value="1.5">
            <text:p>1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3" draw:text-style-name="P1" svg:width="1.1413in" svg:height="0.7012in" svg:x="12.9189in" svg:y="4.1283in" draw:caption-point-x="-0.2402in" draw:caption-point-y="0.5528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4.0764in" draw:caption-point-x="-0.2402in" draw:caption-point-y="0.6047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0" table:formula="of:=SUM([.D21:.AH2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0" table:formula="of:=SUM([.D22:.AH2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0" table:formula="of:=SUM([.D23:.AH23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4.8173in" draw:caption-point-x="-0.2402in" draw:caption-point-y="0.6067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0" table:formula="of:=SUM([.D24:.AH24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5.0587in" draw:caption-point-x="-0.2402in" draw:caption-point-y="0.613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5.0614in" draw:caption-point-x="-0.2402in" draw:caption-point-y="0.6102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5.0626in" draw:caption-point-x="-0.2402in" draw:caption-point-y="0.6091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5.0634in" draw:caption-point-x="-0.2402in" draw:caption-point-y="0.6083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065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0" table:formula="of:=SUM([.D25:.AH25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0" table:formula="of:=SUM([.D26:.AH26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7" draw:text-style-name="P1" svg:width="1.1413in" svg:height="1.0122in" svg:x="6.3311in" svg:y="5.5555in" draw:caption-point-x="-0.2402in" draw:caption-point-y="0.6118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4" office:value-type="float" office:value="1">
            <office:annotation draw:style-name="gr4" draw:text-style-name="P1" svg:width="1.1413in" svg:height="0.3902in" svg:x="6.8205in" svg:y="5.5563in" draw:caption-point-x="-0.2402in" draw:caption-point-y="0.611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3094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7988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0" table:formula="of:=SUM([.D27:.AH27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5.8012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5.8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5.8028in" draw:caption-point-x="-0.2402in" draw:caption-point-y="0.6122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5.8075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8083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5.8102in" draw:caption-point-x="-0.2402in" draw:caption-point-y="0.6047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0" table:formula="of:=SUM([.D28:.AH28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049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6.049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054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054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6.0551in" draw:caption-point-x="-0.2402in" draw:caption-point-y="0.6075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6.0559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0" table:formula="of:=SUM([.D29:.AH29])" office:value-type="float" office:value="0.5">
            <text:p>0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8.2878in" svg:y="6.3016in" draw:caption-point-x="-0.2402in" draw:caption-point-y="0.6087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0" table:formula="of:=SUM([.D30:.AH30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6.5441in" draw:caption-point-x="-0.2402in" draw:caption-point-y="0.6138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5445in" draw:caption-point-x="-0.2402in" draw:caption-point-y="0.6134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6.5453in" draw:caption-point-x="-0.2402in" draw:caption-point-y="0.6126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6.545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6.5469in" draw:caption-point-x="-0.2402in" draw:caption-point-y="0.611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6.5472in" draw:caption-point-x="-0.2402in" draw:caption-point-y="0.6106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6.548in" draw:caption-point-x="-0.2402in" draw:caption-point-y="0.6098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6.5492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5496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55in" draw:caption-point-x="-0.2402in" draw:caption-point-y="0.6079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6.5504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6.551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6051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0" table:formula="of:=SUM([.D31:.AH31])" office:value-type="float" office:value="3.5">
            <text:p>3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8" draw:text-style-name="P1" svg:width="1.1413in" svg:height="0.8567in" svg:x="8.2878in" svg:y="6.7965in" draw:caption-point-x="-0.2402in" draw:caption-point-y="0.6091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0" table:formula="of:=SUM([.D32:.AH3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0" table:formula="of:=SUM([.D33:.AH33])" office:value-type="float" office:value="1">
            <text:p>1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3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0" table:formula="of:=SUM([.D34:.AH34])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7.5354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7.5362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7.5413in" draw:caption-point-x="-0.2402in" draw:caption-point-y="0.6071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0" table:formula="of:=SUM([.D35:.AH35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7.7854in" draw:caption-point-x="-0.2402in" draw:caption-point-y="0.611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7.7882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7.789in" draw:caption-point-x="-0.2402in" draw:caption-point-y="0.6075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69" office:value-type="string">
            <text:p>PhuongTH</text:p>
          </table:table-cell>
          <table:table-cell table:style-name="ce70" table:formula="of:=SUM([.D36:.AH36])" office:value-type="float" office:value="6">
            <text:p>6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0157in" svg:y="8.0307in" draw:caption-point-x="-0.2402in" draw:caption-point-y="0.6134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0.1791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1.092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3756in" svg:y="8.0386in" draw:caption-point-x="-0.2402in" draw:caption-point-y="0.6055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0" table:formula="of:=SUM([.D37:.AH37])" office:value-type="float" office:value="0.5">
            <text:p>0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8.278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8.2795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8.285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0" table:formula="of:=SUM([.D38:.AH38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8.5256in" draw:caption-point-x="-0.2402in" draw:caption-point-y="0.6138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8.5264in" draw:caption-point-x="-0.2402in" draw:caption-point-y="0.613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8.5287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7.7988in" svg:y="8.5295in" draw:caption-point-x="-0.2402in" draw:caption-point-y="0.6098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8.5323in" draw:caption-point-x="-0.2402in" draw:caption-point-y="0.6071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586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0" table:formula="of:=SUM([.D39:.AH39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0157in" svg:y="8.7736in" draw:caption-point-x="-0.2402in" draw:caption-point-y="0.6134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11.0925in" svg:y="8.7799in" draw:caption-point-x="-0.2402in" draw:caption-point-y="0.6071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4" office:value-type="float" office:value="1">
            <office:annotation draw:style-name="gr6" draw:text-style-name="P1" svg:width="1.1413in" svg:height="0.2634in" svg:x="11.5492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0" table:formula="of:=SUM([.D40:.AH40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0" table:formula="of:=SUM([.D41:.AH41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9.2685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9.2724in" draw:caption-point-x="-0.2402in" draw:caption-point-y="0.6098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2732in" draw:caption-point-x="-0.2402in" draw:caption-point-y="0.6091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0" table:formula="of:=SUM([.D42:.AH42])" office:value-type="float" office:value="2.5">
            <text:p>2.5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5161in" draw:caption-point-x="-0.2402in" draw:caption-point-y="0.6138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9.5165in" draw:caption-point-x="-0.2402in" draw:caption-point-y="0.6134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2" draw:text-style-name="P1" svg:width="1.1413in" svg:height="0.5457in" svg:x="4.9287in" svg:y="9.5173in" draw:caption-point-x="-0.2402in" draw:caption-point-y="0.6126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9.517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6.8205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519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5213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5217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9.522in" draw:caption-point-x="-0.2402in" draw:caption-point-y="0.6079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0.6358in" svg:y="9.5224in" draw:caption-point-x="-0.2402in" draw:caption-point-y="0.6075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9.5228in" draw:caption-point-x="-0.2402in" draw:caption-point-y="0.6071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9.523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9.524in" draw:caption-point-x="-0.2402in" draw:caption-point-y="0.6059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3.3756in" svg:y="9.5248in" draw:caption-point-x="-0.2402in" draw:caption-point-y="0.6051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0" table:formula="of:=SUM([.D43:.AH43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7638in" draw:caption-point-x="-0.2402in" draw:caption-point-y="0.6138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6.3311in" svg:y="9.7654in" draw:caption-point-x="-0.2402in" draw:caption-point-y="0.6122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7669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7988in" svg:y="9.7677in" draw:caption-point-x="-0.2402in" draw:caption-point-y="0.6098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8.2878in" svg:y="9.7685in" draw:caption-point-x="-0.2402in" draw:caption-point-y="0.6091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7693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9.7705in" draw:caption-point-x="-0.2402in" draw:caption-point-y="0.6071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69" office:value-type="string">
            <text:p>VietBA</text:p>
          </table:table-cell>
          <table:table-cell table:style-name="ce70" table:formula="of:=SUM([.D44:.AH44])" office:value-type="float" office:value="6.5">
            <text:p>6.5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9287in" svg:y="10.013in" draw:caption-point-x="-0.2402in" draw:caption-point-y="0.6126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6.3311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3094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8.287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9.722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0" table:formula="of:=SUM([.D45:.AH45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4.0157in" svg:y="10.2598in" draw:caption-point-x="-0.2402in" draw:caption-point-y="0.6134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0.26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7"/>
          <table:table-cell table:style-name="ce7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8" table:number-columns-repeated="7"/>
          <table:table-cell table:style-name="ce7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3"/>
        <table:table-column table:style-name="co26" table:number-columns-repeated="7" table:default-cell-style-name="ce93"/>
        <table:table-column table:style-name="co25" table:number-columns-repeated="13" table:default-cell-style-name="ce9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88" table:number-columns-repeated="8"/>
          <table:table-cell table:style-name="ce96" office:value-type="string" table:number-columns-spanned="2" table:number-rows-spanned="1">
            <text:p>Month</text:p>
          </table:table-cell>
          <table:covered-table-cell table:style-name="ce97"/>
          <table:table-cell table:style-name="ce98" table:content-validation-name="val1" office:value-type="float" office:value="2" table:number-columns-spanned="2" table:number-rows-spanned="1">
            <text:p>2</text:p>
          </table:table-cell>
          <table:covered-table-cell table:style-name="ce97"/>
          <table:table-cell table:style-name="ce96" office:value-type="string" table:number-columns-spanned="2" table:number-rows-spanned="1">
            <text:p>Year</text:p>
          </table:table-cell>
          <table:covered-table-cell table:style-name="ce97"/>
          <table:table-cell table:style-name="ce96" office:value-type="float" office:value="2017" table:number-columns-spanned="2" table:number-rows-spanned="1">
            <text:p>2017</text:p>
          </table:table-cell>
          <table:covered-table-cell table:style-name="ce99"/>
          <table:table-cell table:style-name="ce88" table:number-columns-repeated="12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89" table:formula="of:=DATE([.$R$1];[.N1];1)" office:value-type="date" office:date-value="2017-02-01">
            <text:p>01</text:p>
          </table:table-cell>
          <table:table-cell table:style-name="ce89" table:formula="of:=[.D2]+1" office:value-type="date" office:date-value="2017-02-02">
            <text:p>02</text:p>
          </table:table-cell>
          <table:table-cell table:style-name="ce89" table:formula="of:=[.E2]+1" office:value-type="date" office:date-value="2017-02-03">
            <text:p>03</text:p>
          </table:table-cell>
          <table:table-cell table:style-name="ce89" table:formula="of:=[.F2]+1" office:value-type="date" office:date-value="2017-02-04">
            <text:p>04</text:p>
          </table:table-cell>
          <table:table-cell table:style-name="ce89" table:formula="of:=[.G2]+1" office:value-type="date" office:date-value="2017-02-05">
            <text:p>05</text:p>
          </table:table-cell>
          <table:table-cell table:style-name="ce89" table:formula="of:=[.H2]+1" office:value-type="date" office:date-value="2017-02-06">
            <text:p>06</text:p>
          </table:table-cell>
          <table:table-cell table:style-name="ce89" table:formula="of:=[.I2]+1" office:value-type="date" office:date-value="2017-02-07">
            <text:p>07</text:p>
          </table:table-cell>
          <table:table-cell table:style-name="ce89" table:formula="of:=[.J2]+1" office:value-type="date" office:date-value="2017-02-08">
            <text:p>08</text:p>
          </table:table-cell>
          <table:table-cell table:style-name="ce89" table:formula="of:=[.K2]+1" office:value-type="date" office:date-value="2017-02-09">
            <text:p>09</text:p>
          </table:table-cell>
          <table:table-cell table:style-name="ce89" table:formula="of:=[.L2]+1" office:value-type="date" office:date-value="2017-02-10">
            <text:p>10</text:p>
          </table:table-cell>
          <table:table-cell table:style-name="ce89" table:formula="of:=[.M2]+1" office:value-type="date" office:date-value="2017-02-11">
            <text:p>11</text:p>
          </table:table-cell>
          <table:table-cell table:style-name="ce89" table:formula="of:=[.N2]+1" office:value-type="date" office:date-value="2017-02-12">
            <text:p>12</text:p>
          </table:table-cell>
          <table:table-cell table:style-name="ce89" table:formula="of:=[.O2]+1" office:value-type="date" office:date-value="2017-02-13">
            <text:p>13</text:p>
          </table:table-cell>
          <table:table-cell table:style-name="ce89" table:formula="of:=[.P2]+1" office:value-type="date" office:date-value="2017-02-14">
            <text:p>14</text:p>
          </table:table-cell>
          <table:table-cell table:style-name="ce89" table:formula="of:=[.Q2]+1" office:value-type="date" office:date-value="2017-02-15">
            <text:p>15</text:p>
          </table:table-cell>
          <table:table-cell table:style-name="ce89" table:formula="of:=[.R2]+1" office:value-type="date" office:date-value="2017-02-16">
            <text:p>16</text:p>
          </table:table-cell>
          <table:table-cell table:style-name="ce89" table:formula="of:=[.S2]+1" office:value-type="date" office:date-value="2017-02-17">
            <text:p>17</text:p>
          </table:table-cell>
          <table:table-cell table:style-name="ce89" table:formula="of:=[.T2]+1" office:value-type="date" office:date-value="2017-02-18">
            <text:p>18</text:p>
          </table:table-cell>
          <table:table-cell table:style-name="ce89" table:formula="of:=[.U2]+1" office:value-type="date" office:date-value="2017-02-19">
            <text:p>19</text:p>
          </table:table-cell>
          <table:table-cell table:style-name="ce89" table:formula="of:=[.V2]+1" office:value-type="date" office:date-value="2017-02-20">
            <text:p>20</text:p>
          </table:table-cell>
          <table:table-cell table:style-name="ce89" table:formula="of:=[.W2]+1" office:value-type="date" office:date-value="2017-02-21">
            <text:p>21</text:p>
          </table:table-cell>
          <table:table-cell table:style-name="ce89" table:formula="of:=[.X2]+1" office:value-type="date" office:date-value="2017-02-22">
            <text:p>22</text:p>
          </table:table-cell>
          <table:table-cell table:style-name="ce89" table:formula="of:=[.Y2]+1" office:value-type="date" office:date-value="2017-02-23">
            <text:p>23</text:p>
          </table:table-cell>
          <table:table-cell table:style-name="ce89" table:formula="of:=[.Z2]+1" office:value-type="date" office:date-value="2017-02-24">
            <text:p>24</text:p>
          </table:table-cell>
          <table:table-cell table:style-name="ce89" table:formula="of:=[.AA2]+1" office:value-type="date" office:date-value="2017-02-25">
            <text:p>25</text:p>
          </table:table-cell>
          <table:table-cell table:style-name="ce89" table:formula="of:=[.AB2]+1" office:value-type="date" office:date-value="2017-02-26">
            <text:p>26</text:p>
          </table:table-cell>
          <table:table-cell table:style-name="ce89" table:formula="of:=[.AC2]+1" office:value-type="date" office:date-value="2017-02-27">
            <text:p>27</text:p>
          </table:table-cell>
          <table:table-cell table:style-name="ce89" table:formula="of:=[.AD2]+1" office:value-type="date" office:date-value="2017-02-28">
            <text:p>28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29in" draw:caption-point-x="-0.2402in" draw:caption-point-y="0.377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7" table:formula="of:=SUM([.D4:.AE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1055in" draw:caption-point-x="-0.2402in" draw:caption-point-y="0.612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16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1102in" draw:caption-point-x="-0.2402in" draw:caption-point-y="0.607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9.2661in" svg:y="0.1122in" draw:caption-point-x="-0.2402in" draw:caption-point-y="0.605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0.1154in" draw:caption-point-x="-0.2402in" draw:caption-point-y="0.602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7" table:formula="of:=SUM([.D5:.AE5])" office:value-type="float" office:value="1.5">
            <text:p>1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9.2661in" svg:y="0.3598in" draw:caption-point-x="-0.2402in" draw:caption-point-y="0.605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0.360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0.3614in" draw:caption-point-x="-0.2402in" draw:caption-point-y="0.6043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3634in" draw:caption-point-x="-0.2402in" draw:caption-point-y="0.602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3" draw:text-style-name="P1" svg:width="1.1413in" svg:height="0.7012in" svg:x="14.7457in" svg:y="0.3638in" draw:caption-point-x="-0.2402in" draw:caption-point-y="0.60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7" table:formula="of:=SUM([.D6:.AE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0.6039in" draw:caption-point-x="-0.2402in" draw:caption-point-y="0.6094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0.6059in" draw:caption-point-x="-0.2402in" draw:caption-point-y="0.607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0.1791in" svg:y="0.6083in" draw:caption-point-x="-0.2402in" draw:caption-point-y="0.605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8" draw:text-style-name="P1" svg:width="1.1413in" svg:height="0.8567in" svg:x="11.5492in" svg:y="0.6087in" draw:caption-point-x="-0.2402in" draw:caption-point-y="0.6047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7" table:formula="of:=SUM([.D7:.AE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8.7768in" svg:y="0.8543in" draw:caption-point-x="-0.2402in" draw:caption-point-y="0.606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0.8575in" draw:caption-point-x="-0.2402in" draw:caption-point-y="0.6035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8587in" draw:caption-point-x="-0.2402in" draw:caption-point-y="0.602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0.8591in" draw:caption-point-x="-0.2402in" draw:caption-point-y="0.60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7" table:formula="of:=SUM([.D8:.AE8])" office:value-type="float" office:value="4.5">
            <text:p>4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1.1012in" draw:caption-point-x="-0.2402in" draw:caption-point-y="0.607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7228in" svg:y="1.1031in" draw:caption-point-x="-0.2402in" draw:caption-point-y="0.605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1.1047in" draw:caption-point-x="-0.2402in" draw:caption-point-y="0.6039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1.1047in" draw:caption-point-x="-0.2402in" draw:caption-point-y="0.6039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7" table:formula="of:=SUM([.D9:.AE9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1.3508in" draw:caption-point-x="-0.2402in" draw:caption-point-y="0.605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1.5492in" svg:y="1.352in" draw:caption-point-x="-0.2402in" draw:caption-point-y="0.6047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7" table:formula="of:=SUM([.D10:.AE10])" office:value-type="float" office:value="5.5">
            <text:p>5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5.842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331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8205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/>
          <table:table-cell table:style-name="ce100"/>
          <table:table-cell table:style-name="ce91" office:value-type="float" office:value="0.5">
            <office:annotation draw:style-name="gr4" draw:text-style-name="P1" svg:width="1.1413in" svg:height="0.3902in" svg:x="11.5492in" svg:y="1.6in" draw:caption-point-x="-0.2402in" draw:caption-point-y="0.6043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87" table:formula="of:=SUM([.D11:.AE11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1.8441in" draw:caption-point-x="-0.2402in" draw:caption-point-y="0.607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2" draw:text-style-name="P1" svg:width="1.1413in" svg:height="0.5457in" svg:x="8.2878in" svg:y="1.8449in" draw:caption-point-x="-0.2402in" draw:caption-point-y="0.607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7" table:formula="of:=SUM([.D12:.AE1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2.0898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2.091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2.0921in" draw:caption-point-x="-0.2402in" draw:caption-point-y="0.607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2.0925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7" table:formula="of:=SUM([.D13:.AE13])" office:value-type="float" office:value="1">
            <text:p>1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8421in" svg:y="2.339in" draw:caption-point-x="-0.2402in" draw:caption-point-y="0.608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2.3394in" draw:caption-point-x="-0.2402in" draw:caption-point-y="0.607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8" draw:text-style-name="P1" svg:width="1.1413in" svg:height="0.8567in" svg:x="8.2878in" svg:y="2.3402in" draw:caption-point-x="-0.2402in" draw:caption-point-y="0.607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10.1791in" svg:y="2.3421in" draw:caption-point-x="-0.2402in" draw:caption-point-y="0.605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2.3437in" draw:caption-point-x="-0.2402in" draw:caption-point-y="0.6035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7" table:formula="of:=SUM([.D14:.AE14])" office:value-type="float" office:value="3.5">
            <text:p>3.5</text:p>
          </table:table-cell>
          <table:table-cell table:style-name="ce91"/>
          <table:table-cell table:number-columns-repeated="2" table:style-name="ce91" office:value-type="float" office:value="1"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6.3311in" svg:y="2.5874in" draw:caption-point-x="-0.2402in" draw:caption-point-y="0.607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8.7768in" svg:y="2.5886in" draw:caption-point-x="-0.2402in" draw:caption-point-y="0.606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2.5925in" draw:caption-point-x="-0.2402in" draw:caption-point-y="0.602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7" table:formula="of:=SUM([.D15:.AE15])" office:value-type="float" office:value="1">
            <text:p>1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3.5591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4.9287in" svg:y="2.8339in" draw:caption-point-x="-0.2402in" draw:caption-point-y="0.608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8.7768in" svg:y="2.8358in" draw:caption-point-x="-0.2402in" draw:caption-point-y="0.606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9.7228in" svg:y="2.8374in" draw:caption-point-x="-0.2402in" draw:caption-point-y="0.605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2.8374in" draw:caption-point-x="-0.2402in" draw:caption-point-y="0.605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2.8386in" draw:caption-point-x="-0.2402in" draw:caption-point-y="0.6039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2.8402in" draw:caption-point-x="-0.2402in" draw:caption-point-y="0.602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7" table:formula="of:=SUM([.D16:.AE16])" office:value-type="float" office:value="0">
            <text:p>0</text:p>
          </table:table-cell>
          <table:table-cell table:style-name="ce91" table:number-columns-repeated="5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7" table:formula="of:=SUM([.D17:.AE1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7" table:formula="of:=SUM([.D18:.AE18])" office:value-type="float" office:value="1">
            <text:p>1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630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7" table:formula="of:=SUM([.D19:.AE19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8.2878in" svg:y="3.8264in" draw:caption-point-x="-0.2402in" draw:caption-point-y="0.607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7" table:formula="of:=SUM([.D20:.AE20])" office:value-type="float" office:value="0.5">
            <text:p>0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3.5591in" svg:y="4.0709in" draw:caption-point-x="-0.2402in" draw:caption-point-y="0.6102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4.07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4.0776in" draw:caption-point-x="-0.2402in" draw:caption-point-y="0.6035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14.7457in" svg:y="4.0795in" draw:caption-point-x="-0.2402in" draw:caption-point-y="0.601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7" table:formula="of:=SUM([.D21:.AE21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3" draw:text-style-name="P1" svg:width="1.1413in" svg:height="0.7012in" svg:x="3.5591in" svg:y="4.3185in" draw:caption-point-x="-0.2402in" draw:caption-point-y="0.6102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14.7457in" svg:y="4.3268in" draw:caption-point-x="-0.2402in" draw:caption-point-y="0.60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1" office:value-type="float" office:value="0.5">
            <office:annotation draw:style-name="gr2" draw:text-style-name="P1" svg:width="1.1413in" svg:height="0.5457in" svg:x="15.202in" svg:y="4.3272in" draw:caption-point-x="-0.2402in" draw:caption-point-y="0.601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7" table:formula="of:=SUM([.D22:.AE22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7" table:formula="of:=SUM([.D23:.AE2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4.8217in" draw:caption-point-x="-0.2402in" draw:caption-point-y="0.602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7" table:formula="of:=SUM([.D24:.AE24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842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5.0665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7" table:formula="of:=SUM([.D25:.AE25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5.3098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5.3114in" draw:caption-point-x="-0.2402in" draw:caption-point-y="0.607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5.3118in" draw:caption-point-x="-0.2402in" draw:caption-point-y="0.607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8.2878in" svg:y="5.3122in" draw:caption-point-x="-0.2402in" draw:caption-point-y="0.607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5.315in" draw:caption-point-x="-0.2402in" draw:caption-point-y="0.6043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5.202in" svg:y="5.3177in" draw:caption-point-x="-0.2402in" draw:caption-point-y="0.601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7" table:formula="of:=SUM([.D26:.AE2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7" table:formula="of:=SUM([.D27:.AE27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8.7768in" svg:y="5.8083in" draw:caption-point-x="-0.2402in" draw:caption-point-y="0.606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4622in" svg:y="5.8122in" draw:caption-point-x="-0.2402in" draw:caption-point-y="0.602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3.3756in" svg:y="5.8126in" draw:caption-point-x="-0.2402in" draw:caption-point-y="0.602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7" table:formula="of:=SUM([.D28:.AE28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6.0543in" draw:caption-point-x="-0.2402in" draw:caption-point-y="0.608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7" table:formula="of:=SUM([.D29:.AE29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3004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8421in" svg:y="6.302in" draw:caption-point-x="-0.2402in" draw:caption-point-y="0.608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3024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6.3031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6.3035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7" table:formula="of:=SUM([.D30:.AE30])" office:value-type="float" office:value="6">
            <text:p>6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5.3854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5.842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331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8205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7" table:formula="of:=SUM([.D31:.AE31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7957in" draw:caption-point-x="-0.2402in" draw:caption-point-y="0.6098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7976in" draw:caption-point-x="-0.2402in" draw:caption-point-y="0.607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6.798in" draw:caption-point-x="-0.2402in" draw:caption-point-y="0.607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6.8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6.8004in" draw:caption-point-x="-0.2402in" draw:caption-point-y="0.605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6.8008in" draw:caption-point-x="-0.2402in" draw:caption-point-y="0.6047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6.8012in" draw:caption-point-x="-0.2402in" draw:caption-point-y="0.6043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4.7457in" svg:y="6.8035in" draw:caption-point-x="-0.2402in" draw:caption-point-y="0.60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7" table:formula="of:=SUM([.D32:.AE3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7" table:formula="of:=SUM([.D33:.AE3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7" table:formula="of:=SUM([.D34:.AE3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7.5469in" draw:caption-point-x="-0.2402in" draw:caption-point-y="0.601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7" table:formula="of:=SUM([.D35:.AE35])" office:value-type="float" office:value="1.5">
            <text:p>1.5</text:p>
          </table:table-cell>
          <table:table-cell table:style-name="ce91"/>
          <table:table-cell table:style-name="ce91" office:value-type="float" office:value="0">
            <office:annotation draw:style-name="gr2" draw:text-style-name="P1" svg:width="1.1413in" svg:height="0.5457in" svg:x="3.1024in" svg:y="7.798in" draw:caption-point-x="-0.2402in" draw:caption-point-y="0.5984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7.7866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7.7886in" draw:caption-point-x="-0.2402in" draw:caption-point-y="0.607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7.789in" draw:caption-point-x="-0.2402in" draw:caption-point-y="0.607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9.2661in" svg:y="7.7906in" draw:caption-point-x="-0.2402in" draw:caption-point-y="0.605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7.7906in" draw:caption-point-x="-0.2402in" draw:caption-point-y="0.605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7.7913in" draw:caption-point-x="-0.2402in" draw:caption-point-y="0.605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7" table:formula="of:=SUM([.D36:.AE36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8.0346in" draw:caption-point-x="-0.2402in" draw:caption-point-y="0.6094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8.0386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87" table:formula="of:=SUM([.D37:.AE37])" office:value-type="float" office:value="7">
            <text:p>7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3" draw:text-style-name="P1" svg:width="1.1413in" svg:height="0.7012in" svg:x="4.9287in" svg:y="8.2819in" draw:caption-point-x="-0.2402in" draw:caption-point-y="0.6098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3311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8.776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9.722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005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918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5.202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7" table:formula="of:=SUM([.D38:.AE38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5295in" draw:caption-point-x="-0.2402in" draw:caption-point-y="0.6098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8.5295in" draw:caption-point-x="-0.2402in" draw:caption-point-y="0.6098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8.5299in" draw:caption-point-x="-0.2402in" draw:caption-point-y="0.6094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8.5311in" draw:caption-point-x="-0.2402in" draw:caption-point-y="0.608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8.5319in" draw:caption-point-x="-0.2402in" draw:caption-point-y="0.607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2661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7" table:formula="of:=SUM([.D39:.AE39])" office:value-type="float" office:value="1">
            <text:p>1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8.7776in" draw:caption-point-x="-0.2402in" draw:caption-point-y="0.6094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8.7768in" svg:y="8.7803in" draw:caption-point-x="-0.2402in" draw:caption-point-y="0.606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8.7819in" draw:caption-point-x="-0.2402in" draw:caption-point-y="0.605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8.7835in" draw:caption-point-x="-0.2402in" draw:caption-point-y="0.6035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7" table:formula="of:=SUM([.D40:.AE40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3.3756in" svg:y="9.0323in" draw:caption-point-x="-0.2402in" draw:caption-point-y="0.602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7" table:formula="of:=SUM([.D41:.AE41])" office:value-type="float" office:value="2.5">
            <text:p>2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9.2795in" draw:caption-point-x="-0.2402in" draw:caption-point-y="0.602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3.3756in" svg:y="9.2799in" draw:caption-point-x="-0.2402in" draw:caption-point-y="0.602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7" table:formula="of:=SUM([.D42:.AE42])" office:value-type="float" office:value="0.5">
            <text:p>0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5205in" draw:caption-point-x="-0.2402in" draw:caption-point-y="0.6094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6.3311in" svg:y="9.522in" draw:caption-point-x="-0.2402in" draw:caption-point-y="0.607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5244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9.5264in" draw:caption-point-x="-0.2402in" draw:caption-point-y="0.6035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5.202in" svg:y="9.5283in" draw:caption-point-x="-0.2402in" draw:caption-point-y="0.601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7" table:formula="of:=SUM([.D43:.AE43])" office:value-type="float" office:value="2">
            <text:p>2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9.7669in" draw:caption-point-x="-0.2402in" draw:caption-point-y="0.6106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9.7677in" draw:caption-point-x="-0.2402in" draw:caption-point-y="0.6098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9.7693in" draw:caption-point-x="-0.2402in" draw:caption-point-y="0.608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9.7697in" draw:caption-point-x="-0.2402in" draw:caption-point-y="0.607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8" draw:text-style-name="P1" svg:width="1.1413in" svg:height="0.8567in" svg:x="6.8205in" svg:y="9.7701in" draw:caption-point-x="-0.2402in" draw:caption-point-y="0.607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9.7705in" draw:caption-point-x="-0.2402in" draw:caption-point-y="0.607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8.7768in" svg:y="9.7709in" draw:caption-point-x="-0.2402in" draw:caption-point-y="0.606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6" draw:text-style-name="P1" svg:width="1.1413in" svg:height="0.2634in" svg:x="9.2661in" svg:y="9.7717in" draw:caption-point-x="-0.2402in" draw:caption-point-y="0.605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772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9.7724in" draw:caption-point-x="-0.2402in" draw:caption-point-y="0.605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9.7728in" draw:caption-point-x="-0.2402in" draw:caption-point-y="0.6047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0059in" svg:y="9.7732in" draw:caption-point-x="-0.2402in" draw:caption-point-y="0.6043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9.774in" draw:caption-point-x="-0.2402in" draw:caption-point-y="0.6035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9.7748in" draw:caption-point-x="-0.2402in" draw:caption-point-y="0.602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3.3756in" svg:y="9.7756in" draw:caption-point-x="-0.2402in" draw:caption-point-y="0.60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5.202in" svg:y="9.776in" draw:caption-point-x="-0.2402in" draw:caption-point-y="0.601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7" table:formula="of:=SUM([.D44:.AE4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10.017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10.0181in" draw:caption-point-x="-0.2402in" draw:caption-point-y="0.607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9189in" svg:y="10.0228in" draw:caption-point-x="-0.2402in" draw:caption-point-y="0.602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10.0236in" draw:caption-point-x="-0.2402in" draw:caption-point-y="0.60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69" office:value-type="string">
            <text:p>VietBA</text:p>
          </table:table-cell>
          <table:table-cell table:style-name="ce87" table:formula="of:=SUM([.D45:.AE45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10.2697in" draw:caption-point-x="-0.2402in" draw:caption-point-y="0.6035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7" table:formula="of:=SUM([.D46:.AE4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4"/>
          <table:table-cell table:style-name="ce92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5" table:number-columns-repeated="7"/>
          <table:table-cell table:style-name="ce92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7"/>
        <table:table-column table:style-name="co26" table:number-columns-repeated="7" table:default-cell-style-name="ce107"/>
        <table:table-column table:style-name="co25" table:number-columns-repeated="16" table:default-cell-style-name="ce10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02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3" table:number-columns-spanned="2" table:number-rows-spanned="1">
            <text:p>3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03" table:formula="of:=DATE([.$R$1];[.N1];1)" office:value-type="date" office:date-value="2017-03-01">
            <text:p>01</text:p>
          </table:table-cell>
          <table:table-cell table:style-name="ce103" table:formula="of:=[.D2]+1" office:value-type="date" office:date-value="2017-03-02">
            <text:p>02</text:p>
          </table:table-cell>
          <table:table-cell table:style-name="ce103" table:formula="of:=[.E2]+1" office:value-type="date" office:date-value="2017-03-03">
            <text:p>03</text:p>
          </table:table-cell>
          <table:table-cell table:style-name="ce103" table:formula="of:=[.F2]+1" office:value-type="date" office:date-value="2017-03-04">
            <text:p>04</text:p>
          </table:table-cell>
          <table:table-cell table:style-name="ce103" table:formula="of:=[.G2]+1" office:value-type="date" office:date-value="2017-03-05">
            <text:p>05</text:p>
          </table:table-cell>
          <table:table-cell table:style-name="ce103" table:formula="of:=[.H2]+1" office:value-type="date" office:date-value="2017-03-06">
            <text:p>06</text:p>
          </table:table-cell>
          <table:table-cell table:style-name="ce103" table:formula="of:=[.I2]+1" office:value-type="date" office:date-value="2017-03-07">
            <text:p>07</text:p>
          </table:table-cell>
          <table:table-cell table:style-name="ce103" table:formula="of:=[.J2]+1" office:value-type="date" office:date-value="2017-03-08">
            <text:p>08</text:p>
          </table:table-cell>
          <table:table-cell table:style-name="ce103" table:formula="of:=[.K2]+1" office:value-type="date" office:date-value="2017-03-09">
            <text:p>09</text:p>
          </table:table-cell>
          <table:table-cell table:style-name="ce103" table:formula="of:=[.L2]+1" office:value-type="date" office:date-value="2017-03-10">
            <text:p>10</text:p>
          </table:table-cell>
          <table:table-cell table:style-name="ce103" table:formula="of:=[.M2]+1" office:value-type="date" office:date-value="2017-03-11">
            <text:p>11</text:p>
          </table:table-cell>
          <table:table-cell table:style-name="ce103" table:formula="of:=[.N2]+1" office:value-type="date" office:date-value="2017-03-12">
            <text:p>12</text:p>
          </table:table-cell>
          <table:table-cell table:style-name="ce103" table:formula="of:=[.O2]+1" office:value-type="date" office:date-value="2017-03-13">
            <text:p>13</text:p>
          </table:table-cell>
          <table:table-cell table:style-name="ce103" table:formula="of:=[.P2]+1" office:value-type="date" office:date-value="2017-03-14">
            <text:p>14</text:p>
          </table:table-cell>
          <table:table-cell table:style-name="ce103" table:formula="of:=[.Q2]+1" office:value-type="date" office:date-value="2017-03-15">
            <text:p>15</text:p>
          </table:table-cell>
          <table:table-cell table:style-name="ce103" table:formula="of:=[.R2]+1" office:value-type="date" office:date-value="2017-03-16">
            <text:p>16</text:p>
          </table:table-cell>
          <table:table-cell table:style-name="ce103" table:formula="of:=[.S2]+1" office:value-type="date" office:date-value="2017-03-17">
            <text:p>17</text:p>
          </table:table-cell>
          <table:table-cell table:style-name="ce103" table:formula="of:=[.T2]+1" office:value-type="date" office:date-value="2017-03-18">
            <text:p>18</text:p>
          </table:table-cell>
          <table:table-cell table:style-name="ce103" table:formula="of:=[.U2]+1" office:value-type="date" office:date-value="2017-03-19">
            <text:p>19</text:p>
          </table:table-cell>
          <table:table-cell table:style-name="ce103" table:formula="of:=[.V2]+1" office:value-type="date" office:date-value="2017-03-20">
            <text:p>20</text:p>
          </table:table-cell>
          <table:table-cell table:style-name="ce103" table:formula="of:=[.W2]+1" office:value-type="date" office:date-value="2017-03-21">
            <text:p>21</text:p>
          </table:table-cell>
          <table:table-cell table:style-name="ce103" table:formula="of:=[.X2]+1" office:value-type="date" office:date-value="2017-03-22">
            <text:p>22</text:p>
          </table:table-cell>
          <table:table-cell table:style-name="ce103" table:formula="of:=[.Y2]+1" office:value-type="date" office:date-value="2017-03-23">
            <text:p>23</text:p>
          </table:table-cell>
          <table:table-cell table:style-name="ce103" table:formula="of:=[.Z2]+1" office:value-type="date" office:date-value="2017-03-24">
            <text:p>24</text:p>
          </table:table-cell>
          <table:table-cell table:style-name="ce103" table:formula="of:=[.AA2]+1" office:value-type="date" office:date-value="2017-03-25">
            <text:p>25</text:p>
          </table:table-cell>
          <table:table-cell table:style-name="ce103" table:formula="of:=[.AB2]+1" office:value-type="date" office:date-value="2017-03-26">
            <text:p>26</text:p>
          </table:table-cell>
          <table:table-cell table:style-name="ce103" table:formula="of:=[.AC2]+1" office:value-type="date" office:date-value="2017-03-27">
            <text:p>27</text:p>
          </table:table-cell>
          <table:table-cell table:style-name="ce103" table:formula="of:=[.AD2]+1" office:value-type="date" office:date-value="2017-03-28">
            <text:p>28</text:p>
          </table:table-cell>
          <table:table-cell table:style-name="ce103" table:formula="of:=[.AE2]+1" office:value-type="date" office:date-value="2017-03-29">
            <text:p>29</text:p>
          </table:table-cell>
          <table:table-cell table:style-name="ce103" table:formula="of:=[.AF2]+1" office:value-type="date" office:date-value="2017-03-30">
            <text:p>30</text:p>
          </table:table-cell>
          <table:table-cell table:style-name="ce103" table:formula="of:=[.AG2]+1" office:value-type="date" office:date-value="2017-03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1" table:formula="of:=SUM([.D4:.AH4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6.8205in" svg:y="0.1094in" draw:caption-point-x="-0.2402in" draw:caption-point-y="0.6087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1098in" draw:caption-point-x="-0.2402in" draw:caption-point-y="0.6083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0.1102in" draw:caption-point-x="-0.2402in" draw:caption-point-y="0.6079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0.111in" draw:caption-point-x="-0.2402in" draw:caption-point-y="0.6071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1.5492in" svg:y="0.1122in" draw:caption-point-x="-0.2402in" draw:caption-point-y="0.6059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0.1154in" draw:caption-point-x="-0.2402in" draw:caption-point-y="0.6028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0.1161in" draw:caption-point-x="-0.2402in" draw:caption-point-y="0.60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1" table:formula="of:=SUM([.D5:.AH5])" office:value-type="float" office:value="1.5">
            <text:p>1.5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0.3535in" draw:caption-point-x="-0.2402in" draw:caption-point-y="0.6122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3555in" draw:caption-point-x="-0.2402in" draw:caption-point-y="0.6102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0.3571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3575in" draw:caption-point-x="-0.2402in" draw:caption-point-y="0.6083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2661in" svg:y="0.3583in" draw:caption-point-x="-0.2402in" draw:caption-point-y="0.6075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0.4201in" draw:caption-point-x="-0.2402in" draw:caption-point-y="0.5457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1" table:formula="of:=SUM([.D6:.AH6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0.6024in" draw:caption-point-x="-0.2402in" draw:caption-point-y="0.611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4.9287in" svg:y="0.6028in" draw:caption-point-x="-0.2402in" draw:caption-point-y="0.6106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0.6031in" draw:caption-point-x="-0.2402in" draw:caption-point-y="0.6102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0.6079in" draw:caption-point-x="-0.2402in" draw:caption-point-y="0.6055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3.3756in" svg:y="0.6079in" draw:caption-point-x="-0.2402in" draw:caption-point-y="0.6055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0.6102in" draw:caption-point-x="-0.2402in" draw:caption-point-y="0.6031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572in" svg:y="0.6114in" draw:caption-point-x="-0.2402in" draw:caption-point-y="0.60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1" table:formula="of:=SUM([.D7:.AH7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1024in" svg:y="0.8492in" draw:caption-point-x="-0.2402in" draw:caption-point-y="0.6118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0.853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1791in" svg:y="0.8539in" draw:caption-point-x="-0.2402in" draw:caption-point-y="0.6071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4622in" svg:y="0.8559in" draw:caption-point-x="-0.2402in" draw:caption-point-y="0.6051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1" table:formula="of:=SUM([.D8:.AH8])" office:value-type="float" office:value="4">
            <text:p>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3.1024in" svg:y="1.0937in" draw:caption-point-x="-0.2402in" draw:caption-point-y="0.615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1.0984in" draw:caption-point-x="-0.2402in" draw:caption-point-y="0.6102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8421in" svg:y="1.0992in" draw:caption-point-x="-0.2402in" draw:caption-point-y="0.6094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5" office:value-type="float" office:value="0.5">
            <office:annotation draw:style-name="gr6" draw:text-style-name="P1" svg:width="1.1413in" svg:height="0.2634in" svg:x="6.3311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4622in" svg:y="1.1035in" draw:caption-point-x="-0.2402in" draw:caption-point-y="0.6051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.5">
            <office:annotation draw:style-name="gr6" draw:text-style-name="P1" svg:width="1.1413in" svg:height="0.2634in" svg:x="12.9189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1" table:formula="of:=SUM([.D9:.AH9])" office:value-type="float" office:value="1.5">
            <text:p>1.5</text:p>
          </table:table-cell>
          <table:table-cell table:style-name="ce105" office:value-type="float" office:value="0">
            <office:annotation draw:style-name="gr4" draw:text-style-name="P1" svg:width="1.1413in" svg:height="0.3902in" svg:x="2.6457in" svg:y="1.3445in" draw:caption-point-x="-0.2402in" draw:caption-point-y="0.6122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1.3449in" draw:caption-point-x="-0.2402in" draw:caption-point-y="0.6118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1.3472in" draw:caption-point-x="-0.2402in" draw:caption-point-y="0.6094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8.7768in" svg:y="1.3488in" draw:caption-point-x="-0.2402in" draw:caption-point-y="0.6079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9.7228in" svg:y="1.3496in" draw:caption-point-x="-0.2402in" draw:caption-point-y="0.6071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4.7457in" svg:y="1.3528in" draw:caption-point-x="-0.2402in" draw:caption-point-y="0.6039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.3547in" draw:caption-point-x="-0.2402in" draw:caption-point-y="0.60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1" table:formula="of:=SUM([.D10:.AH10])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1.5921in" draw:caption-point-x="-0.2402in" draw:caption-point-y="0.6122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/>
          <table:table-cell table:style-name="ce114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01" table:formula="of:=SUM([.D11:.AH11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0.1791in" svg:y="1.8457in" draw:caption-point-x="-0.2402in" draw:caption-point-y="0.6063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4.7457in" svg:y="1.848in" draw:caption-point-x="-0.2402in" draw:caption-point-y="0.6039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1" table:formula="of:=SUM([.D12:.AH1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0917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7228in" svg:y="2.0925in" draw:caption-point-x="-0.2402in" draw:caption-point-y="0.6071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2.0965in" draw:caption-point-x="-0.2402in" draw:caption-point-y="0.6031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2.0976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1" table:formula="of:=SUM([.D13:.AH13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2.3362in" draw:caption-point-x="-0.2402in" draw:caption-point-y="0.611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8.2878in" svg:y="2.339in" draw:caption-point-x="-0.2402in" draw:caption-point-y="0.6083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12.4622in" svg:y="2.3445in" draw:caption-point-x="-0.2402in" draw:caption-point-y="0.6028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2.3449in" draw:caption-point-x="-0.2402in" draw:caption-point-y="0.6024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1" table:formula="of:=SUM([.D14:.AH14])" office:value-type="float" office:value="2.5">
            <text:p>2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0059in" svg:y="2.5894in" draw:caption-point-x="-0.2402in" draw:caption-point-y="0.6055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2.5929in" draw:caption-point-x="-0.2402in" draw:caption-point-y="0.60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1" table:formula="of:=SUM([.D15:.AH15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2.8335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8205in" svg:y="2.8339in" draw:caption-point-x="-0.2402in" draw:caption-point-y="0.6087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8346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2.835in" draw:caption-point-x="-0.2402in" draw:caption-point-y="0.6075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2.837in" draw:caption-point-x="-0.2402in" draw:caption-point-y="0.6055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2.8374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2.8398in" draw:caption-point-x="-0.2402in" draw:caption-point-y="0.6028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4.7457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2.8339in" draw:caption-point-x="-0.2402in" draw:caption-point-y="0.6087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office:annotation draw:style-name="gr2" draw:text-style-name="P1" svg:width="1.1413in" svg:height="0.5457in" svg:x="15.6587in" svg:y="2.8394in" draw:caption-point-x="-0.2402in" draw:caption-point-y="0.6031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1" table:formula="of:=SUM([.D16:.AH16])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3.1024in" svg:y="3.0783in" draw:caption-point-x="-0.2402in" draw:caption-point-y="0.6118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1" table:formula="of:=SUM([.D17:.AH1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3.3362in" draw:caption-point-x="-0.2402in" draw:caption-point-y="0.60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1" table:formula="of:=SUM([.D18:.AH18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3.5768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1" table:formula="of:=SUM([.D19:.AH1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1" table:formula="of:=SUM([.D20:.AH20])" office:value-type="float" office:value="0"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5591in" svg:y="4.0701in" draw:caption-point-x="-0.2402in" draw:caption-point-y="0.611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4.0709in" draw:caption-point-x="-0.2402in" draw:caption-point-y="0.6102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4.0717in" draw:caption-point-x="-0.2402in" draw:caption-point-y="0.6094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1" table:formula="of:=SUM([.D21:.AH21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8.2878in" svg:y="4.3205in" draw:caption-point-x="-0.2402in" draw:caption-point-y="0.6083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1" table:formula="of:=SUM([.D22:.AH2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1" table:formula="of:=SUM([.D23:.AH23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1" table:formula="of:=SUM([.D24:.AH24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1" table:formula="of:=SUM([.D25:.AH25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5.3075in" draw:caption-point-x="-0.2402in" draw:caption-point-y="0.6118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842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5.3165in" draw:caption-point-x="-0.2402in" draw:caption-point-y="0.6028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1" table:formula="of:=SUM([.D26:.AH2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1" table:formula="of:=SUM([.D27:.AH2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1" table:formula="of:=SUM([.D28:.AH28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8205in" svg:y="6.0535in" draw:caption-point-x="-0.2402in" draw:caption-point-y="0.6091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6.0575in" draw:caption-point-x="-0.2402in" draw:caption-point-y="0.6051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6.0606in" draw:caption-point-x="-0.2402in" draw:caption-point-y="0.60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1" table:formula="of:=SUM([.D29:.AH2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3024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6.3031in" draw:caption-point-x="-0.2402in" draw:caption-point-y="0.6071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6.3047in" draw:caption-point-x="-0.2402in" draw:caption-point-y="0.6055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6.3055in" draw:caption-point-x="-0.2402in" draw:caption-point-y="0.6047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6.3071in" draw:caption-point-x="-0.2402in" draw:caption-point-y="0.6031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6.3083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1" table:formula="of:=SUM([.D30:.AH30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1" table:formula="of:=SUM([.D31:.AH31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6.793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6.7937in" draw:caption-point-x="-0.2402in" draw:caption-point-y="0.6118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6.7957in" draw:caption-point-x="-0.2402in" draw:caption-point-y="0.6098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6.7965in" draw:caption-point-x="-0.2402in" draw:caption-point-y="0.6091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796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7976in" draw:caption-point-x="-0.2402in" draw:caption-point-y="0.6079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6.798in" draw:caption-point-x="-0.2402in" draw:caption-point-y="0.6075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6.7992in" draw:caption-point-x="-0.2402in" draw:caption-point-y="0.6063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6.7996in" draw:caption-point-x="-0.2402in" draw:caption-point-y="0.6059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6.8024in" draw:caption-point-x="-0.2402in" draw:caption-point-y="0.6031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1154in" svg:y="6.8028in" draw:caption-point-x="-0.2402in" draw:caption-point-y="0.6028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6.8035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1" table:formula="of:=SUM([.D32:.AH32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7.0425in" draw:caption-point-x="-0.2402in" draw:caption-point-y="0.6106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1" table:formula="of:=SUM([.D33:.AH33])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3.5591in" svg:y="7.2898in" draw:caption-point-x="-0.2402in" draw:caption-point-y="0.611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1" table:formula="of:=SUM([.D34:.AH34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7.5413in" draw:caption-point-x="-0.2402in" draw:caption-point-y="0.6071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7.539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1" table:formula="of:=SUM([.D35:.AH35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7.7902in" draw:caption-point-x="-0.2402in" draw:caption-point-y="0.6063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7.7906in" draw:caption-point-x="-0.2402in" draw:caption-point-y="0.6059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7.7917in" draw:caption-point-x="-0.2402in" draw:caption-point-y="0.6047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1" table:formula="of:=SUM([.D36:.AH3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8.0362in" draw:caption-point-x="-0.2402in" draw:caption-point-y="0.6079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8.0366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8.0402in" draw:caption-point-x="-0.2402in" draw:caption-point-y="0.6039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01" table:formula="of:=SUM([.D37:.AH37])" office:value-type="float" office:value="5.5">
            <text:p>5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2744in" draw:caption-point-x="-0.2402in" draw:caption-point-y="0.6173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8.2807in" draw:caption-point-x="-0.2402in" draw:caption-point-y="0.611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38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8.7768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8.2843in" draw:caption-point-x="-0.2402in" draw:caption-point-y="0.6075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2.0059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2" draw:text-style-name="P1" svg:width="1.1413in" svg:height="0.5457in" svg:x="14.7457in" svg:y="8.289in" draw:caption-point-x="-0.2402in" draw:caption-point-y="0.6028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15.202in" svg:y="8.2886in" draw:caption-point-x="-0.2402in" draw:caption-point-y="0.6031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11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1" table:formula="of:=SUM([.D38:.AH38])" office:value-type="float" office:value="2">
            <text:p>2</text:p>
          </table:table-cell>
          <table:table-cell table:style-name="ce105" office:value-type="float" office:value="0.5">
            <office:annotation draw:style-name="gr6" draw:text-style-name="P1" svg:width="1.1413in" svg:height="0.2634in" svg:x="2.6457in" svg:y="8.5224in" draw:caption-point-x="-0.2402in" draw:caption-point-y="0.616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5276in" draw:caption-point-x="-0.2402in" draw:caption-point-y="0.6118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8.7768in" svg:y="8.5315in" draw:caption-point-x="-0.2402in" draw:caption-point-y="0.607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8.5362in" draw:caption-point-x="-0.2402in" draw:caption-point-y="0.6031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12.005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1" table:formula="of:=SUM([.D39:.AH39])" office:value-type="float" office:value="2">
            <text:p>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8.7752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8.776in" draw:caption-point-x="-0.2402in" draw:caption-point-y="0.611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8421in" svg:y="8.7776in" draw:caption-point-x="-0.2402in" draw:caption-point-y="0.6094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8205in" svg:y="8.7776in" draw:caption-point-x="-0.2402in" draw:caption-point-y="0.6094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8.7791in" draw:caption-point-x="-0.2402in" draw:caption-point-y="0.6079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8.779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8.7811in" draw:caption-point-x="-0.2402in" draw:caption-point-y="0.6059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572in" svg:y="8.785in" draw:caption-point-x="-0.2402in" draw:caption-point-y="0.60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1" table:formula="of:=SUM([.D40:.AH40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8.2878in" svg:y="9.0264in" draw:caption-point-x="-0.2402in" draw:caption-point-y="0.6083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9.0268in" draw:caption-point-x="-0.2402in" draw:caption-point-y="0.6079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1.5492in" svg:y="9.0287in" draw:caption-point-x="-0.2402in" draw:caption-point-y="0.6059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1" table:formula="of:=SUM([.D41:.AH41])" office:value-type="float" office:value="0">
            <text:p>0</text:p>
          </table:table-cell>
          <table:table-cell table:style-name="ce105" table:number-columns-repeated="1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1" table:formula="of:=SUM([.D42:.AH42])" office:value-type="float" office:value="15">
            <text:p>1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8.287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8.776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266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722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0.179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1.549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005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462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918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3.3756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4.745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202in" svg:y="9.5157in" draw:caption-point-x="-0.2402in" draw:caption-point-y="0.614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658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1154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57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1" table:formula="of:=SUM([.D43:.AH43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9.765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9.7673in" draw:caption-point-x="-0.2402in" draw:caption-point-y="0.6102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9.7681in" draw:caption-point-x="-0.2402in" draw:caption-point-y="0.6094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9.7685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9.7736in" draw:caption-point-x="-0.2402in" draw:caption-point-y="0.6039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1" table:formula="of:=SUM([.D44:.AH44])" office:value-type="float" office:value="5">
            <text:p>5</text:p>
          </table:table-cell>
          <table:table-cell table:style-name="ce105" office:value-type="float" office:value="0.5">
            <office:annotation draw:style-name="gr3" draw:text-style-name="P1" svg:width="1.1413in" svg:height="0.7012in" svg:x="2.6457in" svg:y="10.0134in" draw:caption-point-x="-0.2402in" draw:caption-point-y="0.6122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1">
            <office:annotation draw:style-name="gr4" draw:text-style-name="P1" svg:width="1.1413in" svg:height="0.3902in" svg:x="3.1024in" svg:y="10.0138in" draw:caption-point-x="-0.2402in" draw:caption-point-y="0.6118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4.9287in" svg:y="10.015in" draw:caption-point-x="-0.2402in" draw:caption-point-y="0.6106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5.3854in" svg:y="10.0157in" draw:caption-point-x="-0.2402in" draw:caption-point-y="0.6098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3311in" svg:y="10.0165in" draw:caption-point-x="-0.2402in" draw:caption-point-y="0.6091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10.0169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10.0161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12.4622in" svg:y="10.0205in" draw:caption-point-x="-0.2402in" draw:caption-point-y="0.6051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2.9189in" svg:y="10.0209in" draw:caption-point-x="-0.2402in" draw:caption-point-y="0.6047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7" draw:text-style-name="P1" svg:width="1.1413in" svg:height="1.0122in" svg:x="14.7457in" svg:y="10.0217in" draw:caption-point-x="-0.2402in" draw:caption-point-y="0.6039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10.0217in" draw:caption-point-x="-0.2402in" draw:caption-point-y="0.6039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5.6587in" svg:y="10.0224in" draw:caption-point-x="-0.2402in" draw:caption-point-y="0.6031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3" draw:text-style-name="P1" svg:width="1.1413in" svg:height="0.7012in" svg:x="16.1154in" svg:y="10.0228in" draw:caption-point-x="-0.2402in" draw:caption-point-y="0.6028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0.0236in" draw:caption-point-x="-0.2402in" draw:caption-point-y="0.60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1" table:formula="of:=SUM([.D45:.AH45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10.2638in" draw:caption-point-x="-0.2402in" draw:caption-point-y="0.6094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10.2661in" draw:caption-point-x="-0.2402in" draw:caption-point-y="0.6071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10.2693in" draw:caption-point-x="-0.2402in" draw:caption-point-y="0.6039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10.2713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69" office:value-type="string">
            <text:p>VietBA</text:p>
          </table:table-cell>
          <table:table-cell table:style-name="ce101" table:formula="of:=SUM([.D46:.AH4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10.5181in" draw:caption-point-x="-0.2402in" draw:caption-point-y="0.6028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1" table:formula="of:=SUM([.D47:.AH47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5.8421in" svg:y="10.7591in" draw:caption-point-x="-0.2402in" draw:caption-point-y="0.6094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10.7626in" draw:caption-point-x="-0.2402in" draw:caption-point-y="0.6059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8"/>
          <table:table-cell table:style-name="ce10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9" table:number-columns-repeated="7"/>
          <table:table-cell table:style-name="ce10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1"/>
        <table:table-column table:style-name="co26" table:number-columns-repeated="7" table:default-cell-style-name="ce121"/>
        <table:table-column table:style-name="co25" table:number-columns-repeated="15" table:default-cell-style-name="ce121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4" table:number-columns-spanned="2" table:number-rows-spanned="1">
            <text:p>4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7" table:number-columns-spanned="2" table:number-rows-spanned="1">
            <text:p>2017</text:p>
          </table:table-cell>
          <table:covered-table-cell table:style-name="ce127"/>
          <table:table-cell table:style-name="ce116" table:number-columns-repeated="14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17" table:formula="of:=DATE([.$R$1];[.N1];1)" office:value-type="date" office:date-value="2017-04-01">
            <text:p>01</text:p>
          </table:table-cell>
          <table:table-cell table:style-name="ce117" table:formula="of:=[.D2]+1" office:value-type="date" office:date-value="2017-04-02">
            <text:p>02</text:p>
          </table:table-cell>
          <table:table-cell table:style-name="ce117" table:formula="of:=[.E2]+1" office:value-type="date" office:date-value="2017-04-03">
            <text:p>03</text:p>
          </table:table-cell>
          <table:table-cell table:style-name="ce117" table:formula="of:=[.F2]+1" office:value-type="date" office:date-value="2017-04-04">
            <text:p>04</text:p>
          </table:table-cell>
          <table:table-cell table:style-name="ce117" table:formula="of:=[.G2]+1" office:value-type="date" office:date-value="2017-04-05">
            <text:p>05</text:p>
          </table:table-cell>
          <table:table-cell table:style-name="ce117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7" table:formula="of:=[.I2]+1" office:value-type="date" office:date-value="2017-04-07">
            <text:p>07</text:p>
          </table:table-cell>
          <table:table-cell table:style-name="ce117" table:formula="of:=[.J2]+1" office:value-type="date" office:date-value="2017-04-08">
            <text:p>08</text:p>
          </table:table-cell>
          <table:table-cell table:style-name="ce117" table:formula="of:=[.K2]+1" office:value-type="date" office:date-value="2017-04-09">
            <text:p>09</text:p>
          </table:table-cell>
          <table:table-cell table:style-name="ce117" table:formula="of:=[.L2]+1" office:value-type="date" office:date-value="2017-04-10">
            <text:p>10</text:p>
          </table:table-cell>
          <table:table-cell table:style-name="ce117" table:formula="of:=[.M2]+1" office:value-type="date" office:date-value="2017-04-11">
            <text:p>11</text:p>
          </table:table-cell>
          <table:table-cell table:style-name="ce117" table:formula="of:=[.N2]+1" office:value-type="date" office:date-value="2017-04-12">
            <text:p>12</text:p>
          </table:table-cell>
          <table:table-cell table:style-name="ce117" table:formula="of:=[.O2]+1" office:value-type="date" office:date-value="2017-04-13">
            <text:p>13</text:p>
          </table:table-cell>
          <table:table-cell table:style-name="ce117" table:formula="of:=[.P2]+1" office:value-type="date" office:date-value="2017-04-14">
            <text:p>14</text:p>
          </table:table-cell>
          <table:table-cell table:style-name="ce117" table:formula="of:=[.Q2]+1" office:value-type="date" office:date-value="2017-04-15">
            <text:p>15</text:p>
          </table:table-cell>
          <table:table-cell table:style-name="ce117" table:formula="of:=[.R2]+1" office:value-type="date" office:date-value="2017-04-16">
            <text:p>16</text:p>
          </table:table-cell>
          <table:table-cell table:style-name="ce117" table:formula="of:=[.S2]+1" office:value-type="date" office:date-value="2017-04-17">
            <text:p>17</text:p>
          </table:table-cell>
          <table:table-cell table:style-name="ce117" table:formula="of:=[.T2]+1" office:value-type="date" office:date-value="2017-04-18">
            <text:p>18</text:p>
          </table:table-cell>
          <table:table-cell table:style-name="ce117" table:formula="of:=[.U2]+1" office:value-type="date" office:date-value="2017-04-19">
            <text:p>19</text:p>
          </table:table-cell>
          <table:table-cell table:style-name="ce117" table:formula="of:=[.V2]+1" office:value-type="date" office:date-value="2017-04-20">
            <text:p>20</text:p>
          </table:table-cell>
          <table:table-cell table:style-name="ce117" table:formula="of:=[.W2]+1" office:value-type="date" office:date-value="2017-04-21">
            <text:p>21</text:p>
          </table:table-cell>
          <table:table-cell table:style-name="ce117" table:formula="of:=[.X2]+1" office:value-type="date" office:date-value="2017-04-22">
            <text:p>22</text:p>
          </table:table-cell>
          <table:table-cell table:style-name="ce117" table:formula="of:=[.Y2]+1" office:value-type="date" office:date-value="2017-04-23">
            <text:p>23</text:p>
          </table:table-cell>
          <table:table-cell table:style-name="ce117" table:formula="of:=[.Z2]+1" office:value-type="date" office:date-value="2017-04-24">
            <text:p>24</text:p>
          </table:table-cell>
          <table:table-cell table:style-name="ce117" table:formula="of:=[.AA2]+1" office:value-type="date" office:date-value="2017-04-25">
            <text:p>25</text:p>
          </table:table-cell>
          <table:table-cell table:style-name="ce117" table:formula="of:=[.AB2]+1" office:value-type="date" office:date-value="2017-04-26">
            <text:p>26</text:p>
          </table:table-cell>
          <table:table-cell table:style-name="ce117" table:formula="of:=[.AC2]+1" office:value-type="date" office:date-value="2017-04-27">
            <text:p>27</text:p>
          </table:table-cell>
          <table:table-cell table:style-name="ce117" table:formula="of:=[.AD2]+1" office:value-type="date" office:date-value="2017-04-28">
            <text:p>28</text:p>
          </table:table-cell>
          <table:table-cell table:style-name="ce117" table:formula="of:=[.AE2]+1" office:value-type="date" office:date-value="2017-04-29">
            <text:p>29</text:p>
          </table:table-cell>
          <table:table-cell table:style-name="ce117" table:formula="of:=[.AF2]+1" office:value-type="date" office:date-value="2017-04-30">
            <text:p>30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5" table:formula="of:=SUM([.D4:.AG4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4.0157in" svg:y="0.1059in" draw:caption-point-x="-0.2402in" draw:caption-point-y="0.6122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1067in" draw:caption-point-x="-0.2402in" draw:caption-point-y="0.6114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6.8205in" svg:y="0.1075in" draw:caption-point-x="-0.2402in" draw:caption-point-y="0.6106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0.1087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8.7768in" svg:y="0.1091in" draw:caption-point-x="-0.2402in" draw:caption-point-y="0.609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0.1118in" draw:caption-point-x="-0.2402in" draw:caption-point-y="0.6063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0.1142in" draw:caption-point-x="-0.2402in" draw:caption-point-y="0.6039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7457in" svg:y="0.1154in" draw:caption-point-x="-0.2402in" draw:caption-point-y="0.6028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0.1154in" draw:caption-point-x="-0.2402in" draw:caption-point-y="0.6028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5" table:formula="of:=SUM([.D5:.AG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0.3587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0.3591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3.3756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0.3626in" draw:caption-point-x="-0.2402in" draw:caption-point-y="0.6031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5" table:formula="of:=SUM([.D6:.AG6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0.6094in" draw:caption-point-x="-0.2402in" draw:caption-point-y="0.6039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5" table:formula="of:=SUM([.D7:.AG7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8496in" draw:caption-point-x="-0.2402in" draw:caption-point-y="0.6114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0.85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0.8508in" draw:caption-point-x="-0.2402in" draw:caption-point-y="0.6102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0.8543in" draw:caption-point-x="-0.2402in" draw:caption-point-y="0.6067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0.8563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5" table:formula="of:=SUM([.D8:.AG8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1.0972in" draw:caption-point-x="-0.2402in" draw:caption-point-y="0.6114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8.2878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1.1016in" draw:caption-point-x="-0.2402in" draw:caption-point-y="0.6071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1.0972in" draw:caption-point-x="-0.2402in" draw:caption-point-y="0.6114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1.5492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1.1047in" draw:caption-point-x="-0.2402in" draw:caption-point-y="0.6039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.1051in" draw:caption-point-x="-0.2402in" draw:caption-point-y="0.6035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5" table:formula="of:=SUM([.D9:.AG9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1.3453in" draw:caption-point-x="-0.2402in" draw:caption-point-y="0.6114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1.3496in" draw:caption-point-x="-0.2402in" draw:caption-point-y="0.6071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1.0925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1.5492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2.0059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1.3528in" draw:caption-point-x="-0.2402in" draw:caption-point-y="0.6039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5" table:formula="of:=SUM([.D10:.AG10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7.3094in" svg:y="1.5941in" draw:caption-point-x="-0.2402in" draw:caption-point-y="0.6102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1.598in" draw:caption-point-x="-0.2402in" draw:caption-point-y="0.6063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13.3756in" svg:y="1.6in" draw:caption-point-x="-0.2402in" draw:caption-point-y="0.6043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15" table:formula="of:=SUM([.D11:.AG11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1.8406in" draw:caption-point-x="-0.2402in" draw:caption-point-y="0.6114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1.8429in" draw:caption-point-x="-0.2402in" draw:caption-point-y="0.609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1.8465in" draw:caption-point-x="-0.2402in" draw:caption-point-y="0.6055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3.3756in" svg:y="1.8476in" draw:caption-point-x="-0.2402in" draw:caption-point-y="0.6043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1.848in" draw:caption-point-x="-0.2402in" draw:caption-point-y="0.6039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1.8484in" draw:caption-point-x="-0.2402in" draw:caption-point-y="0.6035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5"/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2.0882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2.089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0894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2.0902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2.0929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2.0965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5" table:formula="of:=SUM([.D13:.AG13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2" draw:text-style-name="P1" svg:width="1.1413in" svg:height="0.5457in" svg:x="3.5591in" svg:y="2.3346in" draw:caption-point-x="-0.2402in" draw:caption-point-y="0.6126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4.472in" svg:y="2.3358in" draw:caption-point-x="-0.2402in" draw:caption-point-y="0.6114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3433in" draw:caption-point-x="-0.2402in" draw:caption-point-y="0.6039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2.3445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5" table:formula="of:=SUM([.D14:.AG14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2.5835in" draw:caption-point-x="-0.2402in" draw:caption-point-y="0.6114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7.7988in" svg:y="2.5854in" draw:caption-point-x="-0.2402in" draw:caption-point-y="0.6094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4.289in" svg:y="2.5913in" draw:caption-point-x="-0.2402in" draw:caption-point-y="0.6035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2.5921in" draw:caption-point-x="-0.2402in" draw:caption-point-y="0.6028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5.202in" svg:y="2.5921in" draw:caption-point-x="-0.2402in" draw:caption-point-y="0.6028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5" table:formula="of:=SUM([.D15:.AG15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0157in" svg:y="2.8303in" draw:caption-point-x="-0.2402in" draw:caption-point-y="0.612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2.8315in" draw:caption-point-x="-0.2402in" draw:caption-point-y="0.61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8323in" draw:caption-point-x="-0.2402in" draw:caption-point-y="0.6102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8386in" draw:caption-point-x="-0.2402in" draw:caption-point-y="0.6039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2.8398in" draw:caption-point-x="-0.2402in" draw:caption-point-y="0.6028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5" table:formula="of:=SUM([.D16:.AG16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5" table:formula="of:=SUM([.D17:.AG1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5" table:formula="of:=SUM([.D18:.AG18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3.5823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5" table:formula="of:=SUM([.D19:.AG19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3.8244in" draw:caption-point-x="-0.2402in" draw:caption-point-y="0.609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5" table:formula="of:=SUM([.D20:.AG20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0157in" svg:y="4.0689in" draw:caption-point-x="-0.2402in" draw:caption-point-y="0.6122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4.0693in" draw:caption-point-x="-0.2402in" draw:caption-point-y="0.6118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4.072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4.0772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4.7457in" svg:y="4.078in" draw:caption-point-x="-0.2402in" draw:caption-point-y="0.6031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5" table:formula="of:=SUM([.D21:.AG21])" office:value-type="float" office:value="4">
            <text:p>4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6.8205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5" table:formula="of:=SUM([.D22:.AG22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5" table:formula="of:=SUM([.D23:.AG2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5" table:formula="of:=SUM([.D24:.AG24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5.0685in" draw:caption-point-x="-0.2402in" draw:caption-point-y="0.6031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5" table:formula="of:=SUM([.D25:.AG2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5.3122in" draw:caption-point-x="-0.2402in" draw:caption-point-y="0.6071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5" table:formula="of:=SUM([.D26:.AG26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5.5571in" draw:caption-point-x="-0.2402in" draw:caption-point-y="0.6102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5" table:formula="of:=SUM([.D27:.AG2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5" table:formula="of:=SUM([.D28:.AG28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6.0516in" draw:caption-point-x="-0.2402in" draw:caption-point-y="0.61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7988in" svg:y="6.0528in" draw:caption-point-x="-0.2402in" draw:caption-point-y="0.6098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6.0559in" draw:caption-point-x="-0.2402in" draw:caption-point-y="0.6067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289in" svg:y="6.0591in" draw:caption-point-x="-0.2402in" draw:caption-point-y="0.6035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6.0594in" draw:caption-point-x="-0.2402in" draw:caption-point-y="0.6031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5" table:formula="of:=SUM([.D29:.AG29])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6.2988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6.2992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6.8205in" svg:y="6.2996in" draw:caption-point-x="-0.2402in" draw:caption-point-y="0.6106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6.3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6.3008in" draw:caption-point-x="-0.2402in" draw:caption-point-y="0.6094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0.1791in" svg:y="6.3024in" draw:caption-point-x="-0.2402in" draw:caption-point-y="0.6079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6.3031in" draw:caption-point-x="-0.2402in" draw:caption-point-y="0.6071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6.3063in" draw:caption-point-x="-0.2402in" draw:caption-point-y="0.6039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6.3067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6.3071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5" table:formula="of:=SUM([.D30:.AG30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3.5591in" svg:y="6.5453in" draw:caption-point-x="-0.2402in" draw:caption-point-y="0.6126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6.55in" draw:caption-point-x="-0.2402in" draw:caption-point-y="0.6079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5" table:formula="of:=SUM([.D31:.AG31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3.5591in" svg:y="6.7929in" draw:caption-point-x="-0.2402in" draw:caption-point-y="0.6126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6.7949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6.7957in" draw:caption-point-x="-0.2402in" draw:caption-point-y="0.6098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6.8028in" draw:caption-point-x="-0.2402in" draw:caption-point-y="0.6028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5" table:formula="of:=SUM([.D32:.AG32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7.0465in" draw:caption-point-x="-0.2402in" draw:caption-point-y="0.6067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5" table:formula="of:=SUM([.D33:.AG3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5" table:formula="of:=SUM([.D34:.AG34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7.5386in" draw:caption-point-x="-0.2402in" draw:caption-point-y="0.6098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3" draw:text-style-name="P1" svg:width="1.1413in" svg:height="0.7012in" svg:x="10.1791in" svg:y="7.5406in" draw:caption-point-x="-0.2402in" draw:caption-point-y="0.6079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5" table:formula="of:=SUM([.D35:.AG35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7.7854in" draw:caption-point-x="-0.2402in" draw:caption-point-y="0.61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7.7874in" draw:caption-point-x="-0.2402in" draw:caption-point-y="0.609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7.7917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7.7925in" draw:caption-point-x="-0.2402in" draw:caption-point-y="0.6039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5" table:formula="of:=SUM([.D36:.AG3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8.035in" draw:caption-point-x="-0.2402in" draw:caption-point-y="0.609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8.0413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15" table:formula="of:=SUM([.D37:.AG37])" office:value-type="float" office:value="7.5">
            <text:p>7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4.01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.5">
            <office:annotation draw:style-name="gr2" draw:text-style-name="P1" svg:width="1.1413in" svg:height="0.5457in" svg:x="5.3854in" svg:y="8.2807in" draw:caption-point-x="-0.2402in" draw:caption-point-y="0.61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0.635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8.285in" draw:caption-point-x="-0.2402in" draw:caption-point-y="0.6067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3.8323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74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8.289in" draw:caption-point-x="-0.2402in" draw:caption-point-y="0.6028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5" table:formula="of:=SUM([.D38:.AG38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0157in" svg:y="8.5272in" draw:caption-point-x="-0.2402in" draw:caption-point-y="0.6122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8.5287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5" table:formula="of:=SUM([.D39:.AG39])" office:value-type="float" office:value="2.5">
            <text:p>2.5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3.5591in" svg:y="8.7736in" draw:caption-point-x="-0.2402in" draw:caption-point-y="0.613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8.778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7811in" draw:caption-point-x="-0.2402in" draw:caption-point-y="0.6059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8.7831in" draw:caption-point-x="-0.2402in" draw:caption-point-y="0.6039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15.202in" svg:y="8.7839in" draw:caption-point-x="-0.2402in" draw:caption-point-y="0.6031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5" table:formula="of:=SUM([.D40:.AG40])" office:value-type="float" office:value="2.5">
            <text:p>2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4.472in" svg:y="9.0232in" draw:caption-point-x="-0.2402in" draw:caption-point-y="0.6114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9.0252in" draw:caption-point-x="-0.2402in" draw:caption-point-y="0.6094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7768in" svg:y="9.0256in" draw:caption-point-x="-0.2402in" draw:caption-point-y="0.609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5492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2.0059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9.0319in" draw:caption-point-x="-0.2402in" draw:caption-point-y="0.6028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5" table:formula="of:=SUM([.D41:.AG41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7.7988in" svg:y="9.2724in" draw:caption-point-x="-0.2402in" draw:caption-point-y="0.6098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9.2752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9.2783in" draw:caption-point-x="-0.2402in" draw:caption-point-y="0.6039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5" table:formula="of:=SUM([.D42:.AG42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3.5591in" svg:y="9.5059in" draw:caption-point-x="-0.2402in" draw:caption-point-y="0.624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9.5272in" draw:caption-point-x="-0.2402in" draw:caption-point-y="0.6028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5" table:formula="of:=SUM([.D43:.AG43])" office:value-type="float" office:value="2">
            <text:p>2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9.7638in" draw:caption-point-x="-0.2402in" draw:caption-point-y="0.613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9.7736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289in" svg:y="9.7736in" draw:caption-point-x="-0.2402in" draw:caption-point-y="0.6039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9.7748in" draw:caption-point-x="-0.2402in" draw:caption-point-y="0.6028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5" table:formula="of:=SUM([.D44:.AG44])" office:value-type="float" office:value="0">
            <text:p>0</text:p>
          </table:table-cell>
          <table:table-cell table:style-name="ce119" table:number-columns-repeated="23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5" table:formula="of:=SUM([.D45:.AG45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4.0157in" svg:y="10.261in" draw:caption-point-x="-0.2402in" draw:caption-point-y="0.6122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7" draw:text-style-name="P1" svg:width="1.1413in" svg:height="1.0122in" svg:x="4.472in" svg:y="10.2618in" draw:caption-point-x="-0.2402in" draw:caption-point-y="0.6114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10.2622in" draw:caption-point-x="-0.2402in" draw:caption-point-y="0.61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2626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7.3094in" svg:y="10.263in" draw:caption-point-x="-0.2402in" draw:caption-point-y="0.6102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7.7988in" svg:y="10.2634in" draw:caption-point-x="-0.2402in" draw:caption-point-y="0.6098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9" office:value-type="float" office:value="0.5">
            <office:annotation draw:style-name="gr2" draw:text-style-name="P1" svg:width="1.1413in" svg:height="0.5457in" svg:x="8.2878in" svg:y="10.2638in" draw:caption-point-x="-0.2402in" draw:caption-point-y="0.6094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9" office:value-type="float" office:value="1">
            <office:annotation draw:style-name="gr4" draw:text-style-name="P1" svg:width="1.1413in" svg:height="0.3902in" svg:x="8.7768in" svg:y="10.2642in" draw:caption-point-x="-0.2402in" draw:caption-point-y="0.609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0.1791in" svg:y="10.2654in" draw:caption-point-x="-0.2402in" draw:caption-point-y="0.6079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10.2661in" draw:caption-point-x="-0.2402in" draw:caption-point-y="0.6071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2665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10.2673in" draw:caption-point-x="-0.2402in" draw:caption-point-y="0.6059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2.0059in" svg:y="10.2677in" draw:caption-point-x="-0.2402in" draw:caption-point-y="0.6055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13.8323in" svg:y="10.2693in" draw:caption-point-x="-0.2402in" draw:caption-point-y="0.6039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0.2697in" draw:caption-point-x="-0.2402in" draw:caption-point-y="0.6035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4.7457in" svg:y="10.2701in" draw:caption-point-x="-0.2402in" draw:caption-point-y="0.6031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10.2705in" draw:caption-point-x="-0.2402in" draw:caption-point-y="0.6028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5" table:formula="of:=SUM([.D46:.AG4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5102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10.5161in" draw:caption-point-x="-0.2402in" draw:caption-point-y="0.6047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10.5181in" draw:caption-point-x="-0.2402in" draw:caption-point-y="0.6028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15" table:formula="of:=SUM([.D47:.AG4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7622in" draw:caption-point-x="-0.2402in" draw:caption-point-y="0.6063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5" table:formula="of:=SUM([.D48:.AG48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11.0134in" draw:caption-point-x="-0.2402in" draw:caption-point-y="0.6028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2"/>
          <table:table-cell table:style-name="ce120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3" table:number-columns-repeated="7"/>
          <table:table-cell table:style-name="ce120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091in" draw:caption-point-x="-0.2402in" draw:caption-point-y="0.6091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098in" draw:caption-point-x="-0.2402in" draw:caption-point-y="0.6083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42in" draw:caption-point-x="-0.2402in" draw:caption-point-y="0.6039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46in" draw:caption-point-x="-0.2402in" draw:caption-point-y="0.6035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54in" draw:caption-point-x="-0.2402in" draw:caption-point-y="0.6028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43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55in" draw:caption-point-x="-0.2402in" draw:caption-point-y="0.6102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55in" draw:caption-point-x="-0.2402in" draw:caption-point-y="0.6102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571in" draw:caption-point-x="-0.2402in" draw:caption-point-y="0.6087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575in" draw:caption-point-x="-0.2402in" draw:caption-point-y="0.6083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579in" draw:caption-point-x="-0.2402in" draw:caption-point-y="0.6079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587in" draw:caption-point-x="-0.2402in" draw:caption-point-y="0.6071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591in" draw:caption-point-x="-0.2402in" draw:caption-point-y="0.6067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26in" draw:caption-point-x="-0.2402in" draw:caption-point-y="0.6031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38in" draw:caption-point-x="-0.2402in" draw:caption-point-y="0.60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24in" draw:caption-point-x="-0.2402in" draw:caption-point-y="0.611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43in" draw:caption-point-x="-0.2402in" draw:caption-point-y="0.6091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067in" draw:caption-point-x="-0.2402in" draw:caption-point-y="0.6067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075in" draw:caption-point-x="-0.2402in" draw:caption-point-y="0.6059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094in" draw:caption-point-x="-0.2402in" draw:caption-point-y="0.6039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14in" draw:caption-point-x="-0.2402in" draw:caption-point-y="0.60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496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39in" draw:caption-point-x="-0.2402in" draw:caption-point-y="0.6071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02in" draw:caption-point-x="-0.2402in" draw:caption-point-y="0.6008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898in" draw:caption-point-x="-0.2402in" draw:caption-point-y="0.618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47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488in" draw:caption-point-x="-0.2402in" draw:caption-point-y="0.6079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29in" draw:caption-point-x="-0.2402in" draw:caption-point-y="0.6114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5961in" draw:caption-point-x="-0.2402in" draw:caption-point-y="0.6083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5988in" draw:caption-point-x="-0.2402in" draw:caption-point-y="0.6055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24in" draw:caption-point-x="-0.2402in" draw:caption-point-y="0.60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13in" draw:caption-point-x="-0.2402in" draw:caption-point-y="0.6106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17in" draw:caption-point-x="-0.2402in" draw:caption-point-y="0.6102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21in" draw:caption-point-x="-0.2402in" draw:caption-point-y="0.6098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33in" draw:caption-point-x="-0.2402in" draw:caption-point-y="0.6087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37in" draw:caption-point-x="-0.2402in" draw:caption-point-y="0.6083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53in" draw:caption-point-x="-0.2402in" draw:caption-point-y="0.6067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465in" draw:caption-point-x="-0.2402in" draw:caption-point-y="0.6055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48in" draw:caption-point-x="-0.2402in" draw:caption-point-y="0.6039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492in" draw:caption-point-x="-0.2402in" draw:caption-point-y="0.6028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496in" draw:caption-point-x="-0.2402in" draw:caption-point-y="0.6024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in" draw:caption-point-x="-0.2402in" draw:caption-point-y="0.60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02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06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25in" draw:caption-point-x="-0.2402in" draw:caption-point-y="0.6071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0976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378in" draw:caption-point-x="-0.2402in" draw:caption-point-y="0.6094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45in" draw:caption-point-x="-0.2402in" draw:caption-point-y="0.6028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53in" draw:caption-point-x="-0.2402in" draw:caption-point-y="0.60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54in" draw:caption-point-x="-0.2402in" draw:caption-point-y="0.6094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882in" draw:caption-point-x="-0.2402in" draw:caption-point-y="0.6067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17in" draw:caption-point-x="-0.2402in" draw:caption-point-y="0.6031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31in" draw:caption-point-x="-0.2402in" draw:caption-point-y="0.6094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31in" draw:caption-point-x="-0.2402in" draw:caption-point-y="0.6094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362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394in" draw:caption-point-x="-0.2402in" draw:caption-point-y="0.6031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02in" draw:caption-point-x="-0.2402in" draw:caption-point-y="0.6024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09in" draw:caption-point-x="-0.2402in" draw:caption-point-y="0.6016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23in" draw:caption-point-x="-0.2402in" draw:caption-point-y="0.6079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28in" draw:caption-point-x="-0.2402in" draw:caption-point-y="0.6102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46in" draw:caption-point-x="-0.2402in" draw:caption-point-y="0.6035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13in" draw:caption-point-x="-0.2402in" draw:caption-point-y="0.6098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28in" draw:caption-point-x="-0.2402in" draw:caption-point-y="0.6083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4in" draw:caption-point-x="-0.2402in" draw:caption-point-y="0.6071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4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772in" draw:caption-point-x="-0.2402in" draw:caption-point-y="0.6039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78in" draw:caption-point-x="-0.2402in" draw:caption-point-y="0.6031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783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2in" draw:caption-point-x="-0.2402in" draw:caption-point-y="0.6067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32in" draw:caption-point-x="-0.2402in" draw:caption-point-y="0.6055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54in" draw:caption-point-x="-0.2402in" draw:caption-point-y="0.6063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087in" draw:caption-point-x="-0.2402in" draw:caption-point-y="0.6106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559in" draw:caption-point-x="-0.2402in" draw:caption-point-y="0.6114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559in" draw:caption-point-x="-0.2402in" draw:caption-point-y="0.6114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059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39in" draw:caption-point-x="-0.2402in" draw:caption-point-y="0.6087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55in" draw:caption-point-x="-0.2402in" draw:caption-point-y="0.6071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587in" draw:caption-point-x="-0.2402in" draw:caption-point-y="0.6039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02in" draw:caption-point-x="-0.2402in" draw:caption-point-y="0.6024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06in" draw:caption-point-x="-0.2402in" draw:caption-point-y="0.60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2988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08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12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12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2in" draw:caption-point-x="-0.2402in" draw:caption-point-y="0.6083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24in" draw:caption-point-x="-0.2402in" draw:caption-point-y="0.6079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31in" draw:caption-point-x="-0.2402in" draw:caption-point-y="0.6071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55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083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0" table:formula="of:=SUM([.D31:.AH3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6.7965in" draw:caption-point-x="-0.2402in" draw:caption-point-y="0.6091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6.7929in" draw:caption-point-x="-0.2402in" draw:caption-point-y="0.6126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6.7996in" draw:caption-point-x="-0.2402in" draw:caption-point-y="0.6059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6.7929in" draw:caption-point-x="-0.2402in" draw:caption-point-y="0.6126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0449in" draw:caption-point-x="-0.2402in" draw:caption-point-y="0.6083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0496in" draw:caption-point-x="-0.2402in" draw:caption-point-y="0.6035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5394in" draw:caption-point-x="-0.2402in" draw:caption-point-y="0.6091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5417in" draw:caption-point-x="-0.2402in" draw:caption-point-y="0.6067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5453in" draw:caption-point-x="-0.2402in" draw:caption-point-y="0.6031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0" table:formula="of:=SUM([.D35:.AH35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917in" draw:caption-point-x="-0.2402in" draw:caption-point-y="0.6047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7.7925in" draw:caption-point-x="-0.2402in" draw:caption-point-y="0.6039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7.7933in" draw:caption-point-x="-0.2402in" draw:caption-point-y="0.6031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0" table:formula="of:=SUM([.D36:.AH3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0327in" draw:caption-point-x="-0.2402in" draw:caption-point-y="0.6114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035in" draw:caption-point-x="-0.2402in" draw:caption-point-y="0.6091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0358in" draw:caption-point-x="-0.2402in" draw:caption-point-y="0.6083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0374in" draw:caption-point-x="-0.2402in" draw:caption-point-y="0.6067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37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0402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0409in" draw:caption-point-x="-0.2402in" draw:caption-point-y="0.6031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0413in" draw:caption-point-x="-0.2402in" draw:caption-point-y="0.6028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30" table:formula="of:=SUM([.D37:.AH37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2811in" draw:caption-point-x="-0.2402in" draw:caption-point-y="0.6106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2831in" draw:caption-point-x="-0.2402in" draw:caption-point-y="0.6087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54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5in" draw:caption-point-x="-0.2402in" draw:caption-point-y="0.6067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886in" draw:caption-point-x="-0.2402in" draw:caption-point-y="0.6031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2894in" draw:caption-point-x="-0.2402in" draw:caption-point-y="0.6024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289in" draw:caption-point-x="-0.2402in" draw:caption-point-y="0.6028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0" table:formula="of:=SUM([.D38:.AH3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5299in" draw:caption-point-x="-0.2402in" draw:caption-point-y="0.6094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303in" draw:caption-point-x="-0.2402in" draw:caption-point-y="0.6091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5224in" draw:caption-point-x="-0.2402in" draw:caption-point-y="0.616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327in" draw:caption-point-x="-0.2402in" draw:caption-point-y="0.6067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0" table:formula="of:=SUM([.D39:.AH39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8.7772in" draw:caption-point-x="-0.2402in" draw:caption-point-y="0.6098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8.7776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8.7791in" draw:caption-point-x="-0.2402in" draw:caption-point-y="0.6079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8.7843in" draw:caption-point-x="-0.2402in" draw:caption-point-y="0.602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7854in" draw:caption-point-x="-0.2402in" draw:caption-point-y="0.6016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0" table:formula="of:=SUM([.D40:.AH40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0201in" draw:caption-point-x="-0.2402in" draw:caption-point-y="0.6146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0307in" draw:caption-point-x="-0.2402in" draw:caption-point-y="0.6039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0319in" draw:caption-point-x="-0.2402in" draw:caption-point-y="0.6028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272in" draw:caption-point-x="-0.2402in" draw:caption-point-y="0.6102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276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2776in" draw:caption-point-x="-0.2402in" draw:caption-point-y="0.6047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2783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9.2787in" draw:caption-point-x="-0.2402in" draw:caption-point-y="0.6035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9.5161in" draw:caption-point-x="-0.2402in" draw:caption-point-y="0.6138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5252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0" table:formula="of:=SUM([.D43:.AH43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7681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9.7709in" draw:caption-point-x="-0.2402in" draw:caption-point-y="0.6067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7709in" draw:caption-point-x="-0.2402in" draw:caption-point-y="0.6067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7728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7736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9.7752in" draw:caption-point-x="-0.2402in" draw:caption-point-y="0.6024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9.7756in" draw:caption-point-x="-0.2402in" draw:caption-point-y="0.60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0" table:formula="of:=SUM([.D44:.AH44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0.0173in" draw:caption-point-x="-0.2402in" draw:caption-point-y="0.6083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0.0232in" draw:caption-point-x="-0.2402in" draw:caption-point-y="0.6024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0" table:formula="of:=SUM([.D45:.AH45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2618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2622in" draw:caption-point-x="-0.2402in" draw:caption-point-y="0.611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0.2626in" draw:caption-point-x="-0.2402in" draw:caption-point-y="0.6106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263in" draw:caption-point-x="-0.2402in" draw:caption-point-y="0.6102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0.2634in" draw:caption-point-x="-0.2402in" draw:caption-point-y="0.6098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0.2638in" draw:caption-point-x="-0.2402in" draw:caption-point-y="0.6094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0.2642in" draw:caption-point-x="-0.2402in" draw:caption-point-y="0.6091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0.2646in" draw:caption-point-x="-0.2402in" draw:caption-point-y="0.6087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0.265in" draw:caption-point-x="-0.2402in" draw:caption-point-y="0.6083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0.2657in" draw:caption-point-x="-0.2402in" draw:caption-point-y="0.6075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0.2661in" draw:caption-point-x="-0.2402in" draw:caption-point-y="0.6071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0.2665in" draw:caption-point-x="-0.2402in" draw:caption-point-y="0.6067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0.2677in" draw:caption-point-x="-0.2402in" draw:caption-point-y="0.6055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0.2693in" draw:caption-point-x="-0.2402in" draw:caption-point-y="0.6039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0.2697in" draw:caption-point-x="-0.2402in" draw:caption-point-y="0.6035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0.2701in" draw:caption-point-x="-0.2402in" draw:caption-point-y="0.6031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0.2705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2709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0.2713in" draw:caption-point-x="-0.2402in" draw:caption-point-y="0.60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0" table:formula="of:=SUM([.D46:.AH4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5094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0.513in" draw:caption-point-x="-0.2402in" draw:caption-point-y="0.6079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30" table:formula="of:=SUM([.D47:.AH47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0.761in" draw:caption-point-x="-0.2402in" draw:caption-point-y="0.6075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0.7614in" draw:caption-point-x="-0.2402in" draw:caption-point-y="0.6071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3" table:formula="of:=SUM([.D4:.AH4])" office:value-type="float" office:value="1">
            <text:p>1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02in" draw:caption-point-x="-0.2402in" draw:caption-point-y="0.6079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06in" draw:caption-point-x="-0.2402in" draw:caption-point-y="0.6075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14in" draw:caption-point-x="-0.2402in" draw:caption-point-y="0.6067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122in" draw:caption-point-x="-0.2402in" draw:caption-point-y="0.6059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142in" draw:caption-point-x="-0.2402in" draw:caption-point-y="0.6039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146in" draw:caption-point-x="-0.2402in" draw:caption-point-y="0.6035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0059in" svg:y="0.1161in" draw:caption-point-x="-0.2402in" draw:caption-point-y="0.602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6.1154in" svg:y="0.1193in" draw:caption-point-x="-0.2402in" draw:caption-point-y="0.5988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579in" draw:caption-point-x="-0.2402in" draw:caption-point-y="0.6079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583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587in" draw:caption-point-x="-0.2402in" draw:caption-point-y="0.6071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591in" draw:caption-point-x="-0.2402in" draw:caption-point-y="0.6067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02in" draw:caption-point-x="-0.2402in" draw:caption-point-y="0.6055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06in" draw:caption-point-x="-0.2402in" draw:caption-point-y="0.6051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1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18in" draw:caption-point-x="-0.2402in" draw:caption-point-y="0.6039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622in" draw:caption-point-x="-0.2402in" draw:caption-point-y="0.6035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0.363in" draw:caption-point-x="-0.2402in" draw:caption-point-y="0.6028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0.3642in" draw:caption-point-x="-0.2402in" draw:caption-point-y="0.6016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0.3646in" draw:caption-point-x="-0.2402in" draw:caption-point-y="0.6012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0.365in" draw:caption-point-x="-0.2402in" draw:caption-point-y="0.6008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0.3661in" draw:caption-point-x="-0.2402in" draw:caption-point-y="0.5996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0.3665in" draw:caption-point-x="-0.2402in" draw:caption-point-y="0.5992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26"/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3" table:formula="of:=SUM([.D7:.AH7])" office:value-type="float" office:value="3">
            <text:p>3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535in" draw:caption-point-x="-0.2402in" draw:caption-point-y="0.6075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539in" draw:caption-point-x="-0.2402in" draw:caption-point-y="0.6071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8555in" draw:caption-point-x="-0.2402in" draw:caption-point-y="0.6055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559in" draw:caption-point-x="-0.2402in" draw:caption-point-y="0.6051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8575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0.8614in" draw:caption-point-x="-0.2402in" draw:caption-point-y="0.5996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028in" draw:caption-point-x="-0.2402in" draw:caption-point-y="0.6059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1035in" draw:caption-point-x="-0.2402in" draw:caption-point-y="0.6051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047in" draw:caption-point-x="-0.2402in" draw:caption-point-y="0.6039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1055in" draw:caption-point-x="-0.2402in" draw:caption-point-y="0.6031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.1075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3" table:formula="of:=SUM([.D9:.AH9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352in" draw:caption-point-x="-0.2402in" draw:caption-point-y="0.6047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3547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202in" svg:y="1.3571in" draw:caption-point-x="-0.2402in" draw:caption-point-y="0.5996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3" table:formula="of:=SUM([.D10:.AH1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5976in" draw:caption-point-x="-0.2402in" draw:caption-point-y="0.6067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5992in" draw:caption-point-x="-0.2402in" draw:caption-point-y="0.6051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6in" draw:caption-point-x="-0.2402in" draw:caption-point-y="0.6043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6587in" svg:y="1.6051in" draw:caption-point-x="-0.2402in" draw:caption-point-y="0.5992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85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.8504in" draw:caption-point-x="-0.2402in" draw:caption-point-y="0.6016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143" table:formula="of:=SUM([.D12:.AH12])" office:value-type="float" office:value="10">
            <text:p>1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0921in" draw:caption-point-x="-0.2402in" draw:caption-point-y="0.6075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0925in" draw:caption-point-x="-0.2402in" draw:caption-point-y="0.6071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0929in" draw:caption-point-x="-0.2402in" draw:caption-point-y="0.6067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0941in" draw:caption-point-x="-0.2402in" draw:caption-point-y="0.6055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2.0945in" draw:caption-point-x="-0.2402in" draw:caption-point-y="0.6051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0961in" draw:caption-point-x="-0.2402in" draw:caption-point-y="0.6035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2.0965in" draw:caption-point-x="-0.2402in" draw:caption-point-y="0.6031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4.745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394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406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3417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3429in" draw:caption-point-x="-0.2402in" draw:caption-point-y="0.6043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3433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3437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2.3449in" draw:caption-point-x="-0.2402in" draw:caption-point-y="0.6024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2.3453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2.3457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2.3461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3" table:formula="of:=SUM([.D14:.AH14])" office:value-type="float" office:value="4.5">
            <text:p>4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89in" draw:caption-point-x="-0.2402in" draw:caption-point-y="0.6059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89in" draw:caption-point-x="-0.2402in" draw:caption-point-y="0.6059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5894in" draw:caption-point-x="-0.2402in" draw:caption-point-y="0.6055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5902in" draw:caption-point-x="-0.2402in" draw:caption-point-y="0.6047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5909in" draw:caption-point-x="-0.2402in" draw:caption-point-y="0.6039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5913in" draw:caption-point-x="-0.2402in" draw:caption-point-y="0.6035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11.0925in" svg:y="2.5925in" draw:caption-point-x="-0.2402in" draw:caption-point-y="0.6024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2.5925in" draw:caption-point-x="-0.2402in" draw:caption-point-y="0.6024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6.1154in" svg:y="2.5961in" draw:caption-point-x="-0.2402in" draw:caption-point-y="0.5988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3" table:formula="of:=SUM([.D15:.AH15])" office:value-type="float" office:value="4">
            <text:p>4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346in" draw:caption-point-x="-0.2402in" draw:caption-point-y="0.6079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837in" draw:caption-point-x="-0.2402in" draw:caption-point-y="0.6055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8394in" draw:caption-point-x="-0.2402in" draw:caption-point-y="0.6031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8394in" draw:caption-point-x="-0.2402in" draw:caption-point-y="0.6031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5.6587in" svg:y="2.8437in" draw:caption-point-x="-0.2402in" draw:caption-point-y="0.5988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3" table:formula="of:=SUM([.D16:.AH16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835in" draw:caption-point-x="-0.2402in" draw:caption-point-y="0.6067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3.0858in" draw:caption-point-x="-0.2402in" draw:caption-point-y="0.6043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3.087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3.089in" draw:caption-point-x="-0.2402in" draw:caption-point-y="0.6012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3" table:formula="of:=SUM([.D18:.AH18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5811in" draw:caption-point-x="-0.2402in" draw:caption-point-y="0.6047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5815in" draw:caption-point-x="-0.2402in" draw:caption-point-y="0.6043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5823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14.289in" svg:y="3.585in" draw:caption-point-x="-0.2402in" draw:caption-point-y="0.6008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828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732in" draw:caption-point-x="-0.2402in" draw:caption-point-y="0.6079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744in" draw:caption-point-x="-0.2402in" draw:caption-point-y="0.6067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1.0925in" svg:y="4.0783in" draw:caption-point-x="-0.2402in" draw:caption-point-y="0.6028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3" table:formula="of:=SUM([.D21:.AH2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228in" draw:caption-point-x="-0.2402in" draw:caption-point-y="0.6059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3236in" draw:caption-point-x="-0.2402in" draw:caption-point-y="0.6051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3248in" draw:caption-point-x="-0.2402in" draw:caption-point-y="0.6039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3256in" draw:caption-point-x="-0.2402in" draw:caption-point-y="0.6031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4.3268in" draw:caption-point-x="-0.2402in" draw:caption-point-y="0.602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4.3272in" draw:caption-point-x="-0.2402in" draw:caption-point-y="0.6016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4.3276in" draw:caption-point-x="-0.2402in" draw:caption-point-y="0.6012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4.328in" draw:caption-point-x="-0.2402in" draw:caption-point-y="0.6008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4.3291in" draw:caption-point-x="-0.2402in" draw:caption-point-y="0.5996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4.3295in" draw:caption-point-x="-0.2402in" draw:caption-point-y="0.5992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4.3299in" draw:caption-point-x="-0.2402in" draw:caption-point-y="0.5988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697in" draw:caption-point-x="-0.2402in" draw:caption-point-y="0.6067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3" table:formula="of:=SUM([.D25:.AH25])" office:value-type="float" office:value="7.5">
            <text:p>7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594in" draw:caption-point-x="-0.2402in" draw:caption-point-y="0.6079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5638in" draw:caption-point-x="-0.2402in" draw:caption-point-y="0.6035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5.5677in" draw:caption-point-x="-0.2402in" draw:caption-point-y="0.5996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3" table:formula="of:=SUM([.D29:.AH29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3051in" draw:caption-point-x="-0.2402in" draw:caption-point-y="0.6051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6.3094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3" table:formula="of:=SUM([.D30:.AH30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5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512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52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5524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5535in" draw:caption-point-x="-0.2402in" draw:caption-point-y="0.6043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5539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5543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6.5555in" draw:caption-point-x="-0.2402in" draw:caption-point-y="0.6024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6.5559in" draw:caption-point-x="-0.2402in" draw:caption-point-y="0.602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6.5563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6.5567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5583in" draw:caption-point-x="-0.2402in" draw:caption-point-y="0.5996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6.8067in" draw:caption-point-x="-0.2402in" draw:caption-point-y="0.5988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453in" draw:caption-point-x="-0.2402in" draw:caption-point-y="0.6079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457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465in" draw:caption-point-x="-0.2402in" draw:caption-point-y="0.6067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472in" draw:caption-point-x="-0.2402in" draw:caption-point-y="0.6059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476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48in" draw:caption-point-x="-0.2402in" draw:caption-point-y="0.6051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457in" draw:caption-point-x="-0.2402in" draw:caption-point-y="0.6075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492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492in" draw:caption-point-x="-0.2402in" draw:caption-point-y="0.6039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7.050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7.0528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13in" draw:caption-point-x="-0.2402in" draw:caption-point-y="0.6094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2992in" draw:caption-point-x="-0.2402in" draw:caption-point-y="0.6016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14.289in" svg:y="7.3in" draw:caption-point-x="-0.2402in" draw:caption-point-y="0.6008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7949in" draw:caption-point-x="-0.2402in" draw:caption-point-y="0.6016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374in" draw:caption-point-x="-0.2402in" draw:caption-point-y="0.6067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382in" draw:caption-point-x="-0.2402in" draw:caption-point-y="0.6059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386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02in" draw:caption-point-x="-0.2402in" draw:caption-point-y="0.6039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8.0413in" draw:caption-point-x="-0.2402in" draw:caption-point-y="0.6028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8.0433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0437in" draw:caption-point-x="-0.2402in" draw:caption-point-y="0.6004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0445in" draw:caption-point-x="-0.2402in" draw:caption-point-y="0.5996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8.0453in" draw:caption-point-x="-0.2402in" draw:caption-point-y="0.5988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843in" draw:caption-point-x="-0.2402in" draw:caption-point-y="0.6075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862in" draw:caption-point-x="-0.2402in" draw:caption-point-y="0.6055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87in" draw:caption-point-x="-0.2402in" draw:caption-point-y="0.6047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87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69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335in" draw:caption-point-x="-0.2402in" draw:caption-point-y="0.6059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9189in" svg:y="8.5382in" draw:caption-point-x="-0.2402in" draw:caption-point-y="0.6012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539in" draw:caption-point-x="-0.2402in" draw:caption-point-y="0.6004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5398in" draw:caption-point-x="-0.2402in" draw:caption-point-y="0.5996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table:number-columns-repeated="21"/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8.7862in" draw:caption-point-x="-0.2402in" draw:caption-point-y="0.6008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3" table:formula="of:=SUM([.D40:.AH40])" office:value-type="float" office:value="2.5">
            <text:p>2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264in" draw:caption-point-x="-0.2402in" draw:caption-point-y="0.6083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299in" draw:caption-point-x="-0.2402in" draw:caption-point-y="0.6047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1.5492in" svg:y="9.0323in" draw:caption-point-x="-0.2402in" draw:caption-point-y="0.6024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12.0059in" svg:y="9.0327in" draw:caption-point-x="-0.2402in" draw:caption-point-y="0.602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3" table:formula="of:=SUM([.D41:.AH41])" office:value-type="float" office:value="2">
            <text:p>2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2736in" draw:caption-point-x="-0.2402in" draw:caption-point-y="0.6087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2728in" draw:caption-point-x="-0.2402in" draw:caption-point-y="0.6094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2791in" draw:caption-point-x="-0.2402in" draw:caption-point-y="0.6031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9.2799in" draw:caption-point-x="-0.2402in" draw:caption-point-y="0.6024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3" table:formula="of:=SUM([.D42:.AH42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9.5224in" draw:caption-point-x="-0.2402in" draw:caption-point-y="0.6075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9.524in" draw:caption-point-x="-0.2402in" draw:caption-point-y="0.6059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9.5252in" draw:caption-point-x="-0.2402in" draw:caption-point-y="0.6047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9.5252in" draw:caption-point-x="-0.2402in" draw:caption-point-y="0.6047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9.5256in" draw:caption-point-x="-0.2402in" draw:caption-point-y="0.6043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9.5256in" draw:caption-point-x="-0.2402in" draw:caption-point-y="0.6043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9.5272in" draw:caption-point-x="-0.2402in" draw:caption-point-y="0.6028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5287in" draw:caption-point-x="-0.2402in" draw:caption-point-y="0.6012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9.5311in" draw:caption-point-x="-0.2402in" draw:caption-point-y="0.5988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3" table:formula="of:=SUM([.D43:.AH4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7705in" draw:caption-point-x="-0.2402in" draw:caption-point-y="0.6071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9.7717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9.772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9.7724in" draw:caption-point-x="-0.2402in" draw:caption-point-y="0.6051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9.7736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9.774in" draw:caption-point-x="-0.2402in" draw:caption-point-y="0.6035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9.775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9.776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7764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9.7768in" draw:caption-point-x="-0.2402in" draw:caption-point-y="0.6008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9.7772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9.778in" draw:caption-point-x="-0.2402in" draw:caption-point-y="0.5996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9.7783in" draw:caption-point-x="-0.2402in" draw:caption-point-y="0.5992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3" table:formula="of:=SUM([.D44:.AH44])" office:value-type="float" office:value="3">
            <text:p>3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0181in" draw:caption-point-x="-0.2402in" draw:caption-point-y="0.6075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0217in" draw:caption-point-x="-0.2402in" draw:caption-point-y="0.6039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023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2.4622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2.9189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3" table:formula="of:=SUM([.D45:.AH45])" office:value-type="float" office:value="3">
            <text:p>3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0.2654in" draw:caption-point-x="-0.2402in" draw:caption-point-y="0.6079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2657in" draw:caption-point-x="-0.2402in" draw:caption-point-y="0.6075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0.2665in" draw:caption-point-x="-0.2402in" draw:caption-point-y="0.6067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0.2673in" draw:caption-point-x="-0.2402in" draw:caption-point-y="0.6059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2677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0.2681in" draw:caption-point-x="-0.2402in" draw:caption-point-y="0.6051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0.2685in" draw:caption-point-x="-0.2402in" draw:caption-point-y="0.6047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10.2709in" draw:caption-point-x="-0.2402in" draw:caption-point-y="0.6024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3" table:formula="of:=SUM([.D46:.AH4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3" table:formula="of:=SUM([.D47:.AH47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761in" draw:caption-point-x="-0.2402in" draw:caption-point-y="0.6075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7614in" draw:caption-point-x="-0.2402in" draw:caption-point-y="0.6071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0.7622in" draw:caption-point-x="-0.2402in" draw:caption-point-y="0.6063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7626in" draw:caption-point-x="-0.2402in" draw:caption-point-y="0.6059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0.7634in" draw:caption-point-x="-0.2402in" draw:caption-point-y="0.6051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0.7642in" draw:caption-point-x="-0.2402in" draw:caption-point-y="0.6043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7646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0.7654in" draw:caption-point-x="-0.2402in" draw:caption-point-y="0.6031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3" draw:text-style-name="P1" svg:width="1.1413in" svg:height="0.7012in" svg:x="11.0925in" svg:y="10.7657in" draw:caption-point-x="-0.2402in" draw:caption-point-y="0.6028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10.7661in" draw:caption-point-x="-0.2402in" draw:caption-point-y="0.6024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7665in" draw:caption-point-x="-0.2402in" draw:caption-point-y="0.602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4622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12.9189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10.7677in" draw:caption-point-x="-0.2402in" draw:caption-point-y="0.6008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0.7681in" draw:caption-point-x="-0.2402in" draw:caption-point-y="0.6004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office:annotation draw:style-name="gr8" draw:text-style-name="P1" svg:width="1.1413in" svg:height="0.8567in" svg:x="15.202in" svg:y="10.7689in" draw:caption-point-x="-0.2402in" draw:caption-point-y="0.5996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0.7689in" draw:caption-point-x="-0.2402in" draw:caption-point-y="0.5996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3" table:formula="of:=SUM([.D48:.AH4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011in" draw:caption-point-x="-0.2402in" draw:caption-point-y="0.6051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0122in" draw:caption-point-x="-0.2402in" draw:caption-point-y="0.6039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1.015in" draw:caption-point-x="-0.2402in" draw:caption-point-y="0.6012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1.0169in" draw:caption-point-x="-0.2402in" draw:caption-point-y="0.5992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129" office:value-type="float" office:value="46">
            <text:p>46</text:p>
          </table:table-cell>
          <table:table-cell table:style-name="ce69" office:value-type="string">
            <text:p>VietBA</text:p>
          </table:table-cell>
          <table:table-cell table:style-name="ce143" table:formula="of:=SUM([.D49:.AH49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2559in" draw:caption-point-x="-0.2402in" draw:caption-point-y="0.6079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1.2579in" draw:caption-point-x="-0.2402in" draw:caption-point-y="0.6059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1.2583in" draw:caption-point-x="-0.2402in" draw:caption-point-y="0.6055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1.2591in" draw:caption-point-x="-0.2402in" draw:caption-point-y="0.6047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2594in" draw:caption-point-x="-0.2402in" draw:caption-point-y="0.6043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2598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1.2606in" draw:caption-point-x="-0.2402in" draw:caption-point-y="0.6031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11.2626in" draw:caption-point-x="-0.2402in" draw:caption-point-y="0.6012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4.7457in" svg:y="11.2634in" draw:caption-point-x="-0.2402in" draw:caption-point-y="0.6004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3" table:formula="of:=SUM([.D50:.AH50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035in" draw:caption-point-x="-0.2402in" draw:caption-point-y="0.6079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2071in" draw:caption-point-x="-0.2402in" draw:caption-point-y="0.5012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129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807in" draw:caption-point-x="-0.2402in" draw:caption-point-y="0.5012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29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71" table:formula="of:=SUM([.D8:.AH8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69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689in" draw:caption-point-x="-0.2402in" draw:caption-point-y="0.5039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9">
            <text:p>49</text:p>
          </table:table-cell>
          <table:table-cell table:style-name="ce15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50">
            <text:p>50</text:p>
          </table:table-cell>
          <table:table-cell table:style-name="ce69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2441in" draw:caption-point-x="-0.2402in" draw:caption-point-y="0.4736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122in" draw:caption-point-x="-0.2402in" draw:caption-point-y="0.5031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15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6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756in" draw:caption-point-x="-0.2402in" draw:caption-point-y="0.5425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756in" draw:caption-point-x="-0.2402in" draw:caption-point-y="0.5425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0.1756in" draw:caption-point-x="-0.2402in" draw:caption-point-y="0.5425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0.1756in" draw:caption-point-x="-0.2402in" draw:caption-point-y="0.5425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0.1756in" draw:caption-point-x="-0.2402in" draw:caption-point-y="0.5425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1756in" draw:caption-point-x="-0.2402in" draw:caption-point-y="0.5425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0.1756in" draw:caption-point-x="-0.2402in" draw:caption-point-y="0.5425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0.1756in" draw:caption-point-x="-0.2402in" draw:caption-point-y="0.5425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0.1756in" draw:caption-point-x="-0.2402in" draw:caption-point-y="0.5425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0.1756in" draw:caption-point-x="-0.2402in" draw:caption-point-y="0.542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1756in" draw:caption-point-x="-0.2402in" draw:caption-point-y="0.5425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0.1177in" draw:caption-point-x="-0.2402in" draw:caption-point-y="0.6004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1197in" draw:caption-point-x="-0.2402in" draw:caption-point-y="0.5984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1201in" draw:caption-point-x="-0.2402in" draw:caption-point-y="0.598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0.1213in" draw:caption-point-x="-0.2402in" draw:caption-point-y="0.5969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52in" draw:caption-point-x="-0.2402in" draw:caption-point-y="0.6138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3598in" draw:caption-point-x="-0.2402in" draw:caption-point-y="0.6059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0.3606in" draw:caption-point-x="-0.2402in" draw:caption-point-y="0.6051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9.7228in" svg:y="0.361in" draw:caption-point-x="-0.2402in" draw:caption-point-y="0.6047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0.3622in" draw:caption-point-x="-0.2402in" draw:caption-point-y="0.6035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3642in" draw:caption-point-x="-0.2402in" draw:caption-point-y="0.6016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2.9189in" svg:y="0.3654in" draw:caption-point-x="-0.2402in" draw:caption-point-y="0.6004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0.3654in" draw:caption-point-x="-0.2402in" draw:caption-point-y="0.6004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9894in" svg:y="0.8228in" draw:caption-point-x="-0.9406in" draw:caption-point-y="0.1429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3673in" draw:caption-point-x="-0.2402in" draw:caption-point-y="0.5984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3677in" draw:caption-point-x="-0.2402in" draw:caption-point-y="0.598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3689in" draw:caption-point-x="-0.2402in" draw:caption-point-y="0.5969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6118in" draw:caption-point-x="-0.2402in" draw:caption-point-y="0.6016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0.3752in" svg:y="0.8681in" draw:caption-point-x="2.3035in" draw:caption-point-y="0.3453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0.85in" draw:caption-point-x="-0.2402in" draw:caption-point-y="0.611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0.8598in" draw:caption-point-x="-0.2402in" draw:caption-point-y="0.6012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289in" svg:y="0.863in" draw:caption-point-x="-0.2402in" draw:caption-point-y="0.598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8642in" draw:caption-point-x="-0.2402in" draw:caption-point-y="0.5969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93" table:formula="of:=SUM([.D8:.AH8])" office:value-type="float" office:value="3.5">
            <text:p>3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0957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9287in" svg:y="1.1in" draw:caption-point-x="-0.2402in" draw:caption-point-y="0.6087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1.1028in" draw:caption-point-x="-0.2402in" draw:caption-point-y="0.6059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1.1004in" draw:caption-point-x="-0.2402in" draw:caption-point-y="0.6083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1039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35in" svg:y="1.0343in" draw:caption-point-x="2.0039in" draw:caption-point-y="0.674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1.1055in" draw:caption-point-x="-0.2402in" draw:caption-point-y="0.6031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1.1075in" draw:caption-point-x="-0.2402in" draw:caption-point-y="0.6012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1083in" draw:caption-point-x="-0.2402in" draw:caption-point-y="0.6004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6.572in" svg:y="1.1118in" draw:caption-point-x="-0.2402in" draw:caption-point-y="0.5969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437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.3461in" draw:caption-point-x="-0.2402in" draw:caption-point-y="0.6106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.35in" draw:caption-point-x="-0.2402in" draw:caption-point-y="0.6067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3516in" draw:caption-point-x="-0.2402in" draw:caption-point-y="0.6051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1.0925in" svg:y="1.3543in" draw:caption-point-x="-0.2402in" draw:caption-point-y="0.6024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3563in" draw:caption-point-x="-0.2402in" draw:caption-point-y="0.6004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1.4138in" draw:caption-point-x="-0.2402in" draw:caption-point-y="0.5429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.3598in" draw:caption-point-x="-0.2402in" draw:caption-point-y="0.5969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5921in" draw:caption-point-x="-0.2402in" draw:caption-point-y="0.6122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1.5961in" draw:caption-point-x="-0.2402in" draw:caption-point-y="0.6083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.5965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5992in" draw:caption-point-x="-0.2402in" draw:caption-point-y="0.6051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5996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1.6008in" draw:caption-point-x="-0.2402in" draw:caption-point-y="0.6035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6012in" draw:caption-point-x="-0.2402in" draw:caption-point-y="0.6031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1.6028in" draw:caption-point-x="-0.2402in" draw:caption-point-y="0.6016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1.8445in" draw:caption-point-x="-0.2402in" draw:caption-point-y="0.6075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8488in" draw:caption-point-x="-0.2402in" draw:caption-point-y="0.6031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0866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2.0992in" draw:caption-point-x="-0.2402in" draw:caption-point-y="0.6004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2.1in" draw:caption-point-x="-0.2402in" draw:caption-point-y="0.5996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2.1008in" draw:caption-point-x="-0.2402in" draw:caption-point-y="0.5988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343in" draw:caption-point-x="-0.2402in" draw:caption-point-y="0.613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346in" draw:caption-point-x="-0.2402in" draw:caption-point-y="0.6126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4.472in" svg:y="2.3394in" draw:caption-point-x="-0.2402in" draw:caption-point-y="0.6079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2.339in" draw:caption-point-x="-0.2402in" draw:caption-point-y="0.6083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2.3394in" draw:caption-point-x="-0.2402in" draw:caption-point-y="0.6079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2.3398in" draw:caption-point-x="-0.2402in" draw:caption-point-y="0.6075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3421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9.7228in" svg:y="2.3425in" draw:caption-point-x="-0.2402in" draw:caption-point-y="0.6047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3441in" draw:caption-point-x="-0.2402in" draw:caption-point-y="0.6031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3469in" draw:caption-point-x="-0.2402in" draw:caption-point-y="0.6004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3488in" draw:caption-point-x="-0.2402in" draw:caption-point-y="0.5984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819in" draw:caption-point-x="-0.2402in" draw:caption-point-y="0.613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2.5882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2.589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5898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5917in" draw:caption-point-x="-0.2402in" draw:caption-point-y="0.6031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2.5925in" draw:caption-point-x="-0.2402in" draw:caption-point-y="0.6024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5945in" draw:caption-point-x="-0.2402in" draw:caption-point-y="0.6004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2.5945in" draw:caption-point-x="-0.2402in" draw:caption-point-y="0.6004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4">
            <text:p>4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303in" draw:caption-point-x="-0.2402in" draw:caption-point-y="0.6122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299in" draw:caption-point-x="-0.2402in" draw:caption-point-y="0.6126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0157in" svg:y="2.8323in" draw:caption-point-x="-0.2402in" draw:caption-point-y="0.6102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7028in" svg:y="3.1811in" draw:caption-point-x="-0.6118in" draw:caption-point-y="0.2614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2.8374in" draw:caption-point-x="-0.2402in" draw:caption-point-y="0.6051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2.8378in" draw:caption-point-x="-0.2402in" draw:caption-point-y="0.6047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2.839in" draw:caption-point-x="-0.2402in" draw:caption-point-y="0.6035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2.8421in" draw:caption-point-x="-0.2402in" draw:caption-point-y="0.6004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97" office:value-type="float" office:value="1">
            <office:annotation draw:style-name="gr6" draw:text-style-name="P1" svg:width="1.1413in" svg:height="0.2634in" svg:x="13.3756in" svg:y="2.8421in" draw:caption-point-x="-0.2402in" draw:caption-point-y="0.6004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8441in" draw:caption-point-x="-0.2402in" draw:caption-point-y="0.5984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315in" svg:y="3.5063in" draw:caption-point-x="0.274in" draw:caption-point-y="-0.0638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2.8457in" draw:caption-point-x="-0.2402in" draw:caption-point-y="0.5969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3.0898in" draw:caption-point-x="-0.2402in" draw:caption-point-y="0.6004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9">
            <text:p>9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26in" draw:caption-point-x="-0.2402in" draw:caption-point-y="0.6122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3.3287in" draw:caption-point-x="-0.2402in" draw:caption-point-y="0.6094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3366in" draw:caption-point-x="-0.2402in" draw:caption-point-y="0.6016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.5">
            <office:annotation draw:style-name="gr6" draw:text-style-name="P1" svg:width="1.1413in" svg:height="0.2634in" svg:x="12.9189in" svg:y="3.3374in" draw:caption-point-x="-0.2402in" draw:caption-point-y="0.6008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3.3394in" draw:caption-point-x="-0.2402in" draw:caption-point-y="0.5988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6.1154in" svg:y="3.3413in" draw:caption-point-x="-0.2402in" draw:caption-point-y="0.5969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3.3413in" draw:caption-point-x="-0.2402in" draw:caption-point-y="0.5969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1.5">
            <text:p>1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3.5764in" draw:caption-point-x="-0.2402in" draw:caption-point-y="0.6094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3.578in" draw:caption-point-x="-0.2402in" draw:caption-point-y="0.6079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3.5713in" draw:caption-point-x="-0.2402in" draw:caption-point-y="0.6146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3.5713in" draw:caption-point-x="-0.2402in" draw:caption-point-y="0.6146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3.5799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6358in" svg:y="3.5827in" draw:caption-point-x="-0.2402in" draw:caption-point-y="0.6031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5835in" draw:caption-point-x="-0.2402in" draw:caption-point-y="0.6024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3.5843in" draw:caption-point-x="-0.2402in" draw:caption-point-y="0.6016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3.5846in" draw:caption-point-x="-0.2402in" draw:caption-point-y="0.6012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5854in" draw:caption-point-x="-0.2402in" draw:caption-point-y="0.6004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4.0748in" draw:caption-point-x="-0.2402in" draw:caption-point-y="0.6063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4.076in" draw:caption-point-x="-0.2402in" draw:caption-point-y="0.6051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3205in" draw:caption-point-x="-0.2402in" draw:caption-point-y="0.6083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4.3256in" draw:caption-point-x="-0.2402in" draw:caption-point-y="0.6031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5681in" draw:caption-point-x="-0.2402in" draw:caption-point-y="0.6083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0669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5.0736in" draw:caption-point-x="-0.2402in" draw:caption-point-y="0.598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5.0748in" draw:caption-point-x="-0.2402in" draw:caption-point-y="0.5969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67in" draw:caption-point-x="-0.2402in" draw:caption-point-y="0.6106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.5">
            <text:p>0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5.8055in" draw:caption-point-x="-0.2402in" draw:caption-point-y="0.6094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5.8091in" draw:caption-point-x="-0.2402in" draw:caption-point-y="0.6059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8102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0925in" svg:y="5.8126in" draw:caption-point-x="-0.2402in" draw:caption-point-y="0.6024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5.8146in" draw:caption-point-x="-0.2402in" draw:caption-point-y="0.6004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5.8154in" draw:caption-point-x="-0.2402in" draw:caption-point-y="0.5996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572in" svg:y="5.8181in" draw:caption-point-x="-0.2402in" draw:caption-point-y="0.5969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2">
            <text:p>2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488in" draw:caption-point-x="-0.2402in" draw:caption-point-y="0.6138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6.0547in" draw:caption-point-x="-0.2402in" draw:caption-point-y="0.6079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6.0571in" draw:caption-point-x="-0.2402in" draw:caption-point-y="0.6055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6.0622in" draw:caption-point-x="-0.2402in" draw:caption-point-y="0.6004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2965in" draw:caption-point-x="-0.2402in" draw:caption-point-y="0.6138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449in" draw:caption-point-x="-0.2402in" draw:caption-point-y="0.613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6.5528in" draw:caption-point-x="-0.2402in" draw:caption-point-y="0.6051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1.0925in" svg:y="6.5571in" draw:caption-point-x="-0.2402in" draw:caption-point-y="0.6008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6.5587in" draw:caption-point-x="-0.2402in" draw:caption-point-y="0.5992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402in" draw:caption-point-x="-0.2402in" draw:caption-point-y="0.613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7.0425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7.0449in" draw:caption-point-x="-0.2402in" draw:caption-point-y="0.6083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7.0453in" draw:caption-point-x="-0.2402in" draw:caption-point-y="0.6079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7.0465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7.0472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7.048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7.05in" draw:caption-point-x="-0.2402in" draw:caption-point-y="0.6031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7.0528in" draw:caption-point-x="-0.2402in" draw:caption-point-y="0.6004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8323in" svg:y="7.0528in" draw:caption-point-x="-0.2402in" draw:caption-point-y="0.6004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7.0535in" draw:caption-point-x="-0.2402in" draw:caption-point-y="0.599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7.1122in" draw:caption-point-x="-0.2402in" draw:caption-point-y="0.5409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7.3039in" draw:caption-point-x="-0.2402in" draw:caption-point-y="0.5969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346in" draw:caption-point-x="-0.2402in" draw:caption-point-y="0.6138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2626in" svg:y="7.7937in" draw:caption-point-x="1.3177in" draw:caption-point-y="0.3547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7988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7.5472in" draw:caption-point-x="-0.2402in" draw:caption-point-y="0.6012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0.1791in" svg:y="7.7929in" draw:caption-point-x="-0.2402in" draw:caption-point-y="0.6035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7.7976in" draw:caption-point-x="-0.2402in" draw:caption-point-y="0.5988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.5">
            <text:p>1.5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287in" draw:caption-point-x="-0.2402in" draw:caption-point-y="0.615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8.0354in" draw:caption-point-x="-0.2402in" draw:caption-point-y="0.6087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8.0429in" draw:caption-point-x="-0.2402in" draw:caption-point-y="0.6012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8.0433in" draw:caption-point-x="-0.2402in" draw:caption-point-y="0.6008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795in" draw:caption-point-x="-0.2402in" draw:caption-point-y="0.6122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8.2823in" draw:caption-point-x="-0.2402in" draw:caption-point-y="0.6094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8.2839in" draw:caption-point-x="-0.2402in" draw:caption-point-y="0.6079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8.2839in" draw:caption-point-x="-0.2402in" draw:caption-point-y="0.6079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8.2866in" draw:caption-point-x="-0.2402in" draw:caption-point-y="0.6051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2894in" draw:caption-point-x="-0.2402in" draw:caption-point-y="0.6024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1"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256in" draw:caption-point-x="-0.2402in" draw:caption-point-y="0.6138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8.5315in" draw:caption-point-x="-0.2402in" draw:caption-point-y="0.6079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93" table:formula="of:=SUM([.D39:.AH39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74in" draw:caption-point-x="-0.2402in" draw:caption-point-y="0.613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744in" draw:caption-point-x="-0.2402in" draw:caption-point-y="0.6126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8.7803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8.7819in" draw:caption-point-x="-0.2402in" draw:caption-point-y="0.6051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638in" svg:y="8.589in" draw:caption-point-x="1.9752in" draw:caption-point-y="0.798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8.7839in" draw:caption-point-x="-0.2402in" draw:caption-point-y="0.6031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8421in" draw:caption-point-x="-0.2402in" draw:caption-point-y="0.5449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5492in" svg:y="8.7854in" draw:caption-point-x="-0.2402in" draw:caption-point-y="0.6016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8.7858in" draw:caption-point-x="-0.2402in" draw:caption-point-y="0.6012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8.7874in" draw:caption-point-x="-0.2402in" draw:caption-point-y="0.599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7902in" draw:caption-point-x="-0.2402in" draw:caption-point-y="0.5969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2.5">
            <text:p>2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209in" draw:caption-point-x="-0.2402in" draw:caption-point-y="0.6138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24in" draw:caption-point-x="-0.2402in" draw:caption-point-y="0.6122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9.024in" draw:caption-point-x="-0.2402in" draw:caption-point-y="0.6106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9.0252in" draw:caption-point-x="-0.2402in" draw:caption-point-y="0.6094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6425in" svg:y="8.5228in" draw:caption-point-x="0.0461in" draw:caption-point-y="1.111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9.0268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7.7016in" svg:y="8.8913in" draw:caption-point-x="0.3461in" draw:caption-point-y="0.743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9.0299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783in" svg:y="9.3319in" draw:caption-point-x="1.9606in" draw:caption-point-y="0.3028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2772in" svg:y="9.7598in" draw:caption-point-x="0.0319in" draw:caption-point-y="-0.1252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028in" svg:y="9.1425in" draw:caption-point-x="-1.5972in" draw:caption-point-y="0.4921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1">
            <text:p>1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9.2732in" draw:caption-point-x="-0.2402in" draw:caption-point-y="0.6091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9.2791in" draw:caption-point-x="-0.2402in" draw:caption-point-y="0.6031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2799in" draw:caption-point-x="-0.2402in" draw:caption-point-y="0.6024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9.2835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10" draw:text-style-name="P1" svg:width="1.1413in" svg:height="1.0697in" svg:x="4.5724in" svg:y="10.1976in" draw:caption-point-x="-0.3406in" draw:caption-point-y="-0.0677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5.6768in" svg:y="9.0898in" draw:caption-point-x="0.9035in" draw:caption-point-y="1.0402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9.5248in" draw:caption-point-x="-0.2402in" draw:caption-point-y="0.6051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9.5264in" draw:caption-point-x="-0.2402in" draw:caption-point-y="0.6035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3" draw:text-style-name="P1" svg:width="1.1413in" svg:height="0.7012in" svg:x="17.4591in" svg:y="9.9547in" draw:caption-point-x="-1.5839in" draw:caption-point-y="0.1752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9.7693in" draw:caption-point-x="-0.2402in" draw:caption-point-y="0.6083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draw:style-name="gr2" draw:text-style-name="P1" svg:width="1.1413in" svg:height="0.5457in" svg:x="7.9169in" svg:y="10.0697in" draw:caption-point-x="0.1307in" draw:caption-point-y="0.3079in">
              <dc:date>2017-10-13T00:00:00</dc:date>
              <text:p text:style-name="P1"><text:span text:style-name="T1">Đi khám thai lần 4</text:span></text:p>
              <text:p text:style-name="P1"><text:span text:style-name="T1">Có hưởng BHXH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1.0925in" svg:y="9.7756in" draw:caption-point-x="-0.2402in" draw:caption-point-y="0.602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9.7772in" draw:caption-point-x="-0.2402in" draw:caption-point-y="0.6004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3" table:formula="of:=SUM([.D45:.AH45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2602in" draw:caption-point-x="-0.2402in" draw:caption-point-y="0.613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0.2657in" draw:caption-point-x="-0.2402in" draw:caption-point-y="0.6075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5492in" svg:y="10.2717in" draw:caption-point-x="-0.2402in" draw:caption-point-y="0.6016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3" table:formula="of:=SUM([.D46:.AH46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6.3311in" svg:y="10.513in" draw:caption-point-x="-0.2402in" draw:caption-point-y="0.6079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3" table:formula="of:=SUM([.D47:.AH47])" office:value-type="float" office:value="3">
            <text:p>3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0.7531in" draw:caption-point-x="-0.2402in" draw:caption-point-y="0.615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0.7579in" draw:caption-point-x="-0.2402in" draw:caption-point-y="0.6106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10.7598in" draw:caption-point-x="-0.2402in" draw:caption-point-y="0.6087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10.761in" draw:caption-point-x="-0.2402in" draw:caption-point-y="0.6075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10.7606in" draw:caption-point-x="-0.2402in" draw:caption-point-y="0.6079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10.761in" draw:caption-point-x="-0.2402in" draw:caption-point-y="0.6075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0.7622in" draw:caption-point-x="-0.2402in" draw:caption-point-y="0.6063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10.7626in" draw:caption-point-x="-0.2402in" draw:caption-point-y="0.6059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0.7634in" draw:caption-point-x="-0.2402in" draw:caption-point-y="0.6051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10.7638in" draw:caption-point-x="-0.2402in" draw:caption-point-y="0.6047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1791in" svg:y="10.765in" draw:caption-point-x="-0.2402in" draw:caption-point-y="0.6035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0.7654in" draw:caption-point-x="-0.2402in" draw:caption-point-y="0.6031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0.7661in" draw:caption-point-x="-0.2402in" draw:caption-point-y="0.6024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5492in" svg:y="10.7669in" draw:caption-point-x="-0.2402in" draw:caption-point-y="0.6016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10.7673in" draw:caption-point-x="-0.2402in" draw:caption-point-y="0.6012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0.7681in" draw:caption-point-x="-0.2402in" draw:caption-point-y="0.6004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10.7681in" draw:caption-point-x="-0.2402in" draw:caption-point-y="0.6004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0.7689in" draw:caption-point-x="-0.2402in" draw:caption-point-y="0.5996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0.7701in" draw:caption-point-x="-0.2402in" draw:caption-point-y="0.5984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10.7709in" draw:caption-point-x="-0.2402in" draw:caption-point-y="0.5976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0.7717in" draw:caption-point-x="-0.2402in" draw:caption-point-y="0.5969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3" table:formula="of:=SUM([.D48:.AH4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0024in" draw:caption-point-x="-0.2402in" draw:caption-point-y="0.6138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0035in" draw:caption-point-x="-0.2402in" draw:caption-point-y="0.6126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1.0055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0083in" draw:caption-point-x="-0.2402in" draw:caption-point-y="0.6079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1.0138in" draw:caption-point-x="-0.2402in" draw:caption-point-y="0.6024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8634in" svg:y="11.5858in" draw:caption-point-x="-0.1846in" draw:caption-point-y="0.0303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1.0177in" draw:caption-point-x="-0.2402in" draw:caption-point-y="0.5984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156" office:value-type="string">
            <text:p>TuanTQP</text:p>
          </table:table-cell>
          <table:table-cell table:style-name="ce193" table:formula="of:=SUM([.D49:.AH49])" office:value-type="float" office:value="1.5">
            <text:p>1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11.252in" draw:caption-point-x="-0.2402in" draw:caption-point-y="0.6118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2504in" draw:caption-point-x="-0.2402in" draw:caption-point-y="0.6134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11.2563in" draw:caption-point-x="-0.2402in" draw:caption-point-y="0.6075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2555in" draw:caption-point-x="-0.2402in" draw:caption-point-y="0.6083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11.2583in" draw:caption-point-x="-0.2402in" draw:caption-point-y="0.6055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1.0925in" svg:y="11.261in" draw:caption-point-x="-0.2402in" draw:caption-point-y="0.6028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69" office:value-type="string">
            <text:p>VietBA</text:p>
          </table:table-cell>
          <table:table-cell table:style-name="ce193" table:formula="of:=SUM([.D50:.AH50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4984in" draw:caption-point-x="-0.2402in" draw:caption-point-y="0.613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4988in" draw:caption-point-x="-0.2402in" draw:caption-point-y="0.6126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5008in" draw:caption-point-x="-0.2402in" draw:caption-point-y="0.6106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5035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1.5063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1.5067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1.5083in" draw:caption-point-x="-0.2402in" draw:caption-point-y="0.6031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1.5118in" draw:caption-point-x="-0.2402in" draw:caption-point-y="0.5996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3" table:formula="of:=SUM([.D51:.AH51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1.7539in" draw:caption-point-x="-0.2402in" draw:caption-point-y="0.6051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1791in" svg:y="11.7555in" draw:caption-point-x="-0.2402in" draw:caption-point-y="0.6035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0"/>
        <table:table-column table:style-name="co26" table:number-columns-repeated="7" table:default-cell-style-name="ce210"/>
        <table:table-column table:style-name="co25" table:number-columns-repeated="16" table:default-cell-style-name="ce210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205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1" office:value-type="float" office:value="11" table:number-columns-spanned="2" table:number-rows-spanned="1">
            <text:p>11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7" table:number-columns-spanned="2" table:number-rows-spanned="1">
            <text:p>2017</text:p>
          </table:table-cell>
          <table:covered-table-cell table:style-name="ce214"/>
          <table:table-cell table:style-name="ce205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206" table:formula="of:=DATE([.$R$1];[.N1];1)" office:value-type="date" office:date-value="2017-11-01">
            <text:p>01</text:p>
          </table:table-cell>
          <table:table-cell table:style-name="ce206" table:formula="of:=[.D2]+1" office:value-type="date" office:date-value="2017-11-02">
            <text:p>02</text:p>
          </table:table-cell>
          <table:table-cell table:style-name="ce206" table:formula="of:=[.E2]+1" office:value-type="date" office:date-value="2017-11-03">
            <text:p>03</text:p>
          </table:table-cell>
          <table:table-cell table:style-name="ce206" table:formula="of:=[.F2]+1" office:value-type="date" office:date-value="2017-11-04">
            <text:p>04</text:p>
          </table:table-cell>
          <table:table-cell table:style-name="ce206" table:formula="of:=[.G2]+1" office:value-type="date" office:date-value="2017-11-05">
            <text:p>05</text:p>
          </table:table-cell>
          <table:table-cell table:style-name="ce206" table:formula="of:=[.H2]+1" office:value-type="date" office:date-value="2017-11-06">
            <text:p>06</text:p>
          </table:table-cell>
          <table:table-cell table:style-name="ce206" table:formula="of:=[.I2]+1" office:value-type="date" office:date-value="2017-11-07">
            <text:p>07</text:p>
          </table:table-cell>
          <table:table-cell table:style-name="ce206" table:formula="of:=[.J2]+1" office:value-type="date" office:date-value="2017-11-08">
            <text:p>08</text:p>
          </table:table-cell>
          <table:table-cell table:style-name="ce206" table:formula="of:=[.K2]+1" office:value-type="date" office:date-value="2017-11-09">
            <text:p>09</text:p>
          </table:table-cell>
          <table:table-cell table:style-name="ce206" table:formula="of:=[.L2]+1" office:value-type="date" office:date-value="2017-11-10">
            <text:p>10</text:p>
          </table:table-cell>
          <table:table-cell table:style-name="ce206" table:formula="of:=[.M2]+1" office:value-type="date" office:date-value="2017-11-11">
            <text:p>11</text:p>
          </table:table-cell>
          <table:table-cell table:style-name="ce206" table:formula="of:=[.N2]+1" office:value-type="date" office:date-value="2017-11-12">
            <text:p>12</text:p>
          </table:table-cell>
          <table:table-cell table:style-name="ce206" table:formula="of:=[.O2]+1" office:value-type="date" office:date-value="2017-11-13">
            <text:p>13</text:p>
          </table:table-cell>
          <table:table-cell table:style-name="ce206" table:formula="of:=[.P2]+1" office:value-type="date" office:date-value="2017-11-14">
            <text:p>14</text:p>
          </table:table-cell>
          <table:table-cell table:style-name="ce206" table:formula="of:=[.Q2]+1" office:value-type="date" office:date-value="2017-11-15">
            <text:p>15</text:p>
          </table:table-cell>
          <table:table-cell table:style-name="ce206" table:formula="of:=[.R2]+1" office:value-type="date" office:date-value="2017-11-16">
            <text:p>16</text:p>
          </table:table-cell>
          <table:table-cell table:style-name="ce206" table:formula="of:=[.S2]+1" office:value-type="date" office:date-value="2017-11-17">
            <text:p>17</text:p>
          </table:table-cell>
          <table:table-cell table:style-name="ce206" table:formula="of:=[.T2]+1" office:value-type="date" office:date-value="2017-11-18">
            <text:p>18</text:p>
          </table:table-cell>
          <table:table-cell table:style-name="ce206" table:formula="of:=[.U2]+1" office:value-type="date" office:date-value="2017-11-19">
            <text:p>19</text:p>
          </table:table-cell>
          <table:table-cell table:style-name="ce206" table:formula="of:=[.V2]+1" office:value-type="date" office:date-value="2017-11-20">
            <text:p>20</text:p>
          </table:table-cell>
          <table:table-cell table:style-name="ce206" table:formula="of:=[.W2]+1" office:value-type="date" office:date-value="2017-11-21">
            <text:p>21</text:p>
          </table:table-cell>
          <table:table-cell table:style-name="ce206" table:formula="of:=[.X2]+1" office:value-type="date" office:date-value="2017-11-22">
            <text:p>22</text:p>
          </table:table-cell>
          <table:table-cell table:style-name="ce206" table:formula="of:=[.Y2]+1" office:value-type="date" office:date-value="2017-11-23">
            <text:p>23</text:p>
          </table:table-cell>
          <table:table-cell table:style-name="ce206" table:formula="of:=[.Z2]+1" office:value-type="date" office:date-value="2017-11-24">
            <text:p>24</text:p>
          </table:table-cell>
          <table:table-cell table:style-name="ce206" table:formula="of:=[.AA2]+1" office:value-type="date" office:date-value="2017-11-25">
            <text:p>25</text:p>
          </table:table-cell>
          <table:table-cell table:style-name="ce206" table:formula="of:=[.AB2]+1" office:value-type="date" office:date-value="2017-11-26">
            <text:p>26</text:p>
          </table:table-cell>
          <table:table-cell table:style-name="ce206" table:formula="of:=[.AC2]+1" office:value-type="date" office:date-value="2017-11-27">
            <text:p>27</text:p>
          </table:table-cell>
          <table:table-cell table:style-name="ce206" table:formula="of:=[.AD2]+1" office:value-type="date" office:date-value="2017-11-28">
            <text:p>28</text:p>
          </table:table-cell>
          <table:table-cell table:style-name="ce206" table:formula="of:=[.AE2]+1" office:value-type="date" office:date-value="2017-11-29">
            <text:p>29</text:p>
          </table:table-cell>
          <table:table-cell table:style-name="ce206" table:formula="of:=[.AF2]+1" office:value-type="date" office:date-value="2017-11-30">
            <text:p>30</text:p>
          </table:table-cell>
          <table:table-cell table:style-name="ce206" table:formula="of:=[.AG2]+1" office:value-type="date" office:date-value="2017-12-01">
            <text:p>0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2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04" table:formula="of:=SUM([.D4:.AH4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9287in" svg:y="0.1102in" draw:caption-point-x="-0.2402in" draw:caption-point-y="0.6079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0.1091in" draw:caption-point-x="-0.2402in" draw:caption-point-y="0.6091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0.1098in" draw:caption-point-x="-0.2402in" draw:caption-point-y="0.6083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8" draw:text-style-name="P1" svg:width="1.1413in" svg:height="0.8567in" svg:x="8.2878in" svg:y="0.1122in" draw:caption-point-x="-0.2402in" draw:caption-point-y="0.6059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0.1126in" draw:caption-point-x="-0.2402in" draw:caption-point-y="0.6055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0.1295in" draw:caption-point-x="-0.2402in" draw:caption-point-y="0.5886in">
              <dc:date>2017-11-16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2" draw:text-style-name="P1" svg:width="1.1413in" svg:height="0.5457in" svg:x="11.5492in" svg:y="0.1311in" draw:caption-point-x="-0.2402in" draw:caption-point-y="0.587in">
              <dc:date>2017-11-20T00:00:00</dc:date>
              <text:p text:style-name="P1"><text:span text:style-name="T1">Dậy trễ, 8h34 vào cty</text:span></text:p>
              <text:p text:style-name="P1"><text:span text:style-name="T1"/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4622in" svg:y="0.1327in" draw:caption-point-x="-0.2402in" draw:caption-point-y="0.5854in">
              <dc:date>2017-11-22T00:00:00</dc:date>
              <text:p text:style-name="P1"><text:span text:style-name="T1">Có việc riêng, 8h35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04" table:formula="of:=SUM([.D5:.AH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0059in" svg:y="0.3642in" draw:caption-point-x="-0.2402in" draw:caption-point-y="0.6016in">
              <dc:date>2017-11-21T00:00:00</dc:date>
              <text:p text:style-name="P1"><text:span text:style-name="T1">Bị đau bụng, xin đi trễ, 9h31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04" table:formula="of:=SUM([.D6:.AH6])" office:value-type="float" office:value="1">
            <text:p>1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0.6012in" draw:caption-point-x="-0.2402in" draw:caption-point-y="0.6122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4" draw:text-style-name="P1" svg:width="1.1413in" svg:height="0.3902in" svg:x="5.8421in" svg:y="0.6004in" draw:caption-point-x="-0.2402in" draw:caption-point-y="0.613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0.6118in" draw:caption-point-x="-0.2402in" draw:caption-point-y="0.6016in">
              <dc:date>2017-11-22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156" office:value-type="string">
            <text:p>CuongNM</text:p>
          </table:table-cell>
          <table:table-cell table:style-name="ce204" table:formula="of:=SUM([.D7:.AH7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8421in" svg:y="0.8528in" draw:caption-point-x="-0.2402in" draw:caption-point-y="0.6083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0.8555in" draw:caption-point-x="-0.2402in" draw:caption-point-y="0.6055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7228in" svg:y="0.8563in" draw:caption-point-x="-0.2402in" draw:caption-point-y="0.6047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576in" svg:y="0.7795in" draw:caption-point-x="0.6461in" draw:caption-point-y="0.6815in">
              <dc:date>2017-11-27T00:00:00</dc:date>
              <text:p text:style-name="P1"><text:span text:style-name="T1">Bị bong gân, xin làm remote, 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7752in" svg:y="1.9823in" draw:caption-point-x="0.9035in" draw:caption-point-y="-0.5213in">
              <dc:date>2017-11-22T00:00:00</dc:date>
              <text:p text:style-name="P1"><text:span text:style-name="T1"><text:s/></text:span><text:span text:style-name="T1">bị bong gân, xin làm remote, 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04" table:formula="of:=SUM([.D8:.AH8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3.5591in" svg:y="1.0976in" draw:caption-point-x="-0.2402in" draw:caption-point-y="0.611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2" draw:text-style-name="P1" svg:width="1.1413in" svg:height="0.5457in" svg:x="8.2878in" svg:y="1.0988in" draw:caption-point-x="-0.2402in" draw:caption-point-y="0.6098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.1039in" draw:caption-point-x="-0.2402in" draw:caption-point-y="0.6047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0.1791in" svg:y="1.1051in" draw:caption-point-x="-0.2402in" draw:caption-point-y="0.6035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04" table:formula="of:=SUM([.D9:.AH9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2.4622in" svg:y="1.3551in" draw:caption-point-x="-0.2402in" draw:caption-point-y="0.6016in">
              <dc:date>2017-11-22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202in" svg:y="1.3587in" draw:caption-point-x="-0.2402in" draw:caption-point-y="0.598in">
              <dc:date>2017-11-28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04" table:formula="of:=SUM([.D10:.AH10])" office:value-type="float" office:value="1">
            <text:p>1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.5921in" draw:caption-point-x="-0.2402in" draw:caption-point-y="0.6122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9.2661in" svg:y="1.5988in" draw:caption-point-x="-0.2402in" draw:caption-point-y="0.6055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04" table:formula="of:=SUM([.D11:.AH11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1.8409in" draw:caption-point-x="-0.2402in" draw:caption-point-y="0.611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.8437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204" table:formula="of:=SUM([.D12:.AH12])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0878in" draw:caption-point-x="-0.2402in" draw:caption-point-y="0.6118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2.0878in" draw:caption-point-x="-0.2402in" draw:caption-point-y="0.6118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2.0886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0913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8.2878in" svg:y="2.0945in" draw:caption-point-x="-0.2402in" draw:caption-point-y="0.6051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2.0941in" draw:caption-point-x="-0.2402in" draw:caption-point-y="0.6055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2.0949in" draw:caption-point-x="-0.2402in" draw:caption-point-y="0.6047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2.111in" draw:caption-point-x="-0.2402in" draw:caption-point-y="0.5886in">
              <dc:date>2017-11-23T00:00:00</dc:date>
              <text:p text:style-name="P1"><text:span text:style-name="T1">Khám bệnh, 9h16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04" table:formula="of:=SUM([.D13:.AH13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2.3382in" draw:caption-point-x="-0.2402in" draw:caption-point-y="0.6091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339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2.3425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2.3429in" draw:caption-point-x="-0.2402in" draw:caption-point-y="0.6043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04" table:formula="of:=SUM([.D14:.AH14])" office:value-type="float" office:value="6.5">
            <text:p>6.5</text:p>
          </table:table-cell>
          <table:table-cell table:style-name="ce208" office:value-type="float" office:value="0">
            <office:annotation draw:style-name="gr3" draw:text-style-name="P1" svg:width="1.1413in" svg:height="0.7012in" svg:x="2.6457in" svg:y="2.585in" draw:caption-point-x="-0.2402in" draw:caption-point-y="0.6098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3.5591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2" draw:text-style-name="P1" svg:width="1.1413in" svg:height="0.5457in" svg:x="4.9287in" svg:y="2.587in" draw:caption-point-x="-0.2402in" draw:caption-point-y="0.6079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2.5878in" draw:caption-point-x="-0.2402in" draw:caption-point-y="0.6071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2.5913in" draw:caption-point-x="-0.2402in" draw:caption-point-y="0.6035in">
              <dc:date>2017-11-17T00:00:00</dc:date>
              <text:p text:style-name="P1"><text:span text:style-name="T1">Có việc, xin về sớm 4h, sẽ làm bù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1.5492in" svg:y="2.5917in" draw:caption-point-x="-0.2402in" draw:caption-point-y="0.6031in">
              <dc:date>2017-11-20T00:00:00</dc:date>
              <text:p text:style-name="P1"><text:span text:style-name="T1">Dự lễ ở trường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4622in" svg:y="2.5937in" draw:caption-point-x="-0.2402in" draw:caption-point-y="0.6012in">
              <dc:date>2017-11-22T00:00:00</dc:date>
              <text:p text:style-name="P1"><text:span text:style-name="T1">Trông thợ sửa nhà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2.5961in" draw:caption-point-x="-0.2402in" draw:caption-point-y="0.5988in">
              <dc:date>2017-11-27T00:00:00</dc:date>
              <text:p text:style-name="P1"><text:span text:style-name="T1">Đi dạy ở trường, 9h58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5.6587in" svg:y="2.5988in" draw:caption-point-x="-0.2402in" draw:caption-point-y="0.5961in">
              <dc:date>2017-11-29T00:00:00</dc:date>
              <text:p text:style-name="P1"><text:span text:style-name="T1">Đi dạy và họp ở trường, xin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04" table:formula="of:=SUM([.D15:.AH15])" office:value-type="float" office:value="1">
            <text:p>1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8307in" draw:caption-point-x="-0.2402in" draw:caption-point-y="0.6118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8" draw:text-style-name="P1" svg:width="1.1413in" svg:height="0.8567in" svg:x="12.9189in" svg:y="2.8417in" draw:caption-point-x="-0.2402in" draw:caption-point-y="0.6008in">
              <dc:date>2017-11-23T00:00:00</dc:date>
              <text:p text:style-name="P1"><text:span text:style-name="T1">- Sáng: đến ủy ban, 8h35 vào cty</text:span></text:p>
              <text:p text:style-name="P1"><text:span text:style-name="T1">- Chiều: off đi khám mắt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04" table:formula="of:=SUM([.D16:.AH16])" office:value-type="float" office:value="4.5">
            <text:p>4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3.1024in" svg:y="3.0791in" draw:caption-point-x="-0.2402in" draw:caption-point-y="0.611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5.3854in" svg:y="3.0815in" draw:caption-point-x="-0.2402in" draw:caption-point-y="0.6087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0823in" draw:caption-point-x="-0.2402in" draw:caption-point-y="0.6079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text:p>1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2.0059in" svg:y="3.0882in" draw:caption-point-x="-0.2402in" draw:caption-point-y="0.602in">
              <dc:date>2017-11-2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04" table:formula="of:=SUM([.D17:.AH17])" office:value-type="float" office:value="0.5">
            <text:p>0.5</text:p>
          </table:table-cell>
          <table:table-cell table:style-name="ce208" office:value-type="float" office:value="0.5">
            <office:annotation draw:style-name="gr7" draw:text-style-name="P1" svg:width="1.1413in" svg:height="1.0122in" svg:x="2.6457in" svg:y="3.3311in" draw:caption-point-x="-0.2402in" draw:caption-point-y="0.6071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3.3264in" draw:caption-point-x="-0.2402in" draw:caption-point-y="0.6118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3.3496in" draw:caption-point-x="-0.2402in" draw:caption-point-y="0.5886in">
              <dc:date>2017-12-01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3.335in" draw:caption-point-x="-0.2402in" draw:caption-point-y="0.6031in">
              <dc:date>2017-11-20T00:00:00</dc:date>
              <text:p text:style-name="P1"><text:span text:style-name="T1">Dậy trễ, 8h31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7-1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04" table:formula="of:=SUM([.D18:.AH18])" office:value-type="float" office:value="4">
            <text:p>4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2.9189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5.6587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16.1154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04" table:formula="of:=SUM([.D19:.AH19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8268in" draw:caption-point-x="-0.2402in" draw:caption-point-y="0.6067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7.865in" svg:y="3.5945in" draw:caption-point-x="1.6177in" draw:caption-point-y="0.839in">
              <dc:date>2017-11-16T00:00:00</dc:date>
              <text:p text:style-name="P1"><text:span text:style-name="T1">Đón Ba Mẹ, xin về sớm 2h57</text:span></text:p>
              <text:p text:style-name="P1"><text:span text:style-name="T1"/></text:p>
              <text:p text:style-name="P1"><text:span text:style-name="T1">Tính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04" table:formula="of:=SUM([.D20:.AH2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4.0709in" draw:caption-point-x="-0.2402in" draw:caption-point-y="0.6102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4.072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04" table:formula="of:=SUM([.D21:.AH21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4.3256in" draw:caption-point-x="-0.2402in" draw:caption-point-y="0.6031in">
              <dc:date>2017-11-20T00:00:00</dc:date>
              <text:p text:style-name="P1"><text:span text:style-name="T1">Lấy laptop, xin đi trễ, 8h53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3.3756in" svg:y="4.3295in" draw:caption-point-x="-0.2402in" draw:caption-point-y="0.5992in">
              <dc:date>2017-11-24T00:00:00</dc:date>
              <text:p text:style-name="P1"><text:span text:style-name="T1">Xin về sớm lúc 4h để về quê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4.7457in" svg:y="4.3299in" draw:caption-point-x="-0.2402in" draw:caption-point-y="0.5988in">
              <dc:date>2017-11-27T00:00:00</dc:date>
              <text:p text:style-name="P1"><text:span text:style-name="T1">Chở mẹ đi khám chân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69" office:value-type="string">
            <text:p>HuyDH</text:p>
          </table:table-cell>
          <table:table-cell table:style-name="ce204" table:formula="of:=SUM([.D22:.AH22])" office:value-type="float" office:value="6">
            <text:p>6</text:p>
          </table:table-cell>
          <table:table-cell table:style-name="ce208" table:number-columns-repeated="5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4" draw:text-style-name="P1" svg:width="1.1413in" svg:height="0.3902in" svg:x="8.2878in" svg:y="4.5705in" draw:caption-point-x="-0.2402in" draw:caption-point-y="0.6059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4.572in" draw:caption-point-x="-0.2402in" draw:caption-point-y="0.6043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4.5732in" draw:caption-point-x="-0.2402in" draw:caption-point-y="0.6031in">
              <dc:date>2017-11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4622in" svg:y="4.5748in" draw:caption-point-x="-0.2402in" draw:caption-point-y="0.6016in">
              <dc:date>2017-11-22T00:00:00</dc:date>
              <text:p text:style-name="P1"><text:span text:style-name="T1">Kẹt xe, 8h35 vào <text:s/>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3.3756in" svg:y="4.5764in" draw:caption-point-x="-0.2402in" draw:caption-point-y="0.6in">
              <dc:date>2017-11-24T00:00:00</dc:date>
              <text:p text:style-name="P1"><text:span text:style-name="T1">Kẹt xe, 8h31 vào cty</text:span></text:p>
              <text:p text:style-name="P1"><text:span text:style-name="T1"/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4.745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5.20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5.658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6.1154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6.57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204" table:formula="of:=SUM([.D23:.AH23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4.8193in" draw:caption-point-x="-0.2402in" draw:caption-point-y="0.6047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0059in" svg:y="4.8217in" draw:caption-point-x="-0.2402in" draw:caption-point-y="0.6024in">
              <dc:date>2017-11-21T00:00:00</dc:date>
              <text:p text:style-name="P1"><text:span text:style-name="T1">Bị sốt, tiêu chảy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4.8228in" draw:caption-point-x="-0.2402in" draw:caption-point-y="0.6012in">
              <dc:date>2017-11-23T00:00:00</dc:date>
              <text:p text:style-name="P1"><text:span text:style-name="T1">Hư thẻ xe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204" table:formula="of:=SUM([.D24:.AH24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5.0685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04" table:formula="of:=SUM([.D25:.AH2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3146in" draw:caption-point-x="-0.2402in" draw:caption-point-y="0.6047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204" table:formula="of:=SUM([.D26:.AH26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5.5555in" draw:caption-point-x="-0.2402in" draw:caption-point-y="0.6118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5.5587in" draw:caption-point-x="-0.2402in" draw:caption-point-y="0.6087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5626in" draw:caption-point-x="-0.2402in" draw:caption-point-y="0.6047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204" table:formula="of:=SUM([.D27:.AH27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5.8102in" draw:caption-point-x="-0.2402in" draw:caption-point-y="0.6047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204" table:formula="of:=SUM([.D28:.AH28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204" table:formula="of:=SUM([.D29:.AH29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6.3035in" draw:caption-point-x="-0.2402in" draw:caption-point-y="0.6067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3.3756in" svg:y="6.3102in" draw:caption-point-x="-0.2402in" draw:caption-point-y="0.6in">
              <dc:date>2017-11-24T00:00:00</dc:date>
              <text:p text:style-name="P1"><text:span text:style-name="T1">Khám bệnh, off sáng</text:span></text:p>
            </office:annotation>
            <text:p>0.5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6587in" svg:y="6.3134in" draw:caption-point-x="-0.2402in" draw:caption-point-y="0.5969in">
              <dc:date>2017-11-29T00:00:00</dc:date>
              <text:p text:style-name="P1"><text:span text:style-name="T1">Đi tái khám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170" office:value-type="string">
            <text:p>MaiNTT</text:p>
          </table:table-cell>
          <table:table-cell table:style-name="ce204" table:formula="of:=SUM([.D30:.AH3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204" table:formula="of:=SUM([.D31:.AH31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6.7945in" draw:caption-point-x="-0.2402in" draw:caption-point-y="0.611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6.7972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6.8024in" draw:caption-point-x="-0.2402in" draw:caption-point-y="0.6031in">
              <dc:date>2017-11-20T00:00:00</dc:date>
              <text:p text:style-name="P1"><text:span text:style-name="T1">8h34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6.8039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204" table:formula="of:=SUM([.D32:.AH32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7.0488in" draw:caption-point-x="-0.2402in" draw:caption-point-y="0.6043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14.7457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04" table:formula="of:=SUM([.D33:.AH33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2925in" draw:caption-point-x="-0.2402in" draw:caption-point-y="0.6083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04" table:formula="of:=SUM([.D34:.AH34])" office:value-type="float" office:value="1"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7.535in" draw:caption-point-x="-0.2402in" draw:caption-point-y="0.6134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7.5437in" draw:caption-point-x="-0.2402in" draw:caption-point-y="0.6047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04" table:formula="of:=SUM([.D35:.AH35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4" draw:text-style-name="P1" svg:width="1.1413in" svg:height="0.3902in" svg:x="8.2878in" svg:y="7.7913in" draw:caption-point-x="-0.2402in" draw:caption-point-y="0.6051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8.7768in" svg:y="7.7913in" draw:caption-point-x="-0.2402in" draw:caption-point-y="0.6051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7.7921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204" table:formula="of:=SUM([.D36:.AH36])" office:value-type="float" office:value="5">
            <text:p>5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102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4.928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5.385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0358in" draw:caption-point-x="-0.2402in" draw:caption-point-y="0.6083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8.0398in" draw:caption-point-x="-0.2402in" draw:caption-point-y="0.6043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8.0398in" draw:caption-point-x="-0.2402in" draw:caption-point-y="0.6043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9189in" svg:y="8.0441in" draw:caption-point-x="-0.2402in" draw:caption-point-y="0.6in">
              <dc:date>2017-11-23T00:00:00</dc:date>
              <text:p text:style-name="P1"><text:span text:style-name="T1">Xin về sớm khám bệnh, 4h về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8.0453in" draw:caption-point-x="-0.2402in" draw:caption-point-y="0.5988in">
              <dc:date>2017-11-27T00:00:00</dc:date>
              <text:p text:style-name="P1"><text:span text:style-name="T1">Dậy muộn, xin đi trễ, 8h3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7-11-29T00:00:00</dc:date>
              <text:p text:style-name="P1"><text:span text:style-name="T1">Dậy muộn, 8h4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204" table:formula="of:=SUM([.D37:.AH37])" office:value-type="float" office:value="0.5"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3.1024in" svg:y="8.2799in" draw:caption-point-x="-0.2402in" draw:caption-point-y="0.6118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2949in" draw:caption-point-x="-0.2402in" draw:caption-point-y="0.5969in">
              <dc:date>2017-11-2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6.1154in" svg:y="8.2957in" draw:caption-point-x="-0.2402in" draw:caption-point-y="0.5961in">
              <dc:date>2017-11-30T00:00:00</dc:date>
              <text:p text:style-name="P1"><text:span text:style-name="T1">Hqua dự án release, 9h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69" office:value-type="string">
            <text:p>PhuongTH</text:p>
          </table:table-cell>
          <table:table-cell table:style-name="ce204" table:formula="of:=SUM([.D38:.AH38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8.5283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8858in" svg:y="8.6945in" draw:caption-point-x="-0.1972in" draw:caption-point-y="0.4449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5311in" draw:caption-point-x="-0.2402in" draw:caption-point-y="0.6083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8.7768in" svg:y="8.5335in" draw:caption-point-x="-0.2402in" draw:caption-point-y="0.6059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8.5339in" draw:caption-point-x="-0.2402in" draw:caption-point-y="0.6055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8.5362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2.9189in" svg:y="8.5382in" draw:caption-point-x="-0.2402in" draw:caption-point-y="0.6012in">
              <dc:date>2017-11-23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6465in" svg:y="8.2437in" draw:caption-point-x="1.489in" draw:caption-point-y="0.8957in">
              <dc:date>2017-11-24T00:00:00</dc:date>
              <text:p text:style-name="P1"><text:span text:style-name="T1">Checkup xe ở đại lý, xin đi trễ, 10h12 đến cty</text:span></text:p>
              <text:p text:style-name="P1"><text:span text:style-name="T1"/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8.5406in" draw:caption-point-x="-0.2402in" draw:caption-point-y="0.5988in">
              <dc:date>2017-11-27T00:00:00</dc:date>
              <text:p text:style-name="P1"><text:span text:style-name="T1">Dậy muộn, xin đi trễ, 9h24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202in" svg:y="8.5413in" draw:caption-point-x="-0.2402in" draw:caption-point-y="0.598in">
              <dc:date>2017-11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5425in" draw:caption-point-x="-0.2402in" draw:caption-point-y="0.5969in">
              <dc:date>2017-11-29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6.1154in" svg:y="8.5433in" draw:caption-point-x="-0.2402in" draw:caption-point-y="0.5961in">
              <dc:date>2017-11-30T00:00:00</dc:date>
              <text:p text:style-name="P1"><text:span text:style-name="T1">Dậy muộn, 8h32 đến cty</text:span></text:p>
              <text:p text:style-name="P1"><text:span text:style-name="T1">Mệt, off chiều</text:span></text:p>
            </office:annotation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204" table:formula="of:=SUM([.D39:.AH39])" office:value-type="float" office:value="2.5">
            <text:p>2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8.7772in" draw:caption-point-x="-0.2402in" draw:caption-point-y="0.6098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2" draw:text-style-name="P1" svg:width="1.1413in" svg:height="0.5457in" svg:x="8.2878in" svg:y="8.7807in" draw:caption-point-x="-0.2402in" draw:caption-point-y="0.6063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8.7815in" draw:caption-point-x="-0.2402in" draw:caption-point-y="0.6055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1.5362in" svg:y="8.889in" draw:caption-point-x="-1.5972in" draw:caption-point-y="0.49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3.3606in" svg:y="9.0831in" draw:caption-point-x="-0.2252in" draw:caption-point-y="0.303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202in" svg:y="8.7846in" draw:caption-point-x="-0.2402in" draw:caption-point-y="0.6024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204" table:formula="of:=SUM([.D40:.AH40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5591in" svg:y="9.024in" draw:caption-point-x="-0.2402in" draw:caption-point-y="0.6106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204" table:formula="of:=SUM([.D41:.AH41])" office:value-type="float" office:value="0">
            <text:p>0</text:p>
          </table:table-cell>
          <table:table-cell table:style-name="ce208" table:number-columns-repeated="1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9.2776in" draw:caption-point-x="-0.2402in" draw:caption-point-y="0.6047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5.6587in" svg:y="9.2854in" draw:caption-point-x="-0.2402in" draw:caption-point-y="0.5969in">
              <dc:date>2017-11-29T00:00:00</dc:date>
              <text:p text:style-name="P1"><text:span text:style-name="T1">Xin đi trễ, đi thăm thầy mới xuất viện, 9h15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204" table:formula="of:=SUM([.D42:.AH42])" office:value-type="float" office:value="1"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3.1024in" svg:y="9.5209in" draw:caption-point-x="-0.2402in" draw:caption-point-y="0.6091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9.5157in" draw:caption-point-x="-0.2402in" draw:caption-point-y="0.6142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6.3311in" svg:y="9.5488in" draw:caption-point-x="-0.2402in" draw:caption-point-y="0.5811in">
              <dc:date>2017-11-08T00:00:00</dc:date>
              <text:p text:style-name="P1"><text:span text:style-name="T1">Làm remote buổi chiêu, vì chuẩn bị company trip</text:span></text:p>
            </office:annotation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204"/>
          <table:table-cell table:style-name="ce208" table:number-columns-repeated="16"/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204" table:formula="of:=SUM([.D44:.AH44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10.026in" draw:caption-point-x="-0.2402in" draw:caption-point-y="0.5996in">
              <dc:date>2017-11-24T00:00:00</dc:date>
              <text:p text:style-name="P1"><text:span text:style-name="T1">Đi khám thai</text:span></text:p>
            </office:annotation>
            <text:p>1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204" table:formula="of:=SUM([.D45:.AH45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0.2673in" draw:caption-point-x="-0.2402in" draw:caption-point-y="0.6059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0.2689in" draw:caption-point-x="-0.2402in" draw:caption-point-y="0.6043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14.7457in" svg:y="10.2744in" draw:caption-point-x="-0.2402in" draw:caption-point-y="0.5988in">
              <dc:date>2017-11-27T00:00:00</dc:date>
              <text:p text:style-name="P1"><text:span text:style-name="T1">Ghé trường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6.1154in" svg:y="10.2772in" draw:caption-point-x="-0.2402in" draw:caption-point-y="0.5961in">
              <dc:date>2017-11-30T00:00:00</dc:date>
              <text:p text:style-name="P1"><text:span text:style-name="T1">, 8h34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204" table:formula="of:=SUM([.D46:.AH46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10.5106in" draw:caption-point-x="-0.2402in" draw:caption-point-y="0.6102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0.5142in" draw:caption-point-x="-0.2402in" draw:caption-point-y="0.6067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10.5197in" draw:caption-point-x="-0.2402in" draw:caption-point-y="0.6012in">
              <dc:date>2017-11-2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202in" svg:y="10.5228in" draw:caption-point-x="-0.2402in" draw:caption-point-y="0.598in">
              <dc:date>2017-11-28T00:00:00</dc:date>
              <text:p text:style-name="P1"><text:span text:style-name="T1">Kẹt xe, 8h33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204" table:formula="of:=SUM([.D47:.AH47])" office:value-type="float" office:value="1">
            <text:p>1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0.7559in" draw:caption-point-x="-0.2402in" draw:caption-point-y="0.6126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3" draw:text-style-name="P1" svg:width="1.1413in" svg:height="0.7012in" svg:x="11.5492in" svg:y="10.7669in" draw:caption-point-x="-0.2402in" draw:caption-point-y="0.6016in">
              <dc:date>2017-11-20T00:00:00</dc:date>
              <text:p text:style-name="P1"><text:span text:style-name="T1">Xin đi trễ, 10h18 vào cty</text:span></text:p>
              <text:p text:style-name="P1"><text:span text:style-name="T1"/></text:p>
              <text:p text:style-name="P1"><text:span text:style-name="T1">Tính off sáng</text:span></text:p>
            </office:annotation>
            <text:p>0.5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204" table:formula="of:=SUM([.D48:.AH48])" office:value-type="float" office:value="2.5">
            <text:p>2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11.0043in" draw:caption-point-x="-0.2402in" draw:caption-point-y="0.6118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0051in" draw:caption-point-x="-0.2402in" draw:caption-point-y="0.611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4" draw:text-style-name="P1" svg:width="1.1413in" svg:height="0.3902in" svg:x="4.9287in" svg:y="11.0063in" draw:caption-point-x="-0.2402in" draw:caption-point-y="0.6098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0071in" draw:caption-point-x="-0.2402in" draw:caption-point-y="0.6091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5.8421in" svg:y="11.0079in" draw:caption-point-x="-0.2402in" draw:caption-point-y="0.6083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6.2295in" svg:y="11.1496in" draw:caption-point-x="1.8181in" draw:caption-point-y="0.4665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8.7768in" svg:y="11.0106in" draw:caption-point-x="-0.2402in" draw:caption-point-y="0.6055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11.0106in" draw:caption-point-x="-0.2402in" draw:caption-point-y="0.6055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11.0118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11.013in" draw:caption-point-x="-0.2402in" draw:caption-point-y="0.6031in">
              <dc:date>2017-11-2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0059in" svg:y="11.0138in" draw:caption-point-x="-0.2402in" draw:caption-point-y="0.6024in">
              <dc:date>2017-11-21T00:00:00</dc:date>
              <text:p text:style-name="P1"><text:span text:style-name="T1">Qua nhà cô kế toán, 10h24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11.0146in" draw:caption-point-x="-0.2402in" draw:caption-point-y="0.6016in">
              <dc:date>2017-11-22T00:00:00</dc:date>
              <text:p text:style-name="P1"><text:span text:style-name="T1">Bận việc nhà, xin đi trễ, 9h58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561in" svg:y="10.5185in" draw:caption-point-x="1.1177in" draw:caption-point-y="1.0976in">
              <dc:date>2017-11-24T00:00:00</dc:date>
              <text:p text:style-name="P1"><text:span text:style-name="T1">Chóng mặt, xin đi trễ, 9h08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3.3756in" svg:y="11.0264in" draw:caption-point-x="-0.2402in" draw:caption-point-y="0.5898in">
              <dc:date>2017-11-24T00:00:00</dc:date>
              <text:p text:style-name="P1"><text:span text:style-name="T1">Dậy muộn, xin đi trễ, 9h25 đến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5.202in" svg:y="11.0189in" draw:caption-point-x="-0.2402in" draw:caption-point-y="0.5972in">
              <dc:date>2017-11-28T00:00:00</dc:date>
              <text:p text:style-name="P1"><text:span text:style-name="T1">Nhà có việc đột xuất, xin đi trễ, 9h58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11.0193in" draw:caption-point-x="-0.2402in" draw:caption-point-y="0.5969in">
              <dc:date>2017-11-29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6.1154in" svg:y="11.0201in" draw:caption-point-x="-0.2402in" draw:caption-point-y="0.5961in">
              <dc:date>2017-12-01T00:00:00</dc:date>
              <text:p text:style-name="P1"><text:span text:style-name="T1">Chóng mặt, xin đi trễ, 10h02 đến cty tinh of sáng</text:span></text:p>
            </office:annotation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204" table:formula="of:=SUM([.D49:.AH49])" office:value-type="float" office:value="0">
            <text:p>0</text:p>
          </table:table-cell>
          <table:table-cell table:style-name="ce208" table:number-columns-repeated="1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204" table:formula="of:=SUM([.D50:.AH50])" office:value-type="float" office:value="3">
            <text:p>3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4992in" draw:caption-point-x="-0.2402in" draw:caption-point-y="0.6122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5004in" draw:caption-point-x="-0.2402in" draw:caption-point-y="0.611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11.5024in" draw:caption-point-x="-0.2402in" draw:caption-point-y="0.6091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5031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11.5059in" draw:caption-point-x="-0.2402in" draw:caption-point-y="0.6055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.5">
            <office:annotation draw:style-name="gr2" draw:text-style-name="P1" svg:width="1.1413in" svg:height="0.5457in" svg:x="10.4516in" svg:y="11.7744in" draw:caption-point-x="-0.9689in" draw:caption-point-y="0.337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1.5075in" draw:caption-point-x="-0.2402in" draw:caption-point-y="0.6039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4622in" svg:y="11.5098in" draw:caption-point-x="-0.2402in" draw:caption-point-y="0.6016in">
              <dc:date>2017-11-22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3.3756in" svg:y="11.5091in" draw:caption-point-x="-0.2402in" draw:caption-point-y="0.6024in">
              <dc:date>2017-11-21T00:00:00</dc:date>
              <text:p text:style-name="P1"><text:span text:style-name="T1">Bận việc riêng, xin off sá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11.5126in" draw:caption-point-x="-0.2402in" draw:caption-point-y="0.5988in">
              <dc:date>2017-11-27T00:00:00</dc:date>
              <text:p text:style-name="P1"><text:span text:style-name="T1">Xe hư, 9h08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5.6587in" svg:y="11.5146in" draw:caption-point-x="-0.2402in" draw:caption-point-y="0.5969in">
              <dc:date>2017-11-29T00:00:00</dc:date>
              <text:p text:style-name="P1"><text:span text:style-name="T1">Đi ngân hàng, xin đi trễ, 9h43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6.1154in" svg:y="11.5161in" draw:caption-point-x="-0.2402in" draw:caption-point-y="0.5953in">
              <dc:date>2017-11-30T00:00:00</dc:date>
              <text:p text:style-name="P1"><text:span text:style-name="T1">Tìm giấy tờ, xin đi trễ, 9h02 đến cty</text:span></text:p>
              <text:p text:style-name="P1"><text:span text:style-name="T1"/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204" table:formula="of:=SUM([.D51:.AH51])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7469in" draw:caption-point-x="-0.2402in" draw:caption-point-y="0.6122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11.7488in" draw:caption-point-x="-0.2402in" draw:caption-point-y="0.6102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75in" draw:caption-point-x="-0.2402in" draw:caption-point-y="0.6091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750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1.7524in" draw:caption-point-x="-0.2402in" draw:caption-point-y="0.6067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1.7531in" draw:caption-point-x="-0.2402in" draw:caption-point-y="0.6059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11.7559in" draw:caption-point-x="-0.2402in" draw:caption-point-y="0.6031in">
              <dc:date>2017-11-20T00:00:00</dc:date>
              <text:p text:style-name="P1"><text:span text:style-name="T1">Bận việc nhà, 8h41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11.7583in" draw:caption-point-x="-0.2402in" draw:caption-point-y="0.6008in">
              <dc:date>2017-11-2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6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204" table:formula="of:=SUM([.D52:.AH52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11.998in" draw:caption-point-x="-0.2402in" draw:caption-point-y="0.6087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9"/>
          <table:table-cell table:number-columns-repeated="27"/>
          <table:table-cell table:style-name="ce209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21"/>
        <table:table-column table:style-name="co26" table:number-columns-repeated="7" table:default-cell-style-name="ce221"/>
        <table:table-column table:style-name="co25" table:number-columns-repeated="16" table:default-cell-style-name="ce221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216" table:number-columns-repeated="8"/>
          <table:table-cell table:style-name="ce222" office:value-type="string" table:number-columns-spanned="2" table:number-rows-spanned="1">
            <text:p>Month</text:p>
          </table:table-cell>
          <table:covered-table-cell table:style-name="ce223"/>
          <table:table-cell table:style-name="ce224" table:content-validation-name="val1" office:value-type="float" office:value="12" table:number-columns-spanned="2" table:number-rows-spanned="1">
            <text:p>12</text:p>
          </table:table-cell>
          <table:covered-table-cell table:style-name="ce223"/>
          <table:table-cell table:style-name="ce222" office:value-type="string" table:number-columns-spanned="2" table:number-rows-spanned="1">
            <text:p>Year</text:p>
          </table:table-cell>
          <table:covered-table-cell table:style-name="ce223"/>
          <table:table-cell table:style-name="ce222" office:value-type="float" office:value="2017" table:number-columns-spanned="2" table:number-rows-spanned="1">
            <text:p>2017</text:p>
          </table:table-cell>
          <table:covered-table-cell table:style-name="ce225"/>
          <table:table-cell table:style-name="ce216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217" table:formula="of:=DATE([.$R$1];[.N1];1)" office:value-type="date" office:date-value="2017-12-01">
            <text:p>01</text:p>
          </table:table-cell>
          <table:table-cell table:style-name="ce217" table:formula="of:=[.D2]+1" office:value-type="date" office:date-value="2017-12-02">
            <text:p>02</text:p>
          </table:table-cell>
          <table:table-cell table:style-name="ce217" table:formula="of:=[.E2]+1" office:value-type="date" office:date-value="2017-12-03">
            <text:p>03</text:p>
          </table:table-cell>
          <table:table-cell table:style-name="ce217" table:formula="of:=[.F2]+1" office:value-type="date" office:date-value="2017-12-04">
            <text:p>04</text:p>
          </table:table-cell>
          <table:table-cell table:style-name="ce217" table:formula="of:=[.G2]+1" office:value-type="date" office:date-value="2017-12-05">
            <text:p>05</text:p>
          </table:table-cell>
          <table:table-cell table:style-name="ce217" table:formula="of:=[.H2]+1" office:value-type="date" office:date-value="2017-12-06">
            <text:p>06</text:p>
          </table:table-cell>
          <table:table-cell table:style-name="ce217" table:formula="of:=[.I2]+1" office:value-type="date" office:date-value="2017-12-07">
            <text:p>07</text:p>
          </table:table-cell>
          <table:table-cell table:style-name="ce217" table:formula="of:=[.J2]+1" office:value-type="date" office:date-value="2017-12-08">
            <text:p>08</text:p>
          </table:table-cell>
          <table:table-cell table:style-name="ce217" table:formula="of:=[.K2]+1" office:value-type="date" office:date-value="2017-12-09">
            <text:p>09</text:p>
          </table:table-cell>
          <table:table-cell table:style-name="ce217" table:formula="of:=[.L2]+1" office:value-type="date" office:date-value="2017-12-10">
            <text:p>10</text:p>
          </table:table-cell>
          <table:table-cell table:style-name="ce217" table:formula="of:=[.M2]+1" office:value-type="date" office:date-value="2017-12-11">
            <text:p>11</text:p>
          </table:table-cell>
          <table:table-cell table:style-name="ce217" table:formula="of:=[.N2]+1" office:value-type="date" office:date-value="2017-12-12">
            <text:p>12</text:p>
          </table:table-cell>
          <table:table-cell table:style-name="ce217" table:formula="of:=[.O2]+1" office:value-type="date" office:date-value="2017-12-13">
            <text:p>13</text:p>
          </table:table-cell>
          <table:table-cell table:style-name="ce217" table:formula="of:=[.P2]+1" office:value-type="date" office:date-value="2017-12-14">
            <text:p>14</text:p>
          </table:table-cell>
          <table:table-cell table:style-name="ce217" table:formula="of:=[.Q2]+1" office:value-type="date" office:date-value="2017-12-15">
            <text:p>15</text:p>
          </table:table-cell>
          <table:table-cell table:style-name="ce217" table:formula="of:=[.R2]+1" office:value-type="date" office:date-value="2017-12-16">
            <text:p>16</text:p>
          </table:table-cell>
          <table:table-cell table:style-name="ce217" table:formula="of:=[.S2]+1" office:value-type="date" office:date-value="2017-12-17">
            <text:p>17</text:p>
          </table:table-cell>
          <table:table-cell table:style-name="ce217" table:formula="of:=[.T2]+1" office:value-type="date" office:date-value="2017-12-18">
            <text:p>18</text:p>
          </table:table-cell>
          <table:table-cell table:style-name="ce217" table:formula="of:=[.U2]+1" office:value-type="date" office:date-value="2017-12-19">
            <text:p>19</text:p>
          </table:table-cell>
          <table:table-cell table:style-name="ce217" table:formula="of:=[.V2]+1" office:value-type="date" office:date-value="2017-12-20">
            <text:p>20</text:p>
          </table:table-cell>
          <table:table-cell table:style-name="ce217" table:formula="of:=[.W2]+1" office:value-type="date" office:date-value="2017-12-21">
            <text:p>21</text:p>
          </table:table-cell>
          <table:table-cell table:style-name="ce217" table:formula="of:=[.X2]+1" office:value-type="date" office:date-value="2017-12-22">
            <text:p>22</text:p>
          </table:table-cell>
          <table:table-cell table:style-name="ce217" table:formula="of:=[.Y2]+1" office:value-type="date" office:date-value="2017-12-23">
            <text:p>23</text:p>
          </table:table-cell>
          <table:table-cell table:style-name="ce217" table:formula="of:=[.Z2]+1" office:value-type="date" office:date-value="2017-12-24">
            <text:p>24</text:p>
          </table:table-cell>
          <table:table-cell table:style-name="ce217" table:formula="of:=[.AA2]+1" office:value-type="date" office:date-value="2017-12-25">
            <text:p>25</text:p>
          </table:table-cell>
          <table:table-cell table:style-name="ce217" table:formula="of:=[.AB2]+1" office:value-type="date" office:date-value="2017-12-26">
            <text:p>26</text:p>
          </table:table-cell>
          <table:table-cell table:style-name="ce217" table:formula="of:=[.AC2]+1" office:value-type="date" office:date-value="2017-12-27">
            <text:p>27</text:p>
          </table:table-cell>
          <table:table-cell table:style-name="ce217" table:formula="of:=[.AD2]+1" office:value-type="date" office:date-value="2017-12-28">
            <text:p>28</text:p>
          </table:table-cell>
          <table:table-cell table:style-name="ce217" table:formula="of:=[.AE2]+1" office:value-type="date" office:date-value="2017-12-29">
            <text:p>29</text:p>
          </table:table-cell>
          <table:table-cell table:style-name="ce217" table:formula="of:=[.AF2]+1" office:value-type="date" office:date-value="2017-12-30">
            <text:p>30</text:p>
          </table:table-cell>
          <table:table-cell table:style-name="ce217" table:formula="of:=[.AG2]+1" office:value-type="date" office:date-value="2017-12-31">
            <text:p>31</text:p>
          </table:table-cell>
          <table:table-cell table:style-name="ce86" table:number-columns-repeated="952"/>
        </table:table-row>
        <table:table-row table:style-name="ro6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21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6">
          <table:table-cell table:style-name="ce67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15" table:formula="of:=SUM([.D4:.AH4])" office:value-type="float" office:value="1.5">
            <text:p>1.5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0.1102in" draw:caption-point-x="-0.2402in" draw:caption-point-y="0.6079in">
              <dc:date>2017-12-01T00:00:00</dc:date>
              <text:p text:style-name="P1"><text:span text:style-name="T1">Chạy chậm, 8h40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.5">
            <office:annotation draw:style-name="gr2" draw:text-style-name="P1" svg:width="1.1413in" svg:height="0.5457in" svg:x="4.0157in" svg:y="0.1126in" draw:caption-point-x="-0.2402in" draw:caption-point-y="0.6055in">
              <dc:date>2017-12-04T00:00:00</dc:date>
              <text:p text:style-name="P1"><text:span text:style-name="T1">Cảm+ đau đầu, off chiều</text:span></text:p>
              <text:p text:style-name="P1"><text:span text:style-name="T1"/></text:p>
            </office:annotation>
            <text:p>0.5</text:p>
          </table:table-cell>
          <table:table-cell table:style-name="ce219" office:value-type="float" office:value="0.5">
            <office:annotation draw:style-name="gr4" draw:text-style-name="P1" svg:width="1.1413in" svg:height="0.3902in" svg:x="4.472in" svg:y="0.113in" draw:caption-point-x="-0.2402in" draw:caption-point-y="0.6051in">
              <dc:date>2017-12-04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7.3094in" svg:y="0.1161in" draw:caption-point-x="-0.2402in" draw:caption-point-y="0.602in">
              <dc:date>2017-12-11T00:00:00</dc:date>
              <text:p text:style-name="P1"><text:span text:style-name="T1">Chạy chậm, 8h32 đến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office:value-type="float" office:value="0.5">
            <office:annotation draw:style-name="gr2" draw:text-style-name="P1" svg:width="1.1413in" svg:height="0.5457in" svg:x="9.2661in" svg:y="0.1209in" draw:caption-point-x="-0.2402in" draw:caption-point-y="0.5972in">
              <dc:date>2017-12-15T00:00:00</dc:date>
              <text:p text:style-name="P1"><text:span text:style-name="T1">Bận việc nhà, xin đi trễ, 13h17 đến cty</text:span></text:p>
            </office:annotation>
            <text:p>0.5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0.1213in" draw:caption-point-x="-0.2402in" draw:caption-point-y="0.5969in">
              <dc:date>2017-12-18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15" table:formula="of:=SUM([.D5:.AH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15" table:formula="of:=SUM([.D6:.AH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156" office:value-type="string">
            <text:p>CuongNM</text:p>
          </table:table-cell>
          <table:table-cell table:style-name="ce215" table:formula="of:=SUM([.D7:.AH7])" office:value-type="float" office:value="1">
            <text:p>1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0.8531in" draw:caption-point-x="-0.2402in" draw:caption-point-y="0.6079in">
              <dc:date>2017-12-01T00:00:00</dc:date>
              <text:p text:style-name="P1"><text:span text:style-name="T1">Xe hư, xin đi trễ, 8h54 đến cty</text:span></text:p>
            </office:annotation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7.7988in" svg:y="0.8606in" draw:caption-point-x="-0.2402in" draw:caption-point-y="0.6004in">
              <dc:date>2017-12-12T00:00:00</dc:date>
              <text:p text:style-name="P1"><text:span text:style-name="T1">Ra ngân hàng, xin đi trễ, 9h03 đến cty</text:span></text:p>
            </office:annotation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0.8614in" draw:caption-point-x="-0.2402in" draw:caption-point-y="0.5996in">
              <dc:date>2017-12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1">
            <office:annotation draw:style-name="gr4" draw:text-style-name="P1" svg:width="1.1413in" svg:height="0.3902in" svg:x="9.2661in" svg:y="0.8626in" draw:caption-point-x="-0.2402in" draw:caption-point-y="0.5984in">
              <dc:date>2017-12-15T00:00:00</dc:date>
              <text:p text:style-name="P1"><text:span text:style-name="T1">Làm thủ tục dự lễ TN + về quê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0.8642in" draw:caption-point-x="-0.2402in" draw:caption-point-y="0.5969in">
              <dc:date>2017-12-18T00:00:00</dc:date>
              <text:p text:style-name="P1"><text:span text:style-name="T1">Chạy xe chậm, 8h32 đến cty</text:span></text:p>
            </office:annotation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11.0925in" svg:y="0.8661in" draw:caption-point-x="-0.2402in" draw:caption-point-y="0.5949in">
              <dc:date>2017-12-19T00:00:00</dc:date>
              <text:p text:style-name="P1"><text:span text:style-name="T1">Hqua release, xin đi trễ, 9h39 đến cty</text:span></text:p>
            </office:annotation>
            <text:p>0</text:p>
          </table:table-cell>
          <table:table-cell table:style-name="ce219" table:number-columns-repeated="1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15" table:formula="of:=SUM([.D8:.AH8])" office:value-type="float" office:value="1">
            <text:p>1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.1008in" draw:caption-point-x="-0.2402in" draw:caption-point-y="0.6079in">
              <dc:date>2017-12-0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6" draw:text-style-name="P1" svg:width="1.1413in" svg:height="0.2634in" svg:x="4.472in" svg:y="1.1035in" draw:caption-point-x="-0.2402in" draw:caption-point-y="0.6051in">
              <dc:date>2017-12-05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1.1091in" draw:caption-point-x="-0.2402in" draw:caption-point-y="0.5996in">
              <dc:date>2017-12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1.1102in" draw:caption-point-x="-0.2402in" draw:caption-point-y="0.5984in">
              <dc:date>2017-12-1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1">
            <office:annotation draw:style-name="gr4" draw:text-style-name="P1" svg:width="1.1413in" svg:height="0.3902in" svg:x="12.4622in" svg:y="1.1122in" draw:caption-point-x="-0.2402in" draw:caption-point-y="0.5965in">
              <dc:date>2017-12-18T00:00:00</dc:date>
              <text:p text:style-name="P1"><text:span text:style-name="T1">Về quê giáp năm ba</text:span></text:p>
            </office:annotation>
            <text:p>1</text:p>
          </table:table-cell>
          <table:table-cell table:style-name="ce219" table:number-columns-repeated="9"/>
          <table:table-cell table:style-name="ce43" table:number-columns-repeated="952"/>
        </table:table-row>
        <table:table-row table:style-name="ro6">
          <table:table-cell table:style-name="ce67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15" table:formula="of:=SUM([.D9:.AH9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.3488in" draw:caption-point-x="-0.2402in" draw:caption-point-y="0.6079in">
              <dc:date>2017-12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4.472in" svg:y="1.3516in" draw:caption-point-x="-0.2402in" draw:caption-point-y="0.6051in">
              <dc:date>2017-12-05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15" table:formula="of:=SUM([.D10:.AH1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15" table:formula="of:=SUM([.D11:.AH11])" office:value-type="float" office:value="3">
            <text:p>3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1">
            <office:annotation draw:style-name="gr6" draw:text-style-name="P1" svg:width="1.1413in" svg:height="0.2634in" svg:x="10.6358in" svg:y="1.8551in" draw:caption-point-x="-0.2402in" draw:caption-point-y="0.5969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19" office:value-type="float" office:value="1">
            <office:annotation draw:style-name="gr6" draw:text-style-name="P1" svg:width="1.1413in" svg:height="0.2634in" svg:x="11.0925in" svg:y="1.8551in" draw:caption-point-x="-0.2402in" draw:caption-point-y="0.5969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19" office:value-type="float" office:value="1">
            <office:annotation draw:style-name="gr6" draw:text-style-name="P1" svg:width="1.1413in" svg:height="0.2634in" svg:x="11.5492in" svg:y="1.8551in" draw:caption-point-x="-0.2402in" draw:caption-point-y="0.5969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19" table:number-columns-repeated="11"/>
          <table:table-cell table:style-name="ce43" table:number-columns-repeated="952"/>
        </table:table-row>
        <table:table-row table:style-name="ro6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215" table:formula="of:=SUM([.D12:.AH12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8421in" svg:y="2.0972in" draw:caption-point-x="-0.2402in" draw:caption-point-y="0.6024in">
              <dc:date>2017-12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7.3094in" svg:y="2.0976in" draw:caption-point-x="-0.2402in" draw:caption-point-y="0.602in">
              <dc:date>2017-12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2.1in" draw:caption-point-x="-0.2402in" draw:caption-point-y="0.5996in">
              <dc:date>2017-12-1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2.1028in" draw:caption-point-x="-0.2402in" draw:caption-point-y="0.5969in">
              <dc:date>2017-12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15" table:formula="of:=SUM([.D13:.AH13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4.0157in" svg:y="2.3402in" draw:caption-point-x="-0.2402in" draw:caption-point-y="0.6071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3" draw:text-style-name="P1" svg:width="1.1413in" svg:height="0.7012in" svg:x="5.3854in" svg:y="2.3441in" draw:caption-point-x="-0.2402in" draw:caption-point-y="0.6031in">
              <dc:date>2017-12-07T00:00:00</dc:date>
              <text:p text:style-name="P1"><text:span text:style-name="T1">Khám viêm họng+ mua thuốc, 9h14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2.3488in" draw:caption-point-x="-0.2402in" draw:caption-point-y="0.5984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1">
            <text:p>11</text:p>
          </table:table-cell>
          <table:table-cell table:style-name="ce45" office:value-type="string">
            <text:p>HaVH</text:p>
          </table:table-cell>
          <table:table-cell table:style-name="ce215" table:formula="of:=SUM([.D14:.AH14])" office:value-type="float" office:value="0">
            <text:p>0</text:p>
          </table:table-cell>
          <table:table-cell table:style-name="ce219" table:number-columns-repeated="13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table:number-columns-repeated="13"/>
          <table:table-cell table:style-name="ce43" table:number-columns-repeated="952"/>
        </table:table-row>
        <table:table-row table:style-name="ro6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215" table:formula="of:=SUM([.D15:.AH1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4.0157in" svg:y="2.8354in" draw:caption-point-x="-0.2402in" draw:caption-point-y="0.6071in">
              <dc:date>2017-12-04T00:00:00</dc:date>
              <text:p text:style-name="P1"><text:span text:style-name="T1">Đi dạy ở trường, 9h16 đến cty</text:span></text:p>
            </office:annotation>
            <text:p>0</text:p>
          </table:table-cell>
          <table:table-cell table:number-columns-repeated="4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2" draw:text-style-name="P1" svg:width="1.1413in" svg:height="0.5457in" svg:x="7.3094in" svg:y="2.8449in" draw:caption-point-x="-0.2402in" draw:caption-point-y="0.5976in">
              <dc:date>2017-12-11T00:00:00</dc:date>
              <text:p text:style-name="P1"><text:span text:style-name="T1">Đi dạy ở trường, xin đi trễ, 9h55 đến cty</text:span></text:p>
            </office:annotation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7.7988in" svg:y="2.8421in" draw:caption-point-x="-0.2402in" draw:caption-point-y="0.6004in">
              <dc:date>2017-12-12T00:00:00</dc:date>
              <text:p text:style-name="P1"><text:span text:style-name="T1">Chở vợ đi làm, 8h38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8.7768in" svg:y="2.8433in" draw:caption-point-x="-0.2402in" draw:caption-point-y="0.5992in">
              <dc:date>2017-12-14T00:00:00</dc:date>
              <text:p text:style-name="P1"><text:span text:style-name="T1">Dạy bù ở trường, xin đi trễ , 9h27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2" draw:text-style-name="P1" svg:width="1.1413in" svg:height="0.5457in" svg:x="10.6358in" svg:y="2.8469in" draw:caption-point-x="-0.2402in" draw:caption-point-y="0.5957in">
              <dc:date>2017-12-18T00:00:00</dc:date>
              <text:p text:style-name="P1"><text:span text:style-name="T1">Đi day ở trường, xin đi trễ, 9h45 đến cty</text:span></text:p>
            </office:annotation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11.0925in" svg:y="2.8472in" draw:caption-point-x="-0.2402in" draw:caption-point-y="0.5953in">
              <dc:date>2017-12-19T00:00:00</dc:date>
              <text:p text:style-name="P1"><text:span text:style-name="T1">Hqua release, xin đi trễ, 9h02 đến cty</text:span></text:p>
            </office:annotation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215" table:formula="of:=SUM([.D16:.AH16])" office:value-type="float" office:value="0.5">
            <text:p>0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.5">
            <office:annotation draw:style-name="gr4" draw:text-style-name="P1" svg:width="1.1413in" svg:height="0.3902in" svg:x="4.0157in" svg:y="3.0839in" draw:caption-point-x="-0.2402in" draw:caption-point-y="0.6063in">
              <dc:date>2017-12-04T00:00:00</dc:date>
              <text:p text:style-name="P1"><text:span text:style-name="T1">Nhổ răng khôn, xin off chiều</text:span></text:p>
            </office:annotation>
            <text:p>0.5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5.8421in" svg:y="3.0878in" draw:caption-point-x="-0.2402in" draw:caption-point-y="0.6024in">
              <dc:date>2017-12-08T00:00:00</dc:date>
              <text:p text:style-name="P1"><text:span text:style-name="T1">Đi tái khám, xin đi trễ, 8h47 đến cty</text:span></text:p>
            </office:annotation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215" table:formula="of:=SUM([.D17:.AH17])" office:value-type="float" office:value="4.5">
            <text:p>4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4.0157in" svg:y="3.3323in" draw:caption-point-x="-0.2402in" draw:caption-point-y="0.6059in">
              <dc:date>2017-12-04T00:00:00</dc:date>
              <text:p text:style-name="P1"><text:span text:style-name="T1">10h52 đến cty</text:span></text:p>
            </office:annotation>
            <text:p>0.5</text:p>
          </table:table-cell>
          <table:table-cell table:style-name="ce219" office:value-type="float" office:value="0.5">
            <office:annotation draw:style-name="gr6" draw:text-style-name="P1" svg:width="1.1413in" svg:height="0.2634in" svg:x="4.472in" svg:y="3.3335in" draw:caption-point-x="-0.2402in" draw:caption-point-y="0.6047in">
              <dc:date>2017-12-05T00:00:00</dc:date>
              <text:p text:style-name="P1"><text:span text:style-name="T1">10h56 đến cty</text:span></text:p>
            </office:annotation>
            <text:p>0.5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.5">
            <text:p>0.5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number-columns-repeated="3" table:style-name="ce219" office:value-type="float" office:value="1">
            <text:p>1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215" table:formula="of:=SUM([.D18:.AH1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4.472in" svg:y="3.5807in" draw:caption-point-x="-0.2402in" draw:caption-point-y="0.6051in">
              <dc:date>2017-12-05T00:00:00</dc:date>
              <text:p text:style-name="P1"><text:span text:style-name="T1">Ghé mua thuốc, 8h35 đến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7.7988in" svg:y="3.5854in" draw:caption-point-x="-0.2402in" draw:caption-point-y="0.6004in">
              <dc:date>2017-12-12T00:00:00</dc:date>
              <text:p text:style-name="P1"><text:span text:style-name="T1">Ra sân bay gặp bạn, 8h46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3.5874in" draw:caption-point-x="-0.2402in" draw:caption-point-y="0.5984in">
              <dc:date>2017-12-15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215" table:formula="of:=SUM([.D19:.AH19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215" table:formula="of:=SUM([.D20:.AH2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215" table:formula="of:=SUM([.D21:.AH2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215" table:formula="of:=SUM([.D22:.AH22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4.9287in" svg:y="4.574in" draw:caption-point-x="-0.2402in" draw:caption-point-y="0.6024in">
              <dc:date>2017-12-06T00:00:00</dc:date>
              <text:p text:style-name="P1"><text:span text:style-name="T1">Lấy thuốc trật chân, xin đi trễ,9h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215" table:formula="of:=SUM([.D23:.AH23])" office:value-type="float" office:value="2">
            <text:p>2</text:p>
          </table:table-cell>
          <table:table-cell table:style-name="ce219" office:value-type="float" office:value="1">
            <office:annotation draw:style-name="gr4" draw:text-style-name="P1" svg:width="1.1413in" svg:height="0.3902in" svg:x="2.6457in" svg:y="4.8118in" draw:caption-point-x="-0.2402in" draw:caption-point-y="0.612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4.472in" svg:y="4.8189in" draw:caption-point-x="-0.2402in" draw:caption-point-y="0.6051in">
              <dc:date>2017-12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7.3094in" svg:y="4.822in" draw:caption-point-x="-0.2402in" draw:caption-point-y="0.602in">
              <dc:date>2017-12-11T00:00:00</dc:date>
              <text:p text:style-name="P1"><text:span text:style-name="T1">Chờ thang máy, 8h35 đến cty</text:span></text:p>
            </office:annotation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7.7988in" svg:y="4.8236in" draw:caption-point-x="-0.2402in" draw:caption-point-y="0.6004in">
              <dc:date>2017-12-1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1">
            <office:annotation draw:style-name="gr6" draw:text-style-name="P1" svg:width="1.1413in" svg:height="0.2634in" svg:x="8.7768in" svg:y="4.8248in" draw:caption-point-x="-0.2402in" draw:caption-point-y="0.5992in">
              <dc:date>2017-12-14T00:00:00</dc:date>
              <text:p text:style-name="P1"><text:span text:style-name="T1">Không khỏe</text:span></text:p>
            </office:annotation>
            <text:p>1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4.8272in" draw:caption-point-x="-0.2402in" draw:caption-point-y="0.5969in">
              <dc:date>2017-12-1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1">
            <text:p>21</text:p>
          </table:table-cell>
          <table:table-cell table:style-name="ce45" office:value-type="string">
            <text:p>HuyDNN</text:p>
          </table:table-cell>
          <table:table-cell table:style-name="ce215"/>
          <table:table-cell table:style-name="ce219" table:number-columns-repeated="3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15" table:formula="of:=SUM([.D25:.AH2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5.3209in" draw:caption-point-x="-0.2402in" draw:caption-point-y="0.5984in">
              <dc:date>2017-12-15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2" draw:text-style-name="P1" svg:width="1.1413in" svg:height="0.5457in" svg:x="10.6358in" svg:y="5.3224in" draw:caption-point-x="-0.2402in" draw:caption-point-y="0.5969in">
              <dc:date>2017-12-18T00:00:00</dc:date>
              <text:p text:style-name="P1"><text:span text:style-name="T1">Đang tắm bị cúp nước, 8h34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215" table:formula="of:=SUM([.D26:.AH2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215" table:formula="of:=SUM([.D27:.AH27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215" table:formula="of:=SUM([.D28:.AH2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7.7988in" svg:y="6.0622in" draw:caption-point-x="-0.2402in" draw:caption-point-y="0.6004in">
              <dc:date>2017-12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7768in" svg:y="6.0634in" draw:caption-point-x="-0.2402in" draw:caption-point-y="0.5992in">
              <dc:date>2017-12-14T00:00:00</dc:date>
              <text:p text:style-name="P1"><text:span text:style-name="T1">Tập yoga, xin đi trễ, 8h40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6">
            <text:p>26</text:p>
          </table:table-cell>
          <table:table-cell table:style-name="ce44" office:value-type="string">
            <text:p>KienTT</text:p>
          </table:table-cell>
          <table:table-cell table:style-name="ce215" table:formula="of:=SUM([.D29:.AH29])" office:value-type="float" office:value="0">
            <text:p>0</text:p>
          </table:table-cell>
          <table:table-cell table:style-name="ce219" table:number-columns-repeated="17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7">
            <text:p>27</text:p>
          </table:table-cell>
          <table:table-cell table:style-name="ce44" office:value-type="string">
            <text:p>KietNVT</text:p>
          </table:table-cell>
          <table:table-cell table:style-name="ce215" table:formula="of:=SUM([.D30:.AH30])" office:value-type="float" office:value="0">
            <text:p>0</text:p>
          </table:table-cell>
          <table:table-cell table:style-name="ce219" office:value-type="float" office:value="0">
            <office:annotation draw:style-name="gr6" draw:text-style-name="P1" svg:width="1.1413in" svg:height="0.2634in" svg:x="2.6457in" svg:y="6.55in" draw:caption-point-x="-0.2402in" draw:caption-point-y="0.6079in">
              <dc:date>2017-12-01T00:00:00</dc:date>
              <text:p text:style-name="P1"><text:span text:style-name="T1">8h46 đến cty</text:span></text:p>
            </office:annotation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8.2878in" svg:y="6.5583in" draw:caption-point-x="-0.2402in" draw:caption-point-y="0.5996in">
              <dc:date>2017-12-13T00:00:00</dc:date>
              <text:p text:style-name="P1"><text:span text:style-name="T1">Xin về sớm chở vợ đi khám thai, 4h về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8">
            <text:p>28</text:p>
          </table:table-cell>
          <table:table-cell table:style-name="ce44" office:value-type="string">
            <text:p>LinhBT</text:p>
          </table:table-cell>
          <table:table-cell table:style-name="ce215" table:formula="of:=SUM([.D31:.AH3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29">
            <text:p>29</text:p>
          </table:table-cell>
          <table:table-cell table:style-name="ce44" office:value-type="string">
            <text:p>LyNV</text:p>
          </table:table-cell>
          <table:table-cell table:style-name="ce215" table:formula="of:=SUM([.D32:.AH32])" office:value-type="float" office:value="0">
            <text:p>0</text:p>
          </table:table-cell>
          <table:table-cell table:style-name="ce219" table:number-columns-repeated="17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0">
            <text:p>30</text:p>
          </table:table-cell>
          <table:table-cell table:style-name="ce44" office:value-type="string">
            <text:p>MaiLT</text:p>
          </table:table-cell>
          <table:table-cell table:style-name="ce215" table:formula="of:=SUM([.D33:.AH33])" office:value-type="float" office:value="0.5">
            <text:p>0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.5">
            <office:annotation draw:style-name="gr4" draw:text-style-name="P1" svg:width="1.1413in" svg:height="0.3902in" svg:x="9.2661in" svg:y="7.3024in" draw:caption-point-x="-0.2402in" draw:caption-point-y="0.5984in">
              <dc:date>2017-12-14T00:00:00</dc:date>
              <text:p text:style-name="P1"><text:span text:style-name="T1">Tái khám, xin off sáng</text:span></text:p>
            </office:annotation>
            <text:p>0.5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1">
            <text:p>31</text:p>
          </table:table-cell>
          <table:table-cell table:style-name="ce170" office:value-type="string">
            <text:p>MaiNTT</text:p>
          </table:table-cell>
          <table:table-cell table:style-name="ce215" table:formula="of:=SUM([.D34:.AH3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</table:table-row>
        <table:table-row table:style-name="ro6">
          <table:table-cell table:style-name="ce67" office:value-type="float" office:value="32">
            <text:p>32</text:p>
          </table:table-cell>
          <table:table-cell table:style-name="ce44" office:value-type="string">
            <text:p>ManhNB</text:p>
          </table:table-cell>
          <table:table-cell table:style-name="ce215" table:formula="of:=SUM([.D35:.AH3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4.0157in" svg:y="7.7894in" draw:caption-point-x="-0.2402in" draw:caption-point-y="0.6071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5.3854in" svg:y="7.7933in" draw:caption-point-x="-0.2402in" draw:caption-point-y="0.6031in">
              <dc:date>2017-12-07T00:00:00</dc:date>
              <text:p text:style-name="P1"><text:span text:style-name="T1">Chở chị Hà đi khám bệnh, 9h14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7.3094in" svg:y="7.7945in" draw:caption-point-x="-0.2402in" draw:caption-point-y="0.602in">
              <dc:date>2017-12-11T00:00:00</dc:date>
              <text:p text:style-name="P1"><text:span text:style-name="T1">Mua đồ ăn sáng, 8h32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7768in" svg:y="7.7972in" draw:caption-point-x="-0.2402in" draw:caption-point-y="0.5992in">
              <dc:date>2017-12-14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7.798in" draw:caption-point-x="-0.2402in" draw:caption-point-y="0.5984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3">
            <text:p>33</text:p>
          </table:table-cell>
          <table:table-cell table:style-name="ce44" office:value-type="string">
            <text:p>NamTH</text:p>
          </table:table-cell>
          <table:table-cell table:style-name="ce215" table:formula="of:=SUM([.D36:.AH3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4">
            <text:p>34</text:p>
          </table:table-cell>
          <table:table-cell table:style-name="ce44" office:value-type="string">
            <text:p>NamTV</text:p>
          </table:table-cell>
          <table:table-cell table:style-name="ce215" table:formula="of:=SUM([.D37:.AH37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2" draw:text-style-name="P1" svg:width="1.1413in" svg:height="0.5457in" svg:x="4.0157in" svg:y="8.2846in" draw:caption-point-x="-0.2402in" draw:caption-point-y="0.6071in">
              <dc:date>2017-12-04T00:00:00</dc:date>
              <text:p text:style-name="P1"><text:span text:style-name="T1">Qua ngân hàng, xin đi trễ, 8h50 đến cty</text:span></text:p>
            </office:annotation>
            <text:p>0</text:p>
          </table:table-cell>
          <table:table-cell table:number-columns-repeated="4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7.3094in" svg:y="8.2898in" draw:caption-point-x="-0.2402in" draw:caption-point-y="0.602in">
              <dc:date>2017-12-11T00:00:00</dc:date>
              <text:p text:style-name="P1"><text:span text:style-name="T1">Dậy muộn, 8h32 đến cty</text:span></text:p>
            </office:annotation>
            <text:p>0</text:p>
          </table:table-cell>
          <table:table-cell table:number-columns-repeated="4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5">
            <text:p>35</text:p>
          </table:table-cell>
          <table:table-cell table:style-name="ce44" office:value-type="string">
            <text:p>NhanHTH</text:p>
          </table:table-cell>
          <table:table-cell table:style-name="ce215" table:formula="of:=SUM([.D38:.AH3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6">
            <text:p>36</text:p>
          </table:table-cell>
          <table:table-cell table:style-name="ce44" office:value-type="string">
            <text:p>NhanNM</text:p>
          </table:table-cell>
          <table:table-cell table:style-name="ce215" table:formula="of:=SUM([.D39:.AH39])" office:value-type="float" office:value="5">
            <text:p>5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8.7791in" draw:caption-point-x="-0.2402in" draw:caption-point-y="0.6079in">
              <dc:date>2017-12-0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8421in" svg:y="8.785in" draw:caption-point-x="-0.2402in" draw:caption-point-y="0.602in">
              <dc:date>2017-12-08T00:00:00</dc:date>
              <text:p text:style-name="P1"><text:span text:style-name="T1">Về quê, xin về sớm, 4h37 về</text:span></text:p>
            </office:annotation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9.2661in" svg:y="8.7886in" draw:caption-point-x="-0.2402in" draw:caption-point-y="0.5984in">
              <dc:date>2017-12-15T00:00:00</dc:date>
              <text:p text:style-name="P1"><text:span text:style-name="T1">Bận việc riêng, xin đi trễ, 8h35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1">
            <office:annotation draw:style-name="gr4" draw:text-style-name="P1" svg:width="1.1413in" svg:height="0.3902in" svg:x="10.6358in" svg:y="8.7902in" draw:caption-point-x="-0.2402in" draw:caption-point-y="0.5969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1.0925in" svg:y="8.7902in" draw:caption-point-x="-0.2402in" draw:caption-point-y="0.5969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1.5492in" svg:y="8.7902in" draw:caption-point-x="-0.2402in" draw:caption-point-y="0.5969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2.0059in" svg:y="8.7902in" draw:caption-point-x="-0.2402in" draw:caption-point-y="0.5969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2.4622in" svg:y="8.7902in" draw:caption-point-x="-0.2402in" draw:caption-point-y="0.5969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19" table:number-columns-repeated="9"/>
          <table:table-cell table:style-name="ce43" table:number-columns-repeated="952"/>
        </table:table-row>
        <table:table-row table:style-name="ro6">
          <table:table-cell table:style-name="ce67" office:value-type="float" office:value="37">
            <text:p>37</text:p>
          </table:table-cell>
          <table:table-cell table:style-name="ce44" office:value-type="string">
            <text:p>NhungHTH</text:p>
          </table:table-cell>
          <table:table-cell table:style-name="ce215" table:formula="of:=SUM([.D40:.AH40])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2.6457in" svg:y="9.0268in" draw:caption-point-x="-0.2402in" draw:caption-point-y="0.6079in">
              <dc:date>2017-12-01T00:00:00</dc:date>
              <text:p text:style-name="P1"><text:span text:style-name="T1">Dậy muộn, xin đi trễ,, 8h51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4.0157in" svg:y="9.0276in" draw:caption-point-x="-0.2402in" draw:caption-point-y="0.6071in">
              <dc:date>2017-12-04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4.472in" svg:y="9.0295in" draw:caption-point-x="-0.2402in" draw:caption-point-y="0.6051in">
              <dc:date>2017-12-05T00:00:00</dc:date>
              <text:p text:style-name="P1"><text:span text:style-name="T1">Làm OT nên dậy muộn, 8h33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3854in" svg:y="9.0315in" draw:caption-point-x="-0.2402in" draw:caption-point-y="0.6031in">
              <dc:date>2017-12-07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8421in" svg:y="9.0323in" draw:caption-point-x="-0.2402in" draw:caption-point-y="0.6024in">
              <dc:date>2017-12-08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9.0362in" draw:caption-point-x="-0.2402in" draw:caption-point-y="0.5984in">
              <dc:date>2017-12-15T00:00:00</dc:date>
              <text:p text:style-name="P1"><text:span text:style-name="T1">Ngủ quên, 8h35 đễ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9.0378in" draw:caption-point-x="-0.2402in" draw:caption-point-y="0.5969in">
              <dc:date>2017-12-18T00:00:00</dc:date>
              <text:p text:style-name="P1"><text:span text:style-name="T1">Dậy muộn, 8h31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15" table:formula="of:=SUM([.D41:.AH4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8421in" svg:y="9.2799in" draw:caption-point-x="-0.2402in" draw:caption-point-y="0.6024in">
              <dc:date>2017-12-08T00:00:00</dc:date>
              <text:p text:style-name="P1"><text:span text:style-name="T1">Xe hư, xin đi trễ, 9h27 đến cty</text:span></text:p>
            </office:annotation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39">
            <text:p>39</text:p>
          </table:table-cell>
          <table:table-cell table:style-name="ce156" office:value-type="string">
            <text:p>PhatHDT</text:p>
          </table:table-cell>
          <table:table-cell table:style-name="ce215" table:formula="of:=SUM([.D42:.AH42])" office:value-type="float" office:value="7">
            <text:p>7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1">
            <office:annotation draw:style-name="gr6" draw:text-style-name="P1" svg:width="1.1413in" svg:height="0.2634in" svg:x="4.9287in" svg:y="9.4866in" draw:caption-point-x="-0.2402in" draw:caption-point-y="0.643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19" office:value-type="float" office:value="0.5">
            <office:annotation draw:style-name="gr6" draw:text-style-name="P1" svg:width="1.1413in" svg:height="0.2634in" svg:x="5.3854in" svg:y="9.4917in" draw:caption-point-x="-0.2402in" draw:caption-point-y="0.638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1">
            <office:annotation draw:style-name="gr6" draw:text-style-name="P1" svg:width="1.1413in" svg:height="0.2634in" svg:x="7.7988in" svg:y="9.5299in" draw:caption-point-x="-0.2402in" draw:caption-point-y="0.6in">
              <dc:date>2017-12-12T00:00:00</dc:date>
              <text:p text:style-name="P1"><text:span text:style-name="T1">Không khỏe</text:span></text:p>
            </office:annotation>
            <text:p>1</text:p>
          </table:table-cell>
          <table:table-cell table:style-name="ce219" office:value-type="float" office:value="1">
            <office:annotation draw:style-name="gr6" draw:text-style-name="P1" svg:width="1.1413in" svg:height="0.2634in" svg:x="8.2878in" svg:y="9.4866in" draw:caption-point-x="-0.2402in" draw:caption-point-y="0.643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19" office:value-type="float" office:value="0.5">
            <office:annotation draw:style-name="gr6" draw:text-style-name="P1" svg:width="1.1413in" svg:height="0.2634in" svg:x="8.7768in" svg:y="9.4917in" draw:caption-point-x="-0.2402in" draw:caption-point-y="0.638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1">
            <office:annotation draw:style-name="gr6" draw:text-style-name="P1" svg:width="1.1413in" svg:height="0.2634in" svg:x="11.5492in" svg:y="9.4866in" draw:caption-point-x="-0.2402in" draw:caption-point-y="0.643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19" office:value-type="float" office:value="0.5">
            <office:annotation draw:style-name="gr6" draw:text-style-name="P1" svg:width="1.1413in" svg:height="0.2634in" svg:x="12.0059in" svg:y="9.4917in" draw:caption-point-x="-0.2402in" draw:caption-point-y="0.638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5"/>
          <table:table-cell table:style-name="ce219" office:value-type="float" office:value="1">
            <office:annotation draw:style-name="gr6" draw:text-style-name="P1" svg:width="1.1413in" svg:height="0.2634in" svg:x="14.7457in" svg:y="9.4866in" draw:caption-point-x="-0.2402in" draw:caption-point-y="0.643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19" office:value-type="float" office:value="0.5">
            <office:annotation draw:style-name="gr6" draw:text-style-name="P1" svg:width="1.1413in" svg:height="0.2634in" svg:x="15.202in" svg:y="9.4917in" draw:caption-point-x="-0.2402in" draw:caption-point-y="0.638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67" office:value-type="float" office:value="40">
            <text:p>40</text:p>
          </table:table-cell>
          <table:table-cell table:style-name="ce44" office:value-type="string">
            <text:p>PhuongPVH</text:p>
          </table:table-cell>
          <table:table-cell table:style-name="ce215"/>
          <table:table-cell table:style-name="ce219" table:number-columns-repeated="10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1">
            <text:p>41</text:p>
          </table:table-cell>
          <table:table-cell table:style-name="ce45" office:value-type="string">
            <text:p>PhongPT</text:p>
          </table:table-cell>
          <table:table-cell table:style-name="ce215" table:formula="of:=SUM([.D44:.AH44])" office:value-type="float" office:value="1.5">
            <text:p>1.5</text:p>
          </table:table-cell>
          <table:table-cell table:style-name="ce219" office:value-type="float" office:value="0.5">
            <office:annotation draw:style-name="gr2" draw:text-style-name="P1" svg:width="1.1413in" svg:height="0.5457in" svg:x="4.0028in" svg:y="10.1181in" draw:caption-point-x="-1.5972in" draw:caption-point-y="0.507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4.0157in" svg:y="10.0157in" draw:caption-point-x="-0.2402in" draw:caption-point-y="0.6098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3854in" svg:y="10.0224in" draw:caption-point-x="-0.2402in" draw:caption-point-y="0.6031in">
              <dc:date>2017-12-07T00:00:00</dc:date>
              <text:p text:style-name="P1"><text:span text:style-name="T1">Xe hư, 8h45 đến cty</text:span></text:p>
            </office:annotation>
            <text:p>0</text:p>
          </table:table-cell>
          <table:table-cell table:style-name="ce219" office:value-type="float" office:value="0.5">
            <office:annotation draw:style-name="gr2" draw:text-style-name="P1" svg:width="1.1413in" svg:height="0.5457in" svg:x="7.1992in" svg:y="10.1173in" draw:caption-point-x="-1.5972in" draw:caption-point-y="0.508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9" table:number-columns-repeated="2"/>
          <table:table-cell table:style-name="ce219" office:value-type="float" office:value="0">
            <office:annotation draw:style-name="gr2" draw:text-style-name="P1" svg:width="1.1413in" svg:height="0.5457in" svg:x="7.3094in" svg:y="10.0157in" draw:caption-point-x="-0.2402in" draw:caption-point-y="0.6098in">
              <dc:date>2017-12-11T00:00:00</dc:date>
              <text:p text:style-name="P1"><text:span text:style-name="T1">Đi học, off chiều</text:span></text:p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3" draw:text-style-name="P1" svg:width="1.1413in" svg:height="0.7012in" svg:x="10.6358in" svg:y="10.0157in" draw:caption-point-x="-0.2402in" draw:caption-point-y="0.6098in">
              <dc:date>2017-12-18T00:00:00</dc:date>
              <text:p text:style-name="P1"><text:span text:style-name="T1">Bận việc đột xuất, xin đi trễ, 9h15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2">
            <text:p>42</text:p>
          </table:table-cell>
          <table:table-cell table:style-name="ce44" office:value-type="string">
            <text:p>PhongTH</text:p>
          </table:table-cell>
          <table:table-cell table:style-name="ce215" table:formula="of:=SUM([.D45:.AH45])" office:value-type="float" office:value="0.5">
            <text:p>0.5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4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8421in" svg:y="10.2709in" draw:caption-point-x="-0.2402in" draw:caption-point-y="0.6024in">
              <dc:date>2017-12-08T00:00:00</dc:date>
              <text:p text:style-name="P1"><text:span text:style-name="T1">Ngủ quên,9h10 <text:s/>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.5">
            <office:annotation draw:style-name="gr4" draw:text-style-name="P1" svg:width="1.1413in" svg:height="0.3902in" svg:x="7.3094in" svg:y="10.272in" draw:caption-point-x="-0.2402in" draw:caption-point-y="0.6012in">
              <dc:date>2017-12-11T00:00:00</dc:date>
              <text:p text:style-name="P1"><text:span text:style-name="T1">Mệt trong người, xin off chiều</text:span></text:p>
            </office:annotation>
            <text:p>0.5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9.2661in" svg:y="10.2748in" draw:caption-point-x="-0.2402in" draw:caption-point-y="0.5984in">
              <dc:date>2017-12-15T00:00:00</dc:date>
              <text:p text:style-name="P1"><text:span text:style-name="T1">Ngủ quên, 8h31 đến cty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3">
            <text:p>43</text:p>
          </table:table-cell>
          <table:table-cell table:style-name="ce44" office:value-type="string">
            <text:p>QuangVD</text:p>
          </table:table-cell>
          <table:table-cell table:style-name="ce215" table:formula="of:=SUM([.D46:.AH46])" office:value-type="float" office:value="0.5">
            <text:p>0.5</text:p>
          </table:table-cell>
          <table:table-cell table:style-name="ce219" office:value-type="float" office:value="0.5">
            <office:annotation draw:style-name="gr4" draw:text-style-name="P1" svg:width="1.1413in" svg:height="0.3902in" svg:x="2.6457in" svg:y="10.5134in" draw:caption-point-x="-0.2402in" draw:caption-point-y="0.6075in">
              <dc:date>2017-12-01T00:00:00</dc:date>
              <text:p text:style-name="P1"><text:span text:style-name="T1">Không khỏe, off chiều</text:span></text:p>
            </office:annotation>
            <text:p>0.5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215" table:formula="of:=SUM([.D47:.AH47])" office:value-type="float" office:value="1">
            <text:p>1</text:p>
          </table:table-cell>
          <table:table-cell table:style-name="ce219" office:value-type="float" office:value="0">
            <office:annotation draw:style-name="gr2" draw:text-style-name="P1" svg:width="1.1413in" svg:height="0.5457in" svg:x="2.6457in" svg:y="10.7614in" draw:caption-point-x="-0.2402in" draw:caption-point-y="0.6071in">
              <dc:date>2017-12-01T00:00:00</dc:date>
              <text:p text:style-name="P1"><text:span text:style-name="T1">Bị đau bụng, xin làm remote buổi sáng</text:span></text:p>
            </office:annotation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4.9287in" svg:y="10.7646in" draw:caption-point-x="-0.2402in" draw:caption-point-y="0.6039in">
              <dc:date>2017-1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19" office:value-type="float" office:value="1">
            <office:annotation draw:style-name="gr3" draw:text-style-name="P1" svg:width="1.1413in" svg:height="0.7012in" svg:x="5.3854in" svg:y="10.7598in" draw:caption-point-x="-0.2402in" draw:caption-point-y="0.6087in">
              <dc:date>2017-11-28T00:00:00</dc:date>
              <text:p text:style-name="P1"><text:span text:style-name="T1">chở vợ đi khám bệnh + đi chích ngừa + đi đám cưới</text:span></text:p>
            </office:annotation>
            <text:p>1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215"/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215" table:formula="of:=SUM([.D49:.AH49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3" draw:text-style-name="P1" svg:width="1.1413in" svg:height="0.7012in" svg:x="4.9287in" svg:y="11.2626in" draw:caption-point-x="-0.2402in" draw:caption-point-y="0.6012in">
              <dc:date>2017-12-06T00:00:00</dc:date>
              <text:p text:style-name="P1"><text:span text:style-name="T1">Làm giấy tờ cty, xin đi trễ, 8h56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3"/>
          <table:table-cell table:style-name="ce43" table:number-columns-repeated="952"/>
        </table:table-row>
        <table:table-row table:style-name="ro6">
          <table:table-cell table:style-name="ce67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215" table:formula="of:=SUM([.D50:.AH5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11.5118in" draw:caption-point-x="-0.2402in" draw:caption-point-y="0.5996in">
              <dc:date>2017-12-13T00:00:00</dc:date>
              <text:p text:style-name="P1"><text:span text:style-name="T1">Ketj xe, 8h32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215" table:formula="of:=SUM([.D51:.AH51])" office:value-type="float" office:value="2">
            <text:p>2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6" draw:text-style-name="P1" svg:width="1.1413in" svg:height="0.2634in" svg:x="4.9287in" svg:y="11.7551in" draw:caption-point-x="-0.2402in" draw:caption-point-y="0.6039in">
              <dc:date>2017-12-06T00:00:00</dc:date>
              <text:p text:style-name="P1"><text:span text:style-name="T1">Đau bao tử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11.7594in" draw:caption-point-x="-0.2402in" draw:caption-point-y="0.5996in">
              <dc:date>2017-12-13T00:00:00</dc:date>
              <text:p text:style-name="P1"><text:span text:style-name="T1">Ketj xe, 8h36 đến cty</text:span></text:p>
            </office:annotation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8.7768in" svg:y="11.7598in" draw:caption-point-x="-0.2402in" draw:caption-point-y="0.5992in">
              <dc:date>2017-12-14T00:00:00</dc:date>
              <text:p text:style-name="P1"><text:span text:style-name="T1">Ra bến xe, xin đi <text:s/>trễ, 9h31 đến cty</text:span></text:p>
            </office:annotation>
            <text:p>0</text:p>
          </table:table-cell>
          <table:table-cell table:style-name="ce219" office:value-type="float" office:value="1">
            <office:annotation draw:style-name="gr8" draw:text-style-name="P1" svg:width="1.1413in" svg:height="0.8567in" svg:x="9.2661in" svg:y="11.7606in" draw:caption-point-x="-0.2402in" draw:caption-point-y="0.5984in">
              <dc:date>2017-12-15T00:00:00</dc:date>
              <text:p text:style-name="P1"><text:span text:style-name="T1">Đi khám bệnh, off sáng. Chiều xin đi trễ do chờ kết quả xét nghiệm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1">
            <office:annotation draw:style-name="gr6" draw:text-style-name="P1" svg:width="1.1413in" svg:height="0.2634in" svg:x="10.6358in" svg:y="11.7622in" draw:caption-point-x="-0.2402in" draw:caption-point-y="0.5969in">
              <dc:date>2017-12-18T00:00:00</dc:date>
              <text:p text:style-name="P1"><text:span text:style-name="T1">Bận việc nhà</text:span></text:p>
            </office:annotation>
            <text:p>1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49">
            <text:p>49</text:p>
          </table:table-cell>
          <table:table-cell table:style-name="ce44" office:value-type="string">
            <text:p>ThuyCNTA</text:p>
          </table:table-cell>
          <table:table-cell table:style-name="ce215" table:formula="of:=SUM([.D52:.AH52])" office:value-type="float" office:value="2">
            <text:p>2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1">
            <office:annotation draw:style-name="gr6" draw:text-style-name="P1" svg:width="1.1413in" svg:height="0.2634in" svg:x="4.472in" svg:y="12.0016in" draw:caption-point-x="-0.2402in" draw:caption-point-y="0.6051in">
              <dc:date>2017-12-05T00:00:00</dc:date>
              <text:p text:style-name="P1"><text:span text:style-name="T1">Không khỏe</text:span></text:p>
            </office:annotation>
            <text:p>1</text:p>
          </table:table-cell>
          <table:table-cell table:style-name="ce219" office:value-type="float" office:value="1">
            <office:annotation draw:style-name="gr6" draw:text-style-name="P1" svg:width="1.1413in" svg:height="0.2634in" svg:x="4.9287in" svg:y="12.0028in" draw:caption-point-x="-0.2402in" draw:caption-point-y="0.6039in">
              <dc:date>2017-12-06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7.7988in" svg:y="12.0063in" draw:caption-point-x="-0.2402in" draw:caption-point-y="0.6004in">
              <dc:date>2017-12-12T00:00:00</dc:date>
              <text:p text:style-name="P1"><text:span text:style-name="T1">Ra ngân hàng, xin đi trễ, 8h53 vào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0.6358in" svg:y="12.011in" draw:caption-point-x="-0.2402in" draw:caption-point-y="0.5957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office:annotation draw:style-name="gr4" draw:text-style-name="P1" svg:width="1.1413in" svg:height="0.3902in" svg:x="12.4622in" svg:y="12.011in" draw:caption-point-x="-0.2402in" draw:caption-point-y="0.5957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style-name="ce219" table:number-columns-repeated="9"/>
          <table:table-cell table:style-name="ce43" table:number-columns-repeated="952"/>
        </table:table-row>
        <table:table-row table:style-name="ro6">
          <table:table-cell table:style-name="ce67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215" table:formula="of:=SUM([.D53:.AH53])" office:value-type="float" office:value="8">
            <text:p>8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2.2469in" draw:caption-point-x="-0.2402in" draw:caption-point-y="0.6079in">
              <dc:date>2017-12-01T00:00:00</dc:date>
              <text:p text:style-name="P1"><text:span text:style-name="T1">Mệt, 8h36 đến cty</text:span></text:p>
            </office:annotation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4.472in" svg:y="12.2496in" draw:caption-point-x="-0.2402in" draw:caption-point-y="0.6051in">
              <dc:date>2017-12-05T00:00:00</dc:date>
              <text:p text:style-name="P1"><text:span text:style-name="T1">Để quên đồ ở nhà, xin đi trễ, 9h59 đến cty</text:span></text:p>
            </office:annotation>
            <text:p>0</text:p>
          </table:table-cell>
          <table:table-cell table:style-name="ce219" office:value-type="float" office:value="0">
            <office:annotation draw:style-name="gr3" draw:text-style-name="P1" svg:width="1.1413in" svg:height="0.7012in" svg:x="4.9287in" svg:y="12.2551in" draw:caption-point-x="-0.2402in" draw:caption-point-y="0.5996in">
              <dc:date>2017-12-06T00:00:00</dc:date>
              <text:p text:style-name="P1"><text:span text:style-name="T1">Làm giấy tờ cty, xin đi trễ, 9h33 đến cty</text:span></text:p>
              <text:p text:style-name="P1"><text:span text:style-name="T1"/></text:p>
            </office:annotation>
            <text:p>0</text:p>
          </table:table-cell>
          <table:table-cell table:style-name="ce219" office:value-type="float" office:value="0.5">
            <office:annotation draw:style-name="gr4" draw:text-style-name="P1" svg:width="1.1413in" svg:height="0.3902in" svg:x="5.3854in" svg:y="12.2516in" draw:caption-point-x="-0.2402in" draw:caption-point-y="0.6031in">
              <dc:date>2017-12-07T00:00:00</dc:date>
              <text:p text:style-name="P1"><text:span text:style-name="T1">Dậy muộn, 10h35 đến cty</text:span></text:p>
            </office:annotation>
            <text:p>0.5</text:p>
          </table:table-cell>
          <table:table-cell table:style-name="ce219" office:value-type="float" office:value="0.5">
            <office:annotation draw:style-name="gr2" draw:text-style-name="P1" svg:width="1.1413in" svg:height="0.5457in" svg:x="5.8421in" svg:y="12.2524in" draw:caption-point-x="-0.2402in" draw:caption-point-y="0.6024in">
              <dc:date>2017-12-08T00:00:00</dc:date>
              <text:p text:style-name="P1"><text:span text:style-name="T1">Chở mẹ đi cv, xin đi trễ, 10h06 đến cty</text:span></text:p>
            </office:annotation>
            <text:p>0.5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7.3094in" svg:y="12.2528in" draw:caption-point-x="-0.2402in" draw:caption-point-y="0.602in">
              <dc:date>2017-12-11T00:00:00</dc:date>
              <text:p text:style-name="P1"><text:span text:style-name="T1">Đi khám bệnh</text:span></text:p>
            </office:annotation>
            <text:p>0.5</text:p>
          </table:table-cell>
          <table:table-cell table:style-name="ce219" office:value-type="float" office:value="1">
            <office:annotation draw:style-name="gr4" draw:text-style-name="P1" svg:width="1.1413in" svg:height="0.3902in" svg:x="7.7988in" svg:y="12.2543in" draw:caption-point-x="-0.2402in" draw:caption-point-y="0.6004in">
              <dc:date>2017-12-12T00:00:00</dc:date>
              <text:p text:style-name="P1"><text:span text:style-name="T1">Chóng mặt</text:span></text:p>
              <text:p text:style-name="P1"><text:span text:style-name="T1"/></text:p>
            </office:annotation>
            <text:p>1</text:p>
          </table:table-cell>
          <table:table-cell table:style-name="ce219" office:value-type="float" office:value="0">
            <office:annotation draw:style-name="gr4" draw:text-style-name="P1" svg:width="1.1413in" svg:height="0.3902in" svg:x="8.2878in" svg:y="12.2551in" draw:caption-point-x="-0.2402in" draw:caption-point-y="0.5996in">
              <dc:date>2017-12-13T00:00:00</dc:date>
              <text:p text:style-name="P1"><text:span text:style-name="T1">Dậy muộn, 8h45 đến cty</text:span></text:p>
            </office:annotation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8.6051in" svg:y="12.2142in" draw:caption-point-x="-0.0685in" draw:caption-point-y="0.6406in">
              <dc:date>2017-12-14T00:00:00</dc:date>
              <text:p text:style-name="P1"><text:span text:style-name="T1">Confirm dịch vụ cưới, xin đi trễ, 9h59 đến cty</text:span></text:p>
            </office:annotation>
            <text:p>0</text:p>
          </table:table-cell>
          <table:table-cell table:style-name="ce219" office:value-type="float" office:value="0.5">
            <office:annotation draw:style-name="gr4" draw:text-style-name="P1" svg:width="1.1413in" svg:height="0.3902in" svg:x="9.2661in" svg:y="12.2575in" draw:caption-point-x="-0.2402in" draw:caption-point-y="0.5972in">
              <dc:date>2017-12-15T00:00:00</dc:date>
              <text:p text:style-name="P1"><text:span text:style-name="T1">Xin đi trễ, 11H15 đến cty</text:span></text:p>
            </office:annotation>
            <text:p>0.5</text:p>
          </table:table-cell>
          <table:table-cell table:style-name="ce219" table:number-columns-repeated="2"/>
          <table:table-cell table:style-name="ce219" office:value-type="float" office:value="1">
            <office:annotation draw:style-name="gr4" draw:text-style-name="P1" svg:width="1.1413in" svg:height="0.3902in" svg:x="10.6358in" svg:y="12.2579in" draw:caption-point-x="-0.2402in" draw:caption-point-y="0.5969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1.0925in" svg:y="12.2579in" draw:caption-point-x="-0.2402in" draw:caption-point-y="0.5969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1.5492in" svg:y="12.2579in" draw:caption-point-x="-0.2402in" draw:caption-point-y="0.5969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2.0059in" svg:y="12.2579in" draw:caption-point-x="-0.2402in" draw:caption-point-y="0.5969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12.4622in" svg:y="12.2579in" draw:caption-point-x="-0.2402in" draw:caption-point-y="0.5969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19" table:number-columns-repeated="9"/>
          <table:table-cell table:style-name="ce43" table:number-columns-repeated="952"/>
        </table:table-row>
        <table:table-row table:style-name="ro6">
          <table:table-cell table:style-name="ce67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215" table:formula="of:=SUM([.D54:.AH54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3"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5.3854in" svg:y="12.4992in" draw:caption-point-x="-0.2402in" draw:caption-point-y="0.6031in">
              <dc:date>2017-12-07T00:00:00</dc:date>
              <text:p text:style-name="P1"><text:span text:style-name="T1">Xe hư, xin đi trễ, 8h40 đến cty</text:span></text:p>
            </office:annotation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7.7988in" svg:y="12.502in" draw:caption-point-x="-0.2402in" draw:caption-point-y="0.6004in">
              <dc:date>2017-12-12T00:00:00</dc:date>
              <text:p text:style-name="P1"><text:span text:style-name="T1">Xe thủng lốp, xin đi trễ, 8h37 vào cty</text:span></text:p>
            </office:annotation>
            <text:p>0</text:p>
          </table:table-cell>
          <table:table-cell table:number-columns-repeated="3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52">
            <text:p>52</text:p>
          </table:table-cell>
          <table:table-cell table:style-name="ce69" office:value-type="string">
            <text:p>VietBA</text:p>
          </table:table-cell>
          <table:table-cell table:style-name="ce215" table:formula="of:=SUM([.D55:.AH55])" office:value-type="float" office:value="0.5">
            <text:p>0.5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2.7421in" draw:caption-point-x="-0.2402in" draw:caption-point-y="0.6079in">
              <dc:date>2017-12-01T00:00:00</dc:date>
              <text:p text:style-name="P1"><text:span text:style-name="T1">Chăm con, 8h32 đến cty</text:span></text:p>
            </office:annotation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style-name="ce219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7.7988in" svg:y="12.7504in" draw:caption-point-x="-0.2402in" draw:caption-point-y="0.5996in">
              <dc:date>2017-12-12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219" office:value-type="float" office:value="0">
            <text:p>0</text:p>
          </table:table-cell>
          <table:table-cell table:style-name="ce219" office:value-type="float" office:value="0.5">
            <office:annotation draw:style-name="gr2" draw:text-style-name="P1" svg:width="1.1413in" svg:height="0.5457in" svg:x="9.2661in" svg:y="12.7524in" draw:caption-point-x="-0.2402in" draw:caption-point-y="0.5976in">
              <dc:date>2017-12-1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6">
          <table:table-cell table:style-name="ce67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215" table:formula="of:=SUM([.D56:.AH5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5" table:style-name="ce219" office:value-type="float" office:value="0">
            <text:p>0</text:p>
          </table:table-cell>
          <table:table-cell table:style-name="ce219" table:number-columns-repeated="2"/>
          <table:table-cell table:number-columns-repeated="2" table:style-name="ce219" office:value-type="float" office:value="0">
            <text:p>0</text:p>
          </table:table-cell>
          <table:table-cell table:style-name="ce219" table:number-columns-repeated="1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2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20"/>
          <table:table-cell table:number-columns-repeated="27"/>
          <table:table-cell table:style-name="ce220" table:number-columns-repeated="3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6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2/19/2017</text:date>, <text:time>14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19">12/19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404</meta:editing-cycles>
    <meta:editing-duration>P8DT6H37M9S</meta:editing-duration>
    <meta:generator>OpenOffice/4.1.4$Win32 OpenOffice.org_project/414m5$Build-9788</meta:generator>
    <dc:date>2017-12-19T14:13:56.24</dc:date>
    <meta:print-date>2017-11-27T10:08:43.96</meta:print-date>
    <meta:document-statistic meta:table-count="15" meta:cell-count="14286" meta:object-count="0"/>
    <meta:user-defined meta:name="Info 1"/>
    <meta:user-defined meta:name="Info 2"/>
    <meta:user-defined meta:name="Info 3"/>
    <meta:user-defined meta:name="Info 4"/>
  </office:meta>
</office:document-meta>
</file>